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0.44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3.279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1.423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004cm"/>
    </style:style>
    <style:style style:name="co14" style:family="table-column">
      <style:table-column-properties fo:break-before="auto" style:column-width="3.03cm"/>
    </style:style>
    <style:style style:name="co15" style:family="table-column">
      <style:table-column-properties fo:break-before="auto" style:column-width="2.295cm"/>
    </style:style>
    <style:style style:name="co16" style:family="table-column">
      <style:table-column-properties fo:break-before="auto" style:column-width="1.124cm"/>
    </style:style>
    <style:style style:name="co17" style:family="table-column">
      <style:table-column-properties fo:break-before="auto" style:column-width="1.261cm"/>
    </style:style>
    <style:style style:name="co18" style:family="table-column">
      <style:table-column-properties fo:break-before="auto" style:column-width="1.833cm"/>
    </style:style>
    <style:style style:name="co19" style:family="table-column">
      <style:table-column-properties fo:break-before="auto" style:column-width="0.688cm"/>
    </style:style>
    <style:style style:name="co20" style:family="table-column">
      <style:table-column-properties fo:break-before="auto" style:column-width="0.497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ller_tranition" table:style-name="ta1">
        <table:shapes>
          <draw:frame draw:z-index="0" draw:style-name="gr1" draw:text-style-name="P1" svg:width="15.999cm" svg:height="8.999cm" svg:x="36.681cm" svg:y="0.552cm">
            <draw:object draw:notify-on-update-of-ranges="filler_tranition.AM2:filler_tranition.AM102 filler_tranition.AN2:filler_tranition.AN102 filler_tranition.AM2:filler_tranition.AM102 filler_tranition.AO2:filler_tranition.AO102 filler_tranition.AM2:filler_tranition.AM102 filler_tranition.AP2:filler_tranition.AP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21" table:number-columns-repeated="5" table:default-cell-style-name="Default"/>
        <table:table-row table:style-name="ro1">
          <table:table-cell office:value-type="string" calcext:value-type="string">
            <text:p>base_x#</text:p>
          </table:table-cell>
          <table:table-cell office:value-type="string" calcext:value-type="string">
            <text:p>base_y#...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gen_x#</text:p>
          </table:table-cell>
          <table:table-cell office:value-type="string" calcext:value-type="string">
            <text:p>gen_y#...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antialiasing</text:p>
          </table:table-cell>
          <table:table-cell office:value-type="string" calcext:value-type="string">
            <text:p>fancy_pen</text:p>
          </table:table-cell>
          <table:table-cell office:value-type="string" calcext:value-type="string">
            <text:p>all_gen</text:p>
          </table:table-cell>
          <table:table-cell office:value-type="string" calcext:value-type="string">
            <text:p>approx</text:p>
          </table:table-cell>
          <table:table-cell office:value-type="string" calcext:value-type="string">
            <text:p>approx_bbox_gen</text:p>
          </table:table-cell>
          <table:table-cell office:value-type="string" calcext:value-type="string">
            <text:p>approx_max_gen</text:p>
          </table:table-cell>
          <table:table-cell office:value-type="string" calcext:value-type="string">
            <text:p>approx_max_vert</text:p>
          </table:table-cell>
          <table:table-cell office:value-type="string" calcext:value-type="string">
            <text:p>adjust_scal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office:value-type="float" office:value="200" calcext:value-type="float">
            <text:p>200</text:p>
          </table:table-cell>
          <table:table-cell office:value-type="float" office:value="-100" calcext:value-type="float">
            <text:p>-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0.5+([.AM2]-0.5)^3*4" office:value-type="float" office:value="0" calcext:value-type="float">
            <text:p>0</text:p>
          </table:table-cell>
          <table:table-cell table:formula="of:=(1-COS([.AN2]*2*PI()))/2" office:value-type="float" office:value="0" calcext:value-type="float">
            <text:p>0</text:p>
          </table:table-cell>
          <table:table-cell table:formula="of:=COS([.AN2]*PI()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3])+[.F$102]*[.$AO3]" office:value-type="float" office:value="0" calcext:value-type="float">
            <text:p>0</text:p>
          </table:table-cell>
          <table:table-cell table:formula="of:=[.G$2]*[.$AP3]+[.G$102]*(1-ABS([.$AP3]))" office:value-type="float" office:value="0" calcext:value-type="float">
            <text:p>0</text:p>
          </table:table-cell>
          <table:table-cell table:formula="of:=[.H$2]*(1-[.$AO3])+[.H$102]*[.$AO3]" office:value-type="float" office:value="99.1491031558792" calcext:value-type="float">
            <text:p>99.1491031558792</text:p>
          </table:table-cell>
          <table:table-cell table:formula="of:=[.I$2]*[.$AP3]+[.I$102]*(1-ABS([.$AP3]))" office:value-type="float" office:value="0" calcext:value-type="float">
            <text:p>0</text:p>
          </table:table-cell>
          <table:table-cell table:formula="of:=[.J$2]*(1-[.$AO3])+[.J$102]*[.$AO3]" office:value-type="float" office:value="99.5745515779396" calcext:value-type="float">
            <text:p>99.5745515779396</text:p>
          </table:table-cell>
          <table:table-cell table:formula="of:=[.K$2]*[.$AP3]+[.K$102]*(1-ABS([.$AP3]))" office:value-type="float" office:value="-99.4505639743308" calcext:value-type="float">
            <text:p>-99.4505639743308</text:p>
          </table:table-cell>
          <table:table-cell table:formula="of:=[.L$2]*(1-[.$AO3])+[.L$102]*[.$AO3]" office:value-type="float" office:value="198.723654733819" calcext:value-type="float">
            <text:p>198.723654733819</text:p>
          </table:table-cell>
          <table:table-cell table:formula="of:=[.M$2]*[.$AP3]+[.M$102]*(1-ABS([.$AP3]))" office:value-type="float" office:value="-99.4505639743308" calcext:value-type="float">
            <text:p>-99.4505639743308</text:p>
          </table:table-cell>
          <table:table-cell table:formula="of:=[.N$2]*(1-[.$AO3])+[.N$102]*[.$AO3]" office:value-type="float" office:value="198.723654733819" calcext:value-type="float">
            <text:p>198.723654733819</text:p>
          </table:table-cell>
          <table:table-cell table:formula="of:=[.O$2]*[.$AP3]+[.O$102]*(1-ABS([.$AP3]))" office:value-type="float" office:value="0.123078700766339" calcext:value-type="float">
            <text:p>0.123078700766339</text:p>
          </table:table-cell>
          <table:table-cell table:formula="of:=[.P$2]*(1-[.$AO3])+[.P$102]*[.$AO3]" office:value-type="float" office:value="99.5745515779396" calcext:value-type="float">
            <text:p>99.5745515779396</text:p>
          </table:table-cell>
          <table:table-cell table:formula="of:=[.Q$2]*[.$AP3]+[.Q$102]*(1-ABS([.$AP3]))" office:value-type="float" office:value="-0.123078700766339" calcext:value-type="float">
            <text:p>-0.123078700766339</text:p>
          </table:table-cell>
          <table:table-cell table:formula="of:=[.R$2]*(1-[.$AO3])+[.R$102]*[.$AO3]" office:value-type="float" office:value="99.5745515779396" calcext:value-type="float">
            <text:p>99.5745515779396</text:p>
          </table:table-cell>
          <table:table-cell table:formula="of:=[.S$2]*[.$AP3]+[.S$102]*(1-ABS([.$AP3]))" office:value-type="float" office:value="99.4505639743308" calcext:value-type="float">
            <text:p>99.4505639743308</text:p>
          </table:table-cell>
          <table:table-cell table:formula="of:=[.T$2]*(1-[.$AO3])+[.T$102]*[.$AO3]" office:value-type="float" office:value="198.723654733819" calcext:value-type="float">
            <text:p>198.723654733819</text:p>
          </table:table-cell>
          <table:table-cell table:formula="of:=[.U$2]*[.$AP3]+[.U$102]*(1-ABS([.$AP3]))" office:value-type="float" office:value="99.4505639743308" calcext:value-type="float">
            <text:p>99.4505639743308</text:p>
          </table:table-cell>
          <table:table-cell table:formula="of:=[.V$2]*(1-[.$AO3])+[.V$102]*[.$AO3]" office:value-type="float" office:value="199.149103155879" calcext:value-type="float">
            <text:p>199.149103155879</text:p>
          </table:table-cell>
          <table:table-cell table:formula="of:=[.W$2]*[.$AP3]+[.W$102]*(1-ABS([.$AP3]))" office:value-type="float" office:value="0" calcext:value-type="float">
            <text:p>0</text:p>
          </table:table-cell>
          <table:table-cell table:formula="of:=[.X$2]*(1-[.$AO3])+[.X$102]*[.$AO3]" office:value-type="float" office:value="298.298206311758" calcext:value-type="float">
            <text:p>298.298206311758</text:p>
          </table:table-cell>
          <table:table-cell table:formula="of:=[.Y$2]*[.$AP3]+[.Y$102]*(1-ABS([.$AP3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2]+0.01" office:value-type="float" office:value="0.01" calcext:value-type="float">
            <text:p>0.01</text:p>
          </table:table-cell>
          <table:table-cell table:formula="of:=0.5+([.AM3]-0.5)^3*4" office:value-type="float" office:value="0.029404" calcext:value-type="float">
            <text:p>0.029404</text:p>
          </table:table-cell>
          <table:table-cell table:formula="of:=(1-COS([.AN3]*2*PI()))/2" office:value-type="float" office:value="0.00850896844120785" calcext:value-type="float">
            <text:p>0.00850896844120785</text:p>
          </table:table-cell>
          <table:table-cell table:formula="of:=COS([.AN3]*PI())" office:value-type="float" office:value="0.995736426750971" calcext:value-type="float">
            <text:p>0.99573642675097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4])+[.F$102]*[.$AO4]" office:value-type="float" office:value="0" calcext:value-type="float">
            <text:p>0</text:p>
          </table:table-cell>
          <table:table-cell table:formula="of:=[.G$2]*[.$AP4]+[.G$102]*(1-ABS([.$AP4]))" office:value-type="float" office:value="0" calcext:value-type="float">
            <text:p>0</text:p>
          </table:table-cell>
          <table:table-cell table:formula="of:=[.H$2]*(1-[.$AO4])+[.H$102]*[.$AO4]" office:value-type="float" office:value="96.7575272000958" calcext:value-type="float">
            <text:p>96.7575272000958</text:p>
          </table:table-cell>
          <table:table-cell table:formula="of:=[.I$2]*[.$AP4]+[.I$102]*(1-ABS([.$AP4]))" office:value-type="float" office:value="0" calcext:value-type="float">
            <text:p>0</text:p>
          </table:table-cell>
          <table:table-cell table:formula="of:=[.J$2]*(1-[.$AO4])+[.J$102]*[.$AO4]" office:value-type="float" office:value="98.3787636000479" calcext:value-type="float">
            <text:p>98.3787636000479</text:p>
          </table:table-cell>
          <table:table-cell table:formula="of:=[.K$2]*[.$AP4]+[.K$102]*(1-ABS([.$AP4]))" office:value-type="float" office:value="-97.8935371040248" calcext:value-type="float">
            <text:p>-97.8935371040248</text:p>
          </table:table-cell>
          <table:table-cell table:formula="of:=[.L$2]*(1-[.$AO4])+[.L$102]*[.$AO4]" office:value-type="float" office:value="195.136290800144" calcext:value-type="float">
            <text:p>195.136290800144</text:p>
          </table:table-cell>
          <table:table-cell table:formula="of:=[.M$2]*[.$AP4]+[.M$102]*(1-ABS([.$AP4]))" office:value-type="float" office:value="-97.8935371040248" calcext:value-type="float">
            <text:p>-97.8935371040248</text:p>
          </table:table-cell>
          <table:table-cell table:formula="of:=[.N$2]*(1-[.$AO4])+[.N$102]*[.$AO4]" office:value-type="float" office:value="195.136290800144" calcext:value-type="float">
            <text:p>195.136290800144</text:p>
          </table:table-cell>
          <table:table-cell table:formula="of:=[.O$2]*[.$AP4]+[.O$102]*(1-ABS([.$AP4]))" office:value-type="float" office:value="0.471866976930284" calcext:value-type="float">
            <text:p>0.471866976930284</text:p>
          </table:table-cell>
          <table:table-cell table:formula="of:=[.P$2]*(1-[.$AO4])+[.P$102]*[.$AO4]" office:value-type="float" office:value="98.3787636000479" calcext:value-type="float">
            <text:p>98.3787636000479</text:p>
          </table:table-cell>
          <table:table-cell table:formula="of:=[.Q$2]*[.$AP4]+[.Q$102]*(1-ABS([.$AP4]))" office:value-type="float" office:value="-0.471866976930284" calcext:value-type="float">
            <text:p>-0.471866976930284</text:p>
          </table:table-cell>
          <table:table-cell table:formula="of:=[.R$2]*(1-[.$AO4])+[.R$102]*[.$AO4]" office:value-type="float" office:value="98.3787636000479" calcext:value-type="float">
            <text:p>98.3787636000479</text:p>
          </table:table-cell>
          <table:table-cell table:formula="of:=[.S$2]*[.$AP4]+[.S$102]*(1-ABS([.$AP4]))" office:value-type="float" office:value="97.8935371040248" calcext:value-type="float">
            <text:p>97.8935371040248</text:p>
          </table:table-cell>
          <table:table-cell table:formula="of:=[.T$2]*(1-[.$AO4])+[.T$102]*[.$AO4]" office:value-type="float" office:value="195.136290800144" calcext:value-type="float">
            <text:p>195.136290800144</text:p>
          </table:table-cell>
          <table:table-cell table:formula="of:=[.U$2]*[.$AP4]+[.U$102]*(1-ABS([.$AP4]))" office:value-type="float" office:value="97.8935371040248" calcext:value-type="float">
            <text:p>97.8935371040248</text:p>
          </table:table-cell>
          <table:table-cell table:formula="of:=[.V$2]*(1-[.$AO4])+[.V$102]*[.$AO4]" office:value-type="float" office:value="196.757527200096" calcext:value-type="float">
            <text:p>196.757527200096</text:p>
          </table:table-cell>
          <table:table-cell table:formula="of:=[.W$2]*[.$AP4]+[.W$102]*(1-ABS([.$AP4]))" office:value-type="float" office:value="0" calcext:value-type="float">
            <text:p>0</text:p>
          </table:table-cell>
          <table:table-cell table:formula="of:=[.X$2]*(1-[.$AO4])+[.X$102]*[.$AO4]" office:value-type="float" office:value="293.515054400192" calcext:value-type="float">
            <text:p>293.515054400192</text:p>
          </table:table-cell>
          <table:table-cell table:formula="of:=[.Y$2]*[.$AP4]+[.Y$102]*(1-ABS([.$AP4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3]+0.01" office:value-type="float" office:value="0.02" calcext:value-type="float">
            <text:p>0.02</text:p>
          </table:table-cell>
          <table:table-cell table:formula="of:=0.5+([.AM4]-0.5)^3*4" office:value-type="float" office:value="0.0576320000000001" calcext:value-type="float">
            <text:p>0.0576320000000001</text:p>
          </table:table-cell>
          <table:table-cell table:formula="of:=(1-COS([.AN4]*2*PI()))/2" office:value-type="float" office:value="0.0324247279990421" calcext:value-type="float">
            <text:p>0.0324247279990421</text:p>
          </table:table-cell>
          <table:table-cell table:formula="of:=COS([.AN4]*PI())" office:value-type="float" office:value="0.983654040809551" calcext:value-type="float">
            <text:p>0.9836540408095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5])+[.F$102]*[.$AO5]" office:value-type="float" office:value="0" calcext:value-type="float">
            <text:p>0</text:p>
          </table:table-cell>
          <table:table-cell table:formula="of:=[.G$2]*[.$AP5]+[.G$102]*(1-ABS([.$AP5]))" office:value-type="float" office:value="0" calcext:value-type="float">
            <text:p>0</text:p>
          </table:table-cell>
          <table:table-cell table:formula="of:=[.H$2]*(1-[.$AO5])+[.H$102]*[.$AO5]" office:value-type="float" office:value="93.0837255532343" calcext:value-type="float">
            <text:p>93.0837255532343</text:p>
          </table:table-cell>
          <table:table-cell table:formula="of:=[.I$2]*[.$AP5]+[.I$102]*(1-ABS([.$AP5]))" office:value-type="float" office:value="0" calcext:value-type="float">
            <text:p>0</text:p>
          </table:table-cell>
          <table:table-cell table:formula="of:=[.J$2]*(1-[.$AO5])+[.J$102]*[.$AO5]" office:value-type="float" office:value="96.5418627766171" calcext:value-type="float">
            <text:p>96.5418627766171</text:p>
          </table:table-cell>
          <table:table-cell table:formula="of:=[.K$2]*[.$AP5]+[.K$102]*(1-ABS([.$AP5]))" office:value-type="float" office:value="-95.4637448250435" calcext:value-type="float">
            <text:p>-95.4637448250435</text:p>
          </table:table-cell>
          <table:table-cell table:formula="of:=[.L$2]*(1-[.$AO5])+[.L$102]*[.$AO5]" office:value-type="float" office:value="189.625588329851" calcext:value-type="float">
            <text:p>189.625588329851</text:p>
          </table:table-cell>
          <table:table-cell table:formula="of:=[.M$2]*[.$AP5]+[.M$102]*(1-ABS([.$AP5]))" office:value-type="float" office:value="-95.4637448250435" calcext:value-type="float">
            <text:p>-95.4637448250435</text:p>
          </table:table-cell>
          <table:table-cell table:formula="of:=[.N$2]*(1-[.$AO5])+[.N$102]*[.$AO5]" office:value-type="float" office:value="189.625588329851" calcext:value-type="float">
            <text:p>189.625588329851</text:p>
          </table:table-cell>
          <table:table-cell table:formula="of:=[.O$2]*[.$AP5]+[.O$102]*(1-ABS([.$AP5]))" office:value-type="float" office:value="1.0161626962815" calcext:value-type="float">
            <text:p>1.0161626962815</text:p>
          </table:table-cell>
          <table:table-cell table:formula="of:=[.P$2]*(1-[.$AO5])+[.P$102]*[.$AO5]" office:value-type="float" office:value="96.5418627766171" calcext:value-type="float">
            <text:p>96.5418627766171</text:p>
          </table:table-cell>
          <table:table-cell table:formula="of:=[.Q$2]*[.$AP5]+[.Q$102]*(1-ABS([.$AP5]))" office:value-type="float" office:value="-1.0161626962815" calcext:value-type="float">
            <text:p>-1.0161626962815</text:p>
          </table:table-cell>
          <table:table-cell table:formula="of:=[.R$2]*(1-[.$AO5])+[.R$102]*[.$AO5]" office:value-type="float" office:value="96.5418627766171" calcext:value-type="float">
            <text:p>96.5418627766171</text:p>
          </table:table-cell>
          <table:table-cell table:formula="of:=[.S$2]*[.$AP5]+[.S$102]*(1-ABS([.$AP5]))" office:value-type="float" office:value="95.4637448250435" calcext:value-type="float">
            <text:p>95.4637448250435</text:p>
          </table:table-cell>
          <table:table-cell table:formula="of:=[.T$2]*(1-[.$AO5])+[.T$102]*[.$AO5]" office:value-type="float" office:value="189.625588329851" calcext:value-type="float">
            <text:p>189.625588329851</text:p>
          </table:table-cell>
          <table:table-cell table:formula="of:=[.U$2]*[.$AP5]+[.U$102]*(1-ABS([.$AP5]))" office:value-type="float" office:value="95.4637448250435" calcext:value-type="float">
            <text:p>95.4637448250435</text:p>
          </table:table-cell>
          <table:table-cell table:formula="of:=[.V$2]*(1-[.$AO5])+[.V$102]*[.$AO5]" office:value-type="float" office:value="193.083725553234" calcext:value-type="float">
            <text:p>193.083725553234</text:p>
          </table:table-cell>
          <table:table-cell table:formula="of:=[.W$2]*[.$AP5]+[.W$102]*(1-ABS([.$AP5]))" office:value-type="float" office:value="0" calcext:value-type="float">
            <text:p>0</text:p>
          </table:table-cell>
          <table:table-cell table:formula="of:=[.X$2]*(1-[.$AO5])+[.X$102]*[.$AO5]" office:value-type="float" office:value="286.167451106469" calcext:value-type="float">
            <text:p>286.167451106469</text:p>
          </table:table-cell>
          <table:table-cell table:formula="of:=[.Y$2]*[.$AP5]+[.Y$102]*(1-ABS([.$AP5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4]+0.01" office:value-type="float" office:value="0.03" calcext:value-type="float">
            <text:p>0.03</text:p>
          </table:table-cell>
          <table:table-cell table:formula="of:=0.5+([.AM5]-0.5)^3*4" office:value-type="float" office:value="0.0847080000000001" calcext:value-type="float">
            <text:p>0.0847080000000001</text:p>
          </table:table-cell>
          <table:table-cell table:formula="of:=(1-COS([.AN5]*2*PI()))/2" office:value-type="float" office:value="0.0691627444676573" calcext:value-type="float">
            <text:p>0.0691627444676573</text:p>
          </table:table-cell>
          <table:table-cell table:formula="of:=COS([.AN5]*PI())" office:value-type="float" office:value="0.96479907521325" calcext:value-type="float">
            <text:p>0.964799075213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6])+[.F$102]*[.$AO6]" office:value-type="float" office:value="0" calcext:value-type="float">
            <text:p>0</text:p>
          </table:table-cell>
          <table:table-cell table:formula="of:=[.G$2]*[.$AP6]+[.G$102]*(1-ABS([.$AP6]))" office:value-type="float" office:value="0" calcext:value-type="float">
            <text:p>0</text:p>
          </table:table-cell>
          <table:table-cell table:formula="of:=[.H$2]*(1-[.$AO6])+[.H$102]*[.$AO6]" office:value-type="float" office:value="88.3939695153431" calcext:value-type="float">
            <text:p>88.3939695153431</text:p>
          </table:table-cell>
          <table:table-cell table:formula="of:=[.I$2]*[.$AP6]+[.I$102]*(1-ABS([.$AP6]))" office:value-type="float" office:value="0" calcext:value-type="float">
            <text:p>0</text:p>
          </table:table-cell>
          <table:table-cell table:formula="of:=[.J$2]*(1-[.$AO6])+[.J$102]*[.$AO6]" office:value-type="float" office:value="94.1969847576716" calcext:value-type="float">
            <text:p>94.1969847576716</text:p>
          </table:table-cell>
          <table:table-cell table:formula="of:=[.K$2]*[.$AP6]+[.K$102]*(1-ABS([.$AP6]))" office:value-type="float" office:value="-92.2912326907793" calcext:value-type="float">
            <text:p>-92.2912326907793</text:p>
          </table:table-cell>
          <table:table-cell table:formula="of:=[.L$2]*(1-[.$AO6])+[.L$102]*[.$AO6]" office:value-type="float" office:value="182.590954273015" calcext:value-type="float">
            <text:p>182.590954273015</text:p>
          </table:table-cell>
          <table:table-cell table:formula="of:=[.M$2]*[.$AP6]+[.M$102]*(1-ABS([.$AP6]))" office:value-type="float" office:value="-92.2912326907793" calcext:value-type="float">
            <text:p>-92.2912326907793</text:p>
          </table:table-cell>
          <table:table-cell table:formula="of:=[.N$2]*(1-[.$AO6])+[.N$102]*[.$AO6]" office:value-type="float" office:value="182.590954273015" calcext:value-type="float">
            <text:p>182.590954273015</text:p>
          </table:table-cell>
          <table:table-cell table:formula="of:=[.O$2]*[.$AP6]+[.O$102]*(1-ABS([.$AP6]))" office:value-type="float" office:value="1.72683446407302" calcext:value-type="float">
            <text:p>1.72683446407302</text:p>
          </table:table-cell>
          <table:table-cell table:formula="of:=[.P$2]*(1-[.$AO6])+[.P$102]*[.$AO6]" office:value-type="float" office:value="94.1969847576716" calcext:value-type="float">
            <text:p>94.1969847576716</text:p>
          </table:table-cell>
          <table:table-cell table:formula="of:=[.Q$2]*[.$AP6]+[.Q$102]*(1-ABS([.$AP6]))" office:value-type="float" office:value="-1.72683446407302" calcext:value-type="float">
            <text:p>-1.72683446407302</text:p>
          </table:table-cell>
          <table:table-cell table:formula="of:=[.R$2]*(1-[.$AO6])+[.R$102]*[.$AO6]" office:value-type="float" office:value="94.1969847576716" calcext:value-type="float">
            <text:p>94.1969847576716</text:p>
          </table:table-cell>
          <table:table-cell table:formula="of:=[.S$2]*[.$AP6]+[.S$102]*(1-ABS([.$AP6]))" office:value-type="float" office:value="92.2912326907793" calcext:value-type="float">
            <text:p>92.2912326907793</text:p>
          </table:table-cell>
          <table:table-cell table:formula="of:=[.T$2]*(1-[.$AO6])+[.T$102]*[.$AO6]" office:value-type="float" office:value="182.590954273015" calcext:value-type="float">
            <text:p>182.590954273015</text:p>
          </table:table-cell>
          <table:table-cell table:formula="of:=[.U$2]*[.$AP6]+[.U$102]*(1-ABS([.$AP6]))" office:value-type="float" office:value="92.2912326907793" calcext:value-type="float">
            <text:p>92.2912326907793</text:p>
          </table:table-cell>
          <table:table-cell table:formula="of:=[.V$2]*(1-[.$AO6])+[.V$102]*[.$AO6]" office:value-type="float" office:value="188.393969515343" calcext:value-type="float">
            <text:p>188.393969515343</text:p>
          </table:table-cell>
          <table:table-cell table:formula="of:=[.W$2]*[.$AP6]+[.W$102]*(1-ABS([.$AP6]))" office:value-type="float" office:value="0" calcext:value-type="float">
            <text:p>0</text:p>
          </table:table-cell>
          <table:table-cell table:formula="of:=[.X$2]*(1-[.$AO6])+[.X$102]*[.$AO6]" office:value-type="float" office:value="276.787939030686" calcext:value-type="float">
            <text:p>276.787939030686</text:p>
          </table:table-cell>
          <table:table-cell table:formula="of:=[.Y$2]*[.$AP6]+[.Y$102]*(1-ABS([.$AP6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5]+0.01" office:value-type="float" office:value="0.04" calcext:value-type="float">
            <text:p>0.04</text:p>
          </table:table-cell>
          <table:table-cell table:formula="of:=0.5+([.AM6]-0.5)^3*4" office:value-type="float" office:value="0.110656" calcext:value-type="float">
            <text:p>0.110656</text:p>
          </table:table-cell>
          <table:table-cell table:formula="of:=(1-COS([.AN6]*2*PI()))/2" office:value-type="float" office:value="0.116060304846569" calcext:value-type="float">
            <text:p>0.116060304846569</text:p>
          </table:table-cell>
          <table:table-cell table:formula="of:=COS([.AN6]*PI())" office:value-type="float" office:value="0.940180671548523" calcext:value-type="float">
            <text:p>0.9401806715485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7])+[.F$102]*[.$AO7]" office:value-type="float" office:value="0" calcext:value-type="float">
            <text:p>0</text:p>
          </table:table-cell>
          <table:table-cell table:formula="of:=[.G$2]*[.$AP7]+[.G$102]*(1-ABS([.$AP7]))" office:value-type="float" office:value="0" calcext:value-type="float">
            <text:p>0</text:p>
          </table:table-cell>
          <table:table-cell table:formula="of:=[.H$2]*(1-[.$AO7])+[.H$102]*[.$AO7]" office:value-type="float" office:value="82.9476031166859" calcext:value-type="float">
            <text:p>82.9476031166859</text:p>
          </table:table-cell>
          <table:table-cell table:formula="of:=[.I$2]*[.$AP7]+[.I$102]*(1-ABS([.$AP7]))" office:value-type="float" office:value="0" calcext:value-type="float">
            <text:p>0</text:p>
          </table:table-cell>
          <table:table-cell table:formula="of:=[.J$2]*(1-[.$AO7])+[.J$102]*[.$AO7]" office:value-type="float" office:value="91.4738015583429" calcext:value-type="float">
            <text:p>91.4738015583429</text:p>
          </table:table-cell>
          <table:table-cell table:formula="of:=[.K$2]*[.$AP7]+[.K$102]*(1-ABS([.$AP7]))" office:value-type="float" office:value="-88.4993162600095" calcext:value-type="float">
            <text:p>-88.4993162600095</text:p>
          </table:table-cell>
          <table:table-cell table:formula="of:=[.L$2]*(1-[.$AO7])+[.L$102]*[.$AO7]" office:value-type="float" office:value="174.421404675029" calcext:value-type="float">
            <text:p>174.421404675029</text:p>
          </table:table-cell>
          <table:table-cell table:formula="of:=[.M$2]*[.$AP7]+[.M$102]*(1-ABS([.$AP7]))" office:value-type="float" office:value="-88.4993162600095" calcext:value-type="float">
            <text:p>-88.4993162600095</text:p>
          </table:table-cell>
          <table:table-cell table:formula="of:=[.N$2]*(1-[.$AO7])+[.N$102]*[.$AO7]" office:value-type="float" office:value="174.421404675029" calcext:value-type="float">
            <text:p>174.421404675029</text:p>
          </table:table-cell>
          <table:table-cell table:formula="of:=[.O$2]*[.$AP7]+[.O$102]*(1-ABS([.$AP7]))" office:value-type="float" office:value="2.57625846597611" calcext:value-type="float">
            <text:p>2.57625846597611</text:p>
          </table:table-cell>
          <table:table-cell table:formula="of:=[.P$2]*(1-[.$AO7])+[.P$102]*[.$AO7]" office:value-type="float" office:value="91.4738015583429" calcext:value-type="float">
            <text:p>91.4738015583429</text:p>
          </table:table-cell>
          <table:table-cell table:formula="of:=[.Q$2]*[.$AP7]+[.Q$102]*(1-ABS([.$AP7]))" office:value-type="float" office:value="-2.57625846597611" calcext:value-type="float">
            <text:p>-2.57625846597611</text:p>
          </table:table-cell>
          <table:table-cell table:formula="of:=[.R$2]*(1-[.$AO7])+[.R$102]*[.$AO7]" office:value-type="float" office:value="91.4738015583429" calcext:value-type="float">
            <text:p>91.4738015583429</text:p>
          </table:table-cell>
          <table:table-cell table:formula="of:=[.S$2]*[.$AP7]+[.S$102]*(1-ABS([.$AP7]))" office:value-type="float" office:value="88.4993162600095" calcext:value-type="float">
            <text:p>88.4993162600095</text:p>
          </table:table-cell>
          <table:table-cell table:formula="of:=[.T$2]*(1-[.$AO7])+[.T$102]*[.$AO7]" office:value-type="float" office:value="174.421404675029" calcext:value-type="float">
            <text:p>174.421404675029</text:p>
          </table:table-cell>
          <table:table-cell table:formula="of:=[.U$2]*[.$AP7]+[.U$102]*(1-ABS([.$AP7]))" office:value-type="float" office:value="88.4993162600095" calcext:value-type="float">
            <text:p>88.4993162600095</text:p>
          </table:table-cell>
          <table:table-cell table:formula="of:=[.V$2]*(1-[.$AO7])+[.V$102]*[.$AO7]" office:value-type="float" office:value="182.947603116686" calcext:value-type="float">
            <text:p>182.947603116686</text:p>
          </table:table-cell>
          <table:table-cell table:formula="of:=[.W$2]*[.$AP7]+[.W$102]*(1-ABS([.$AP7]))" office:value-type="float" office:value="0" calcext:value-type="float">
            <text:p>0</text:p>
          </table:table-cell>
          <table:table-cell table:formula="of:=[.X$2]*(1-[.$AO7])+[.X$102]*[.$AO7]" office:value-type="float" office:value="265.895206233372" calcext:value-type="float">
            <text:p>265.895206233372</text:p>
          </table:table-cell>
          <table:table-cell table:formula="of:=[.Y$2]*[.$AP7]+[.Y$102]*(1-ABS([.$AP7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6]+0.01" office:value-type="float" office:value="0.05" calcext:value-type="float">
            <text:p>0.05</text:p>
          </table:table-cell>
          <table:table-cell table:formula="of:=0.5+([.AM7]-0.5)^3*4" office:value-type="float" office:value="0.1355" calcext:value-type="float">
            <text:p>0.1355</text:p>
          </table:table-cell>
          <table:table-cell table:formula="of:=(1-COS([.AN7]*2*PI()))/2" office:value-type="float" office:value="0.170523968833141" calcext:value-type="float">
            <text:p>0.170523968833141</text:p>
          </table:table-cell>
          <table:table-cell table:formula="of:=COS([.AN7]*PI())" office:value-type="float" office:value="0.910755747259856" calcext:value-type="float">
            <text:p>0.91075574725985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8])+[.F$102]*[.$AO8]" office:value-type="float" office:value="0" calcext:value-type="float">
            <text:p>0</text:p>
          </table:table-cell>
          <table:table-cell table:formula="of:=[.G$2]*[.$AP8]+[.G$102]*(1-ABS([.$AP8]))" office:value-type="float" office:value="0" calcext:value-type="float">
            <text:p>0</text:p>
          </table:table-cell>
          <table:table-cell table:formula="of:=[.H$2]*(1-[.$AO8])+[.H$102]*[.$AO8]" office:value-type="float" office:value="76.9862791156275" calcext:value-type="float">
            <text:p>76.9862791156275</text:p>
          </table:table-cell>
          <table:table-cell table:formula="of:=[.I$2]*[.$AP8]+[.I$102]*(1-ABS([.$AP8]))" office:value-type="float" office:value="0" calcext:value-type="float">
            <text:p>0</text:p>
          </table:table-cell>
          <table:table-cell table:formula="of:=[.J$2]*(1-[.$AO8])+[.J$102]*[.$AO8]" office:value-type="float" office:value="88.4931395578138" calcext:value-type="float">
            <text:p>88.4931395578138</text:p>
          </table:table-cell>
          <table:table-cell table:formula="of:=[.K$2]*[.$AP8]+[.K$102]*(1-ABS([.$AP8]))" office:value-type="float" office:value="-84.2031967521626" calcext:value-type="float">
            <text:p>-84.2031967521626</text:p>
          </table:table-cell>
          <table:table-cell table:formula="of:=[.L$2]*(1-[.$AO8])+[.L$102]*[.$AO8]" office:value-type="float" office:value="165.479418673441" calcext:value-type="float">
            <text:p>165.479418673441</text:p>
          </table:table-cell>
          <table:table-cell table:formula="of:=[.M$2]*[.$AP8]+[.M$102]*(1-ABS([.$AP8]))" office:value-type="float" office:value="-84.2031967521626" calcext:value-type="float">
            <text:p>-84.2031967521626</text:p>
          </table:table-cell>
          <table:table-cell table:formula="of:=[.N$2]*(1-[.$AO8])+[.N$102]*[.$AO8]" office:value-type="float" office:value="165.479418673441" calcext:value-type="float">
            <text:p>165.479418673441</text:p>
          </table:table-cell>
          <table:table-cell table:formula="of:=[.O$2]*[.$AP8]+[.O$102]*(1-ABS([.$AP8]))" office:value-type="float" office:value="3.53862857397672" calcext:value-type="float">
            <text:p>3.53862857397672</text:p>
          </table:table-cell>
          <table:table-cell table:formula="of:=[.P$2]*(1-[.$AO8])+[.P$102]*[.$AO8]" office:value-type="float" office:value="88.4931395578138" calcext:value-type="float">
            <text:p>88.4931395578138</text:p>
          </table:table-cell>
          <table:table-cell table:formula="of:=[.Q$2]*[.$AP8]+[.Q$102]*(1-ABS([.$AP8]))" office:value-type="float" office:value="-3.53862857397672" calcext:value-type="float">
            <text:p>-3.53862857397672</text:p>
          </table:table-cell>
          <table:table-cell table:formula="of:=[.R$2]*(1-[.$AO8])+[.R$102]*[.$AO8]" office:value-type="float" office:value="88.4931395578138" calcext:value-type="float">
            <text:p>88.4931395578138</text:p>
          </table:table-cell>
          <table:table-cell table:formula="of:=[.S$2]*[.$AP8]+[.S$102]*(1-ABS([.$AP8]))" office:value-type="float" office:value="84.2031967521626" calcext:value-type="float">
            <text:p>84.2031967521626</text:p>
          </table:table-cell>
          <table:table-cell table:formula="of:=[.T$2]*(1-[.$AO8])+[.T$102]*[.$AO8]" office:value-type="float" office:value="165.479418673441" calcext:value-type="float">
            <text:p>165.479418673441</text:p>
          </table:table-cell>
          <table:table-cell table:formula="of:=[.U$2]*[.$AP8]+[.U$102]*(1-ABS([.$AP8]))" office:value-type="float" office:value="84.2031967521626" calcext:value-type="float">
            <text:p>84.2031967521626</text:p>
          </table:table-cell>
          <table:table-cell table:formula="of:=[.V$2]*(1-[.$AO8])+[.V$102]*[.$AO8]" office:value-type="float" office:value="176.986279115628" calcext:value-type="float">
            <text:p>176.986279115628</text:p>
          </table:table-cell>
          <table:table-cell table:formula="of:=[.W$2]*[.$AP8]+[.W$102]*(1-ABS([.$AP8]))" office:value-type="float" office:value="0" calcext:value-type="float">
            <text:p>0</text:p>
          </table:table-cell>
          <table:table-cell table:formula="of:=[.X$2]*(1-[.$AO8])+[.X$102]*[.$AO8]" office:value-type="float" office:value="253.972558231255" calcext:value-type="float">
            <text:p>253.972558231255</text:p>
          </table:table-cell>
          <table:table-cell table:formula="of:=[.Y$2]*[.$AP8]+[.Y$102]*(1-ABS([.$AP8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7]+0.01" office:value-type="float" office:value="0.06" calcext:value-type="float">
            <text:p>0.06</text:p>
          </table:table-cell>
          <table:table-cell table:formula="of:=0.5+([.AM8]-0.5)^3*4" office:value-type="float" office:value="0.159264" calcext:value-type="float">
            <text:p>0.159264</text:p>
          </table:table-cell>
          <table:table-cell table:formula="of:=(1-COS([.AN8]*2*PI()))/2" office:value-type="float" office:value="0.230137208843725" calcext:value-type="float">
            <text:p>0.230137208843725</text:p>
          </table:table-cell>
          <table:table-cell table:formula="of:=COS([.AN8]*PI())" office:value-type="float" office:value="0.877418253261394" calcext:value-type="float">
            <text:p>0.8774182532613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9])+[.F$102]*[.$AO9]" office:value-type="float" office:value="0" calcext:value-type="float">
            <text:p>0</text:p>
          </table:table-cell>
          <table:table-cell table:formula="of:=[.G$2]*[.$AP9]+[.G$102]*(1-ABS([.$AP9]))" office:value-type="float" office:value="0" calcext:value-type="float">
            <text:p>0</text:p>
          </table:table-cell>
          <table:table-cell table:formula="of:=[.H$2]*(1-[.$AO9])+[.H$102]*[.$AO9]" office:value-type="float" office:value="70.7267844392368" calcext:value-type="float">
            <text:p>70.7267844392368</text:p>
          </table:table-cell>
          <table:table-cell table:formula="of:=[.I$2]*[.$AP9]+[.I$102]*(1-ABS([.$AP9]))" office:value-type="float" office:value="0" calcext:value-type="float">
            <text:p>0</text:p>
          </table:table-cell>
          <table:table-cell table:formula="of:=[.J$2]*(1-[.$AO9])+[.J$102]*[.$AO9]" office:value-type="float" office:value="85.3633922196184" calcext:value-type="float">
            <text:p>85.3633922196184</text:p>
          </table:table-cell>
          <table:table-cell table:formula="of:=[.K$2]*[.$AP9]+[.K$102]*(1-ABS([.$AP9]))" office:value-type="float" office:value="-79.5090595700654" calcext:value-type="float">
            <text:p>-79.5090595700654</text:p>
          </table:table-cell>
          <table:table-cell table:formula="of:=[.L$2]*(1-[.$AO9])+[.L$102]*[.$AO9]" office:value-type="float" office:value="156.090176658855" calcext:value-type="float">
            <text:p>156.090176658855</text:p>
          </table:table-cell>
          <table:table-cell table:formula="of:=[.M$2]*[.$AP9]+[.M$102]*(1-ABS([.$AP9]))" office:value-type="float" office:value="-79.5090595700654" calcext:value-type="float">
            <text:p>-79.5090595700654</text:p>
          </table:table-cell>
          <table:table-cell table:formula="of:=[.N$2]*(1-[.$AO9])+[.N$102]*[.$AO9]" office:value-type="float" office:value="156.090176658855" calcext:value-type="float">
            <text:p>156.090176658855</text:p>
          </table:table-cell>
          <table:table-cell table:formula="of:=[.O$2]*[.$AP9]+[.O$102]*(1-ABS([.$AP9]))" office:value-type="float" office:value="4.59015828553465" calcext:value-type="float">
            <text:p>4.59015828553465</text:p>
          </table:table-cell>
          <table:table-cell table:formula="of:=[.P$2]*(1-[.$AO9])+[.P$102]*[.$AO9]" office:value-type="float" office:value="85.3633922196184" calcext:value-type="float">
            <text:p>85.3633922196184</text:p>
          </table:table-cell>
          <table:table-cell table:formula="of:=[.Q$2]*[.$AP9]+[.Q$102]*(1-ABS([.$AP9]))" office:value-type="float" office:value="-4.59015828553465" calcext:value-type="float">
            <text:p>-4.59015828553465</text:p>
          </table:table-cell>
          <table:table-cell table:formula="of:=[.R$2]*(1-[.$AO9])+[.R$102]*[.$AO9]" office:value-type="float" office:value="85.3633922196184" calcext:value-type="float">
            <text:p>85.3633922196184</text:p>
          </table:table-cell>
          <table:table-cell table:formula="of:=[.S$2]*[.$AP9]+[.S$102]*(1-ABS([.$AP9]))" office:value-type="float" office:value="79.5090595700654" calcext:value-type="float">
            <text:p>79.5090595700654</text:p>
          </table:table-cell>
          <table:table-cell table:formula="of:=[.T$2]*(1-[.$AO9])+[.T$102]*[.$AO9]" office:value-type="float" office:value="156.090176658855" calcext:value-type="float">
            <text:p>156.090176658855</text:p>
          </table:table-cell>
          <table:table-cell table:formula="of:=[.U$2]*[.$AP9]+[.U$102]*(1-ABS([.$AP9]))" office:value-type="float" office:value="79.5090595700654" calcext:value-type="float">
            <text:p>79.5090595700654</text:p>
          </table:table-cell>
          <table:table-cell table:formula="of:=[.V$2]*(1-[.$AO9])+[.V$102]*[.$AO9]" office:value-type="float" office:value="170.726784439237" calcext:value-type="float">
            <text:p>170.726784439237</text:p>
          </table:table-cell>
          <table:table-cell table:formula="of:=[.W$2]*[.$AP9]+[.W$102]*(1-ABS([.$AP9]))" office:value-type="float" office:value="0" calcext:value-type="float">
            <text:p>0</text:p>
          </table:table-cell>
          <table:table-cell table:formula="of:=[.X$2]*(1-[.$AO9])+[.X$102]*[.$AO9]" office:value-type="float" office:value="241.453568878474" calcext:value-type="float">
            <text:p>241.453568878474</text:p>
          </table:table-cell>
          <table:table-cell table:formula="of:=[.Y$2]*[.$AP9]+[.Y$102]*(1-ABS([.$AP9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8]+0.01" office:value-type="float" office:value="0.07" calcext:value-type="float">
            <text:p>0.07</text:p>
          </table:table-cell>
          <table:table-cell table:formula="of:=0.5+([.AM9]-0.5)^3*4" office:value-type="float" office:value="0.181972" calcext:value-type="float">
            <text:p>0.181972</text:p>
          </table:table-cell>
          <table:table-cell table:formula="of:=(1-COS([.AN9]*2*PI()))/2" office:value-type="float" office:value="0.292732155607632" calcext:value-type="float">
            <text:p>0.292732155607632</text:p>
          </table:table-cell>
          <table:table-cell table:formula="of:=COS([.AN9]*PI())" office:value-type="float" office:value="0.840992178556001" calcext:value-type="float">
            <text:p>0.8409921785560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10])+[.F$102]*[.$AO10]" office:value-type="float" office:value="0" calcext:value-type="float">
            <text:p>0</text:p>
          </table:table-cell>
          <table:table-cell table:formula="of:=[.G$2]*[.$AP10]+[.G$102]*(1-ABS([.$AP10]))" office:value-type="float" office:value="0" calcext:value-type="float">
            <text:p>0</text:p>
          </table:table-cell>
          <table:table-cell table:formula="of:=[.H$2]*(1-[.$AO10])+[.H$102]*[.$AO10]" office:value-type="float" office:value="64.3569254149399" calcext:value-type="float">
            <text:p>64.3569254149399</text:p>
          </table:table-cell>
          <table:table-cell table:formula="of:=[.I$2]*[.$AP10]+[.I$102]*(1-ABS([.$AP10]))" office:value-type="float" office:value="0" calcext:value-type="float">
            <text:p>0</text:p>
          </table:table-cell>
          <table:table-cell table:formula="of:=[.J$2]*(1-[.$AO10])+[.J$102]*[.$AO10]" office:value-type="float" office:value="82.17846270747" calcext:value-type="float">
            <text:p>82.17846270747</text:p>
          </table:table-cell>
          <table:table-cell table:formula="of:=[.K$2]*[.$AP10]+[.K$102]*(1-ABS([.$AP10]))" office:value-type="float" office:value="-74.5135758408413" calcext:value-type="float">
            <text:p>-74.5135758408413</text:p>
          </table:table-cell>
          <table:table-cell table:formula="of:=[.L$2]*(1-[.$AO10])+[.L$102]*[.$AO10]" office:value-type="float" office:value="146.53538812241" calcext:value-type="float">
            <text:p>146.53538812241</text:p>
          </table:table-cell>
          <table:table-cell table:formula="of:=[.M$2]*[.$AP10]+[.M$102]*(1-ABS([.$AP10]))" office:value-type="float" office:value="-74.5135758408413" calcext:value-type="float">
            <text:p>-74.5135758408413</text:p>
          </table:table-cell>
          <table:table-cell table:formula="of:=[.N$2]*(1-[.$AO10])+[.N$102]*[.$AO10]" office:value-type="float" office:value="146.53538812241" calcext:value-type="float">
            <text:p>146.53538812241</text:p>
          </table:table-cell>
          <table:table-cell table:formula="of:=[.O$2]*[.$AP10]+[.O$102]*(1-ABS([.$AP10]))" office:value-type="float" office:value="5.70919238298652" calcext:value-type="float">
            <text:p>5.70919238298652</text:p>
          </table:table-cell>
          <table:table-cell table:formula="of:=[.P$2]*(1-[.$AO10])+[.P$102]*[.$AO10]" office:value-type="float" office:value="82.17846270747" calcext:value-type="float">
            <text:p>82.17846270747</text:p>
          </table:table-cell>
          <table:table-cell table:formula="of:=[.Q$2]*[.$AP10]+[.Q$102]*(1-ABS([.$AP10]))" office:value-type="float" office:value="-5.70919238298652" calcext:value-type="float">
            <text:p>-5.70919238298652</text:p>
          </table:table-cell>
          <table:table-cell table:formula="of:=[.R$2]*(1-[.$AO10])+[.R$102]*[.$AO10]" office:value-type="float" office:value="82.17846270747" calcext:value-type="float">
            <text:p>82.17846270747</text:p>
          </table:table-cell>
          <table:table-cell table:formula="of:=[.S$2]*[.$AP10]+[.S$102]*(1-ABS([.$AP10]))" office:value-type="float" office:value="74.5135758408413" calcext:value-type="float">
            <text:p>74.5135758408413</text:p>
          </table:table-cell>
          <table:table-cell table:formula="of:=[.T$2]*(1-[.$AO10])+[.T$102]*[.$AO10]" office:value-type="float" office:value="146.53538812241" calcext:value-type="float">
            <text:p>146.53538812241</text:p>
          </table:table-cell>
          <table:table-cell table:formula="of:=[.U$2]*[.$AP10]+[.U$102]*(1-ABS([.$AP10]))" office:value-type="float" office:value="74.5135758408413" calcext:value-type="float">
            <text:p>74.5135758408413</text:p>
          </table:table-cell>
          <table:table-cell table:formula="of:=[.V$2]*(1-[.$AO10])+[.V$102]*[.$AO10]" office:value-type="float" office:value="164.35692541494" calcext:value-type="float">
            <text:p>164.35692541494</text:p>
          </table:table-cell>
          <table:table-cell table:formula="of:=[.W$2]*[.$AP10]+[.W$102]*(1-ABS([.$AP10]))" office:value-type="float" office:value="0" calcext:value-type="float">
            <text:p>0</text:p>
          </table:table-cell>
          <table:table-cell table:formula="of:=[.X$2]*(1-[.$AO10])+[.X$102]*[.$AO10]" office:value-type="float" office:value="228.71385082988" calcext:value-type="float">
            <text:p>228.71385082988</text:p>
          </table:table-cell>
          <table:table-cell table:formula="of:=[.Y$2]*[.$AP10]+[.Y$102]*(1-ABS([.$AP10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9]+0.01" office:value-type="float" office:value="0.08" calcext:value-type="float">
            <text:p>0.08</text:p>
          </table:table-cell>
          <table:table-cell table:formula="of:=0.5+([.AM10]-0.5)^3*4" office:value-type="float" office:value="0.203648" calcext:value-type="float">
            <text:p>0.203648</text:p>
          </table:table-cell>
          <table:table-cell table:formula="of:=(1-COS([.AN10]*2*PI()))/2" office:value-type="float" office:value="0.356430745850601" calcext:value-type="float">
            <text:p>0.356430745850601</text:p>
          </table:table-cell>
          <table:table-cell table:formula="of:=COS([.AN10]*PI())" office:value-type="float" office:value="0.802227682238278" calcext:value-type="float">
            <text:p>0.80222768223827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11])+[.F$102]*[.$AO11]" office:value-type="float" office:value="0" calcext:value-type="float">
            <text:p>0</text:p>
          </table:table-cell>
          <table:table-cell table:formula="of:=[.G$2]*[.$AP11]+[.G$102]*(1-ABS([.$AP11]))" office:value-type="float" office:value="0" calcext:value-type="float">
            <text:p>0</text:p>
          </table:table-cell>
          <table:table-cell table:formula="of:=[.H$2]*(1-[.$AO11])+[.H$102]*[.$AO11]" office:value-type="float" office:value="58.0338897116627" calcext:value-type="float">
            <text:p>58.0338897116627</text:p>
          </table:table-cell>
          <table:table-cell table:formula="of:=[.I$2]*[.$AP11]+[.I$102]*(1-ABS([.$AP11]))" office:value-type="float" office:value="0" calcext:value-type="float">
            <text:p>0</text:p>
          </table:table-cell>
          <table:table-cell table:formula="of:=[.J$2]*(1-[.$AO11])+[.J$102]*[.$AO11]" office:value-type="float" office:value="79.0169448558314" calcext:value-type="float">
            <text:p>79.0169448558314</text:p>
          </table:table-cell>
          <table:table-cell table:formula="of:=[.K$2]*[.$AP11]+[.K$102]*(1-ABS([.$AP11]))" office:value-type="float" office:value="-69.3037324986023" calcext:value-type="float">
            <text:p>-69.3037324986023</text:p>
          </table:table-cell>
          <table:table-cell table:formula="of:=[.L$2]*(1-[.$AO11])+[.L$102]*[.$AO11]" office:value-type="float" office:value="137.050834567494" calcext:value-type="float">
            <text:p>137.050834567494</text:p>
          </table:table-cell>
          <table:table-cell table:formula="of:=[.M$2]*[.$AP11]+[.M$102]*(1-ABS([.$AP11]))" office:value-type="float" office:value="-69.3037324986023" calcext:value-type="float">
            <text:p>-69.3037324986023</text:p>
          </table:table-cell>
          <table:table-cell table:formula="of:=[.N$2]*(1-[.$AO11])+[.N$102]*[.$AO11]" office:value-type="float" office:value="137.050834567494" calcext:value-type="float">
            <text:p>137.050834567494</text:p>
          </table:table-cell>
          <table:table-cell table:formula="of:=[.O$2]*[.$AP11]+[.O$102]*(1-ABS([.$AP11]))" office:value-type="float" office:value="6.87624499657864" calcext:value-type="float">
            <text:p>6.87624499657864</text:p>
          </table:table-cell>
          <table:table-cell table:formula="of:=[.P$2]*(1-[.$AO11])+[.P$102]*[.$AO11]" office:value-type="float" office:value="79.0169448558314" calcext:value-type="float">
            <text:p>79.0169448558314</text:p>
          </table:table-cell>
          <table:table-cell table:formula="of:=[.Q$2]*[.$AP11]+[.Q$102]*(1-ABS([.$AP11]))" office:value-type="float" office:value="-6.87624499657864" calcext:value-type="float">
            <text:p>-6.87624499657864</text:p>
          </table:table-cell>
          <table:table-cell table:formula="of:=[.R$2]*(1-[.$AO11])+[.R$102]*[.$AO11]" office:value-type="float" office:value="79.0169448558314" calcext:value-type="float">
            <text:p>79.0169448558314</text:p>
          </table:table-cell>
          <table:table-cell table:formula="of:=[.S$2]*[.$AP11]+[.S$102]*(1-ABS([.$AP11]))" office:value-type="float" office:value="69.3037324986023" calcext:value-type="float">
            <text:p>69.3037324986023</text:p>
          </table:table-cell>
          <table:table-cell table:formula="of:=[.T$2]*(1-[.$AO11])+[.T$102]*[.$AO11]" office:value-type="float" office:value="137.050834567494" calcext:value-type="float">
            <text:p>137.050834567494</text:p>
          </table:table-cell>
          <table:table-cell table:formula="of:=[.U$2]*[.$AP11]+[.U$102]*(1-ABS([.$AP11]))" office:value-type="float" office:value="69.3037324986023" calcext:value-type="float">
            <text:p>69.3037324986023</text:p>
          </table:table-cell>
          <table:table-cell table:formula="of:=[.V$2]*(1-[.$AO11])+[.V$102]*[.$AO11]" office:value-type="float" office:value="158.033889711663" calcext:value-type="float">
            <text:p>158.033889711663</text:p>
          </table:table-cell>
          <table:table-cell table:formula="of:=[.W$2]*[.$AP11]+[.W$102]*(1-ABS([.$AP11]))" office:value-type="float" office:value="0" calcext:value-type="float">
            <text:p>0</text:p>
          </table:table-cell>
          <table:table-cell table:formula="of:=[.X$2]*(1-[.$AO11])+[.X$102]*[.$AO11]" office:value-type="float" office:value="216.067779423325" calcext:value-type="float">
            <text:p>216.067779423325</text:p>
          </table:table-cell>
          <table:table-cell table:formula="of:=[.Y$2]*[.$AP11]+[.Y$102]*(1-ABS([.$AP11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10]+0.01" office:value-type="float" office:value="0.09" calcext:value-type="float">
            <text:p>0.09</text:p>
          </table:table-cell>
          <table:table-cell table:formula="of:=0.5+([.AM11]-0.5)^3*4" office:value-type="float" office:value="0.224316" calcext:value-type="float">
            <text:p>0.224316</text:p>
          </table:table-cell>
          <table:table-cell table:formula="of:=(1-COS([.AN11]*2*PI()))/2" office:value-type="float" office:value="0.419661102883373" calcext:value-type="float">
            <text:p>0.419661102883373</text:p>
          </table:table-cell>
          <table:table-cell table:formula="of:=COS([.AN11]*PI())" office:value-type="float" office:value="0.761799774951809" calcext:value-type="float">
            <text:p>0.7617997749518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12])+[.F$102]*[.$AO12]" office:value-type="float" office:value="0" calcext:value-type="float">
            <text:p>0</text:p>
          </table:table-cell>
          <table:table-cell table:formula="of:=[.G$2]*[.$AP12]+[.G$102]*(1-ABS([.$AP12]))" office:value-type="float" office:value="0" calcext:value-type="float">
            <text:p>0</text:p>
          </table:table-cell>
          <table:table-cell table:formula="of:=[.H$2]*(1-[.$AO12])+[.H$102]*[.$AO12]" office:value-type="float" office:value="51.8845091334967" calcext:value-type="float">
            <text:p>51.8845091334967</text:p>
          </table:table-cell>
          <table:table-cell table:formula="of:=[.I$2]*[.$AP12]+[.I$102]*(1-ABS([.$AP12]))" office:value-type="float" office:value="0" calcext:value-type="float">
            <text:p>0</text:p>
          </table:table-cell>
          <table:table-cell table:formula="of:=[.J$2]*(1-[.$AO12])+[.J$102]*[.$AO12]" office:value-type="float" office:value="75.9422545667484" calcext:value-type="float">
            <text:p>75.9422545667484</text:p>
          </table:table-cell>
          <table:table-cell table:formula="of:=[.K$2]*[.$AP12]+[.K$102]*(1-ABS([.$AP12]))" office:value-type="float" office:value="-63.9569232647424" calcext:value-type="float">
            <text:p>-63.9569232647424</text:p>
          </table:table-cell>
          <table:table-cell table:formula="of:=[.L$2]*(1-[.$AO12])+[.L$102]*[.$AO12]" office:value-type="float" office:value="127.826763700245" calcext:value-type="float">
            <text:p>127.826763700245</text:p>
          </table:table-cell>
          <table:table-cell table:formula="of:=[.M$2]*[.$AP12]+[.M$102]*(1-ABS([.$AP12]))" office:value-type="float" office:value="-63.9569232647424" calcext:value-type="float">
            <text:p>-63.9569232647424</text:p>
          </table:table-cell>
          <table:table-cell table:formula="of:=[.N$2]*(1-[.$AO12])+[.N$102]*[.$AO12]" office:value-type="float" office:value="127.826763700245" calcext:value-type="float">
            <text:p>127.826763700245</text:p>
          </table:table-cell>
          <table:table-cell table:formula="of:=[.O$2]*[.$AP12]+[.O$102]*(1-ABS([.$AP12]))" office:value-type="float" office:value="8.07397922404834" calcext:value-type="float">
            <text:p>8.07397922404834</text:p>
          </table:table-cell>
          <table:table-cell table:formula="of:=[.P$2]*(1-[.$AO12])+[.P$102]*[.$AO12]" office:value-type="float" office:value="75.9422545667484" calcext:value-type="float">
            <text:p>75.9422545667484</text:p>
          </table:table-cell>
          <table:table-cell table:formula="of:=[.Q$2]*[.$AP12]+[.Q$102]*(1-ABS([.$AP12]))" office:value-type="float" office:value="-8.07397922404834" calcext:value-type="float">
            <text:p>-8.07397922404834</text:p>
          </table:table-cell>
          <table:table-cell table:formula="of:=[.R$2]*(1-[.$AO12])+[.R$102]*[.$AO12]" office:value-type="float" office:value="75.9422545667484" calcext:value-type="float">
            <text:p>75.9422545667484</text:p>
          </table:table-cell>
          <table:table-cell table:formula="of:=[.S$2]*[.$AP12]+[.S$102]*(1-ABS([.$AP12]))" office:value-type="float" office:value="63.9569232647424" calcext:value-type="float">
            <text:p>63.9569232647424</text:p>
          </table:table-cell>
          <table:table-cell table:formula="of:=[.T$2]*(1-[.$AO12])+[.T$102]*[.$AO12]" office:value-type="float" office:value="127.826763700245" calcext:value-type="float">
            <text:p>127.826763700245</text:p>
          </table:table-cell>
          <table:table-cell table:formula="of:=[.U$2]*[.$AP12]+[.U$102]*(1-ABS([.$AP12]))" office:value-type="float" office:value="63.9569232647424" calcext:value-type="float">
            <text:p>63.9569232647424</text:p>
          </table:table-cell>
          <table:table-cell table:formula="of:=[.V$2]*(1-[.$AO12])+[.V$102]*[.$AO12]" office:value-type="float" office:value="151.884509133497" calcext:value-type="float">
            <text:p>151.884509133497</text:p>
          </table:table-cell>
          <table:table-cell table:formula="of:=[.W$2]*[.$AP12]+[.W$102]*(1-ABS([.$AP12]))" office:value-type="float" office:value="0" calcext:value-type="float">
            <text:p>0</text:p>
          </table:table-cell>
          <table:table-cell table:formula="of:=[.X$2]*(1-[.$AO12])+[.X$102]*[.$AO12]" office:value-type="float" office:value="203.769018266994" calcext:value-type="float">
            <text:p>203.769018266994</text:p>
          </table:table-cell>
          <table:table-cell table:formula="of:=[.Y$2]*[.$AP12]+[.Y$102]*(1-ABS([.$AP12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11]+0.01" office:value-type="float" office:value="0.1" calcext:value-type="float">
            <text:p>0.1</text:p>
          </table:table-cell>
          <table:table-cell table:formula="of:=0.5+([.AM12]-0.5)^3*4" office:value-type="float" office:value="0.244" calcext:value-type="float">
            <text:p>0.244</text:p>
          </table:table-cell>
          <table:table-cell table:formula="of:=(1-COS([.AN12]*2*PI()))/2" office:value-type="float" office:value="0.481154908665032" calcext:value-type="float">
            <text:p>0.481154908665032</text:p>
          </table:table-cell>
          <table:table-cell table:formula="of:=COS([.AN12]*PI())" office:value-type="float" office:value="0.720309024887907" calcext:value-type="float">
            <text:p>0.72030902488790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13])+[.F$102]*[.$AO13]" office:value-type="float" office:value="0" calcext:value-type="float">
            <text:p>0</text:p>
          </table:table-cell>
          <table:table-cell table:formula="of:=[.G$2]*[.$AP13]+[.G$102]*(1-ABS([.$AP13]))" office:value-type="float" office:value="0" calcext:value-type="float">
            <text:p>0</text:p>
          </table:table-cell>
          <table:table-cell table:formula="of:=[.H$2]*(1-[.$AO13])+[.H$102]*[.$AO13]" office:value-type="float" office:value="46.0068943791479" calcext:value-type="float">
            <text:p>46.0068943791479</text:p>
          </table:table-cell>
          <table:table-cell table:formula="of:=[.I$2]*[.$AP13]+[.I$102]*(1-ABS([.$AP13]))" office:value-type="float" office:value="0" calcext:value-type="float">
            <text:p>0</text:p>
          </table:table-cell>
          <table:table-cell table:formula="of:=[.J$2]*(1-[.$AO13])+[.J$102]*[.$AO13]" office:value-type="float" office:value="73.003447189574" calcext:value-type="float">
            <text:p>73.003447189574</text:p>
          </table:table-cell>
          <table:table-cell table:formula="of:=[.K$2]*[.$AP13]+[.K$102]*(1-ABS([.$AP13]))" office:value-type="float" office:value="-58.5412404890145" calcext:value-type="float">
            <text:p>-58.5412404890145</text:p>
          </table:table-cell>
          <table:table-cell table:formula="of:=[.L$2]*(1-[.$AO13])+[.L$102]*[.$AO13]" office:value-type="float" office:value="119.010341568722" calcext:value-type="float">
            <text:p>119.010341568722</text:p>
          </table:table-cell>
          <table:table-cell table:formula="of:=[.M$2]*[.$AP13]+[.M$102]*(1-ABS([.$AP13]))" office:value-type="float" office:value="-58.5412404890145" calcext:value-type="float">
            <text:p>-58.5412404890145</text:p>
          </table:table-cell>
          <table:table-cell table:formula="of:=[.N$2]*(1-[.$AO13])+[.N$102]*[.$AO13]" office:value-type="float" office:value="119.010341568722" calcext:value-type="float">
            <text:p>119.010341568722</text:p>
          </table:table-cell>
          <table:table-cell table:formula="of:=[.O$2]*[.$AP13]+[.O$102]*(1-ABS([.$AP13]))" office:value-type="float" office:value="9.28714175555027" calcext:value-type="float">
            <text:p>9.28714175555027</text:p>
          </table:table-cell>
          <table:table-cell table:formula="of:=[.P$2]*(1-[.$AO13])+[.P$102]*[.$AO13]" office:value-type="float" office:value="73.003447189574" calcext:value-type="float">
            <text:p>73.003447189574</text:p>
          </table:table-cell>
          <table:table-cell table:formula="of:=[.Q$2]*[.$AP13]+[.Q$102]*(1-ABS([.$AP13]))" office:value-type="float" office:value="-9.28714175555027" calcext:value-type="float">
            <text:p>-9.28714175555027</text:p>
          </table:table-cell>
          <table:table-cell table:formula="of:=[.R$2]*(1-[.$AO13])+[.R$102]*[.$AO13]" office:value-type="float" office:value="73.003447189574" calcext:value-type="float">
            <text:p>73.003447189574</text:p>
          </table:table-cell>
          <table:table-cell table:formula="of:=[.S$2]*[.$AP13]+[.S$102]*(1-ABS([.$AP13]))" office:value-type="float" office:value="58.5412404890145" calcext:value-type="float">
            <text:p>58.5412404890145</text:p>
          </table:table-cell>
          <table:table-cell table:formula="of:=[.T$2]*(1-[.$AO13])+[.T$102]*[.$AO13]" office:value-type="float" office:value="119.010341568722" calcext:value-type="float">
            <text:p>119.010341568722</text:p>
          </table:table-cell>
          <table:table-cell table:formula="of:=[.U$2]*[.$AP13]+[.U$102]*(1-ABS([.$AP13]))" office:value-type="float" office:value="58.5412404890145" calcext:value-type="float">
            <text:p>58.5412404890145</text:p>
          </table:table-cell>
          <table:table-cell table:formula="of:=[.V$2]*(1-[.$AO13])+[.V$102]*[.$AO13]" office:value-type="float" office:value="146.006894379148" calcext:value-type="float">
            <text:p>146.006894379148</text:p>
          </table:table-cell>
          <table:table-cell table:formula="of:=[.W$2]*[.$AP13]+[.W$102]*(1-ABS([.$AP13]))" office:value-type="float" office:value="0" calcext:value-type="float">
            <text:p>0</text:p>
          </table:table-cell>
          <table:table-cell table:formula="of:=[.X$2]*(1-[.$AO13])+[.X$102]*[.$AO13]" office:value-type="float" office:value="192.013788758296" calcext:value-type="float">
            <text:p>192.013788758296</text:p>
          </table:table-cell>
          <table:table-cell table:formula="of:=[.Y$2]*[.$AP13]+[.Y$102]*(1-ABS([.$AP13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12]+0.01" office:value-type="float" office:value="0.11" calcext:value-type="float">
            <text:p>0.11</text:p>
          </table:table-cell>
          <table:table-cell table:formula="of:=0.5+([.AM13]-0.5)^3*4" office:value-type="float" office:value="0.262724" calcext:value-type="float">
            <text:p>0.262724</text:p>
          </table:table-cell>
          <table:table-cell table:formula="of:=(1-COS([.AN13]*2*PI()))/2" office:value-type="float" office:value="0.539931056208521" calcext:value-type="float">
            <text:p>0.539931056208521</text:p>
          </table:table-cell>
          <table:table-cell table:formula="of:=COS([.AN13]*PI())" office:value-type="float" office:value="0.678283822445648" calcext:value-type="float">
            <text:p>0.67828382244564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14])+[.F$102]*[.$AO14]" office:value-type="float" office:value="0" calcext:value-type="float">
            <text:p>0</text:p>
          </table:table-cell>
          <table:table-cell table:formula="of:=[.G$2]*[.$AP14]+[.G$102]*(1-ABS([.$AP14]))" office:value-type="float" office:value="0" calcext:value-type="float">
            <text:p>0</text:p>
          </table:table-cell>
          <table:table-cell table:formula="of:=[.H$2]*(1-[.$AO14])+[.H$102]*[.$AO14]" office:value-type="float" office:value="40.4729825673467" calcext:value-type="float">
            <text:p>40.4729825673467</text:p>
          </table:table-cell>
          <table:table-cell table:formula="of:=[.I$2]*[.$AP14]+[.I$102]*(1-ABS([.$AP14]))" office:value-type="float" office:value="0" calcext:value-type="float">
            <text:p>0</text:p>
          </table:table-cell>
          <table:table-cell table:formula="of:=[.J$2]*(1-[.$AO14])+[.J$102]*[.$AO14]" office:value-type="float" office:value="70.2364912836734" calcext:value-type="float">
            <text:p>70.2364912836734</text:p>
          </table:table-cell>
          <table:table-cell table:formula="of:=[.K$2]*[.$AP14]+[.K$102]*(1-ABS([.$AP14]))" office:value-type="float" office:value="-53.1159156734124" calcext:value-type="float">
            <text:p>-53.1159156734124</text:p>
          </table:table-cell>
          <table:table-cell table:formula="of:=[.L$2]*(1-[.$AO14])+[.L$102]*[.$AO14]" office:value-type="float" office:value="110.70947385102" calcext:value-type="float">
            <text:p>110.70947385102</text:p>
          </table:table-cell>
          <table:table-cell table:formula="of:=[.M$2]*[.$AP14]+[.M$102]*(1-ABS([.$AP14]))" office:value-type="float" office:value="-53.1159156734124" calcext:value-type="float">
            <text:p>-53.1159156734124</text:p>
          </table:table-cell>
          <table:table-cell table:formula="of:=[.N$2]*(1-[.$AO14])+[.N$102]*[.$AO14]" office:value-type="float" office:value="110.70947385102" calcext:value-type="float">
            <text:p>110.70947385102</text:p>
          </table:table-cell>
          <table:table-cell table:formula="of:=[.O$2]*[.$AP14]+[.O$102]*(1-ABS([.$AP14]))" office:value-type="float" office:value="10.5024641922732" calcext:value-type="float">
            <text:p>10.5024641922732</text:p>
          </table:table-cell>
          <table:table-cell table:formula="of:=[.P$2]*(1-[.$AO14])+[.P$102]*[.$AO14]" office:value-type="float" office:value="70.2364912836734" calcext:value-type="float">
            <text:p>70.2364912836734</text:p>
          </table:table-cell>
          <table:table-cell table:formula="of:=[.Q$2]*[.$AP14]+[.Q$102]*(1-ABS([.$AP14]))" office:value-type="float" office:value="-10.5024641922732" calcext:value-type="float">
            <text:p>-10.5024641922732</text:p>
          </table:table-cell>
          <table:table-cell table:formula="of:=[.R$2]*(1-[.$AO14])+[.R$102]*[.$AO14]" office:value-type="float" office:value="70.2364912836734" calcext:value-type="float">
            <text:p>70.2364912836734</text:p>
          </table:table-cell>
          <table:table-cell table:formula="of:=[.S$2]*[.$AP14]+[.S$102]*(1-ABS([.$AP14]))" office:value-type="float" office:value="53.1159156734124" calcext:value-type="float">
            <text:p>53.1159156734124</text:p>
          </table:table-cell>
          <table:table-cell table:formula="of:=[.T$2]*(1-[.$AO14])+[.T$102]*[.$AO14]" office:value-type="float" office:value="110.70947385102" calcext:value-type="float">
            <text:p>110.70947385102</text:p>
          </table:table-cell>
          <table:table-cell table:formula="of:=[.U$2]*[.$AP14]+[.U$102]*(1-ABS([.$AP14]))" office:value-type="float" office:value="53.1159156734124" calcext:value-type="float">
            <text:p>53.1159156734124</text:p>
          </table:table-cell>
          <table:table-cell table:formula="of:=[.V$2]*(1-[.$AO14])+[.V$102]*[.$AO14]" office:value-type="float" office:value="140.472982567347" calcext:value-type="float">
            <text:p>140.472982567347</text:p>
          </table:table-cell>
          <table:table-cell table:formula="of:=[.W$2]*[.$AP14]+[.W$102]*(1-ABS([.$AP14]))" office:value-type="float" office:value="0" calcext:value-type="float">
            <text:p>0</text:p>
          </table:table-cell>
          <table:table-cell table:formula="of:=[.X$2]*(1-[.$AO14])+[.X$102]*[.$AO14]" office:value-type="float" office:value="180.945965134693" calcext:value-type="float">
            <text:p>180.945965134693</text:p>
          </table:table-cell>
          <table:table-cell table:formula="of:=[.Y$2]*[.$AP14]+[.Y$102]*(1-ABS([.$AP14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13]+0.01" office:value-type="float" office:value="0.12" calcext:value-type="float">
            <text:p>0.12</text:p>
          </table:table-cell>
          <table:table-cell table:formula="of:=0.5+([.AM14]-0.5)^3*4" office:value-type="float" office:value="0.280512" calcext:value-type="float">
            <text:p>0.280512</text:p>
          </table:table-cell>
          <table:table-cell table:formula="of:=(1-COS([.AN14]*2*PI()))/2" office:value-type="float" office:value="0.595270174326533" calcext:value-type="float">
            <text:p>0.595270174326533</text:p>
          </table:table-cell>
          <table:table-cell table:formula="of:=COS([.AN14]*PI())" office:value-type="float" office:value="0.636183798656856" calcext:value-type="float">
            <text:p>0.63618379865685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15])+[.F$102]*[.$AO15]" office:value-type="float" office:value="0" calcext:value-type="float">
            <text:p>0</text:p>
          </table:table-cell>
          <table:table-cell table:formula="of:=[.G$2]*[.$AP15]+[.G$102]*(1-ABS([.$AP15]))" office:value-type="float" office:value="0" calcext:value-type="float">
            <text:p>0</text:p>
          </table:table-cell>
          <table:table-cell table:formula="of:=[.H$2]*(1-[.$AO15])+[.H$102]*[.$AO15]" office:value-type="float" office:value="35.3316177538679" calcext:value-type="float">
            <text:p>35.3316177538679</text:p>
          </table:table-cell>
          <table:table-cell table:formula="of:=[.I$2]*[.$AP15]+[.I$102]*(1-ABS([.$AP15]))" office:value-type="float" office:value="0" calcext:value-type="float">
            <text:p>0</text:p>
          </table:table-cell>
          <table:table-cell table:formula="of:=[.J$2]*(1-[.$AO15])+[.J$102]*[.$AO15]" office:value-type="float" office:value="67.665808876934" calcext:value-type="float">
            <text:p>67.665808876934</text:p>
          </table:table-cell>
          <table:table-cell table:formula="of:=[.K$2]*[.$AP15]+[.K$102]*(1-ABS([.$AP15]))" office:value-type="float" office:value="-47.7318642258155" calcext:value-type="float">
            <text:p>-47.7318642258155</text:p>
          </table:table-cell>
          <table:table-cell table:formula="of:=[.L$2]*(1-[.$AO15])+[.L$102]*[.$AO15]" office:value-type="float" office:value="102.997426630802" calcext:value-type="float">
            <text:p>102.997426630802</text:p>
          </table:table-cell>
          <table:table-cell table:formula="of:=[.M$2]*[.$AP15]+[.M$102]*(1-ABS([.$AP15]))" office:value-type="float" office:value="-47.7318642258155" calcext:value-type="float">
            <text:p>-47.7318642258155</text:p>
          </table:table-cell>
          <table:table-cell table:formula="of:=[.N$2]*(1-[.$AO15])+[.N$102]*[.$AO15]" office:value-type="float" office:value="102.997426630802" calcext:value-type="float">
            <text:p>102.997426630802</text:p>
          </table:table-cell>
          <table:table-cell table:formula="of:=[.O$2]*[.$AP15]+[.O$102]*(1-ABS([.$AP15]))" office:value-type="float" office:value="11.7085410166355" calcext:value-type="float">
            <text:p>11.7085410166355</text:p>
          </table:table-cell>
          <table:table-cell table:formula="of:=[.P$2]*(1-[.$AO15])+[.P$102]*[.$AO15]" office:value-type="float" office:value="67.665808876934" calcext:value-type="float">
            <text:p>67.665808876934</text:p>
          </table:table-cell>
          <table:table-cell table:formula="of:=[.Q$2]*[.$AP15]+[.Q$102]*(1-ABS([.$AP15]))" office:value-type="float" office:value="-11.7085410166355" calcext:value-type="float">
            <text:p>-11.7085410166355</text:p>
          </table:table-cell>
          <table:table-cell table:formula="of:=[.R$2]*(1-[.$AO15])+[.R$102]*[.$AO15]" office:value-type="float" office:value="67.665808876934" calcext:value-type="float">
            <text:p>67.665808876934</text:p>
          </table:table-cell>
          <table:table-cell table:formula="of:=[.S$2]*[.$AP15]+[.S$102]*(1-ABS([.$AP15]))" office:value-type="float" office:value="47.7318642258155" calcext:value-type="float">
            <text:p>47.7318642258155</text:p>
          </table:table-cell>
          <table:table-cell table:formula="of:=[.T$2]*(1-[.$AO15])+[.T$102]*[.$AO15]" office:value-type="float" office:value="102.997426630802" calcext:value-type="float">
            <text:p>102.997426630802</text:p>
          </table:table-cell>
          <table:table-cell table:formula="of:=[.U$2]*[.$AP15]+[.U$102]*(1-ABS([.$AP15]))" office:value-type="float" office:value="47.7318642258155" calcext:value-type="float">
            <text:p>47.7318642258155</text:p>
          </table:table-cell>
          <table:table-cell table:formula="of:=[.V$2]*(1-[.$AO15])+[.V$102]*[.$AO15]" office:value-type="float" office:value="135.331617753868" calcext:value-type="float">
            <text:p>135.331617753868</text:p>
          </table:table-cell>
          <table:table-cell table:formula="of:=[.W$2]*[.$AP15]+[.W$102]*(1-ABS([.$AP15]))" office:value-type="float" office:value="0" calcext:value-type="float">
            <text:p>0</text:p>
          </table:table-cell>
          <table:table-cell table:formula="of:=[.X$2]*(1-[.$AO15])+[.X$102]*[.$AO15]" office:value-type="float" office:value="170.663235507736" calcext:value-type="float">
            <text:p>170.663235507736</text:p>
          </table:table-cell>
          <table:table-cell table:formula="of:=[.Y$2]*[.$AP15]+[.Y$102]*(1-ABS([.$AP15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14]+0.01" office:value-type="float" office:value="0.13" calcext:value-type="float">
            <text:p>0.13</text:p>
          </table:table-cell>
          <table:table-cell table:formula="of:=0.5+([.AM15]-0.5)^3*4" office:value-type="float" office:value="0.297388" calcext:value-type="float">
            <text:p>0.297388</text:p>
          </table:table-cell>
          <table:table-cell table:formula="of:=(1-COS([.AN15]*2*PI()))/2" office:value-type="float" office:value="0.646683822461321" calcext:value-type="float">
            <text:p>0.646683822461321</text:p>
          </table:table-cell>
          <table:table-cell table:formula="of:=COS([.AN15]*PI())" office:value-type="float" office:value="0.59440405242451" calcext:value-type="float">
            <text:p>0.594404052424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16])+[.F$102]*[.$AO16]" office:value-type="float" office:value="0" calcext:value-type="float">
            <text:p>0</text:p>
          </table:table-cell>
          <table:table-cell table:formula="of:=[.G$2]*[.$AP16]+[.G$102]*(1-ABS([.$AP16]))" office:value-type="float" office:value="0" calcext:value-type="float">
            <text:p>0</text:p>
          </table:table-cell>
          <table:table-cell table:formula="of:=[.H$2]*(1-[.$AO16])+[.H$102]*[.$AO16]" office:value-type="float" office:value="30.6118646015082" calcext:value-type="float">
            <text:p>30.6118646015082</text:p>
          </table:table-cell>
          <table:table-cell table:formula="of:=[.I$2]*[.$AP16]+[.I$102]*(1-ABS([.$AP16]))" office:value-type="float" office:value="0" calcext:value-type="float">
            <text:p>0</text:p>
          </table:table-cell>
          <table:table-cell table:formula="of:=[.J$2]*(1-[.$AO16])+[.J$102]*[.$AO16]" office:value-type="float" office:value="65.3059323007541" calcext:value-type="float">
            <text:p>65.3059323007541</text:p>
          </table:table-cell>
          <table:table-cell table:formula="of:=[.K$2]*[.$AP16]+[.K$102]*(1-ABS([.$AP16]))" office:value-type="float" office:value="-42.4322973119029" calcext:value-type="float">
            <text:p>-42.4322973119029</text:p>
          </table:table-cell>
          <table:table-cell table:formula="of:=[.L$2]*(1-[.$AO16])+[.L$102]*[.$AO16]" office:value-type="float" office:value="95.9177969022623" calcext:value-type="float">
            <text:p>95.9177969022623</text:p>
          </table:table-cell>
          <table:table-cell table:formula="of:=[.M$2]*[.$AP16]+[.M$102]*(1-ABS([.$AP16]))" office:value-type="float" office:value="-42.4322973119029" calcext:value-type="float">
            <text:p>-42.4322973119029</text:p>
          </table:table-cell>
          <table:table-cell table:formula="of:=[.N$2]*(1-[.$AO16])+[.N$102]*[.$AO16]" office:value-type="float" office:value="95.9177969022623" calcext:value-type="float">
            <text:p>95.9177969022623</text:p>
          </table:table-cell>
          <table:table-cell table:formula="of:=[.O$2]*[.$AP16]+[.O$102]*(1-ABS([.$AP16]))" office:value-type="float" office:value="12.8956925318536" calcext:value-type="float">
            <text:p>12.8956925318536</text:p>
          </table:table-cell>
          <table:table-cell table:formula="of:=[.P$2]*(1-[.$AO16])+[.P$102]*[.$AO16]" office:value-type="float" office:value="65.3059323007541" calcext:value-type="float">
            <text:p>65.3059323007541</text:p>
          </table:table-cell>
          <table:table-cell table:formula="of:=[.Q$2]*[.$AP16]+[.Q$102]*(1-ABS([.$AP16]))" office:value-type="float" office:value="-12.8956925318536" calcext:value-type="float">
            <text:p>-12.8956925318536</text:p>
          </table:table-cell>
          <table:table-cell table:formula="of:=[.R$2]*(1-[.$AO16])+[.R$102]*[.$AO16]" office:value-type="float" office:value="65.3059323007541" calcext:value-type="float">
            <text:p>65.3059323007541</text:p>
          </table:table-cell>
          <table:table-cell table:formula="of:=[.S$2]*[.$AP16]+[.S$102]*(1-ABS([.$AP16]))" office:value-type="float" office:value="42.4322973119029" calcext:value-type="float">
            <text:p>42.4322973119029</text:p>
          </table:table-cell>
          <table:table-cell table:formula="of:=[.T$2]*(1-[.$AO16])+[.T$102]*[.$AO16]" office:value-type="float" office:value="95.9177969022623" calcext:value-type="float">
            <text:p>95.9177969022623</text:p>
          </table:table-cell>
          <table:table-cell table:formula="of:=[.U$2]*[.$AP16]+[.U$102]*(1-ABS([.$AP16]))" office:value-type="float" office:value="42.4322973119029" calcext:value-type="float">
            <text:p>42.4322973119029</text:p>
          </table:table-cell>
          <table:table-cell table:formula="of:=[.V$2]*(1-[.$AO16])+[.V$102]*[.$AO16]" office:value-type="float" office:value="130.611864601508" calcext:value-type="float">
            <text:p>130.611864601508</text:p>
          </table:table-cell>
          <table:table-cell table:formula="of:=[.W$2]*[.$AP16]+[.W$102]*(1-ABS([.$AP16]))" office:value-type="float" office:value="0" calcext:value-type="float">
            <text:p>0</text:p>
          </table:table-cell>
          <table:table-cell table:formula="of:=[.X$2]*(1-[.$AO16])+[.X$102]*[.$AO16]" office:value-type="float" office:value="161.223729203016" calcext:value-type="float">
            <text:p>161.223729203016</text:p>
          </table:table-cell>
          <table:table-cell table:formula="of:=[.Y$2]*[.$AP16]+[.Y$102]*(1-ABS([.$AP16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15]+0.01" office:value-type="float" office:value="0.14" calcext:value-type="float">
            <text:p>0.14</text:p>
          </table:table-cell>
          <table:table-cell table:formula="of:=0.5+([.AM16]-0.5)^3*4" office:value-type="float" office:value="0.313376" calcext:value-type="float">
            <text:p>0.313376</text:p>
          </table:table-cell>
          <table:table-cell table:formula="of:=(1-COS([.AN16]*2*PI()))/2" office:value-type="float" office:value="0.693881353984918" calcext:value-type="float">
            <text:p>0.693881353984918</text:p>
          </table:table-cell>
          <table:table-cell table:formula="of:=COS([.AN16]*PI())" office:value-type="float" office:value="0.553279898437565" calcext:value-type="float">
            <text:p>0.5532798984375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17])+[.F$102]*[.$AO17]" office:value-type="float" office:value="0" calcext:value-type="float">
            <text:p>0</text:p>
          </table:table-cell>
          <table:table-cell table:formula="of:=[.G$2]*[.$AP17]+[.G$102]*(1-ABS([.$AP17]))" office:value-type="float" office:value="0" calcext:value-type="float">
            <text:p>0</text:p>
          </table:table-cell>
          <table:table-cell table:formula="of:=[.H$2]*(1-[.$AO17])+[.H$102]*[.$AO17]" office:value-type="float" office:value="26.3263297793844" calcext:value-type="float">
            <text:p>26.3263297793844</text:p>
          </table:table-cell>
          <table:table-cell table:formula="of:=[.I$2]*[.$AP17]+[.I$102]*(1-ABS([.$AP17]))" office:value-type="float" office:value="0" calcext:value-type="float">
            <text:p>0</text:p>
          </table:table-cell>
          <table:table-cell table:formula="of:=[.J$2]*(1-[.$AO17])+[.J$102]*[.$AO17]" office:value-type="float" office:value="63.1631648896922" calcext:value-type="float">
            <text:p>63.1631648896922</text:p>
          </table:table-cell>
          <table:table-cell table:formula="of:=[.K$2]*[.$AP17]+[.K$102]*(1-ABS([.$AP17]))" office:value-type="float" office:value="-37.2533704167493" calcext:value-type="float">
            <text:p>-37.2533704167493</text:p>
          </table:table-cell>
          <table:table-cell table:formula="of:=[.L$2]*(1-[.$AO17])+[.L$102]*[.$AO17]" office:value-type="float" office:value="89.4894946690766" calcext:value-type="float">
            <text:p>89.4894946690766</text:p>
          </table:table-cell>
          <table:table-cell table:formula="of:=[.M$2]*[.$AP17]+[.M$102]*(1-ABS([.$AP17]))" office:value-type="float" office:value="-37.2533704167493" calcext:value-type="float">
            <text:p>-37.2533704167493</text:p>
          </table:table-cell>
          <table:table-cell table:formula="of:=[.N$2]*(1-[.$AO17])+[.N$102]*[.$AO17]" office:value-type="float" office:value="89.4894946690766" calcext:value-type="float">
            <text:p>89.4894946690766</text:p>
          </table:table-cell>
          <table:table-cell table:formula="of:=[.O$2]*[.$AP17]+[.O$102]*(1-ABS([.$AP17]))" office:value-type="float" office:value="14.0558195782062" calcext:value-type="float">
            <text:p>14.0558195782062</text:p>
          </table:table-cell>
          <table:table-cell table:formula="of:=[.P$2]*(1-[.$AO17])+[.P$102]*[.$AO17]" office:value-type="float" office:value="63.1631648896922" calcext:value-type="float">
            <text:p>63.1631648896922</text:p>
          </table:table-cell>
          <table:table-cell table:formula="of:=[.Q$2]*[.$AP17]+[.Q$102]*(1-ABS([.$AP17]))" office:value-type="float" office:value="-14.0558195782062" calcext:value-type="float">
            <text:p>-14.0558195782062</text:p>
          </table:table-cell>
          <table:table-cell table:formula="of:=[.R$2]*(1-[.$AO17])+[.R$102]*[.$AO17]" office:value-type="float" office:value="63.1631648896922" calcext:value-type="float">
            <text:p>63.1631648896922</text:p>
          </table:table-cell>
          <table:table-cell table:formula="of:=[.S$2]*[.$AP17]+[.S$102]*(1-ABS([.$AP17]))" office:value-type="float" office:value="37.2533704167493" calcext:value-type="float">
            <text:p>37.2533704167493</text:p>
          </table:table-cell>
          <table:table-cell table:formula="of:=[.T$2]*(1-[.$AO17])+[.T$102]*[.$AO17]" office:value-type="float" office:value="89.4894946690766" calcext:value-type="float">
            <text:p>89.4894946690766</text:p>
          </table:table-cell>
          <table:table-cell table:formula="of:=[.U$2]*[.$AP17]+[.U$102]*(1-ABS([.$AP17]))" office:value-type="float" office:value="37.2533704167493" calcext:value-type="float">
            <text:p>37.2533704167493</text:p>
          </table:table-cell>
          <table:table-cell table:formula="of:=[.V$2]*(1-[.$AO17])+[.V$102]*[.$AO17]" office:value-type="float" office:value="126.326329779384" calcext:value-type="float">
            <text:p>126.326329779384</text:p>
          </table:table-cell>
          <table:table-cell table:formula="of:=[.W$2]*[.$AP17]+[.W$102]*(1-ABS([.$AP17]))" office:value-type="float" office:value="0" calcext:value-type="float">
            <text:p>0</text:p>
          </table:table-cell>
          <table:table-cell table:formula="of:=[.X$2]*(1-[.$AO17])+[.X$102]*[.$AO17]" office:value-type="float" office:value="152.652659558769" calcext:value-type="float">
            <text:p>152.652659558769</text:p>
          </table:table-cell>
          <table:table-cell table:formula="of:=[.Y$2]*[.$AP17]+[.Y$102]*(1-ABS([.$AP17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16]+0.01" office:value-type="float" office:value="0.15" calcext:value-type="float">
            <text:p>0.15</text:p>
          </table:table-cell>
          <table:table-cell table:formula="of:=0.5+([.AM17]-0.5)^3*4" office:value-type="float" office:value="0.3285" calcext:value-type="float">
            <text:p>0.3285</text:p>
          </table:table-cell>
          <table:table-cell table:formula="of:=(1-COS([.AN17]*2*PI()))/2" office:value-type="float" office:value="0.736736702206156" calcext:value-type="float">
            <text:p>0.736736702206156</text:p>
          </table:table-cell>
          <table:table-cell table:formula="of:=COS([.AN17]*PI())" office:value-type="float" office:value="0.513091899949555" calcext:value-type="float">
            <text:p>0.51309189994955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18])+[.F$102]*[.$AO18]" office:value-type="float" office:value="0" calcext:value-type="float">
            <text:p>0</text:p>
          </table:table-cell>
          <table:table-cell table:formula="of:=[.G$2]*[.$AP18]+[.G$102]*(1-ABS([.$AP18]))" office:value-type="float" office:value="0" calcext:value-type="float">
            <text:p>0</text:p>
          </table:table-cell>
          <table:table-cell table:formula="of:=[.H$2]*(1-[.$AO18])+[.H$102]*[.$AO18]" office:value-type="float" office:value="22.4743310822608" calcext:value-type="float">
            <text:p>22.4743310822608</text:p>
          </table:table-cell>
          <table:table-cell table:formula="of:=[.I$2]*[.$AP18]+[.I$102]*(1-ABS([.$AP18]))" office:value-type="float" office:value="0" calcext:value-type="float">
            <text:p>0</text:p>
          </table:table-cell>
          <table:table-cell table:formula="of:=[.J$2]*(1-[.$AO18])+[.J$102]*[.$AO18]" office:value-type="float" office:value="61.2371655411304" calcext:value-type="float">
            <text:p>61.2371655411304</text:p>
          </table:table-cell>
          <table:table-cell table:formula="of:=[.K$2]*[.$AP18]+[.K$102]*(1-ABS([.$AP18]))" office:value-type="float" office:value="-32.2248442909855" calcext:value-type="float">
            <text:p>-32.2248442909855</text:p>
          </table:table-cell>
          <table:table-cell table:formula="of:=[.L$2]*(1-[.$AO18])+[.L$102]*[.$AO18]" office:value-type="float" office:value="83.7114966233913" calcext:value-type="float">
            <text:p>83.7114966233913</text:p>
          </table:table-cell>
          <table:table-cell table:formula="of:=[.M$2]*[.$AP18]+[.M$102]*(1-ABS([.$AP18]))" office:value-type="float" office:value="-32.2248442909855" calcext:value-type="float">
            <text:p>-32.2248442909855</text:p>
          </table:table-cell>
          <table:table-cell table:formula="of:=[.N$2]*(1-[.$AO18])+[.N$102]*[.$AO18]" office:value-type="float" office:value="83.7114966233913" calcext:value-type="float">
            <text:p>83.7114966233913</text:p>
          </table:table-cell>
          <table:table-cell table:formula="of:=[.O$2]*[.$AP18]+[.O$102]*(1-ABS([.$AP18]))" office:value-type="float" office:value="15.182255475042" calcext:value-type="float">
            <text:p>15.182255475042</text:p>
          </table:table-cell>
          <table:table-cell table:formula="of:=[.P$2]*(1-[.$AO18])+[.P$102]*[.$AO18]" office:value-type="float" office:value="61.2371655411304" calcext:value-type="float">
            <text:p>61.2371655411304</text:p>
          </table:table-cell>
          <table:table-cell table:formula="of:=[.Q$2]*[.$AP18]+[.Q$102]*(1-ABS([.$AP18]))" office:value-type="float" office:value="-15.182255475042" calcext:value-type="float">
            <text:p>-15.182255475042</text:p>
          </table:table-cell>
          <table:table-cell table:formula="of:=[.R$2]*(1-[.$AO18])+[.R$102]*[.$AO18]" office:value-type="float" office:value="61.2371655411304" calcext:value-type="float">
            <text:p>61.2371655411304</text:p>
          </table:table-cell>
          <table:table-cell table:formula="of:=[.S$2]*[.$AP18]+[.S$102]*(1-ABS([.$AP18]))" office:value-type="float" office:value="32.2248442909855" calcext:value-type="float">
            <text:p>32.2248442909855</text:p>
          </table:table-cell>
          <table:table-cell table:formula="of:=[.T$2]*(1-[.$AO18])+[.T$102]*[.$AO18]" office:value-type="float" office:value="83.7114966233913" calcext:value-type="float">
            <text:p>83.7114966233913</text:p>
          </table:table-cell>
          <table:table-cell table:formula="of:=[.U$2]*[.$AP18]+[.U$102]*(1-ABS([.$AP18]))" office:value-type="float" office:value="32.2248442909855" calcext:value-type="float">
            <text:p>32.2248442909855</text:p>
          </table:table-cell>
          <table:table-cell table:formula="of:=[.V$2]*(1-[.$AO18])+[.V$102]*[.$AO18]" office:value-type="float" office:value="122.474331082261" calcext:value-type="float">
            <text:p>122.474331082261</text:p>
          </table:table-cell>
          <table:table-cell table:formula="of:=[.W$2]*[.$AP18]+[.W$102]*(1-ABS([.$AP18]))" office:value-type="float" office:value="0" calcext:value-type="float">
            <text:p>0</text:p>
          </table:table-cell>
          <table:table-cell table:formula="of:=[.X$2]*(1-[.$AO18])+[.X$102]*[.$AO18]" office:value-type="float" office:value="144.948662164522" calcext:value-type="float">
            <text:p>144.948662164522</text:p>
          </table:table-cell>
          <table:table-cell table:formula="of:=[.Y$2]*[.$AP18]+[.Y$102]*(1-ABS([.$AP18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17]+0.01" office:value-type="float" office:value="0.16" calcext:value-type="float">
            <text:p>0.16</text:p>
          </table:table-cell>
          <table:table-cell table:formula="of:=0.5+([.AM18]-0.5)^3*4" office:value-type="float" office:value="0.342784" calcext:value-type="float">
            <text:p>0.342784</text:p>
          </table:table-cell>
          <table:table-cell table:formula="of:=(1-COS([.AN18]*2*PI()))/2" office:value-type="float" office:value="0.775256689177392" calcext:value-type="float">
            <text:p>0.775256689177392</text:p>
          </table:table-cell>
          <table:table-cell table:formula="of:=COS([.AN18]*PI())" office:value-type="float" office:value="0.474070997660275" calcext:value-type="float">
            <text:p>0.47407099766027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19])+[.F$102]*[.$AO19]" office:value-type="float" office:value="0" calcext:value-type="float">
            <text:p>0</text:p>
          </table:table-cell>
          <table:table-cell table:formula="of:=[.G$2]*[.$AP19]+[.G$102]*(1-ABS([.$AP19]))" office:value-type="float" office:value="0" calcext:value-type="float">
            <text:p>0</text:p>
          </table:table-cell>
          <table:table-cell table:formula="of:=[.H$2]*(1-[.$AO19])+[.H$102]*[.$AO19]" office:value-type="float" office:value="19.0448091077722" calcext:value-type="float">
            <text:p>19.0448091077722</text:p>
          </table:table-cell>
          <table:table-cell table:formula="of:=[.I$2]*[.$AP19]+[.I$102]*(1-ABS([.$AP19]))" office:value-type="float" office:value="0" calcext:value-type="float">
            <text:p>0</text:p>
          </table:table-cell>
          <table:table-cell table:formula="of:=[.J$2]*(1-[.$AO19])+[.J$102]*[.$AO19]" office:value-type="float" office:value="59.5224045538861" calcext:value-type="float">
            <text:p>59.5224045538861</text:p>
          </table:table-cell>
          <table:table-cell table:formula="of:=[.K$2]*[.$AP19]+[.K$102]*(1-ABS([.$AP19]))" office:value-type="float" office:value="-27.3707392966315" calcext:value-type="float">
            <text:p>-27.3707392966315</text:p>
          </table:table-cell>
          <table:table-cell table:formula="of:=[.L$2]*(1-[.$AO19])+[.L$102]*[.$AO19]" office:value-type="float" office:value="78.5672136616584" calcext:value-type="float">
            <text:p>78.5672136616584</text:p>
          </table:table-cell>
          <table:table-cell table:formula="of:=[.M$2]*[.$AP19]+[.M$102]*(1-ABS([.$AP19]))" office:value-type="float" office:value="-27.3707392966315" calcext:value-type="float">
            <text:p>-27.3707392966315</text:p>
          </table:table-cell>
          <table:table-cell table:formula="of:=[.N$2]*(1-[.$AO19])+[.N$102]*[.$AO19]" office:value-type="float" office:value="78.5672136616584" calcext:value-type="float">
            <text:p>78.5672136616584</text:p>
          </table:table-cell>
          <table:table-cell table:formula="of:=[.O$2]*[.$AP19]+[.O$102]*(1-ABS([.$AP19]))" office:value-type="float" office:value="16.2696194413214" calcext:value-type="float">
            <text:p>16.2696194413214</text:p>
          </table:table-cell>
          <table:table-cell table:formula="of:=[.P$2]*(1-[.$AO19])+[.P$102]*[.$AO19]" office:value-type="float" office:value="59.5224045538861" calcext:value-type="float">
            <text:p>59.5224045538861</text:p>
          </table:table-cell>
          <table:table-cell table:formula="of:=[.Q$2]*[.$AP19]+[.Q$102]*(1-ABS([.$AP19]))" office:value-type="float" office:value="-16.2696194413214" calcext:value-type="float">
            <text:p>-16.2696194413214</text:p>
          </table:table-cell>
          <table:table-cell table:formula="of:=[.R$2]*(1-[.$AO19])+[.R$102]*[.$AO19]" office:value-type="float" office:value="59.5224045538861" calcext:value-type="float">
            <text:p>59.5224045538861</text:p>
          </table:table-cell>
          <table:table-cell table:formula="of:=[.S$2]*[.$AP19]+[.S$102]*(1-ABS([.$AP19]))" office:value-type="float" office:value="27.3707392966315" calcext:value-type="float">
            <text:p>27.3707392966315</text:p>
          </table:table-cell>
          <table:table-cell table:formula="of:=[.T$2]*(1-[.$AO19])+[.T$102]*[.$AO19]" office:value-type="float" office:value="78.5672136616584" calcext:value-type="float">
            <text:p>78.5672136616584</text:p>
          </table:table-cell>
          <table:table-cell table:formula="of:=[.U$2]*[.$AP19]+[.U$102]*(1-ABS([.$AP19]))" office:value-type="float" office:value="27.3707392966315" calcext:value-type="float">
            <text:p>27.3707392966315</text:p>
          </table:table-cell>
          <table:table-cell table:formula="of:=[.V$2]*(1-[.$AO19])+[.V$102]*[.$AO19]" office:value-type="float" office:value="119.044809107772" calcext:value-type="float">
            <text:p>119.044809107772</text:p>
          </table:table-cell>
          <table:table-cell table:formula="of:=[.W$2]*[.$AP19]+[.W$102]*(1-ABS([.$AP19]))" office:value-type="float" office:value="0" calcext:value-type="float">
            <text:p>0</text:p>
          </table:table-cell>
          <table:table-cell table:formula="of:=[.X$2]*(1-[.$AO19])+[.X$102]*[.$AO19]" office:value-type="float" office:value="138.089618215544" calcext:value-type="float">
            <text:p>138.089618215544</text:p>
          </table:table-cell>
          <table:table-cell table:formula="of:=[.Y$2]*[.$AP19]+[.Y$102]*(1-ABS([.$AP19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18]+0.01" office:value-type="float" office:value="0.17" calcext:value-type="float">
            <text:p>0.17</text:p>
          </table:table-cell>
          <table:table-cell table:formula="of:=0.5+([.AM19]-0.5)^3*4" office:value-type="float" office:value="0.356252" calcext:value-type="float">
            <text:p>0.356252</text:p>
          </table:table-cell>
          <table:table-cell table:formula="of:=(1-COS([.AN19]*2*PI()))/2" office:value-type="float" office:value="0.809551908922277" calcext:value-type="float">
            <text:p>0.809551908922277</text:p>
          </table:table-cell>
          <table:table-cell table:formula="of:=COS([.AN19]*PI())" office:value-type="float" office:value="0.436403587379529" calcext:value-type="float">
            <text:p>0.4364035873795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20])+[.F$102]*[.$AO20]" office:value-type="float" office:value="0" calcext:value-type="float">
            <text:p>0</text:p>
          </table:table-cell>
          <table:table-cell table:formula="of:=[.G$2]*[.$AP20]+[.G$102]*(1-ABS([.$AP20]))" office:value-type="float" office:value="0" calcext:value-type="float">
            <text:p>0</text:p>
          </table:table-cell>
          <table:table-cell table:formula="of:=[.H$2]*(1-[.$AO20])+[.H$102]*[.$AO20]" office:value-type="float" office:value="16.0189203874128" calcext:value-type="float">
            <text:p>16.0189203874128</text:p>
          </table:table-cell>
          <table:table-cell table:formula="of:=[.I$2]*[.$AP20]+[.I$102]*(1-ABS([.$AP20]))" office:value-type="float" office:value="0" calcext:value-type="float">
            <text:p>0</text:p>
          </table:table-cell>
          <table:table-cell table:formula="of:=[.J$2]*(1-[.$AO20])+[.J$102]*[.$AO20]" office:value-type="float" office:value="58.0094601937064" calcext:value-type="float">
            <text:p>58.0094601937064</text:p>
          </table:table-cell>
          <table:table-cell table:formula="of:=[.K$2]*[.$AP20]+[.K$102]*(1-ABS([.$AP20]))" office:value-type="float" office:value="-22.7099687829544" calcext:value-type="float">
            <text:p>-22.7099687829544</text:p>
          </table:table-cell>
          <table:table-cell table:formula="of:=[.L$2]*(1-[.$AO20])+[.L$102]*[.$AO20]" office:value-type="float" office:value="74.0283805811192" calcext:value-type="float">
            <text:p>74.0283805811192</text:p>
          </table:table-cell>
          <table:table-cell table:formula="of:=[.M$2]*[.$AP20]+[.M$102]*(1-ABS([.$AP20]))" office:value-type="float" office:value="-22.7099687829544" calcext:value-type="float">
            <text:p>-22.7099687829544</text:p>
          </table:table-cell>
          <table:table-cell table:formula="of:=[.N$2]*(1-[.$AO20])+[.N$102]*[.$AO20]" office:value-type="float" office:value="74.0283805811192" calcext:value-type="float">
            <text:p>74.0283805811192</text:p>
          </table:table-cell>
          <table:table-cell table:formula="of:=[.O$2]*[.$AP20]+[.O$102]*(1-ABS([.$AP20]))" office:value-type="float" office:value="17.313674713625" calcext:value-type="float">
            <text:p>17.313674713625</text:p>
          </table:table-cell>
          <table:table-cell table:formula="of:=[.P$2]*(1-[.$AO20])+[.P$102]*[.$AO20]" office:value-type="float" office:value="58.0094601937064" calcext:value-type="float">
            <text:p>58.0094601937064</text:p>
          </table:table-cell>
          <table:table-cell table:formula="of:=[.Q$2]*[.$AP20]+[.Q$102]*(1-ABS([.$AP20]))" office:value-type="float" office:value="-17.313674713625" calcext:value-type="float">
            <text:p>-17.313674713625</text:p>
          </table:table-cell>
          <table:table-cell table:formula="of:=[.R$2]*(1-[.$AO20])+[.R$102]*[.$AO20]" office:value-type="float" office:value="58.0094601937064" calcext:value-type="float">
            <text:p>58.0094601937064</text:p>
          </table:table-cell>
          <table:table-cell table:formula="of:=[.S$2]*[.$AP20]+[.S$102]*(1-ABS([.$AP20]))" office:value-type="float" office:value="22.7099687829544" calcext:value-type="float">
            <text:p>22.7099687829544</text:p>
          </table:table-cell>
          <table:table-cell table:formula="of:=[.T$2]*(1-[.$AO20])+[.T$102]*[.$AO20]" office:value-type="float" office:value="74.0283805811192" calcext:value-type="float">
            <text:p>74.0283805811192</text:p>
          </table:table-cell>
          <table:table-cell table:formula="of:=[.U$2]*[.$AP20]+[.U$102]*(1-ABS([.$AP20]))" office:value-type="float" office:value="22.7099687829544" calcext:value-type="float">
            <text:p>22.7099687829544</text:p>
          </table:table-cell>
          <table:table-cell table:formula="of:=[.V$2]*(1-[.$AO20])+[.V$102]*[.$AO20]" office:value-type="float" office:value="116.018920387413" calcext:value-type="float">
            <text:p>116.018920387413</text:p>
          </table:table-cell>
          <table:table-cell table:formula="of:=[.W$2]*[.$AP20]+[.W$102]*(1-ABS([.$AP20]))" office:value-type="float" office:value="0" calcext:value-type="float">
            <text:p>0</text:p>
          </table:table-cell>
          <table:table-cell table:formula="of:=[.X$2]*(1-[.$AO20])+[.X$102]*[.$AO20]" office:value-type="float" office:value="132.037840774826" calcext:value-type="float">
            <text:p>132.037840774826</text:p>
          </table:table-cell>
          <table:table-cell table:formula="of:=[.Y$2]*[.$AP20]+[.Y$102]*(1-ABS([.$AP20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19]+0.01" office:value-type="float" office:value="0.18" calcext:value-type="float">
            <text:p>0.18</text:p>
          </table:table-cell>
          <table:table-cell table:formula="of:=0.5+([.AM20]-0.5)^3*4" office:value-type="float" office:value="0.368928" calcext:value-type="float">
            <text:p>0.368928</text:p>
          </table:table-cell>
          <table:table-cell table:formula="of:=(1-COS([.AN20]*2*PI()))/2" office:value-type="float" office:value="0.839810796125872" calcext:value-type="float">
            <text:p>0.839810796125872</text:p>
          </table:table-cell>
          <table:table-cell table:formula="of:=COS([.AN20]*PI())" office:value-type="float" office:value="0.400236434965793" calcext:value-type="float">
            <text:p>0.400236434965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21])+[.F$102]*[.$AO21]" office:value-type="float" office:value="0" calcext:value-type="float">
            <text:p>0</text:p>
          </table:table-cell>
          <table:table-cell table:formula="of:=[.G$2]*[.$AP21]+[.G$102]*(1-ABS([.$AP21]))" office:value-type="float" office:value="0" calcext:value-type="float">
            <text:p>0</text:p>
          </table:table-cell>
          <table:table-cell table:formula="of:=[.H$2]*(1-[.$AO21])+[.H$102]*[.$AO21]" office:value-type="float" office:value="13.3722847863907" calcext:value-type="float">
            <text:p>13.3722847863907</text:p>
          </table:table-cell>
          <table:table-cell table:formula="of:=[.I$2]*[.$AP21]+[.I$102]*(1-ABS([.$AP21]))" office:value-type="float" office:value="0" calcext:value-type="float">
            <text:p>0</text:p>
          </table:table-cell>
          <table:table-cell table:formula="of:=[.J$2]*(1-[.$AO21])+[.J$102]*[.$AO21]" office:value-type="float" office:value="56.6861423931954" calcext:value-type="float">
            <text:p>56.6861423931954</text:p>
          </table:table-cell>
          <table:table-cell table:formula="of:=[.K$2]*[.$AP21]+[.K$102]*(1-ABS([.$AP21]))" office:value-type="float" office:value="-18.2569410409376" calcext:value-type="float">
            <text:p>-18.2569410409376</text:p>
          </table:table-cell>
          <table:table-cell table:formula="of:=[.L$2]*(1-[.$AO21])+[.L$102]*[.$AO21]" office:value-type="float" office:value="70.0584271795861" calcext:value-type="float">
            <text:p>70.0584271795861</text:p>
          </table:table-cell>
          <table:table-cell table:formula="of:=[.M$2]*[.$AP21]+[.M$102]*(1-ABS([.$AP21]))" office:value-type="float" office:value="-18.2569410409376" calcext:value-type="float">
            <text:p>-18.2569410409376</text:p>
          </table:table-cell>
          <table:table-cell table:formula="of:=[.N$2]*(1-[.$AO21])+[.N$102]*[.$AO21]" office:value-type="float" office:value="70.0584271795861" calcext:value-type="float">
            <text:p>70.0584271795861</text:p>
          </table:table-cell>
          <table:table-cell table:formula="of:=[.O$2]*[.$AP21]+[.O$102]*(1-ABS([.$AP21]))" office:value-type="float" office:value="18.31119370284" calcext:value-type="float">
            <text:p>18.31119370284</text:p>
          </table:table-cell>
          <table:table-cell table:formula="of:=[.P$2]*(1-[.$AO21])+[.P$102]*[.$AO21]" office:value-type="float" office:value="56.6861423931954" calcext:value-type="float">
            <text:p>56.6861423931954</text:p>
          </table:table-cell>
          <table:table-cell table:formula="of:=[.Q$2]*[.$AP21]+[.Q$102]*(1-ABS([.$AP21]))" office:value-type="float" office:value="-18.31119370284" calcext:value-type="float">
            <text:p>-18.31119370284</text:p>
          </table:table-cell>
          <table:table-cell table:formula="of:=[.R$2]*(1-[.$AO21])+[.R$102]*[.$AO21]" office:value-type="float" office:value="56.6861423931954" calcext:value-type="float">
            <text:p>56.6861423931954</text:p>
          </table:table-cell>
          <table:table-cell table:formula="of:=[.S$2]*[.$AP21]+[.S$102]*(1-ABS([.$AP21]))" office:value-type="float" office:value="18.2569410409376" calcext:value-type="float">
            <text:p>18.2569410409376</text:p>
          </table:table-cell>
          <table:table-cell table:formula="of:=[.T$2]*(1-[.$AO21])+[.T$102]*[.$AO21]" office:value-type="float" office:value="70.0584271795861" calcext:value-type="float">
            <text:p>70.0584271795861</text:p>
          </table:table-cell>
          <table:table-cell table:formula="of:=[.U$2]*[.$AP21]+[.U$102]*(1-ABS([.$AP21]))" office:value-type="float" office:value="18.2569410409376" calcext:value-type="float">
            <text:p>18.2569410409376</text:p>
          </table:table-cell>
          <table:table-cell table:formula="of:=[.V$2]*(1-[.$AO21])+[.V$102]*[.$AO21]" office:value-type="float" office:value="113.372284786391" calcext:value-type="float">
            <text:p>113.372284786391</text:p>
          </table:table-cell>
          <table:table-cell table:formula="of:=[.W$2]*[.$AP21]+[.W$102]*(1-ABS([.$AP21]))" office:value-type="float" office:value="0" calcext:value-type="float">
            <text:p>0</text:p>
          </table:table-cell>
          <table:table-cell table:formula="of:=[.X$2]*(1-[.$AO21])+[.X$102]*[.$AO21]" office:value-type="float" office:value="126.744569572781" calcext:value-type="float">
            <text:p>126.744569572781</text:p>
          </table:table-cell>
          <table:table-cell table:formula="of:=[.Y$2]*[.$AP21]+[.Y$102]*(1-ABS([.$AP21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20]+0.01" office:value-type="float" office:value="0.19" calcext:value-type="float">
            <text:p>0.19</text:p>
          </table:table-cell>
          <table:table-cell table:formula="of:=0.5+([.AM21]-0.5)^3*4" office:value-type="float" office:value="0.380836" calcext:value-type="float">
            <text:p>0.380836</text:p>
          </table:table-cell>
          <table:table-cell table:formula="of:=(1-COS([.AN21]*2*PI()))/2" office:value-type="float" office:value="0.866277152136093" calcext:value-type="float">
            <text:p>0.866277152136093</text:p>
          </table:table-cell>
          <table:table-cell table:formula="of:=COS([.AN21]*PI())" office:value-type="float" office:value="0.365681347437776" calcext:value-type="float">
            <text:p>0.36568134743777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22])+[.F$102]*[.$AO22]" office:value-type="float" office:value="0" calcext:value-type="float">
            <text:p>0</text:p>
          </table:table-cell>
          <table:table-cell table:formula="of:=[.G$2]*[.$AP22]+[.G$102]*(1-ABS([.$AP22]))" office:value-type="float" office:value="0" calcext:value-type="float">
            <text:p>0</text:p>
          </table:table-cell>
          <table:table-cell table:formula="of:=[.H$2]*(1-[.$AO22])+[.H$102]*[.$AO22]" office:value-type="float" office:value="11.0768849216488" calcext:value-type="float">
            <text:p>11.0768849216488</text:p>
          </table:table-cell>
          <table:table-cell table:formula="of:=[.I$2]*[.$AP22]+[.I$102]*(1-ABS([.$AP22]))" office:value-type="float" office:value="0" calcext:value-type="float">
            <text:p>0</text:p>
          </table:table-cell>
          <table:table-cell table:formula="of:=[.J$2]*(1-[.$AO22])+[.J$102]*[.$AO22]" office:value-type="float" office:value="55.5384424608244" calcext:value-type="float">
            <text:p>55.5384424608244</text:p>
          </table:table-cell>
          <table:table-cell table:formula="of:=[.K$2]*[.$AP22]+[.K$102]*(1-ABS([.$AP22]))" office:value-type="float" office:value="-14.022122653816" calcext:value-type="float">
            <text:p>-14.022122653816</text:p>
          </table:table-cell>
          <table:table-cell table:formula="of:=[.L$2]*(1-[.$AO22])+[.L$102]*[.$AO22]" office:value-type="float" office:value="66.6153273824732" calcext:value-type="float">
            <text:p>66.6153273824732</text:p>
          </table:table-cell>
          <table:table-cell table:formula="of:=[.M$2]*[.$AP22]+[.M$102]*(1-ABS([.$AP22]))" office:value-type="float" office:value="-14.022122653816" calcext:value-type="float">
            <text:p>-14.022122653816</text:p>
          </table:table-cell>
          <table:table-cell table:formula="of:=[.N$2]*(1-[.$AO22])+[.N$102]*[.$AO22]" office:value-type="float" office:value="66.6153273824732" calcext:value-type="float">
            <text:p>66.6153273824732</text:p>
          </table:table-cell>
          <table:table-cell table:formula="of:=[.O$2]*[.$AP22]+[.O$102]*(1-ABS([.$AP22]))" office:value-type="float" office:value="19.2598317984827" calcext:value-type="float">
            <text:p>19.2598317984827</text:p>
          </table:table-cell>
          <table:table-cell table:formula="of:=[.P$2]*(1-[.$AO22])+[.P$102]*[.$AO22]" office:value-type="float" office:value="55.5384424608244" calcext:value-type="float">
            <text:p>55.5384424608244</text:p>
          </table:table-cell>
          <table:table-cell table:formula="of:=[.Q$2]*[.$AP22]+[.Q$102]*(1-ABS([.$AP22]))" office:value-type="float" office:value="-19.2598317984827" calcext:value-type="float">
            <text:p>-19.2598317984827</text:p>
          </table:table-cell>
          <table:table-cell table:formula="of:=[.R$2]*(1-[.$AO22])+[.R$102]*[.$AO22]" office:value-type="float" office:value="55.5384424608244" calcext:value-type="float">
            <text:p>55.5384424608244</text:p>
          </table:table-cell>
          <table:table-cell table:formula="of:=[.S$2]*[.$AP22]+[.S$102]*(1-ABS([.$AP22]))" office:value-type="float" office:value="14.022122653816" calcext:value-type="float">
            <text:p>14.022122653816</text:p>
          </table:table-cell>
          <table:table-cell table:formula="of:=[.T$2]*(1-[.$AO22])+[.T$102]*[.$AO22]" office:value-type="float" office:value="66.6153273824732" calcext:value-type="float">
            <text:p>66.6153273824732</text:p>
          </table:table-cell>
          <table:table-cell table:formula="of:=[.U$2]*[.$AP22]+[.U$102]*(1-ABS([.$AP22]))" office:value-type="float" office:value="14.022122653816" calcext:value-type="float">
            <text:p>14.022122653816</text:p>
          </table:table-cell>
          <table:table-cell table:formula="of:=[.V$2]*(1-[.$AO22])+[.V$102]*[.$AO22]" office:value-type="float" office:value="111.076884921649" calcext:value-type="float">
            <text:p>111.076884921649</text:p>
          </table:table-cell>
          <table:table-cell table:formula="of:=[.W$2]*[.$AP22]+[.W$102]*(1-ABS([.$AP22]))" office:value-type="float" office:value="0" calcext:value-type="float">
            <text:p>0</text:p>
          </table:table-cell>
          <table:table-cell table:formula="of:=[.X$2]*(1-[.$AO22])+[.X$102]*[.$AO22]" office:value-type="float" office:value="122.153769843298" calcext:value-type="float">
            <text:p>122.153769843298</text:p>
          </table:table-cell>
          <table:table-cell table:formula="of:=[.Y$2]*[.$AP22]+[.Y$102]*(1-ABS([.$AP22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21]+0.01" office:value-type="float" office:value="0.2" calcext:value-type="float">
            <text:p>0.2</text:p>
          </table:table-cell>
          <table:table-cell table:formula="of:=0.5+([.AM22]-0.5)^3*4" office:value-type="float" office:value="0.392" calcext:value-type="float">
            <text:p>0.392</text:p>
          </table:table-cell>
          <table:table-cell table:formula="of:=(1-COS([.AN22]*2*PI()))/2" office:value-type="float" office:value="0.889231150783512" calcext:value-type="float">
            <text:p>0.889231150783512</text:p>
          </table:table-cell>
          <table:table-cell table:formula="of:=COS([.AN22]*PI())" office:value-type="float" office:value="0.332819544522986" calcext:value-type="float">
            <text:p>0.33281954452298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23])+[.F$102]*[.$AO23]" office:value-type="float" office:value="0" calcext:value-type="float">
            <text:p>0</text:p>
          </table:table-cell>
          <table:table-cell table:formula="of:=[.G$2]*[.$AP23]+[.G$102]*(1-ABS([.$AP23]))" office:value-type="float" office:value="0" calcext:value-type="float">
            <text:p>0</text:p>
          </table:table-cell>
          <table:table-cell table:formula="of:=[.H$2]*(1-[.$AO23])+[.H$102]*[.$AO23]" office:value-type="float" office:value="9.10263268154507" calcext:value-type="float">
            <text:p>9.10263268154507</text:p>
          </table:table-cell>
          <table:table-cell table:formula="of:=[.I$2]*[.$AP23]+[.I$102]*(1-ABS([.$AP23]))" office:value-type="float" office:value="0" calcext:value-type="float">
            <text:p>0</text:p>
          </table:table-cell>
          <table:table-cell table:formula="of:=[.J$2]*(1-[.$AO23])+[.J$102]*[.$AO23]" office:value-type="float" office:value="54.5513163407725" calcext:value-type="float">
            <text:p>54.5513163407725</text:p>
          </table:table-cell>
          <table:table-cell table:formula="of:=[.K$2]*[.$AP23]+[.K$102]*(1-ABS([.$AP23]))" office:value-type="float" office:value="-10.0125587401136" calcext:value-type="float">
            <text:p>-10.0125587401136</text:p>
          </table:table-cell>
          <table:table-cell table:formula="of:=[.L$2]*(1-[.$AO23])+[.L$102]*[.$AO23]" office:value-type="float" office:value="63.6539490223176" calcext:value-type="float">
            <text:p>63.6539490223176</text:p>
          </table:table-cell>
          <table:table-cell table:formula="of:=[.M$2]*[.$AP23]+[.M$102]*(1-ABS([.$AP23]))" office:value-type="float" office:value="-10.0125587401136" calcext:value-type="float">
            <text:p>-10.0125587401136</text:p>
          </table:table-cell>
          <table:table-cell table:formula="of:=[.N$2]*(1-[.$AO23])+[.N$102]*[.$AO23]" office:value-type="float" office:value="63.6539490223176" calcext:value-type="float">
            <text:p>63.6539490223176</text:p>
          </table:table-cell>
          <table:table-cell table:formula="of:=[.O$2]*[.$AP23]+[.O$102]*(1-ABS([.$AP23]))" office:value-type="float" office:value="20.1580108294936" calcext:value-type="float">
            <text:p>20.1580108294936</text:p>
          </table:table-cell>
          <table:table-cell table:formula="of:=[.P$2]*(1-[.$AO23])+[.P$102]*[.$AO23]" office:value-type="float" office:value="54.5513163407725" calcext:value-type="float">
            <text:p>54.5513163407725</text:p>
          </table:table-cell>
          <table:table-cell table:formula="of:=[.Q$2]*[.$AP23]+[.Q$102]*(1-ABS([.$AP23]))" office:value-type="float" office:value="-20.1580108294936" calcext:value-type="float">
            <text:p>-20.1580108294936</text:p>
          </table:table-cell>
          <table:table-cell table:formula="of:=[.R$2]*(1-[.$AO23])+[.R$102]*[.$AO23]" office:value-type="float" office:value="54.5513163407725" calcext:value-type="float">
            <text:p>54.5513163407725</text:p>
          </table:table-cell>
          <table:table-cell table:formula="of:=[.S$2]*[.$AP23]+[.S$102]*(1-ABS([.$AP23]))" office:value-type="float" office:value="10.0125587401136" calcext:value-type="float">
            <text:p>10.0125587401136</text:p>
          </table:table-cell>
          <table:table-cell table:formula="of:=[.T$2]*(1-[.$AO23])+[.T$102]*[.$AO23]" office:value-type="float" office:value="63.6539490223176" calcext:value-type="float">
            <text:p>63.6539490223176</text:p>
          </table:table-cell>
          <table:table-cell table:formula="of:=[.U$2]*[.$AP23]+[.U$102]*(1-ABS([.$AP23]))" office:value-type="float" office:value="10.0125587401136" calcext:value-type="float">
            <text:p>10.0125587401136</text:p>
          </table:table-cell>
          <table:table-cell table:formula="of:=[.V$2]*(1-[.$AO23])+[.V$102]*[.$AO23]" office:value-type="float" office:value="109.102632681545" calcext:value-type="float">
            <text:p>109.102632681545</text:p>
          </table:table-cell>
          <table:table-cell table:formula="of:=[.W$2]*[.$AP23]+[.W$102]*(1-ABS([.$AP23]))" office:value-type="float" office:value="0" calcext:value-type="float">
            <text:p>0</text:p>
          </table:table-cell>
          <table:table-cell table:formula="of:=[.X$2]*(1-[.$AO23])+[.X$102]*[.$AO23]" office:value-type="float" office:value="118.20526536309" calcext:value-type="float">
            <text:p>118.20526536309</text:p>
          </table:table-cell>
          <table:table-cell table:formula="of:=[.Y$2]*[.$AP23]+[.Y$102]*(1-ABS([.$AP23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22]+0.01" office:value-type="float" office:value="0.21" calcext:value-type="float">
            <text:p>0.21</text:p>
          </table:table-cell>
          <table:table-cell table:formula="of:=0.5+([.AM23]-0.5)^3*4" office:value-type="float" office:value="0.402444" calcext:value-type="float">
            <text:p>0.402444</text:p>
          </table:table-cell>
          <table:table-cell table:formula="of:=(1-COS([.AN23]*2*PI()))/2" office:value-type="float" office:value="0.908973673184549" calcext:value-type="float">
            <text:p>0.908973673184549</text:p>
          </table:table-cell>
          <table:table-cell table:formula="of:=COS([.AN23]*PI())" office:value-type="float" office:value="0.301705695696072" calcext:value-type="float">
            <text:p>0.30170569569607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24])+[.F$102]*[.$AO24]" office:value-type="float" office:value="0" calcext:value-type="float">
            <text:p>0</text:p>
          </table:table-cell>
          <table:table-cell table:formula="of:=[.G$2]*[.$AP24]+[.G$102]*(1-ABS([.$AP24]))" office:value-type="float" office:value="0" calcext:value-type="float">
            <text:p>0</text:p>
          </table:table-cell>
          <table:table-cell table:formula="of:=[.H$2]*(1-[.$AO24])+[.H$102]*[.$AO24]" office:value-type="float" office:value="7.41862909256172" calcext:value-type="float">
            <text:p>7.41862909256172</text:p>
          </table:table-cell>
          <table:table-cell table:formula="of:=[.I$2]*[.$AP24]+[.I$102]*(1-ABS([.$AP24]))" office:value-type="float" office:value="0" calcext:value-type="float">
            <text:p>0</text:p>
          </table:table-cell>
          <table:table-cell table:formula="of:=[.J$2]*(1-[.$AO24])+[.J$102]*[.$AO24]" office:value-type="float" office:value="53.7093145462809" calcext:value-type="float">
            <text:p>53.7093145462809</text:p>
          </table:table-cell>
          <table:table-cell table:formula="of:=[.K$2]*[.$AP24]+[.K$102]*(1-ABS([.$AP24]))" office:value-type="float" office:value="-6.23234773999701" calcext:value-type="float">
            <text:p>-6.23234773999701</text:p>
          </table:table-cell>
          <table:table-cell table:formula="of:=[.L$2]*(1-[.$AO24])+[.L$102]*[.$AO24]" office:value-type="float" office:value="61.1279436388426" calcext:value-type="float">
            <text:p>61.1279436388426</text:p>
          </table:table-cell>
          <table:table-cell table:formula="of:=[.M$2]*[.$AP24]+[.M$102]*(1-ABS([.$AP24]))" office:value-type="float" office:value="-6.23234773999701" calcext:value-type="float">
            <text:p>-6.23234773999701</text:p>
          </table:table-cell>
          <table:table-cell table:formula="of:=[.N$2]*(1-[.$AO24])+[.N$102]*[.$AO24]" office:value-type="float" office:value="61.1279436388426" calcext:value-type="float">
            <text:p>61.1279436388426</text:p>
          </table:table-cell>
          <table:table-cell table:formula="of:=[.O$2]*[.$AP24]+[.O$102]*(1-ABS([.$AP24]))" office:value-type="float" office:value="21.0048127077474" calcext:value-type="float">
            <text:p>21.0048127077474</text:p>
          </table:table-cell>
          <table:table-cell table:formula="of:=[.P$2]*(1-[.$AO24])+[.P$102]*[.$AO24]" office:value-type="float" office:value="53.7093145462809" calcext:value-type="float">
            <text:p>53.7093145462809</text:p>
          </table:table-cell>
          <table:table-cell table:formula="of:=[.Q$2]*[.$AP24]+[.Q$102]*(1-ABS([.$AP24]))" office:value-type="float" office:value="-21.0048127077474" calcext:value-type="float">
            <text:p>-21.0048127077474</text:p>
          </table:table-cell>
          <table:table-cell table:formula="of:=[.R$2]*(1-[.$AO24])+[.R$102]*[.$AO24]" office:value-type="float" office:value="53.7093145462809" calcext:value-type="float">
            <text:p>53.7093145462809</text:p>
          </table:table-cell>
          <table:table-cell table:formula="of:=[.S$2]*[.$AP24]+[.S$102]*(1-ABS([.$AP24]))" office:value-type="float" office:value="6.23234773999701" calcext:value-type="float">
            <text:p>6.23234773999701</text:p>
          </table:table-cell>
          <table:table-cell table:formula="of:=[.T$2]*(1-[.$AO24])+[.T$102]*[.$AO24]" office:value-type="float" office:value="61.1279436388426" calcext:value-type="float">
            <text:p>61.1279436388426</text:p>
          </table:table-cell>
          <table:table-cell table:formula="of:=[.U$2]*[.$AP24]+[.U$102]*(1-ABS([.$AP24]))" office:value-type="float" office:value="6.23234773999701" calcext:value-type="float">
            <text:p>6.23234773999701</text:p>
          </table:table-cell>
          <table:table-cell table:formula="of:=[.V$2]*(1-[.$AO24])+[.V$102]*[.$AO24]" office:value-type="float" office:value="107.418629092562" calcext:value-type="float">
            <text:p>107.418629092562</text:p>
          </table:table-cell>
          <table:table-cell table:formula="of:=[.W$2]*[.$AP24]+[.W$102]*(1-ABS([.$AP24]))" office:value-type="float" office:value="0" calcext:value-type="float">
            <text:p>0</text:p>
          </table:table-cell>
          <table:table-cell table:formula="of:=[.X$2]*(1-[.$AO24])+[.X$102]*[.$AO24]" office:value-type="float" office:value="114.837258185123" calcext:value-type="float">
            <text:p>114.837258185123</text:p>
          </table:table-cell>
          <table:table-cell table:formula="of:=[.Y$2]*[.$AP24]+[.Y$102]*(1-ABS([.$AP24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23]+0.01" office:value-type="float" office:value="0.22" calcext:value-type="float">
            <text:p>0.22</text:p>
          </table:table-cell>
          <table:table-cell table:formula="of:=0.5+([.AM24]-0.5)^3*4" office:value-type="float" office:value="0.412192" calcext:value-type="float">
            <text:p>0.412192</text:p>
          </table:table-cell>
          <table:table-cell table:formula="of:=(1-COS([.AN24]*2*PI()))/2" office:value-type="float" office:value="0.925813709074383" calcext:value-type="float">
            <text:p>0.925813709074383</text:p>
          </table:table-cell>
          <table:table-cell table:formula="of:=COS([.AN24]*PI())" office:value-type="float" office:value="0.272371604477444" calcext:value-type="float">
            <text:p>0.27237160447744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25])+[.F$102]*[.$AO25]" office:value-type="float" office:value="0" calcext:value-type="float">
            <text:p>0</text:p>
          </table:table-cell>
          <table:table-cell table:formula="of:=[.G$2]*[.$AP25]+[.G$102]*(1-ABS([.$AP25]))" office:value-type="float" office:value="0" calcext:value-type="float">
            <text:p>0</text:p>
          </table:table-cell>
          <table:table-cell table:formula="of:=[.H$2]*(1-[.$AO25])+[.H$102]*[.$AO25]" office:value-type="float" office:value="5.99415011724884" calcext:value-type="float">
            <text:p>5.99415011724884</text:p>
          </table:table-cell>
          <table:table-cell table:formula="of:=[.I$2]*[.$AP25]+[.I$102]*(1-ABS([.$AP25]))" office:value-type="float" office:value="0" calcext:value-type="float">
            <text:p>0</text:p>
          </table:table-cell>
          <table:table-cell table:formula="of:=[.J$2]*(1-[.$AO25])+[.J$102]*[.$AO25]" office:value-type="float" office:value="52.9970750586244" calcext:value-type="float">
            <text:p>52.9970750586244</text:p>
          </table:table-cell>
          <table:table-cell table:formula="of:=[.K$2]*[.$AP25]+[.K$102]*(1-ABS([.$AP25]))" office:value-type="float" office:value="-2.68307009218343" calcext:value-type="float">
            <text:p>-2.68307009218343</text:p>
          </table:table-cell>
          <table:table-cell table:formula="of:=[.L$2]*(1-[.$AO25])+[.L$102]*[.$AO25]" office:value-type="float" office:value="58.9912251758733" calcext:value-type="float">
            <text:p>58.9912251758733</text:p>
          </table:table-cell>
          <table:table-cell table:formula="of:=[.M$2]*[.$AP25]+[.M$102]*(1-ABS([.$AP25]))" office:value-type="float" office:value="-2.68307009218343" calcext:value-type="float">
            <text:p>-2.68307009218343</text:p>
          </table:table-cell>
          <table:table-cell table:formula="of:=[.N$2]*(1-[.$AO25])+[.N$102]*[.$AO25]" office:value-type="float" office:value="58.9912251758733" calcext:value-type="float">
            <text:p>58.9912251758733</text:p>
          </table:table-cell>
          <table:table-cell table:formula="of:=[.O$2]*[.$AP25]+[.O$102]*(1-ABS([.$AP25]))" office:value-type="float" office:value="21.7998834004997" calcext:value-type="float">
            <text:p>21.7998834004997</text:p>
          </table:table-cell>
          <table:table-cell table:formula="of:=[.P$2]*(1-[.$AO25])+[.P$102]*[.$AO25]" office:value-type="float" office:value="52.9970750586244" calcext:value-type="float">
            <text:p>52.9970750586244</text:p>
          </table:table-cell>
          <table:table-cell table:formula="of:=[.Q$2]*[.$AP25]+[.Q$102]*(1-ABS([.$AP25]))" office:value-type="float" office:value="-21.7998834004997" calcext:value-type="float">
            <text:p>-21.7998834004997</text:p>
          </table:table-cell>
          <table:table-cell table:formula="of:=[.R$2]*(1-[.$AO25])+[.R$102]*[.$AO25]" office:value-type="float" office:value="52.9970750586244" calcext:value-type="float">
            <text:p>52.9970750586244</text:p>
          </table:table-cell>
          <table:table-cell table:formula="of:=[.S$2]*[.$AP25]+[.S$102]*(1-ABS([.$AP25]))" office:value-type="float" office:value="2.68307009218343" calcext:value-type="float">
            <text:p>2.68307009218343</text:p>
          </table:table-cell>
          <table:table-cell table:formula="of:=[.T$2]*(1-[.$AO25])+[.T$102]*[.$AO25]" office:value-type="float" office:value="58.9912251758733" calcext:value-type="float">
            <text:p>58.9912251758733</text:p>
          </table:table-cell>
          <table:table-cell table:formula="of:=[.U$2]*[.$AP25]+[.U$102]*(1-ABS([.$AP25]))" office:value-type="float" office:value="2.68307009218343" calcext:value-type="float">
            <text:p>2.68307009218343</text:p>
          </table:table-cell>
          <table:table-cell table:formula="of:=[.V$2]*(1-[.$AO25])+[.V$102]*[.$AO25]" office:value-type="float" office:value="105.994150117249" calcext:value-type="float">
            <text:p>105.994150117249</text:p>
          </table:table-cell>
          <table:table-cell table:formula="of:=[.W$2]*[.$AP25]+[.W$102]*(1-ABS([.$AP25]))" office:value-type="float" office:value="0" calcext:value-type="float">
            <text:p>0</text:p>
          </table:table-cell>
          <table:table-cell table:formula="of:=[.X$2]*(1-[.$AO25])+[.X$102]*[.$AO25]" office:value-type="float" office:value="111.988300234498" calcext:value-type="float">
            <text:p>111.988300234498</text:p>
          </table:table-cell>
          <table:table-cell table:formula="of:=[.Y$2]*[.$AP25]+[.Y$102]*(1-ABS([.$AP25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24]+0.01" office:value-type="float" office:value="0.23" calcext:value-type="float">
            <text:p>0.23</text:p>
          </table:table-cell>
          <table:table-cell table:formula="of:=0.5+([.AM25]-0.5)^3*4" office:value-type="float" office:value="0.421268" calcext:value-type="float">
            <text:p>0.421268</text:p>
          </table:table-cell>
          <table:table-cell table:formula="of:=(1-COS([.AN25]*2*PI()))/2" office:value-type="float" office:value="0.940058498827512" calcext:value-type="float">
            <text:p>0.940058498827512</text:p>
          </table:table-cell>
          <table:table-cell table:formula="of:=COS([.AN25]*PI())" office:value-type="float" office:value="0.244829534926831" calcext:value-type="float">
            <text:p>0.2448295349268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26])+[.F$102]*[.$AO26]" office:value-type="float" office:value="0" calcext:value-type="float">
            <text:p>0</text:p>
          </table:table-cell>
          <table:table-cell table:formula="of:=[.G$2]*[.$AP26]+[.G$102]*(1-ABS([.$AP26]))" office:value-type="float" office:value="0" calcext:value-type="float">
            <text:p>0</text:p>
          </table:table-cell>
          <table:table-cell table:formula="of:=[.H$2]*(1-[.$AO26])+[.H$102]*[.$AO26]" office:value-type="float" office:value="4.79939368494049" calcext:value-type="float">
            <text:p>4.79939368494049</text:p>
          </table:table-cell>
          <table:table-cell table:formula="of:=[.I$2]*[.$AP26]+[.I$102]*(1-ABS([.$AP26]))" office:value-type="float" office:value="0" calcext:value-type="float">
            <text:p>0</text:p>
          </table:table-cell>
          <table:table-cell table:formula="of:=[.J$2]*(1-[.$AO26])+[.J$102]*[.$AO26]" office:value-type="float" office:value="52.3996968424703" calcext:value-type="float">
            <text:p>52.3996968424703</text:p>
          </table:table-cell>
          <table:table-cell table:formula="of:=[.K$2]*[.$AP26]+[.K$102]*(1-ABS([.$AP26]))" office:value-type="float" office:value="0.635828548006504" calcext:value-type="float">
            <text:p>0.635828548006504</text:p>
          </table:table-cell>
          <table:table-cell table:formula="of:=[.L$2]*(1-[.$AO26])+[.L$102]*[.$AO26]" office:value-type="float" office:value="57.1990905274107" calcext:value-type="float">
            <text:p>57.1990905274107</text:p>
          </table:table-cell>
          <table:table-cell table:formula="of:=[.M$2]*[.$AP26]+[.M$102]*(1-ABS([.$AP26]))" office:value-type="float" office:value="0.635828548006504" calcext:value-type="float">
            <text:p>0.635828548006504</text:p>
          </table:table-cell>
          <table:table-cell table:formula="of:=[.N$2]*(1-[.$AO26])+[.N$102]*[.$AO26]" office:value-type="float" office:value="57.1990905274107" calcext:value-type="float">
            <text:p>57.1990905274107</text:p>
          </table:table-cell>
          <table:table-cell table:formula="of:=[.O$2]*[.$AP26]+[.O$102]*(1-ABS([.$AP26]))" office:value-type="float" office:value="22.5433470860347" calcext:value-type="float">
            <text:p>22.5433470860347</text:p>
          </table:table-cell>
          <table:table-cell table:formula="of:=[.P$2]*(1-[.$AO26])+[.P$102]*[.$AO26]" office:value-type="float" office:value="52.3996968424703" calcext:value-type="float">
            <text:p>52.3996968424703</text:p>
          </table:table-cell>
          <table:table-cell table:formula="of:=[.Q$2]*[.$AP26]+[.Q$102]*(1-ABS([.$AP26]))" office:value-type="float" office:value="-22.5433470860347" calcext:value-type="float">
            <text:p>-22.5433470860347</text:p>
          </table:table-cell>
          <table:table-cell table:formula="of:=[.R$2]*(1-[.$AO26])+[.R$102]*[.$AO26]" office:value-type="float" office:value="52.3996968424703" calcext:value-type="float">
            <text:p>52.3996968424703</text:p>
          </table:table-cell>
          <table:table-cell table:formula="of:=[.S$2]*[.$AP26]+[.S$102]*(1-ABS([.$AP26]))" office:value-type="float" office:value="-0.635828548006504" calcext:value-type="float">
            <text:p>-0.635828548006504</text:p>
          </table:table-cell>
          <table:table-cell table:formula="of:=[.T$2]*(1-[.$AO26])+[.T$102]*[.$AO26]" office:value-type="float" office:value="57.1990905274107" calcext:value-type="float">
            <text:p>57.1990905274107</text:p>
          </table:table-cell>
          <table:table-cell table:formula="of:=[.U$2]*[.$AP26]+[.U$102]*(1-ABS([.$AP26]))" office:value-type="float" office:value="-0.635828548006504" calcext:value-type="float">
            <text:p>-0.635828548006504</text:p>
          </table:table-cell>
          <table:table-cell table:formula="of:=[.V$2]*(1-[.$AO26])+[.V$102]*[.$AO26]" office:value-type="float" office:value="104.799393684941" calcext:value-type="float">
            <text:p>104.799393684941</text:p>
          </table:table-cell>
          <table:table-cell table:formula="of:=[.W$2]*[.$AP26]+[.W$102]*(1-ABS([.$AP26]))" office:value-type="float" office:value="0" calcext:value-type="float">
            <text:p>0</text:p>
          </table:table-cell>
          <table:table-cell table:formula="of:=[.X$2]*(1-[.$AO26])+[.X$102]*[.$AO26]" office:value-type="float" office:value="109.598787369881" calcext:value-type="float">
            <text:p>109.598787369881</text:p>
          </table:table-cell>
          <table:table-cell table:formula="of:=[.Y$2]*[.$AP26]+[.Y$102]*(1-ABS([.$AP26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25]+0.01" office:value-type="float" office:value="0.24" calcext:value-type="float">
            <text:p>0.24</text:p>
          </table:table-cell>
          <table:table-cell table:formula="of:=0.5+([.AM26]-0.5)^3*4" office:value-type="float" office:value="0.429696" calcext:value-type="float">
            <text:p>0.429696</text:p>
          </table:table-cell>
          <table:table-cell table:formula="of:=(1-COS([.AN26]*2*PI()))/2" office:value-type="float" office:value="0.952006063150595" calcext:value-type="float">
            <text:p>0.952006063150595</text:p>
          </table:table-cell>
          <table:table-cell table:formula="of:=COS([.AN26]*PI())" office:value-type="float" office:value="0.219075185380282" calcext:value-type="float">
            <text:p>0.2190751853802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27])+[.F$102]*[.$AO27]" office:value-type="float" office:value="0" calcext:value-type="float">
            <text:p>0</text:p>
          </table:table-cell>
          <table:table-cell table:formula="of:=[.G$2]*[.$AP27]+[.G$102]*(1-ABS([.$AP27]))" office:value-type="float" office:value="0" calcext:value-type="float">
            <text:p>0</text:p>
          </table:table-cell>
          <table:table-cell table:formula="of:=[.H$2]*(1-[.$AO27])+[.H$102]*[.$AO27]" office:value-type="float" office:value="3.80602337443565" calcext:value-type="float">
            <text:p>3.80602337443565</text:p>
          </table:table-cell>
          <table:table-cell table:formula="of:=[.I$2]*[.$AP27]+[.I$102]*(1-ABS([.$AP27]))" office:value-type="float" office:value="0" calcext:value-type="float">
            <text:p>0</text:p>
          </table:table-cell>
          <table:table-cell table:formula="of:=[.J$2]*(1-[.$AO27])+[.J$102]*[.$AO27]" office:value-type="float" office:value="51.9030116872178" calcext:value-type="float">
            <text:p>51.9030116872178</text:p>
          </table:table-cell>
          <table:table-cell table:formula="of:=[.K$2]*[.$AP27]+[.K$102]*(1-ABS([.$AP27]))" office:value-type="float" office:value="3.72669792758661" calcext:value-type="float">
            <text:p>3.72669792758661</text:p>
          </table:table-cell>
          <table:table-cell table:formula="of:=[.L$2]*(1-[.$AO27])+[.L$102]*[.$AO27]" office:value-type="float" office:value="55.7090350616535" calcext:value-type="float">
            <text:p>55.7090350616535</text:p>
          </table:table-cell>
          <table:table-cell table:formula="of:=[.M$2]*[.$AP27]+[.M$102]*(1-ABS([.$AP27]))" office:value-type="float" office:value="3.72669792758661" calcext:value-type="float">
            <text:p>3.72669792758661</text:p>
          </table:table-cell>
          <table:table-cell table:formula="of:=[.N$2]*(1-[.$AO27])+[.N$102]*[.$AO27]" office:value-type="float" office:value="55.7090350616535" calcext:value-type="float">
            <text:p>55.7090350616535</text:p>
          </table:table-cell>
          <table:table-cell table:formula="of:=[.O$2]*[.$AP27]+[.O$102]*(1-ABS([.$AP27]))" office:value-type="float" office:value="23.2357301291994" calcext:value-type="float">
            <text:p>23.2357301291994</text:p>
          </table:table-cell>
          <table:table-cell table:formula="of:=[.P$2]*(1-[.$AO27])+[.P$102]*[.$AO27]" office:value-type="float" office:value="51.9030116872178" calcext:value-type="float">
            <text:p>51.9030116872178</text:p>
          </table:table-cell>
          <table:table-cell table:formula="of:=[.Q$2]*[.$AP27]+[.Q$102]*(1-ABS([.$AP27]))" office:value-type="float" office:value="-23.2357301291994" calcext:value-type="float">
            <text:p>-23.2357301291994</text:p>
          </table:table-cell>
          <table:table-cell table:formula="of:=[.R$2]*(1-[.$AO27])+[.R$102]*[.$AO27]" office:value-type="float" office:value="51.9030116872178" calcext:value-type="float">
            <text:p>51.9030116872178</text:p>
          </table:table-cell>
          <table:table-cell table:formula="of:=[.S$2]*[.$AP27]+[.S$102]*(1-ABS([.$AP27]))" office:value-type="float" office:value="-3.72669792758661" calcext:value-type="float">
            <text:p>-3.72669792758661</text:p>
          </table:table-cell>
          <table:table-cell table:formula="of:=[.T$2]*(1-[.$AO27])+[.T$102]*[.$AO27]" office:value-type="float" office:value="55.7090350616535" calcext:value-type="float">
            <text:p>55.7090350616535</text:p>
          </table:table-cell>
          <table:table-cell table:formula="of:=[.U$2]*[.$AP27]+[.U$102]*(1-ABS([.$AP27]))" office:value-type="float" office:value="-3.72669792758661" calcext:value-type="float">
            <text:p>-3.72669792758661</text:p>
          </table:table-cell>
          <table:table-cell table:formula="of:=[.V$2]*(1-[.$AO27])+[.V$102]*[.$AO27]" office:value-type="float" office:value="103.806023374436" calcext:value-type="float">
            <text:p>103.806023374436</text:p>
          </table:table-cell>
          <table:table-cell table:formula="of:=[.W$2]*[.$AP27]+[.W$102]*(1-ABS([.$AP27]))" office:value-type="float" office:value="0" calcext:value-type="float">
            <text:p>0</text:p>
          </table:table-cell>
          <table:table-cell table:formula="of:=[.X$2]*(1-[.$AO27])+[.X$102]*[.$AO27]" office:value-type="float" office:value="107.612046748871" calcext:value-type="float">
            <text:p>107.612046748871</text:p>
          </table:table-cell>
          <table:table-cell table:formula="of:=[.Y$2]*[.$AP27]+[.Y$102]*(1-ABS([.$AP27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26]+0.01" office:value-type="float" office:value="0.25" calcext:value-type="float">
            <text:p>0.25</text:p>
          </table:table-cell>
          <table:table-cell table:formula="of:=0.5+([.AM27]-0.5)^3*4" office:value-type="float" office:value="0.4375" calcext:value-type="float">
            <text:p>0.4375</text:p>
          </table:table-cell>
          <table:table-cell table:formula="of:=(1-COS([.AN27]*2*PI()))/2" office:value-type="float" office:value="0.961939766255643" calcext:value-type="float">
            <text:p>0.961939766255643</text:p>
          </table:table-cell>
          <table:table-cell table:formula="of:=COS([.AN27]*PI())" office:value-type="float" office:value="0.195090322016128" calcext:value-type="float">
            <text:p>0.1950903220161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28])+[.F$102]*[.$AO28]" office:value-type="float" office:value="0" calcext:value-type="float">
            <text:p>0</text:p>
          </table:table-cell>
          <table:table-cell table:formula="of:=[.G$2]*[.$AP28]+[.G$102]*(1-ABS([.$AP28]))" office:value-type="float" office:value="0" calcext:value-type="float">
            <text:p>0</text:p>
          </table:table-cell>
          <table:table-cell table:formula="of:=[.H$2]*(1-[.$AO28])+[.H$102]*[.$AO28]" office:value-type="float" office:value="2.98754252161098" calcext:value-type="float">
            <text:p>2.98754252161098</text:p>
          </table:table-cell>
          <table:table-cell table:formula="of:=[.I$2]*[.$AP28]+[.I$102]*(1-ABS([.$AP28]))" office:value-type="float" office:value="0" calcext:value-type="float">
            <text:p>0</text:p>
          </table:table-cell>
          <table:table-cell table:formula="of:=[.J$2]*(1-[.$AO28])+[.J$102]*[.$AO28]" office:value-type="float" office:value="51.4937712608055" calcext:value-type="float">
            <text:p>51.4937712608055</text:p>
          </table:table-cell>
          <table:table-cell table:formula="of:=[.K$2]*[.$AP28]+[.K$102]*(1-ABS([.$AP28]))" office:value-type="float" office:value="6.59338533497454" calcext:value-type="float">
            <text:p>6.59338533497454</text:p>
          </table:table-cell>
          <table:table-cell table:formula="of:=[.L$2]*(1-[.$AO28])+[.L$102]*[.$AO28]" office:value-type="float" office:value="54.4813137824165" calcext:value-type="float">
            <text:p>54.4813137824165</text:p>
          </table:table-cell>
          <table:table-cell table:formula="of:=[.M$2]*[.$AP28]+[.M$102]*(1-ABS([.$AP28]))" office:value-type="float" office:value="6.59338533497454" calcext:value-type="float">
            <text:p>6.59338533497454</text:p>
          </table:table-cell>
          <table:table-cell table:formula="of:=[.N$2]*(1-[.$AO28])+[.N$102]*[.$AO28]" office:value-type="float" office:value="54.4813137824165" calcext:value-type="float">
            <text:p>54.4813137824165</text:p>
          </table:table-cell>
          <table:table-cell table:formula="of:=[.O$2]*[.$AP28]+[.O$102]*(1-ABS([.$AP28]))" office:value-type="float" office:value="23.8778943578278" calcext:value-type="float">
            <text:p>23.8778943578278</text:p>
          </table:table-cell>
          <table:table-cell table:formula="of:=[.P$2]*(1-[.$AO28])+[.P$102]*[.$AO28]" office:value-type="float" office:value="51.4937712608055" calcext:value-type="float">
            <text:p>51.4937712608055</text:p>
          </table:table-cell>
          <table:table-cell table:formula="of:=[.Q$2]*[.$AP28]+[.Q$102]*(1-ABS([.$AP28]))" office:value-type="float" office:value="-23.8778943578278" calcext:value-type="float">
            <text:p>-23.8778943578278</text:p>
          </table:table-cell>
          <table:table-cell table:formula="of:=[.R$2]*(1-[.$AO28])+[.R$102]*[.$AO28]" office:value-type="float" office:value="51.4937712608055" calcext:value-type="float">
            <text:p>51.4937712608055</text:p>
          </table:table-cell>
          <table:table-cell table:formula="of:=[.S$2]*[.$AP28]+[.S$102]*(1-ABS([.$AP28]))" office:value-type="float" office:value="-6.59338533497454" calcext:value-type="float">
            <text:p>-6.59338533497454</text:p>
          </table:table-cell>
          <table:table-cell table:formula="of:=[.T$2]*(1-[.$AO28])+[.T$102]*[.$AO28]" office:value-type="float" office:value="54.4813137824165" calcext:value-type="float">
            <text:p>54.4813137824165</text:p>
          </table:table-cell>
          <table:table-cell table:formula="of:=[.U$2]*[.$AP28]+[.U$102]*(1-ABS([.$AP28]))" office:value-type="float" office:value="-6.59338533497454" calcext:value-type="float">
            <text:p>-6.59338533497454</text:p>
          </table:table-cell>
          <table:table-cell table:formula="of:=[.V$2]*(1-[.$AO28])+[.V$102]*[.$AO28]" office:value-type="float" office:value="102.987542521611" calcext:value-type="float">
            <text:p>102.987542521611</text:p>
          </table:table-cell>
          <table:table-cell table:formula="of:=[.W$2]*[.$AP28]+[.W$102]*(1-ABS([.$AP28]))" office:value-type="float" office:value="0" calcext:value-type="float">
            <text:p>0</text:p>
          </table:table-cell>
          <table:table-cell table:formula="of:=[.X$2]*(1-[.$AO28])+[.X$102]*[.$AO28]" office:value-type="float" office:value="105.975085043222" calcext:value-type="float">
            <text:p>105.975085043222</text:p>
          </table:table-cell>
          <table:table-cell table:formula="of:=[.Y$2]*[.$AP28]+[.Y$102]*(1-ABS([.$AP28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27]+0.01" office:value-type="float" office:value="0.26" calcext:value-type="float">
            <text:p>0.26</text:p>
          </table:table-cell>
          <table:table-cell table:formula="of:=0.5+([.AM28]-0.5)^3*4" office:value-type="float" office:value="0.444704" calcext:value-type="float">
            <text:p>0.444704</text:p>
          </table:table-cell>
          <table:table-cell table:formula="of:=(1-COS([.AN28]*2*PI()))/2" office:value-type="float" office:value="0.97012457478389" calcext:value-type="float">
            <text:p>0.97012457478389</text:p>
          </table:table-cell>
          <table:table-cell table:formula="of:=COS([.AN28]*PI())" office:value-type="float" office:value="0.172845090228533" calcext:value-type="float">
            <text:p>0.1728450902285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29])+[.F$102]*[.$AO29]" office:value-type="float" office:value="0" calcext:value-type="float">
            <text:p>0</text:p>
          </table:table-cell>
          <table:table-cell table:formula="of:=[.G$2]*[.$AP29]+[.G$102]*(1-ABS([.$AP29]))" office:value-type="float" office:value="0" calcext:value-type="float">
            <text:p>0</text:p>
          </table:table-cell>
          <table:table-cell table:formula="of:=[.H$2]*(1-[.$AO29])+[.H$102]*[.$AO29]" office:value-type="float" office:value="2.3195297744165" calcext:value-type="float">
            <text:p>2.3195297744165</text:p>
          </table:table-cell>
          <table:table-cell table:formula="of:=[.I$2]*[.$AP29]+[.I$102]*(1-ABS([.$AP29]))" office:value-type="float" office:value="0" calcext:value-type="float">
            <text:p>0</text:p>
          </table:table-cell>
          <table:table-cell table:formula="of:=[.J$2]*(1-[.$AO29])+[.J$102]*[.$AO29]" office:value-type="float" office:value="51.1597648872082" calcext:value-type="float">
            <text:p>51.1597648872082</text:p>
          </table:table-cell>
          <table:table-cell table:formula="of:=[.K$2]*[.$AP29]+[.K$102]*(1-ABS([.$AP29]))" office:value-type="float" office:value="9.24097647366681" calcext:value-type="float">
            <text:p>9.24097647366681</text:p>
          </table:table-cell>
          <table:table-cell table:formula="of:=[.L$2]*(1-[.$AO29])+[.L$102]*[.$AO29]" office:value-type="float" office:value="53.4792946616247" calcext:value-type="float">
            <text:p>53.4792946616247</text:p>
          </table:table-cell>
          <table:table-cell table:formula="of:=[.M$2]*[.$AP29]+[.M$102]*(1-ABS([.$AP29]))" office:value-type="float" office:value="9.24097647366681" calcext:value-type="float">
            <text:p>9.24097647366681</text:p>
          </table:table-cell>
          <table:table-cell table:formula="of:=[.N$2]*(1-[.$AO29])+[.N$102]*[.$AO29]" office:value-type="float" office:value="53.4792946616247" calcext:value-type="float">
            <text:p>53.4792946616247</text:p>
          </table:table-cell>
          <table:table-cell table:formula="of:=[.O$2]*[.$AP29]+[.O$102]*(1-ABS([.$AP29]))" office:value-type="float" office:value="24.4709790160714" calcext:value-type="float">
            <text:p>24.4709790160714</text:p>
          </table:table-cell>
          <table:table-cell table:formula="of:=[.P$2]*(1-[.$AO29])+[.P$102]*[.$AO29]" office:value-type="float" office:value="51.1597648872082" calcext:value-type="float">
            <text:p>51.1597648872082</text:p>
          </table:table-cell>
          <table:table-cell table:formula="of:=[.Q$2]*[.$AP29]+[.Q$102]*(1-ABS([.$AP29]))" office:value-type="float" office:value="-24.4709790160714" calcext:value-type="float">
            <text:p>-24.4709790160714</text:p>
          </table:table-cell>
          <table:table-cell table:formula="of:=[.R$2]*(1-[.$AO29])+[.R$102]*[.$AO29]" office:value-type="float" office:value="51.1597648872082" calcext:value-type="float">
            <text:p>51.1597648872082</text:p>
          </table:table-cell>
          <table:table-cell table:formula="of:=[.S$2]*[.$AP29]+[.S$102]*(1-ABS([.$AP29]))" office:value-type="float" office:value="-9.24097647366681" calcext:value-type="float">
            <text:p>-9.24097647366681</text:p>
          </table:table-cell>
          <table:table-cell table:formula="of:=[.T$2]*(1-[.$AO29])+[.T$102]*[.$AO29]" office:value-type="float" office:value="53.4792946616247" calcext:value-type="float">
            <text:p>53.4792946616247</text:p>
          </table:table-cell>
          <table:table-cell table:formula="of:=[.U$2]*[.$AP29]+[.U$102]*(1-ABS([.$AP29]))" office:value-type="float" office:value="-9.24097647366681" calcext:value-type="float">
            <text:p>-9.24097647366681</text:p>
          </table:table-cell>
          <table:table-cell table:formula="of:=[.V$2]*(1-[.$AO29])+[.V$102]*[.$AO29]" office:value-type="float" office:value="102.319529774417" calcext:value-type="float">
            <text:p>102.319529774417</text:p>
          </table:table-cell>
          <table:table-cell table:formula="of:=[.W$2]*[.$AP29]+[.W$102]*(1-ABS([.$AP29]))" office:value-type="float" office:value="0" calcext:value-type="float">
            <text:p>0</text:p>
          </table:table-cell>
          <table:table-cell table:formula="of:=[.X$2]*(1-[.$AO29])+[.X$102]*[.$AO29]" office:value-type="float" office:value="104.639059548833" calcext:value-type="float">
            <text:p>104.639059548833</text:p>
          </table:table-cell>
          <table:table-cell table:formula="of:=[.Y$2]*[.$AP29]+[.Y$102]*(1-ABS([.$AP29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28]+0.01" office:value-type="float" office:value="0.27" calcext:value-type="float">
            <text:p>0.27</text:p>
          </table:table-cell>
          <table:table-cell table:formula="of:=0.5+([.AM29]-0.5)^3*4" office:value-type="float" office:value="0.451332" calcext:value-type="float">
            <text:p>0.451332</text:p>
          </table:table-cell>
          <table:table-cell table:formula="of:=(1-COS([.AN29]*2*PI()))/2" office:value-type="float" office:value="0.976804702255835" calcext:value-type="float">
            <text:p>0.976804702255835</text:p>
          </table:table-cell>
          <table:table-cell table:formula="of:=COS([.AN29]*PI())" office:value-type="float" office:value="0.152300025424046" calcext:value-type="float">
            <text:p>0.1523000254240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30])+[.F$102]*[.$AO30]" office:value-type="float" office:value="0" calcext:value-type="float">
            <text:p>0</text:p>
          </table:table-cell>
          <table:table-cell table:formula="of:=[.G$2]*[.$AP30]+[.G$102]*(1-ABS([.$AP30]))" office:value-type="float" office:value="0" calcext:value-type="float">
            <text:p>0</text:p>
          </table:table-cell>
          <table:table-cell table:formula="of:=[.H$2]*(1-[.$AO30])+[.H$102]*[.$AO30]" office:value-type="float" office:value="1.77976376528829" calcext:value-type="float">
            <text:p>1.77976376528829</text:p>
          </table:table-cell>
          <table:table-cell table:formula="of:=[.I$2]*[.$AP30]+[.I$102]*(1-ABS([.$AP30]))" office:value-type="float" office:value="0" calcext:value-type="float">
            <text:p>0</text:p>
          </table:table-cell>
          <table:table-cell table:formula="of:=[.J$2]*(1-[.$AO30])+[.J$102]*[.$AO30]" office:value-type="float" office:value="50.8898818826441" calcext:value-type="float">
            <text:p>50.8898818826441</text:p>
          </table:table-cell>
          <table:table-cell table:formula="of:=[.K$2]*[.$AP30]+[.K$102]*(1-ABS([.$AP30]))" office:value-type="float" office:value="11.6755719988061" calcext:value-type="float">
            <text:p>11.6755719988061</text:p>
          </table:table-cell>
          <table:table-cell table:formula="of:=[.L$2]*(1-[.$AO30])+[.L$102]*[.$AO30]" office:value-type="float" office:value="52.6696456479324" calcext:value-type="float">
            <text:p>52.6696456479324</text:p>
          </table:table-cell>
          <table:table-cell table:formula="of:=[.M$2]*[.$AP30]+[.M$102]*(1-ABS([.$AP30]))" office:value-type="float" office:value="11.6755719988061" calcext:value-type="float">
            <text:p>11.6755719988061</text:p>
          </table:table-cell>
          <table:table-cell table:formula="of:=[.N$2]*(1-[.$AO30])+[.N$102]*[.$AO30]" office:value-type="float" office:value="52.6696456479324" calcext:value-type="float">
            <text:p>52.6696456479324</text:p>
          </table:table-cell>
          <table:table-cell table:formula="of:=[.O$2]*[.$AP30]+[.O$102]*(1-ABS([.$AP30]))" office:value-type="float" office:value="25.0163507065438" calcext:value-type="float">
            <text:p>25.0163507065438</text:p>
          </table:table-cell>
          <table:table-cell table:formula="of:=[.P$2]*(1-[.$AO30])+[.P$102]*[.$AO30]" office:value-type="float" office:value="50.8898818826441" calcext:value-type="float">
            <text:p>50.8898818826441</text:p>
          </table:table-cell>
          <table:table-cell table:formula="of:=[.Q$2]*[.$AP30]+[.Q$102]*(1-ABS([.$AP30]))" office:value-type="float" office:value="-25.0163507065438" calcext:value-type="float">
            <text:p>-25.0163507065438</text:p>
          </table:table-cell>
          <table:table-cell table:formula="of:=[.R$2]*(1-[.$AO30])+[.R$102]*[.$AO30]" office:value-type="float" office:value="50.8898818826441" calcext:value-type="float">
            <text:p>50.8898818826441</text:p>
          </table:table-cell>
          <table:table-cell table:formula="of:=[.S$2]*[.$AP30]+[.S$102]*(1-ABS([.$AP30]))" office:value-type="float" office:value="-11.6755719988061" calcext:value-type="float">
            <text:p>-11.6755719988061</text:p>
          </table:table-cell>
          <table:table-cell table:formula="of:=[.T$2]*(1-[.$AO30])+[.T$102]*[.$AO30]" office:value-type="float" office:value="52.6696456479324" calcext:value-type="float">
            <text:p>52.6696456479324</text:p>
          </table:table-cell>
          <table:table-cell table:formula="of:=[.U$2]*[.$AP30]+[.U$102]*(1-ABS([.$AP30]))" office:value-type="float" office:value="-11.6755719988061" calcext:value-type="float">
            <text:p>-11.6755719988061</text:p>
          </table:table-cell>
          <table:table-cell table:formula="of:=[.V$2]*(1-[.$AO30])+[.V$102]*[.$AO30]" office:value-type="float" office:value="101.779763765288" calcext:value-type="float">
            <text:p>101.779763765288</text:p>
          </table:table-cell>
          <table:table-cell table:formula="of:=[.W$2]*[.$AP30]+[.W$102]*(1-ABS([.$AP30]))" office:value-type="float" office:value="0" calcext:value-type="float">
            <text:p>0</text:p>
          </table:table-cell>
          <table:table-cell table:formula="of:=[.X$2]*(1-[.$AO30])+[.X$102]*[.$AO30]" office:value-type="float" office:value="103.559527530577" calcext:value-type="float">
            <text:p>103.559527530577</text:p>
          </table:table-cell>
          <table:table-cell table:formula="of:=[.Y$2]*[.$AP30]+[.Y$102]*(1-ABS([.$AP30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29]+0.01" office:value-type="float" office:value="0.28" calcext:value-type="float">
            <text:p>0.28</text:p>
          </table:table-cell>
          <table:table-cell table:formula="of:=0.5+([.AM30]-0.5)^3*4" office:value-type="float" office:value="0.457408" calcext:value-type="float">
            <text:p>0.457408</text:p>
          </table:table-cell>
          <table:table-cell table:formula="of:=(1-COS([.AN30]*2*PI()))/2" office:value-type="float" office:value="0.982202362347117" calcext:value-type="float">
            <text:p>0.982202362347117</text:p>
          </table:table-cell>
          <table:table-cell table:formula="of:=COS([.AN30]*PI())" office:value-type="float" office:value="0.133407787077378" calcext:value-type="float">
            <text:p>0.13340778707737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31])+[.F$102]*[.$AO31]" office:value-type="float" office:value="0" calcext:value-type="float">
            <text:p>0</text:p>
          </table:table-cell>
          <table:table-cell table:formula="of:=[.G$2]*[.$AP31]+[.G$102]*(1-ABS([.$AP31]))" office:value-type="float" office:value="0" calcext:value-type="float">
            <text:p>0</text:p>
          </table:table-cell>
          <table:table-cell table:formula="of:=[.H$2]*(1-[.$AO31])+[.H$102]*[.$AO31]" office:value-type="float" office:value="1.34826098501971" calcext:value-type="float">
            <text:p>1.34826098501971</text:p>
          </table:table-cell>
          <table:table-cell table:formula="of:=[.I$2]*[.$AP31]+[.I$102]*(1-ABS([.$AP31]))" office:value-type="float" office:value="0" calcext:value-type="float">
            <text:p>0</text:p>
          </table:table-cell>
          <table:table-cell table:formula="of:=[.J$2]*(1-[.$AO31])+[.J$102]*[.$AO31]" office:value-type="float" office:value="50.6741304925099" calcext:value-type="float">
            <text:p>50.6741304925099</text:p>
          </table:table-cell>
          <table:table-cell table:formula="of:=[.K$2]*[.$AP31]+[.K$102]*(1-ABS([.$AP31]))" office:value-type="float" office:value="13.9040965033529" calcext:value-type="float">
            <text:p>13.9040965033529</text:p>
          </table:table-cell>
          <table:table-cell table:formula="of:=[.L$2]*(1-[.$AO31])+[.L$102]*[.$AO31]" office:value-type="float" office:value="52.0223914775296" calcext:value-type="float">
            <text:p>52.0223914775296</text:p>
          </table:table-cell>
          <table:table-cell table:formula="of:=[.M$2]*[.$AP31]+[.M$102]*(1-ABS([.$AP31]))" office:value-type="float" office:value="13.9040965033529" calcext:value-type="float">
            <text:p>13.9040965033529</text:p>
          </table:table-cell>
          <table:table-cell table:formula="of:=[.N$2]*(1-[.$AO31])+[.N$102]*[.$AO31]" office:value-type="float" office:value="52.0223914775296" calcext:value-type="float">
            <text:p>52.0223914775296</text:p>
          </table:table-cell>
          <table:table-cell table:formula="of:=[.O$2]*[.$AP31]+[.O$102]*(1-ABS([.$AP31]))" office:value-type="float" office:value="25.5155606014747" calcext:value-type="float">
            <text:p>25.5155606014747</text:p>
          </table:table-cell>
          <table:table-cell table:formula="of:=[.P$2]*(1-[.$AO31])+[.P$102]*[.$AO31]" office:value-type="float" office:value="50.6741304925099" calcext:value-type="float">
            <text:p>50.6741304925099</text:p>
          </table:table-cell>
          <table:table-cell table:formula="of:=[.Q$2]*[.$AP31]+[.Q$102]*(1-ABS([.$AP31]))" office:value-type="float" office:value="-25.5155606014747" calcext:value-type="float">
            <text:p>-25.5155606014747</text:p>
          </table:table-cell>
          <table:table-cell table:formula="of:=[.R$2]*(1-[.$AO31])+[.R$102]*[.$AO31]" office:value-type="float" office:value="50.6741304925099" calcext:value-type="float">
            <text:p>50.6741304925099</text:p>
          </table:table-cell>
          <table:table-cell table:formula="of:=[.S$2]*[.$AP31]+[.S$102]*(1-ABS([.$AP31]))" office:value-type="float" office:value="-13.9040965033529" calcext:value-type="float">
            <text:p>-13.9040965033529</text:p>
          </table:table-cell>
          <table:table-cell table:formula="of:=[.T$2]*(1-[.$AO31])+[.T$102]*[.$AO31]" office:value-type="float" office:value="52.0223914775296" calcext:value-type="float">
            <text:p>52.0223914775296</text:p>
          </table:table-cell>
          <table:table-cell table:formula="of:=[.U$2]*[.$AP31]+[.U$102]*(1-ABS([.$AP31]))" office:value-type="float" office:value="-13.9040965033529" calcext:value-type="float">
            <text:p>-13.9040965033529</text:p>
          </table:table-cell>
          <table:table-cell table:formula="of:=[.V$2]*(1-[.$AO31])+[.V$102]*[.$AO31]" office:value-type="float" office:value="101.34826098502" calcext:value-type="float">
            <text:p>101.34826098502</text:p>
          </table:table-cell>
          <table:table-cell table:formula="of:=[.W$2]*[.$AP31]+[.W$102]*(1-ABS([.$AP31]))" office:value-type="float" office:value="0" calcext:value-type="float">
            <text:p>0</text:p>
          </table:table-cell>
          <table:table-cell table:formula="of:=[.X$2]*(1-[.$AO31])+[.X$102]*[.$AO31]" office:value-type="float" office:value="102.696521970039" calcext:value-type="float">
            <text:p>102.696521970039</text:p>
          </table:table-cell>
          <table:table-cell table:formula="of:=[.Y$2]*[.$AP31]+[.Y$102]*(1-ABS([.$AP31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30]+0.01" office:value-type="float" office:value="0.29" calcext:value-type="float">
            <text:p>0.29</text:p>
          </table:table-cell>
          <table:table-cell table:formula="of:=0.5+([.AM31]-0.5)^3*4" office:value-type="float" office:value="0.462956" calcext:value-type="float">
            <text:p>0.462956</text:p>
          </table:table-cell>
          <table:table-cell table:formula="of:=(1-COS([.AN31]*2*PI()))/2" office:value-type="float" office:value="0.986517390149803" calcext:value-type="float">
            <text:p>0.986517390149803</text:p>
          </table:table-cell>
          <table:table-cell table:formula="of:=COS([.AN31]*PI())" office:value-type="float" office:value="0.116114640981218" calcext:value-type="float">
            <text:p>0.1161146409812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32])+[.F$102]*[.$AO32]" office:value-type="float" office:value="0" calcext:value-type="float">
            <text:p>0</text:p>
          </table:table-cell>
          <table:table-cell table:formula="of:=[.G$2]*[.$AP32]+[.G$102]*(1-ABS([.$AP32]))" office:value-type="float" office:value="0" calcext:value-type="float">
            <text:p>0</text:p>
          </table:table-cell>
          <table:table-cell table:formula="of:=[.H$2]*(1-[.$AO32])+[.H$102]*[.$AO32]" office:value-type="float" office:value="1.00724738078766" calcext:value-type="float">
            <text:p>1.00724738078766</text:p>
          </table:table-cell>
          <table:table-cell table:formula="of:=[.I$2]*[.$AP32]+[.I$102]*(1-ABS([.$AP32]))" office:value-type="float" office:value="0" calcext:value-type="float">
            <text:p>0</text:p>
          </table:table-cell>
          <table:table-cell table:formula="of:=[.J$2]*(1-[.$AO32])+[.J$102]*[.$AO32]" office:value-type="float" office:value="50.5036236903938" calcext:value-type="float">
            <text:p>50.5036236903938</text:p>
          </table:table-cell>
          <table:table-cell table:formula="of:=[.K$2]*[.$AP32]+[.K$102]*(1-ABS([.$AP32]))" office:value-type="float" office:value="15.9341367114111" calcext:value-type="float">
            <text:p>15.9341367114111</text:p>
          </table:table-cell>
          <table:table-cell table:formula="of:=[.L$2]*(1-[.$AO32])+[.L$102]*[.$AO32]" office:value-type="float" office:value="51.5108710711815" calcext:value-type="float">
            <text:p>51.5108710711815</text:p>
          </table:table-cell>
          <table:table-cell table:formula="of:=[.M$2]*[.$AP32]+[.M$102]*(1-ABS([.$AP32]))" office:value-type="float" office:value="15.9341367114111" calcext:value-type="float">
            <text:p>15.9341367114111</text:p>
          </table:table-cell>
          <table:table-cell table:formula="of:=[.N$2]*(1-[.$AO32])+[.N$102]*[.$AO32]" office:value-type="float" office:value="51.5108710711815" calcext:value-type="float">
            <text:p>51.5108710711815</text:p>
          </table:table-cell>
          <table:table-cell table:formula="of:=[.O$2]*[.$AP32]+[.O$102]*(1-ABS([.$AP32]))" office:value-type="float" office:value="25.9703081965326" calcext:value-type="float">
            <text:p>25.9703081965326</text:p>
          </table:table-cell>
          <table:table-cell table:formula="of:=[.P$2]*(1-[.$AO32])+[.P$102]*[.$AO32]" office:value-type="float" office:value="50.5036236903938" calcext:value-type="float">
            <text:p>50.5036236903938</text:p>
          </table:table-cell>
          <table:table-cell table:formula="of:=[.Q$2]*[.$AP32]+[.Q$102]*(1-ABS([.$AP32]))" office:value-type="float" office:value="-25.9703081965326" calcext:value-type="float">
            <text:p>-25.9703081965326</text:p>
          </table:table-cell>
          <table:table-cell table:formula="of:=[.R$2]*(1-[.$AO32])+[.R$102]*[.$AO32]" office:value-type="float" office:value="50.5036236903938" calcext:value-type="float">
            <text:p>50.5036236903938</text:p>
          </table:table-cell>
          <table:table-cell table:formula="of:=[.S$2]*[.$AP32]+[.S$102]*(1-ABS([.$AP32]))" office:value-type="float" office:value="-15.9341367114111" calcext:value-type="float">
            <text:p>-15.9341367114111</text:p>
          </table:table-cell>
          <table:table-cell table:formula="of:=[.T$2]*(1-[.$AO32])+[.T$102]*[.$AO32]" office:value-type="float" office:value="51.5108710711815" calcext:value-type="float">
            <text:p>51.5108710711815</text:p>
          </table:table-cell>
          <table:table-cell table:formula="of:=[.U$2]*[.$AP32]+[.U$102]*(1-ABS([.$AP32]))" office:value-type="float" office:value="-15.9341367114111" calcext:value-type="float">
            <text:p>-15.9341367114111</text:p>
          </table:table-cell>
          <table:table-cell table:formula="of:=[.V$2]*(1-[.$AO32])+[.V$102]*[.$AO32]" office:value-type="float" office:value="101.007247380788" calcext:value-type="float">
            <text:p>101.007247380788</text:p>
          </table:table-cell>
          <table:table-cell table:formula="of:=[.W$2]*[.$AP32]+[.W$102]*(1-ABS([.$AP32]))" office:value-type="float" office:value="0" calcext:value-type="float">
            <text:p>0</text:p>
          </table:table-cell>
          <table:table-cell table:formula="of:=[.X$2]*(1-[.$AO32])+[.X$102]*[.$AO32]" office:value-type="float" office:value="102.014494761575" calcext:value-type="float">
            <text:p>102.014494761575</text:p>
          </table:table-cell>
          <table:table-cell table:formula="of:=[.Y$2]*[.$AP32]+[.Y$102]*(1-ABS([.$AP32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31]+0.01" office:value-type="float" office:value="0.3" calcext:value-type="float">
            <text:p>0.3</text:p>
          </table:table-cell>
          <table:table-cell table:formula="of:=0.5+([.AM32]-0.5)^3*4" office:value-type="float" office:value="0.468" calcext:value-type="float">
            <text:p>0.468</text:p>
          </table:table-cell>
          <table:table-cell table:formula="of:=(1-COS([.AN32]*2*PI()))/2" office:value-type="float" office:value="0.989927526192123" calcext:value-type="float">
            <text:p>0.989927526192123</text:p>
          </table:table-cell>
          <table:table-cell table:formula="of:=COS([.AN32]*PI())" office:value-type="float" office:value="0.100361714851215" calcext:value-type="float">
            <text:p>0.10036171485121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33])+[.F$102]*[.$AO33]" office:value-type="float" office:value="0" calcext:value-type="float">
            <text:p>0</text:p>
          </table:table-cell>
          <table:table-cell table:formula="of:=[.G$2]*[.$AP33]+[.G$102]*(1-ABS([.$AP33]))" office:value-type="float" office:value="0" calcext:value-type="float">
            <text:p>0</text:p>
          </table:table-cell>
          <table:table-cell table:formula="of:=[.H$2]*(1-[.$AO33])+[.H$102]*[.$AO33]" office:value-type="float" office:value="0.741080835077879" calcext:value-type="float">
            <text:p>0.741080835077879</text:p>
          </table:table-cell>
          <table:table-cell table:formula="of:=[.I$2]*[.$AP33]+[.I$102]*(1-ABS([.$AP33]))" office:value-type="float" office:value="0" calcext:value-type="float">
            <text:p>0</text:p>
          </table:table-cell>
          <table:table-cell table:formula="of:=[.J$2]*(1-[.$AO33])+[.J$102]*[.$AO33]" office:value-type="float" office:value="50.3705404175389" calcext:value-type="float">
            <text:p>50.3705404175389</text:p>
          </table:table-cell>
          <table:table-cell table:formula="of:=[.K$2]*[.$AP33]+[.K$102]*(1-ABS([.$AP33]))" office:value-type="float" office:value="17.7738056925187" calcext:value-type="float">
            <text:p>17.7738056925187</text:p>
          </table:table-cell>
          <table:table-cell table:formula="of:=[.L$2]*(1-[.$AO33])+[.L$102]*[.$AO33]" office:value-type="float" office:value="51.1116212526168" calcext:value-type="float">
            <text:p>51.1116212526168</text:p>
          </table:table-cell>
          <table:table-cell table:formula="of:=[.M$2]*[.$AP33]+[.M$102]*(1-ABS([.$AP33]))" office:value-type="float" office:value="17.7738056925187" calcext:value-type="float">
            <text:p>17.7738056925187</text:p>
          </table:table-cell>
          <table:table-cell table:formula="of:=[.N$2]*(1-[.$AO33])+[.N$102]*[.$AO33]" office:value-type="float" office:value="51.1116212526168" calcext:value-type="float">
            <text:p>51.1116212526168</text:p>
          </table:table-cell>
          <table:table-cell table:formula="of:=[.O$2]*[.$AP33]+[.O$102]*(1-ABS([.$AP33]))" office:value-type="float" office:value="26.3824108935828" calcext:value-type="float">
            <text:p>26.3824108935828</text:p>
          </table:table-cell>
          <table:table-cell table:formula="of:=[.P$2]*(1-[.$AO33])+[.P$102]*[.$AO33]" office:value-type="float" office:value="50.3705404175389" calcext:value-type="float">
            <text:p>50.3705404175389</text:p>
          </table:table-cell>
          <table:table-cell table:formula="of:=[.Q$2]*[.$AP33]+[.Q$102]*(1-ABS([.$AP33]))" office:value-type="float" office:value="-26.3824108935828" calcext:value-type="float">
            <text:p>-26.3824108935828</text:p>
          </table:table-cell>
          <table:table-cell table:formula="of:=[.R$2]*(1-[.$AO33])+[.R$102]*[.$AO33]" office:value-type="float" office:value="50.3705404175389" calcext:value-type="float">
            <text:p>50.3705404175389</text:p>
          </table:table-cell>
          <table:table-cell table:formula="of:=[.S$2]*[.$AP33]+[.S$102]*(1-ABS([.$AP33]))" office:value-type="float" office:value="-17.7738056925187" calcext:value-type="float">
            <text:p>-17.7738056925187</text:p>
          </table:table-cell>
          <table:table-cell table:formula="of:=[.T$2]*(1-[.$AO33])+[.T$102]*[.$AO33]" office:value-type="float" office:value="51.1116212526168" calcext:value-type="float">
            <text:p>51.1116212526168</text:p>
          </table:table-cell>
          <table:table-cell table:formula="of:=[.U$2]*[.$AP33]+[.U$102]*(1-ABS([.$AP33]))" office:value-type="float" office:value="-17.7738056925187" calcext:value-type="float">
            <text:p>-17.7738056925187</text:p>
          </table:table-cell>
          <table:table-cell table:formula="of:=[.V$2]*(1-[.$AO33])+[.V$102]*[.$AO33]" office:value-type="float" office:value="100.741080835078" calcext:value-type="float">
            <text:p>100.741080835078</text:p>
          </table:table-cell>
          <table:table-cell table:formula="of:=[.W$2]*[.$AP33]+[.W$102]*(1-ABS([.$AP33]))" office:value-type="float" office:value="0" calcext:value-type="float">
            <text:p>0</text:p>
          </table:table-cell>
          <table:table-cell table:formula="of:=[.X$2]*(1-[.$AO33])+[.X$102]*[.$AO33]" office:value-type="float" office:value="101.482161670156" calcext:value-type="float">
            <text:p>101.482161670156</text:p>
          </table:table-cell>
          <table:table-cell table:formula="of:=[.Y$2]*[.$AP33]+[.Y$102]*(1-ABS([.$AP33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32]+0.01" office:value-type="float" office:value="0.31" calcext:value-type="float">
            <text:p>0.31</text:p>
          </table:table-cell>
          <table:table-cell table:formula="of:=0.5+([.AM33]-0.5)^3*4" office:value-type="float" office:value="0.472564" calcext:value-type="float">
            <text:p>0.472564</text:p>
          </table:table-cell>
          <table:table-cell table:formula="of:=(1-COS([.AN33]*2*PI()))/2" office:value-type="float" office:value="0.992589191649221" calcext:value-type="float">
            <text:p>0.992589191649221</text:p>
          </table:table-cell>
          <table:table-cell table:formula="of:=COS([.AN33]*PI())" office:value-type="float" office:value="0.0860860520106411" calcext:value-type="float">
            <text:p>0.08608605201064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34])+[.F$102]*[.$AO34]" office:value-type="float" office:value="0" calcext:value-type="float">
            <text:p>0</text:p>
          </table:table-cell>
          <table:table-cell table:formula="of:=[.G$2]*[.$AP34]+[.G$102]*(1-ABS([.$AP34]))" office:value-type="float" office:value="0" calcext:value-type="float">
            <text:p>0</text:p>
          </table:table-cell>
          <table:table-cell table:formula="of:=[.H$2]*(1-[.$AO34])+[.H$102]*[.$AO34]" office:value-type="float" office:value="0.536138615159354" calcext:value-type="float">
            <text:p>0.536138615159354</text:p>
          </table:table-cell>
          <table:table-cell table:formula="of:=[.I$2]*[.$AP34]+[.I$102]*(1-ABS([.$AP34]))" office:value-type="float" office:value="0" calcext:value-type="float">
            <text:p>0</text:p>
          </table:table-cell>
          <table:table-cell table:formula="of:=[.J$2]*(1-[.$AO34])+[.J$102]*[.$AO34]" office:value-type="float" office:value="50.2680693075797" calcext:value-type="float">
            <text:p>50.2680693075797</text:p>
          </table:table-cell>
          <table:table-cell table:formula="of:=[.K$2]*[.$AP34]+[.K$102]*(1-ABS([.$AP34]))" office:value-type="float" office:value="19.4316300300973" calcext:value-type="float">
            <text:p>19.4316300300973</text:p>
          </table:table-cell>
          <table:table-cell table:formula="of:=[.L$2]*(1-[.$AO34])+[.L$102]*[.$AO34]" office:value-type="float" office:value="50.804207922739" calcext:value-type="float">
            <text:p>50.804207922739</text:p>
          </table:table-cell>
          <table:table-cell table:formula="of:=[.M$2]*[.$AP34]+[.M$102]*(1-ABS([.$AP34]))" office:value-type="float" office:value="19.4316300300973" calcext:value-type="float">
            <text:p>19.4316300300973</text:p>
          </table:table-cell>
          <table:table-cell table:formula="of:=[.N$2]*(1-[.$AO34])+[.N$102]*[.$AO34]" office:value-type="float" office:value="50.804207922739" calcext:value-type="float">
            <text:p>50.804207922739</text:p>
          </table:table-cell>
          <table:table-cell table:formula="of:=[.O$2]*[.$AP34]+[.O$102]*(1-ABS([.$AP34]))" office:value-type="float" office:value="26.7537787253872" calcext:value-type="float">
            <text:p>26.7537787253872</text:p>
          </table:table-cell>
          <table:table-cell table:formula="of:=[.P$2]*(1-[.$AO34])+[.P$102]*[.$AO34]" office:value-type="float" office:value="50.2680693075797" calcext:value-type="float">
            <text:p>50.2680693075797</text:p>
          </table:table-cell>
          <table:table-cell table:formula="of:=[.Q$2]*[.$AP34]+[.Q$102]*(1-ABS([.$AP34]))" office:value-type="float" office:value="-26.7537787253872" calcext:value-type="float">
            <text:p>-26.7537787253872</text:p>
          </table:table-cell>
          <table:table-cell table:formula="of:=[.R$2]*(1-[.$AO34])+[.R$102]*[.$AO34]" office:value-type="float" office:value="50.2680693075797" calcext:value-type="float">
            <text:p>50.2680693075797</text:p>
          </table:table-cell>
          <table:table-cell table:formula="of:=[.S$2]*[.$AP34]+[.S$102]*(1-ABS([.$AP34]))" office:value-type="float" office:value="-19.4316300300973" calcext:value-type="float">
            <text:p>-19.4316300300973</text:p>
          </table:table-cell>
          <table:table-cell table:formula="of:=[.T$2]*(1-[.$AO34])+[.T$102]*[.$AO34]" office:value-type="float" office:value="50.804207922739" calcext:value-type="float">
            <text:p>50.804207922739</text:p>
          </table:table-cell>
          <table:table-cell table:formula="of:=[.U$2]*[.$AP34]+[.U$102]*(1-ABS([.$AP34]))" office:value-type="float" office:value="-19.4316300300973" calcext:value-type="float">
            <text:p>-19.4316300300973</text:p>
          </table:table-cell>
          <table:table-cell table:formula="of:=[.V$2]*(1-[.$AO34])+[.V$102]*[.$AO34]" office:value-type="float" office:value="100.536138615159" calcext:value-type="float">
            <text:p>100.536138615159</text:p>
          </table:table-cell>
          <table:table-cell table:formula="of:=[.W$2]*[.$AP34]+[.W$102]*(1-ABS([.$AP34]))" office:value-type="float" office:value="0" calcext:value-type="float">
            <text:p>0</text:p>
          </table:table-cell>
          <table:table-cell table:formula="of:=[.X$2]*(1-[.$AO34])+[.X$102]*[.$AO34]" office:value-type="float" office:value="101.072277230319" calcext:value-type="float">
            <text:p>101.072277230319</text:p>
          </table:table-cell>
          <table:table-cell table:formula="of:=[.Y$2]*[.$AP34]+[.Y$102]*(1-ABS([.$AP34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33]+0.01" office:value-type="float" office:value="0.32" calcext:value-type="float">
            <text:p>0.32</text:p>
          </table:table-cell>
          <table:table-cell table:formula="of:=0.5+([.AM34]-0.5)^3*4" office:value-type="float" office:value="0.476672" calcext:value-type="float">
            <text:p>0.476672</text:p>
          </table:table-cell>
          <table:table-cell table:formula="of:=(1-COS([.AN34]*2*PI()))/2" office:value-type="float" office:value="0.994638613848406" calcext:value-type="float">
            <text:p>0.994638613848406</text:p>
          </table:table-cell>
          <table:table-cell table:formula="of:=COS([.AN34]*PI())" office:value-type="float" office:value="0.0732214869528989" calcext:value-type="float">
            <text:p>0.073221486952898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35])+[.F$102]*[.$AO35]" office:value-type="float" office:value="0" calcext:value-type="float">
            <text:p>0</text:p>
          </table:table-cell>
          <table:table-cell table:formula="of:=[.G$2]*[.$AP35]+[.G$102]*(1-ABS([.$AP35]))" office:value-type="float" office:value="0" calcext:value-type="float">
            <text:p>0</text:p>
          </table:table-cell>
          <table:table-cell table:formula="of:=[.H$2]*(1-[.$AO35])+[.H$102]*[.$AO35]" office:value-type="float" office:value="0.380681167904884" calcext:value-type="float">
            <text:p>0.380681167904884</text:p>
          </table:table-cell>
          <table:table-cell table:formula="of:=[.I$2]*[.$AP35]+[.I$102]*(1-ABS([.$AP35]))" office:value-type="float" office:value="0" calcext:value-type="float">
            <text:p>0</text:p>
          </table:table-cell>
          <table:table-cell table:formula="of:=[.J$2]*(1-[.$AO35])+[.J$102]*[.$AO35]" office:value-type="float" office:value="50.1903405839524" calcext:value-type="float">
            <text:p>50.1903405839524</text:p>
          </table:table-cell>
          <table:table-cell table:formula="of:=[.K$2]*[.$AP35]+[.K$102]*(1-ABS([.$AP35]))" office:value-type="float" office:value="20.9164570415486" calcext:value-type="float">
            <text:p>20.9164570415486</text:p>
          </table:table-cell>
          <table:table-cell table:formula="of:=[.L$2]*(1-[.$AO35])+[.L$102]*[.$AO35]" office:value-type="float" office:value="50.5710217518573" calcext:value-type="float">
            <text:p>50.5710217518573</text:p>
          </table:table-cell>
          <table:table-cell table:formula="of:=[.M$2]*[.$AP35]+[.M$102]*(1-ABS([.$AP35]))" office:value-type="float" office:value="20.9164570415486" calcext:value-type="float">
            <text:p>20.9164570415486</text:p>
          </table:table-cell>
          <table:table-cell table:formula="of:=[.N$2]*(1-[.$AO35])+[.N$102]*[.$AO35]" office:value-type="float" office:value="50.5710217518573" calcext:value-type="float">
            <text:p>50.5710217518573</text:p>
          </table:table-cell>
          <table:table-cell table:formula="of:=[.O$2]*[.$AP35]+[.O$102]*(1-ABS([.$AP35]))" office:value-type="float" office:value="27.0863935720558" calcext:value-type="float">
            <text:p>27.0863935720558</text:p>
          </table:table-cell>
          <table:table-cell table:formula="of:=[.P$2]*(1-[.$AO35])+[.P$102]*[.$AO35]" office:value-type="float" office:value="50.1903405839524" calcext:value-type="float">
            <text:p>50.1903405839524</text:p>
          </table:table-cell>
          <table:table-cell table:formula="of:=[.Q$2]*[.$AP35]+[.Q$102]*(1-ABS([.$AP35]))" office:value-type="float" office:value="-27.0863935720558" calcext:value-type="float">
            <text:p>-27.0863935720558</text:p>
          </table:table-cell>
          <table:table-cell table:formula="of:=[.R$2]*(1-[.$AO35])+[.R$102]*[.$AO35]" office:value-type="float" office:value="50.1903405839524" calcext:value-type="float">
            <text:p>50.1903405839524</text:p>
          </table:table-cell>
          <table:table-cell table:formula="of:=[.S$2]*[.$AP35]+[.S$102]*(1-ABS([.$AP35]))" office:value-type="float" office:value="-20.9164570415486" calcext:value-type="float">
            <text:p>-20.9164570415486</text:p>
          </table:table-cell>
          <table:table-cell table:formula="of:=[.T$2]*(1-[.$AO35])+[.T$102]*[.$AO35]" office:value-type="float" office:value="50.5710217518573" calcext:value-type="float">
            <text:p>50.5710217518573</text:p>
          </table:table-cell>
          <table:table-cell table:formula="of:=[.U$2]*[.$AP35]+[.U$102]*(1-ABS([.$AP35]))" office:value-type="float" office:value="-20.9164570415486" calcext:value-type="float">
            <text:p>-20.9164570415486</text:p>
          </table:table-cell>
          <table:table-cell table:formula="of:=[.V$2]*(1-[.$AO35])+[.V$102]*[.$AO35]" office:value-type="float" office:value="100.380681167905" calcext:value-type="float">
            <text:p>100.380681167905</text:p>
          </table:table-cell>
          <table:table-cell table:formula="of:=[.W$2]*[.$AP35]+[.W$102]*(1-ABS([.$AP35]))" office:value-type="float" office:value="0" calcext:value-type="float">
            <text:p>0</text:p>
          </table:table-cell>
          <table:table-cell table:formula="of:=[.X$2]*(1-[.$AO35])+[.X$102]*[.$AO35]" office:value-type="float" office:value="100.76136233581" calcext:value-type="float">
            <text:p>100.76136233581</text:p>
          </table:table-cell>
          <table:table-cell table:formula="of:=[.Y$2]*[.$AP35]+[.Y$102]*(1-ABS([.$AP35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34]+0.01" office:value-type="float" office:value="0.33" calcext:value-type="float">
            <text:p>0.33</text:p>
          </table:table-cell>
          <table:table-cell table:formula="of:=0.5+([.AM35]-0.5)^3*4" office:value-type="float" office:value="0.480348" calcext:value-type="float">
            <text:p>0.480348</text:p>
          </table:table-cell>
          <table:table-cell table:formula="of:=(1-COS([.AN35]*2*PI()))/2" office:value-type="float" office:value="0.996193188320951" calcext:value-type="float">
            <text:p>0.996193188320951</text:p>
          </table:table-cell>
          <table:table-cell table:formula="of:=COS([.AN35]*PI())" office:value-type="float" office:value="0.0616993653050724" calcext:value-type="float">
            <text:p>0.06169936530507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36])+[.F$102]*[.$AO36]" office:value-type="float" office:value="0" calcext:value-type="float">
            <text:p>0</text:p>
          </table:table-cell>
          <table:table-cell table:formula="of:=[.G$2]*[.$AP36]+[.G$102]*(1-ABS([.$AP36]))" office:value-type="float" office:value="0" calcext:value-type="float">
            <text:p>0</text:p>
          </table:table-cell>
          <table:table-cell table:formula="of:=[.H$2]*(1-[.$AO36])+[.H$102]*[.$AO36]" office:value-type="float" office:value="0.264701289603142" calcext:value-type="float">
            <text:p>0.264701289603142</text:p>
          </table:table-cell>
          <table:table-cell table:formula="of:=[.I$2]*[.$AP36]+[.I$102]*(1-ABS([.$AP36]))" office:value-type="float" office:value="0" calcext:value-type="float">
            <text:p>0</text:p>
          </table:table-cell>
          <table:table-cell table:formula="of:=[.J$2]*(1-[.$AO36])+[.J$102]*[.$AO36]" office:value-type="float" office:value="50.1323506448016" calcext:value-type="float">
            <text:p>50.1323506448016</text:p>
          </table:table-cell>
          <table:table-cell table:formula="of:=[.K$2]*[.$AP36]+[.K$102]*(1-ABS([.$AP36]))" office:value-type="float" office:value="22.2373793420761" calcext:value-type="float">
            <text:p>22.2373793420761</text:p>
          </table:table-cell>
          <table:table-cell table:formula="of:=[.L$2]*(1-[.$AO36])+[.L$102]*[.$AO36]" office:value-type="float" office:value="50.3970519344047" calcext:value-type="float">
            <text:p>50.3970519344047</text:p>
          </table:table-cell>
          <table:table-cell table:formula="of:=[.M$2]*[.$AP36]+[.M$102]*(1-ABS([.$AP36]))" office:value-type="float" office:value="22.2373793420761" calcext:value-type="float">
            <text:p>22.2373793420761</text:p>
          </table:table-cell>
          <table:table-cell table:formula="of:=[.N$2]*(1-[.$AO36])+[.N$102]*[.$AO36]" office:value-type="float" office:value="50.3970519344047" calcext:value-type="float">
            <text:p>50.3970519344047</text:p>
          </table:table-cell>
          <table:table-cell table:formula="of:=[.O$2]*[.$AP36]+[.O$102]*(1-ABS([.$AP36]))" office:value-type="float" office:value="27.3822922626526" calcext:value-type="float">
            <text:p>27.3822922626526</text:p>
          </table:table-cell>
          <table:table-cell table:formula="of:=[.P$2]*(1-[.$AO36])+[.P$102]*[.$AO36]" office:value-type="float" office:value="50.1323506448016" calcext:value-type="float">
            <text:p>50.1323506448016</text:p>
          </table:table-cell>
          <table:table-cell table:formula="of:=[.Q$2]*[.$AP36]+[.Q$102]*(1-ABS([.$AP36]))" office:value-type="float" office:value="-27.3822922626526" calcext:value-type="float">
            <text:p>-27.3822922626526</text:p>
          </table:table-cell>
          <table:table-cell table:formula="of:=[.R$2]*(1-[.$AO36])+[.R$102]*[.$AO36]" office:value-type="float" office:value="50.1323506448016" calcext:value-type="float">
            <text:p>50.1323506448016</text:p>
          </table:table-cell>
          <table:table-cell table:formula="of:=[.S$2]*[.$AP36]+[.S$102]*(1-ABS([.$AP36]))" office:value-type="float" office:value="-22.2373793420761" calcext:value-type="float">
            <text:p>-22.2373793420761</text:p>
          </table:table-cell>
          <table:table-cell table:formula="of:=[.T$2]*(1-[.$AO36])+[.T$102]*[.$AO36]" office:value-type="float" office:value="50.3970519344047" calcext:value-type="float">
            <text:p>50.3970519344047</text:p>
          </table:table-cell>
          <table:table-cell table:formula="of:=[.U$2]*[.$AP36]+[.U$102]*(1-ABS([.$AP36]))" office:value-type="float" office:value="-22.2373793420761" calcext:value-type="float">
            <text:p>-22.2373793420761</text:p>
          </table:table-cell>
          <table:table-cell table:formula="of:=[.V$2]*(1-[.$AO36])+[.V$102]*[.$AO36]" office:value-type="float" office:value="100.264701289603" calcext:value-type="float">
            <text:p>100.264701289603</text:p>
          </table:table-cell>
          <table:table-cell table:formula="of:=[.W$2]*[.$AP36]+[.W$102]*(1-ABS([.$AP36]))" office:value-type="float" office:value="0" calcext:value-type="float">
            <text:p>0</text:p>
          </table:table-cell>
          <table:table-cell table:formula="of:=[.X$2]*(1-[.$AO36])+[.X$102]*[.$AO36]" office:value-type="float" office:value="100.529402579206" calcext:value-type="float">
            <text:p>100.529402579206</text:p>
          </table:table-cell>
          <table:table-cell table:formula="of:=[.Y$2]*[.$AP36]+[.Y$102]*(1-ABS([.$AP36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35]+0.01" office:value-type="float" office:value="0.34" calcext:value-type="float">
            <text:p>0.34</text:p>
          </table:table-cell>
          <table:table-cell table:formula="of:=0.5+([.AM36]-0.5)^3*4" office:value-type="float" office:value="0.483616" calcext:value-type="float">
            <text:p>0.483616</text:p>
          </table:table-cell>
          <table:table-cell table:formula="of:=(1-COS([.AN36]*2*PI()))/2" office:value-type="float" office:value="0.997352987103969" calcext:value-type="float">
            <text:p>0.997352987103969</text:p>
          </table:table-cell>
          <table:table-cell table:formula="of:=COS([.AN36]*PI())" office:value-type="float" office:value="0.0514491292057647" calcext:value-type="float">
            <text:p>0.05144912920576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37])+[.F$102]*[.$AO37]" office:value-type="float" office:value="0" calcext:value-type="float">
            <text:p>0</text:p>
          </table:table-cell>
          <table:table-cell table:formula="of:=[.G$2]*[.$AP37]+[.G$102]*(1-ABS([.$AP37]))" office:value-type="float" office:value="0" calcext:value-type="float">
            <text:p>0</text:p>
          </table:table-cell>
          <table:table-cell table:formula="of:=[.H$2]*(1-[.$AO37])+[.H$102]*[.$AO37]" office:value-type="float" office:value="0.179765717770386" calcext:value-type="float">
            <text:p>0.179765717770386</text:p>
          </table:table-cell>
          <table:table-cell table:formula="of:=[.I$2]*[.$AP37]+[.I$102]*(1-ABS([.$AP37]))" office:value-type="float" office:value="0" calcext:value-type="float">
            <text:p>0</text:p>
          </table:table-cell>
          <table:table-cell table:formula="of:=[.J$2]*(1-[.$AO37])+[.J$102]*[.$AO37]" office:value-type="float" office:value="50.0898828588852" calcext:value-type="float">
            <text:p>50.0898828588852</text:p>
          </table:table-cell>
          <table:table-cell table:formula="of:=[.K$2]*[.$AP37]+[.K$102]*(1-ABS([.$AP37]))" office:value-type="float" office:value="23.4036742575675" calcext:value-type="float">
            <text:p>23.4036742575675</text:p>
          </table:table-cell>
          <table:table-cell table:formula="of:=[.L$2]*(1-[.$AO37])+[.L$102]*[.$AO37]" office:value-type="float" office:value="50.2696485766556" calcext:value-type="float">
            <text:p>50.2696485766556</text:p>
          </table:table-cell>
          <table:table-cell table:formula="of:=[.M$2]*[.$AP37]+[.M$102]*(1-ABS([.$AP37]))" office:value-type="float" office:value="23.4036742575675" calcext:value-type="float">
            <text:p>23.4036742575675</text:p>
          </table:table-cell>
          <table:table-cell table:formula="of:=[.N$2]*(1-[.$AO37])+[.N$102]*[.$AO37]" office:value-type="float" office:value="50.2696485766556" calcext:value-type="float">
            <text:p>50.2696485766556</text:p>
          </table:table-cell>
          <table:table-cell table:formula="of:=[.O$2]*[.$AP37]+[.O$102]*(1-ABS([.$AP37]))" office:value-type="float" office:value="27.6435530031259" calcext:value-type="float">
            <text:p>27.6435530031259</text:p>
          </table:table-cell>
          <table:table-cell table:formula="of:=[.P$2]*(1-[.$AO37])+[.P$102]*[.$AO37]" office:value-type="float" office:value="50.0898828588852" calcext:value-type="float">
            <text:p>50.0898828588852</text:p>
          </table:table-cell>
          <table:table-cell table:formula="of:=[.Q$2]*[.$AP37]+[.Q$102]*(1-ABS([.$AP37]))" office:value-type="float" office:value="-27.6435530031259" calcext:value-type="float">
            <text:p>-27.6435530031259</text:p>
          </table:table-cell>
          <table:table-cell table:formula="of:=[.R$2]*(1-[.$AO37])+[.R$102]*[.$AO37]" office:value-type="float" office:value="50.0898828588852" calcext:value-type="float">
            <text:p>50.0898828588852</text:p>
          </table:table-cell>
          <table:table-cell table:formula="of:=[.S$2]*[.$AP37]+[.S$102]*(1-ABS([.$AP37]))" office:value-type="float" office:value="-23.4036742575675" calcext:value-type="float">
            <text:p>-23.4036742575675</text:p>
          </table:table-cell>
          <table:table-cell table:formula="of:=[.T$2]*(1-[.$AO37])+[.T$102]*[.$AO37]" office:value-type="float" office:value="50.2696485766556" calcext:value-type="float">
            <text:p>50.2696485766556</text:p>
          </table:table-cell>
          <table:table-cell table:formula="of:=[.U$2]*[.$AP37]+[.U$102]*(1-ABS([.$AP37]))" office:value-type="float" office:value="-23.4036742575675" calcext:value-type="float">
            <text:p>-23.4036742575675</text:p>
          </table:table-cell>
          <table:table-cell table:formula="of:=[.V$2]*(1-[.$AO37])+[.V$102]*[.$AO37]" office:value-type="float" office:value="100.17976571777" calcext:value-type="float">
            <text:p>100.17976571777</text:p>
          </table:table-cell>
          <table:table-cell table:formula="of:=[.W$2]*[.$AP37]+[.W$102]*(1-ABS([.$AP37]))" office:value-type="float" office:value="0" calcext:value-type="float">
            <text:p>0</text:p>
          </table:table-cell>
          <table:table-cell table:formula="of:=[.X$2]*(1-[.$AO37])+[.X$102]*[.$AO37]" office:value-type="float" office:value="100.359531435541" calcext:value-type="float">
            <text:p>100.359531435541</text:p>
          </table:table-cell>
          <table:table-cell table:formula="of:=[.Y$2]*[.$AP37]+[.Y$102]*(1-ABS([.$AP37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36]+0.01" office:value-type="float" office:value="0.35" calcext:value-type="float">
            <text:p>0.35</text:p>
          </table:table-cell>
          <table:table-cell table:formula="of:=0.5+([.AM37]-0.5)^3*4" office:value-type="float" office:value="0.4865" calcext:value-type="float">
            <text:p>0.4865</text:p>
          </table:table-cell>
          <table:table-cell table:formula="of:=(1-COS([.AN37]*2*PI()))/2" office:value-type="float" office:value="0.998202342822296" calcext:value-type="float">
            <text:p>0.998202342822296</text:p>
          </table:table-cell>
          <table:table-cell table:formula="of:=COS([.AN37]*PI())" office:value-type="float" office:value="0.042398787455584" calcext:value-type="float">
            <text:p>0.04239878745558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38])+[.F$102]*[.$AO38]" office:value-type="float" office:value="0" calcext:value-type="float">
            <text:p>0</text:p>
          </table:table-cell>
          <table:table-cell table:formula="of:=[.G$2]*[.$AP38]+[.G$102]*(1-ABS([.$AP38]))" office:value-type="float" office:value="0" calcext:value-type="float">
            <text:p>0</text:p>
          </table:table-cell>
          <table:table-cell table:formula="of:=[.H$2]*(1-[.$AO38])+[.H$102]*[.$AO38]" office:value-type="float" office:value="0.118854548746006" calcext:value-type="float">
            <text:p>0.118854548746006</text:p>
          </table:table-cell>
          <table:table-cell table:formula="of:=[.I$2]*[.$AP38]+[.I$102]*(1-ABS([.$AP38]))" office:value-type="float" office:value="0" calcext:value-type="float">
            <text:p>0</text:p>
          </table:table-cell>
          <table:table-cell table:formula="of:=[.J$2]*(1-[.$AO38])+[.J$102]*[.$AO38]" office:value-type="float" office:value="50.059427274373" calcext:value-type="float">
            <text:p>50.059427274373</text:p>
          </table:table-cell>
          <table:table-cell table:formula="of:=[.K$2]*[.$AP38]+[.K$102]*(1-ABS([.$AP38]))" office:value-type="float" office:value="24.4247558147317" calcext:value-type="float">
            <text:p>24.4247558147317</text:p>
          </table:table-cell>
          <table:table-cell table:formula="of:=[.L$2]*(1-[.$AO38])+[.L$102]*[.$AO38]" office:value-type="float" office:value="50.178281823119" calcext:value-type="float">
            <text:p>50.178281823119</text:p>
          </table:table-cell>
          <table:table-cell table:formula="of:=[.M$2]*[.$AP38]+[.M$102]*(1-ABS([.$AP38]))" office:value-type="float" office:value="24.4247558147317" calcext:value-type="float">
            <text:p>24.4247558147317</text:p>
          </table:table-cell>
          <table:table-cell table:formula="of:=[.N$2]*(1-[.$AO38])+[.N$102]*[.$AO38]" office:value-type="float" office:value="50.178281823119" calcext:value-type="float">
            <text:p>50.178281823119</text:p>
          </table:table-cell>
          <table:table-cell table:formula="of:=[.O$2]*[.$AP38]+[.O$102]*(1-ABS([.$AP38]))" office:value-type="float" office:value="27.87228462166" calcext:value-type="float">
            <text:p>27.87228462166</text:p>
          </table:table-cell>
          <table:table-cell table:formula="of:=[.P$2]*(1-[.$AO38])+[.P$102]*[.$AO38]" office:value-type="float" office:value="50.059427274373" calcext:value-type="float">
            <text:p>50.059427274373</text:p>
          </table:table-cell>
          <table:table-cell table:formula="of:=[.Q$2]*[.$AP38]+[.Q$102]*(1-ABS([.$AP38]))" office:value-type="float" office:value="-27.87228462166" calcext:value-type="float">
            <text:p>-27.87228462166</text:p>
          </table:table-cell>
          <table:table-cell table:formula="of:=[.R$2]*(1-[.$AO38])+[.R$102]*[.$AO38]" office:value-type="float" office:value="50.059427274373" calcext:value-type="float">
            <text:p>50.059427274373</text:p>
          </table:table-cell>
          <table:table-cell table:formula="of:=[.S$2]*[.$AP38]+[.S$102]*(1-ABS([.$AP38]))" office:value-type="float" office:value="-24.4247558147317" calcext:value-type="float">
            <text:p>-24.4247558147317</text:p>
          </table:table-cell>
          <table:table-cell table:formula="of:=[.T$2]*(1-[.$AO38])+[.T$102]*[.$AO38]" office:value-type="float" office:value="50.178281823119" calcext:value-type="float">
            <text:p>50.178281823119</text:p>
          </table:table-cell>
          <table:table-cell table:formula="of:=[.U$2]*[.$AP38]+[.U$102]*(1-ABS([.$AP38]))" office:value-type="float" office:value="-24.4247558147317" calcext:value-type="float">
            <text:p>-24.4247558147317</text:p>
          </table:table-cell>
          <table:table-cell table:formula="of:=[.V$2]*(1-[.$AO38])+[.V$102]*[.$AO38]" office:value-type="float" office:value="100.118854548746" calcext:value-type="float">
            <text:p>100.118854548746</text:p>
          </table:table-cell>
          <table:table-cell table:formula="of:=[.W$2]*[.$AP38]+[.W$102]*(1-ABS([.$AP38]))" office:value-type="float" office:value="0" calcext:value-type="float">
            <text:p>0</text:p>
          </table:table-cell>
          <table:table-cell table:formula="of:=[.X$2]*(1-[.$AO38])+[.X$102]*[.$AO38]" office:value-type="float" office:value="100.237709097492" calcext:value-type="float">
            <text:p>100.237709097492</text:p>
          </table:table-cell>
          <table:table-cell table:formula="of:=[.Y$2]*[.$AP38]+[.Y$102]*(1-ABS([.$AP38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37]+0.01" office:value-type="float" office:value="0.36" calcext:value-type="float">
            <text:p>0.36</text:p>
          </table:table-cell>
          <table:table-cell table:formula="of:=0.5+([.AM38]-0.5)^3*4" office:value-type="float" office:value="0.489024" calcext:value-type="float">
            <text:p>0.489024</text:p>
          </table:table-cell>
          <table:table-cell table:formula="of:=(1-COS([.AN38]*2*PI()))/2" office:value-type="float" office:value="0.99881145451254" calcext:value-type="float">
            <text:p>0.99881145451254</text:p>
          </table:table-cell>
          <table:table-cell table:formula="of:=COS([.AN38]*PI())" office:value-type="float" office:value="0.0344752880692826" calcext:value-type="float">
            <text:p>0.034475288069282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39])+[.F$102]*[.$AO39]" office:value-type="float" office:value="0" calcext:value-type="float">
            <text:p>0</text:p>
          </table:table-cell>
          <table:table-cell table:formula="of:=[.G$2]*[.$AP39]+[.G$102]*(1-ABS([.$AP39]))" office:value-type="float" office:value="0" calcext:value-type="float">
            <text:p>0</text:p>
          </table:table-cell>
          <table:table-cell table:formula="of:=[.H$2]*(1-[.$AO39])+[.H$102]*[.$AO39]" office:value-type="float" office:value="0.0762025485942397" calcext:value-type="float">
            <text:p>0.0762025485942397</text:p>
          </table:table-cell>
          <table:table-cell table:formula="of:=[.I$2]*[.$AP39]+[.I$102]*(1-ABS([.$AP39]))" office:value-type="float" office:value="0" calcext:value-type="float">
            <text:p>0</text:p>
          </table:table-cell>
          <table:table-cell table:formula="of:=[.J$2]*(1-[.$AO39])+[.J$102]*[.$AO39]" office:value-type="float" office:value="50.0381012742971" calcext:value-type="float">
            <text:p>50.0381012742971</text:p>
          </table:table-cell>
          <table:table-cell table:formula="of:=[.K$2]*[.$AP39]+[.K$102]*(1-ABS([.$AP39]))" office:value-type="float" office:value="25.3101372621503" calcext:value-type="float">
            <text:p>25.3101372621503</text:p>
          </table:table-cell>
          <table:table-cell table:formula="of:=[.L$2]*(1-[.$AO39])+[.L$102]*[.$AO39]" office:value-type="float" office:value="50.1143038228914" calcext:value-type="float">
            <text:p>50.1143038228914</text:p>
          </table:table-cell>
          <table:table-cell table:formula="of:=[.M$2]*[.$AP39]+[.M$102]*(1-ABS([.$AP39]))" office:value-type="float" office:value="25.3101372621503" calcext:value-type="float">
            <text:p>25.3101372621503</text:p>
          </table:table-cell>
          <table:table-cell table:formula="of:=[.N$2]*(1-[.$AO39])+[.N$102]*[.$AO39]" office:value-type="float" office:value="50.1143038228914" calcext:value-type="float">
            <text:p>50.1143038228914</text:p>
          </table:table-cell>
          <table:table-cell table:formula="of:=[.O$2]*[.$AP39]+[.O$102]*(1-ABS([.$AP39]))" office:value-type="float" office:value="28.0706181730469" calcext:value-type="float">
            <text:p>28.0706181730469</text:p>
          </table:table-cell>
          <table:table-cell table:formula="of:=[.P$2]*(1-[.$AO39])+[.P$102]*[.$AO39]" office:value-type="float" office:value="50.0381012742971" calcext:value-type="float">
            <text:p>50.0381012742971</text:p>
          </table:table-cell>
          <table:table-cell table:formula="of:=[.Q$2]*[.$AP39]+[.Q$102]*(1-ABS([.$AP39]))" office:value-type="float" office:value="-28.0706181730469" calcext:value-type="float">
            <text:p>-28.0706181730469</text:p>
          </table:table-cell>
          <table:table-cell table:formula="of:=[.R$2]*(1-[.$AO39])+[.R$102]*[.$AO39]" office:value-type="float" office:value="50.0381012742971" calcext:value-type="float">
            <text:p>50.0381012742971</text:p>
          </table:table-cell>
          <table:table-cell table:formula="of:=[.S$2]*[.$AP39]+[.S$102]*(1-ABS([.$AP39]))" office:value-type="float" office:value="-25.3101372621503" calcext:value-type="float">
            <text:p>-25.3101372621503</text:p>
          </table:table-cell>
          <table:table-cell table:formula="of:=[.T$2]*(1-[.$AO39])+[.T$102]*[.$AO39]" office:value-type="float" office:value="50.1143038228914" calcext:value-type="float">
            <text:p>50.1143038228914</text:p>
          </table:table-cell>
          <table:table-cell table:formula="of:=[.U$2]*[.$AP39]+[.U$102]*(1-ABS([.$AP39]))" office:value-type="float" office:value="-25.3101372621503" calcext:value-type="float">
            <text:p>-25.3101372621503</text:p>
          </table:table-cell>
          <table:table-cell table:formula="of:=[.V$2]*(1-[.$AO39])+[.V$102]*[.$AO39]" office:value-type="float" office:value="100.076202548594" calcext:value-type="float">
            <text:p>100.076202548594</text:p>
          </table:table-cell>
          <table:table-cell table:formula="of:=[.W$2]*[.$AP39]+[.W$102]*(1-ABS([.$AP39]))" office:value-type="float" office:value="0" calcext:value-type="float">
            <text:p>0</text:p>
          </table:table-cell>
          <table:table-cell table:formula="of:=[.X$2]*(1-[.$AO39])+[.X$102]*[.$AO39]" office:value-type="float" office:value="100.152405097188" calcext:value-type="float">
            <text:p>100.152405097188</text:p>
          </table:table-cell>
          <table:table-cell table:formula="of:=[.Y$2]*[.$AP39]+[.Y$102]*(1-ABS([.$AP39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38]+0.01" office:value-type="float" office:value="0.37" calcext:value-type="float">
            <text:p>0.37</text:p>
          </table:table-cell>
          <table:table-cell table:formula="of:=0.5+([.AM39]-0.5)^3*4" office:value-type="float" office:value="0.491212" calcext:value-type="float">
            <text:p>0.491212</text:p>
          </table:table-cell>
          <table:table-cell table:formula="of:=(1-COS([.AN39]*2*PI()))/2" office:value-type="float" office:value="0.999237974514058" calcext:value-type="float">
            <text:p>0.999237974514058</text:p>
          </table:table-cell>
          <table:table-cell table:formula="of:=COS([.AN39]*PI())" office:value-type="float" office:value="0.0276048091089658" calcext:value-type="float">
            <text:p>0.027604809108965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40])+[.F$102]*[.$AO40]" office:value-type="float" office:value="0" calcext:value-type="float">
            <text:p>0</text:p>
          </table:table-cell>
          <table:table-cell table:formula="of:=[.G$2]*[.$AP40]+[.G$102]*(1-ABS([.$AP40]))" office:value-type="float" office:value="0" calcext:value-type="float">
            <text:p>0</text:p>
          </table:table-cell>
          <table:table-cell table:formula="of:=[.H$2]*(1-[.$AO40])+[.H$102]*[.$AO40]" office:value-type="float" office:value="0.0471453585118575" calcext:value-type="float">
            <text:p>0.0471453585118575</text:p>
          </table:table-cell>
          <table:table-cell table:formula="of:=[.I$2]*[.$AP40]+[.I$102]*(1-ABS([.$AP40]))" office:value-type="float" office:value="0" calcext:value-type="float">
            <text:p>0</text:p>
          </table:table-cell>
          <table:table-cell table:formula="of:=[.J$2]*(1-[.$AO40])+[.J$102]*[.$AO40]" office:value-type="float" office:value="50.0235726792559" calcext:value-type="float">
            <text:p>50.0235726792559</text:p>
          </table:table-cell>
          <table:table-cell table:formula="of:=[.K$2]*[.$AP40]+[.K$102]*(1-ABS([.$AP40]))" office:value-type="float" office:value="26.0694022986844" calcext:value-type="float">
            <text:p>26.0694022986844</text:p>
          </table:table-cell>
          <table:table-cell table:formula="of:=[.L$2]*(1-[.$AO40])+[.L$102]*[.$AO40]" office:value-type="float" office:value="50.0707180377678" calcext:value-type="float">
            <text:p>50.0707180377678</text:p>
          </table:table-cell>
          <table:table-cell table:formula="of:=[.M$2]*[.$AP40]+[.M$102]*(1-ABS([.$AP40]))" office:value-type="float" office:value="26.0694022986844" calcext:value-type="float">
            <text:p>26.0694022986844</text:p>
          </table:table-cell>
          <table:table-cell table:formula="of:=[.N$2]*(1-[.$AO40])+[.N$102]*[.$AO40]" office:value-type="float" office:value="50.0707180377678" calcext:value-type="float">
            <text:p>50.0707180377678</text:p>
          </table:table-cell>
          <table:table-cell table:formula="of:=[.O$2]*[.$AP40]+[.O$102]*(1-ABS([.$AP40]))" office:value-type="float" office:value="28.2407004935866" calcext:value-type="float">
            <text:p>28.2407004935866</text:p>
          </table:table-cell>
          <table:table-cell table:formula="of:=[.P$2]*(1-[.$AO40])+[.P$102]*[.$AO40]" office:value-type="float" office:value="50.0235726792559" calcext:value-type="float">
            <text:p>50.0235726792559</text:p>
          </table:table-cell>
          <table:table-cell table:formula="of:=[.Q$2]*[.$AP40]+[.Q$102]*(1-ABS([.$AP40]))" office:value-type="float" office:value="-28.2407004935866" calcext:value-type="float">
            <text:p>-28.2407004935866</text:p>
          </table:table-cell>
          <table:table-cell table:formula="of:=[.R$2]*(1-[.$AO40])+[.R$102]*[.$AO40]" office:value-type="float" office:value="50.0235726792559" calcext:value-type="float">
            <text:p>50.0235726792559</text:p>
          </table:table-cell>
          <table:table-cell table:formula="of:=[.S$2]*[.$AP40]+[.S$102]*(1-ABS([.$AP40]))" office:value-type="float" office:value="-26.0694022986844" calcext:value-type="float">
            <text:p>-26.0694022986844</text:p>
          </table:table-cell>
          <table:table-cell table:formula="of:=[.T$2]*(1-[.$AO40])+[.T$102]*[.$AO40]" office:value-type="float" office:value="50.0707180377678" calcext:value-type="float">
            <text:p>50.0707180377678</text:p>
          </table:table-cell>
          <table:table-cell table:formula="of:=[.U$2]*[.$AP40]+[.U$102]*(1-ABS([.$AP40]))" office:value-type="float" office:value="-26.0694022986844" calcext:value-type="float">
            <text:p>-26.0694022986844</text:p>
          </table:table-cell>
          <table:table-cell table:formula="of:=[.V$2]*(1-[.$AO40])+[.V$102]*[.$AO40]" office:value-type="float" office:value="100.047145358512" calcext:value-type="float">
            <text:p>100.047145358512</text:p>
          </table:table-cell>
          <table:table-cell table:formula="of:=[.W$2]*[.$AP40]+[.W$102]*(1-ABS([.$AP40]))" office:value-type="float" office:value="0" calcext:value-type="float">
            <text:p>0</text:p>
          </table:table-cell>
          <table:table-cell table:formula="of:=[.X$2]*(1-[.$AO40])+[.X$102]*[.$AO40]" office:value-type="float" office:value="100.094290717024" calcext:value-type="float">
            <text:p>100.094290717024</text:p>
          </table:table-cell>
          <table:table-cell table:formula="of:=[.Y$2]*[.$AP40]+[.Y$102]*(1-ABS([.$AP40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39]+0.01" office:value-type="float" office:value="0.38" calcext:value-type="float">
            <text:p>0.38</text:p>
          </table:table-cell>
          <table:table-cell table:formula="of:=0.5+([.AM40]-0.5)^3*4" office:value-type="float" office:value="0.493088" calcext:value-type="float">
            <text:p>0.493088</text:p>
          </table:table-cell>
          <table:table-cell table:formula="of:=(1-COS([.AN40]*2*PI()))/2" office:value-type="float" office:value="0.999528546414881" calcext:value-type="float">
            <text:p>0.999528546414881</text:p>
          </table:table-cell>
          <table:table-cell table:formula="of:=COS([.AN40]*PI())" office:value-type="float" office:value="0.0217129819490221" calcext:value-type="float">
            <text:p>0.02171298194902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41])+[.F$102]*[.$AO41]" office:value-type="float" office:value="0" calcext:value-type="float">
            <text:p>0</text:p>
          </table:table-cell>
          <table:table-cell table:formula="of:=[.G$2]*[.$AP41]+[.G$102]*(1-ABS([.$AP41]))" office:value-type="float" office:value="0" calcext:value-type="float">
            <text:p>0</text:p>
          </table:table-cell>
          <table:table-cell table:formula="of:=[.H$2]*(1-[.$AO41])+[.H$102]*[.$AO41]" office:value-type="float" office:value="0.0279727613473835" calcext:value-type="float">
            <text:p>0.0279727613473835</text:p>
          </table:table-cell>
          <table:table-cell table:formula="of:=[.I$2]*[.$AP41]+[.I$102]*(1-ABS([.$AP41]))" office:value-type="float" office:value="0" calcext:value-type="float">
            <text:p>0</text:p>
          </table:table-cell>
          <table:table-cell table:formula="of:=[.J$2]*(1-[.$AO41])+[.J$102]*[.$AO41]" office:value-type="float" office:value="50.0139863806737" calcext:value-type="float">
            <text:p>50.0139863806737</text:p>
          </table:table-cell>
          <table:table-cell table:formula="of:=[.K$2]*[.$AP41]+[.K$102]*(1-ABS([.$AP41]))" office:value-type="float" office:value="26.7121834018362" calcext:value-type="float">
            <text:p>26.7121834018362</text:p>
          </table:table-cell>
          <table:table-cell table:formula="of:=[.L$2]*(1-[.$AO41])+[.L$102]*[.$AO41]" office:value-type="float" office:value="50.0419591420211" calcext:value-type="float">
            <text:p>50.0419591420211</text:p>
          </table:table-cell>
          <table:table-cell table:formula="of:=[.M$2]*[.$AP41]+[.M$102]*(1-ABS([.$AP41]))" office:value-type="float" office:value="26.7121834018362" calcext:value-type="float">
            <text:p>26.7121834018362</text:p>
          </table:table-cell>
          <table:table-cell table:formula="of:=[.N$2]*(1-[.$AO41])+[.N$102]*[.$AO41]" office:value-type="float" office:value="50.0419591420211" calcext:value-type="float">
            <text:p>50.0419591420211</text:p>
          </table:table-cell>
          <table:table-cell table:formula="of:=[.O$2]*[.$AP41]+[.O$102]*(1-ABS([.$AP41]))" office:value-type="float" office:value="28.3846893464412" calcext:value-type="float">
            <text:p>28.3846893464412</text:p>
          </table:table-cell>
          <table:table-cell table:formula="of:=[.P$2]*(1-[.$AO41])+[.P$102]*[.$AO41]" office:value-type="float" office:value="50.0139863806737" calcext:value-type="float">
            <text:p>50.0139863806737</text:p>
          </table:table-cell>
          <table:table-cell table:formula="of:=[.Q$2]*[.$AP41]+[.Q$102]*(1-ABS([.$AP41]))" office:value-type="float" office:value="-28.3846893464412" calcext:value-type="float">
            <text:p>-28.3846893464412</text:p>
          </table:table-cell>
          <table:table-cell table:formula="of:=[.R$2]*(1-[.$AO41])+[.R$102]*[.$AO41]" office:value-type="float" office:value="50.0139863806737" calcext:value-type="float">
            <text:p>50.0139863806737</text:p>
          </table:table-cell>
          <table:table-cell table:formula="of:=[.S$2]*[.$AP41]+[.S$102]*(1-ABS([.$AP41]))" office:value-type="float" office:value="-26.7121834018362" calcext:value-type="float">
            <text:p>-26.7121834018362</text:p>
          </table:table-cell>
          <table:table-cell table:formula="of:=[.T$2]*(1-[.$AO41])+[.T$102]*[.$AO41]" office:value-type="float" office:value="50.0419591420211" calcext:value-type="float">
            <text:p>50.0419591420211</text:p>
          </table:table-cell>
          <table:table-cell table:formula="of:=[.U$2]*[.$AP41]+[.U$102]*(1-ABS([.$AP41]))" office:value-type="float" office:value="-26.7121834018362" calcext:value-type="float">
            <text:p>-26.7121834018362</text:p>
          </table:table-cell>
          <table:table-cell table:formula="of:=[.V$2]*(1-[.$AO41])+[.V$102]*[.$AO41]" office:value-type="float" office:value="100.027972761347" calcext:value-type="float">
            <text:p>100.027972761347</text:p>
          </table:table-cell>
          <table:table-cell table:formula="of:=[.W$2]*[.$AP41]+[.W$102]*(1-ABS([.$AP41]))" office:value-type="float" office:value="0" calcext:value-type="float">
            <text:p>0</text:p>
          </table:table-cell>
          <table:table-cell table:formula="of:=[.X$2]*(1-[.$AO41])+[.X$102]*[.$AO41]" office:value-type="float" office:value="100.055945522695" calcext:value-type="float">
            <text:p>100.055945522695</text:p>
          </table:table-cell>
          <table:table-cell table:formula="of:=[.Y$2]*[.$AP41]+[.Y$102]*(1-ABS([.$AP41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40]+0.01" office:value-type="float" office:value="0.39" calcext:value-type="float">
            <text:p>0.39</text:p>
          </table:table-cell>
          <table:table-cell table:formula="of:=0.5+([.AM41]-0.5)^3*4" office:value-type="float" office:value="0.494676" calcext:value-type="float">
            <text:p>0.494676</text:p>
          </table:table-cell>
          <table:table-cell table:formula="of:=(1-COS([.AN41]*2*PI()))/2" office:value-type="float" office:value="0.999720272386526" calcext:value-type="float">
            <text:p>0.999720272386526</text:p>
          </table:table-cell>
          <table:table-cell table:formula="of:=COS([.AN41]*PI())" office:value-type="float" office:value="0.0167250594460497" calcext:value-type="float">
            <text:p>0.016725059446049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42])+[.F$102]*[.$AO42]" office:value-type="float" office:value="0" calcext:value-type="float">
            <text:p>0</text:p>
          </table:table-cell>
          <table:table-cell table:formula="of:=[.G$2]*[.$AP42]+[.G$102]*(1-ABS([.$AP42]))" office:value-type="float" office:value="0" calcext:value-type="float">
            <text:p>0</text:p>
          </table:table-cell>
          <table:table-cell table:formula="of:=[.H$2]*(1-[.$AO42])+[.H$102]*[.$AO42]" office:value-type="float" office:value="0.015790535835003" calcext:value-type="float">
            <text:p>0.015790535835003</text:p>
          </table:table-cell>
          <table:table-cell table:formula="of:=[.I$2]*[.$AP42]+[.I$102]*(1-ABS([.$AP42]))" office:value-type="float" office:value="0" calcext:value-type="float">
            <text:p>0</text:p>
          </table:table-cell>
          <table:table-cell table:formula="of:=[.J$2]*(1-[.$AO42])+[.J$102]*[.$AO42]" office:value-type="float" office:value="50.0078952679175" calcext:value-type="float">
            <text:p>50.0078952679175</text:p>
          </table:table-cell>
          <table:table-cell table:formula="of:=[.K$2]*[.$AP42]+[.K$102]*(1-ABS([.$AP42]))" office:value-type="float" office:value="27.248145855332" calcext:value-type="float">
            <text:p>27.248145855332</text:p>
          </table:table-cell>
          <table:table-cell table:formula="of:=[.L$2]*(1-[.$AO42])+[.L$102]*[.$AO42]" office:value-type="float" office:value="50.0236858037525" calcext:value-type="float">
            <text:p>50.0236858037525</text:p>
          </table:table-cell>
          <table:table-cell table:formula="of:=[.M$2]*[.$AP42]+[.M$102]*(1-ABS([.$AP42]))" office:value-type="float" office:value="27.248145855332" calcext:value-type="float">
            <text:p>27.248145855332</text:p>
          </table:table-cell>
          <table:table-cell table:formula="of:=[.N$2]*(1-[.$AO42])+[.N$102]*[.$AO42]" office:value-type="float" office:value="50.0236858037525" calcext:value-type="float">
            <text:p>50.0236858037525</text:p>
          </table:table-cell>
          <table:table-cell table:formula="of:=[.O$2]*[.$AP42]+[.O$102]*(1-ABS([.$AP42]))" office:value-type="float" office:value="28.5047498436673" calcext:value-type="float">
            <text:p>28.5047498436673</text:p>
          </table:table-cell>
          <table:table-cell table:formula="of:=[.P$2]*(1-[.$AO42])+[.P$102]*[.$AO42]" office:value-type="float" office:value="50.0078952679175" calcext:value-type="float">
            <text:p>50.0078952679175</text:p>
          </table:table-cell>
          <table:table-cell table:formula="of:=[.Q$2]*[.$AP42]+[.Q$102]*(1-ABS([.$AP42]))" office:value-type="float" office:value="-28.5047498436673" calcext:value-type="float">
            <text:p>-28.5047498436673</text:p>
          </table:table-cell>
          <table:table-cell table:formula="of:=[.R$2]*(1-[.$AO42])+[.R$102]*[.$AO42]" office:value-type="float" office:value="50.0078952679175" calcext:value-type="float">
            <text:p>50.0078952679175</text:p>
          </table:table-cell>
          <table:table-cell table:formula="of:=[.S$2]*[.$AP42]+[.S$102]*(1-ABS([.$AP42]))" office:value-type="float" office:value="-27.248145855332" calcext:value-type="float">
            <text:p>-27.248145855332</text:p>
          </table:table-cell>
          <table:table-cell table:formula="of:=[.T$2]*(1-[.$AO42])+[.T$102]*[.$AO42]" office:value-type="float" office:value="50.0236858037525" calcext:value-type="float">
            <text:p>50.0236858037525</text:p>
          </table:table-cell>
          <table:table-cell table:formula="of:=[.U$2]*[.$AP42]+[.U$102]*(1-ABS([.$AP42]))" office:value-type="float" office:value="-27.248145855332" calcext:value-type="float">
            <text:p>-27.248145855332</text:p>
          </table:table-cell>
          <table:table-cell table:formula="of:=[.V$2]*(1-[.$AO42])+[.V$102]*[.$AO42]" office:value-type="float" office:value="100.015790535835" calcext:value-type="float">
            <text:p>100.015790535835</text:p>
          </table:table-cell>
          <table:table-cell table:formula="of:=[.W$2]*[.$AP42]+[.W$102]*(1-ABS([.$AP42]))" office:value-type="float" office:value="0" calcext:value-type="float">
            <text:p>0</text:p>
          </table:table-cell>
          <table:table-cell table:formula="of:=[.X$2]*(1-[.$AO42])+[.X$102]*[.$AO42]" office:value-type="float" office:value="100.03158107167" calcext:value-type="float">
            <text:p>100.03158107167</text:p>
          </table:table-cell>
          <table:table-cell table:formula="of:=[.Y$2]*[.$AP42]+[.Y$102]*(1-ABS([.$AP42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41]+0.01" office:value-type="float" office:value="0.4" calcext:value-type="float">
            <text:p>0.4</text:p>
          </table:table-cell>
          <table:table-cell table:formula="of:=0.5+([.AM42]-0.5)^3*4" office:value-type="float" office:value="0.496" calcext:value-type="float">
            <text:p>0.496</text:p>
          </table:table-cell>
          <table:table-cell table:formula="of:=(1-COS([.AN42]*2*PI()))/2" office:value-type="float" office:value="0.99984209464165" calcext:value-type="float">
            <text:p>0.99984209464165</text:p>
          </table:table-cell>
          <table:table-cell table:formula="of:=COS([.AN42]*PI())" office:value-type="float" office:value="0.0125660398833528" calcext:value-type="float">
            <text:p>0.01256603988335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43])+[.F$102]*[.$AO43]" office:value-type="float" office:value="0" calcext:value-type="float">
            <text:p>0</text:p>
          </table:table-cell>
          <table:table-cell table:formula="of:=[.G$2]*[.$AP43]+[.G$102]*(1-ABS([.$AP43]))" office:value-type="float" office:value="0" calcext:value-type="float">
            <text:p>0</text:p>
          </table:table-cell>
          <table:table-cell table:formula="of:=[.H$2]*(1-[.$AO43])+[.H$102]*[.$AO43]" office:value-type="float" office:value="0.00839194513237995" calcext:value-type="float">
            <text:p>0.00839194513237995</text:p>
          </table:table-cell>
          <table:table-cell table:formula="of:=[.I$2]*[.$AP43]+[.I$102]*(1-ABS([.$AP43]))" office:value-type="float" office:value="0" calcext:value-type="float">
            <text:p>0</text:p>
          </table:table-cell>
          <table:table-cell table:formula="of:=[.J$2]*(1-[.$AO43])+[.J$102]*[.$AO43]" office:value-type="float" office:value="50.0041959725662" calcext:value-type="float">
            <text:p>50.0041959725662</text:p>
          </table:table-cell>
          <table:table-cell table:formula="of:=[.K$2]*[.$AP43]+[.K$102]*(1-ABS([.$AP43]))" office:value-type="float" office:value="27.6869762703161" calcext:value-type="float">
            <text:p>27.6869762703161</text:p>
          </table:table-cell>
          <table:table-cell table:formula="of:=[.L$2]*(1-[.$AO43])+[.L$102]*[.$AO43]" office:value-type="float" office:value="50.0125879176986" calcext:value-type="float">
            <text:p>50.0125879176986</text:p>
          </table:table-cell>
          <table:table-cell table:formula="of:=[.M$2]*[.$AP43]+[.M$102]*(1-ABS([.$AP43]))" office:value-type="float" office:value="27.6869762703161" calcext:value-type="float">
            <text:p>27.6869762703161</text:p>
          </table:table-cell>
          <table:table-cell table:formula="of:=[.N$2]*(1-[.$AO43])+[.N$102]*[.$AO43]" office:value-type="float" office:value="50.0125879176986" calcext:value-type="float">
            <text:p>50.0125879176986</text:p>
          </table:table-cell>
          <table:table-cell table:formula="of:=[.O$2]*[.$AP43]+[.O$102]*(1-ABS([.$AP43]))" office:value-type="float" office:value="28.6030518748587" calcext:value-type="float">
            <text:p>28.6030518748587</text:p>
          </table:table-cell>
          <table:table-cell table:formula="of:=[.P$2]*(1-[.$AO43])+[.P$102]*[.$AO43]" office:value-type="float" office:value="50.0041959725662" calcext:value-type="float">
            <text:p>50.0041959725662</text:p>
          </table:table-cell>
          <table:table-cell table:formula="of:=[.Q$2]*[.$AP43]+[.Q$102]*(1-ABS([.$AP43]))" office:value-type="float" office:value="-28.6030518748587" calcext:value-type="float">
            <text:p>-28.6030518748587</text:p>
          </table:table-cell>
          <table:table-cell table:formula="of:=[.R$2]*(1-[.$AO43])+[.R$102]*[.$AO43]" office:value-type="float" office:value="50.0041959725662" calcext:value-type="float">
            <text:p>50.0041959725662</text:p>
          </table:table-cell>
          <table:table-cell table:formula="of:=[.S$2]*[.$AP43]+[.S$102]*(1-ABS([.$AP43]))" office:value-type="float" office:value="-27.6869762703161" calcext:value-type="float">
            <text:p>-27.6869762703161</text:p>
          </table:table-cell>
          <table:table-cell table:formula="of:=[.T$2]*(1-[.$AO43])+[.T$102]*[.$AO43]" office:value-type="float" office:value="50.0125879176986" calcext:value-type="float">
            <text:p>50.0125879176986</text:p>
          </table:table-cell>
          <table:table-cell table:formula="of:=[.U$2]*[.$AP43]+[.U$102]*(1-ABS([.$AP43]))" office:value-type="float" office:value="-27.6869762703161" calcext:value-type="float">
            <text:p>-27.6869762703161</text:p>
          </table:table-cell>
          <table:table-cell table:formula="of:=[.V$2]*(1-[.$AO43])+[.V$102]*[.$AO43]" office:value-type="float" office:value="100.008391945132" calcext:value-type="float">
            <text:p>100.008391945132</text:p>
          </table:table-cell>
          <table:table-cell table:formula="of:=[.W$2]*[.$AP43]+[.W$102]*(1-ABS([.$AP43]))" office:value-type="float" office:value="0" calcext:value-type="float">
            <text:p>0</text:p>
          </table:table-cell>
          <table:table-cell table:formula="of:=[.X$2]*(1-[.$AO43])+[.X$102]*[.$AO43]" office:value-type="float" office:value="100.016783890265" calcext:value-type="float">
            <text:p>100.016783890265</text:p>
          </table:table-cell>
          <table:table-cell table:formula="of:=[.Y$2]*[.$AP43]+[.Y$102]*(1-ABS([.$AP43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42]+0.01" office:value-type="float" office:value="0.41" calcext:value-type="float">
            <text:p>0.41</text:p>
          </table:table-cell>
          <table:table-cell table:formula="of:=0.5+([.AM43]-0.5)^3*4" office:value-type="float" office:value="0.497084" calcext:value-type="float">
            <text:p>0.497084</text:p>
          </table:table-cell>
          <table:table-cell table:formula="of:=(1-COS([.AN43]*2*PI()))/2" office:value-type="float" office:value="0.999916080548676" calcext:value-type="float">
            <text:p>0.999916080548676</text:p>
          </table:table-cell>
          <table:table-cell table:formula="of:=COS([.AN43]*PI())" office:value-type="float" office:value="0.00916075604542538" calcext:value-type="float">
            <text:p>0.009160756045425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44])+[.F$102]*[.$AO44]" office:value-type="float" office:value="0" calcext:value-type="float">
            <text:p>0</text:p>
          </table:table-cell>
          <table:table-cell table:formula="of:=[.G$2]*[.$AP44]+[.G$102]*(1-ABS([.$AP44]))" office:value-type="float" office:value="0" calcext:value-type="float">
            <text:p>0</text:p>
          </table:table-cell>
          <table:table-cell table:formula="of:=[.H$2]*(1-[.$AO44])+[.H$102]*[.$AO44]" office:value-type="float" office:value="0.00413955500080387" calcext:value-type="float">
            <text:p>0.00413955500080387</text:p>
          </table:table-cell>
          <table:table-cell table:formula="of:=[.I$2]*[.$AP44]+[.I$102]*(1-ABS([.$AP44]))" office:value-type="float" office:value="0" calcext:value-type="float">
            <text:p>0</text:p>
          </table:table-cell>
          <table:table-cell table:formula="of:=[.J$2]*(1-[.$AO44])+[.J$102]*[.$AO44]" office:value-type="float" office:value="50.0020697775004" calcext:value-type="float">
            <text:p>50.0020697775004</text:p>
          </table:table-cell>
          <table:table-cell table:formula="of:=[.K$2]*[.$AP44]+[.K$102]*(1-ABS([.$AP44]))" office:value-type="float" office:value="28.0383745767023" calcext:value-type="float">
            <text:p>28.0383745767023</text:p>
          </table:table-cell>
          <table:table-cell table:formula="of:=[.L$2]*(1-[.$AO44])+[.L$102]*[.$AO44]" office:value-type="float" office:value="50.0062093325012" calcext:value-type="float">
            <text:p>50.0062093325012</text:p>
          </table:table-cell>
          <table:table-cell table:formula="of:=[.M$2]*[.$AP44]+[.M$102]*(1-ABS([.$AP44]))" office:value-type="float" office:value="28.0383745767023" calcext:value-type="float">
            <text:p>28.0383745767023</text:p>
          </table:table-cell>
          <table:table-cell table:formula="of:=[.N$2]*(1-[.$AO44])+[.N$102]*[.$AO44]" office:value-type="float" office:value="50.0062093325012" calcext:value-type="float">
            <text:p>50.0062093325012</text:p>
          </table:table-cell>
          <table:table-cell table:formula="of:=[.O$2]*[.$AP44]+[.O$102]*(1-ABS([.$AP44]))" office:value-type="float" office:value="28.6817683131352" calcext:value-type="float">
            <text:p>28.6817683131352</text:p>
          </table:table-cell>
          <table:table-cell table:formula="of:=[.P$2]*(1-[.$AO44])+[.P$102]*[.$AO44]" office:value-type="float" office:value="50.0020697775004" calcext:value-type="float">
            <text:p>50.0020697775004</text:p>
          </table:table-cell>
          <table:table-cell table:formula="of:=[.Q$2]*[.$AP44]+[.Q$102]*(1-ABS([.$AP44]))" office:value-type="float" office:value="-28.6817683131352" calcext:value-type="float">
            <text:p>-28.6817683131352</text:p>
          </table:table-cell>
          <table:table-cell table:formula="of:=[.R$2]*(1-[.$AO44])+[.R$102]*[.$AO44]" office:value-type="float" office:value="50.0020697775004" calcext:value-type="float">
            <text:p>50.0020697775004</text:p>
          </table:table-cell>
          <table:table-cell table:formula="of:=[.S$2]*[.$AP44]+[.S$102]*(1-ABS([.$AP44]))" office:value-type="float" office:value="-28.0383745767023" calcext:value-type="float">
            <text:p>-28.0383745767023</text:p>
          </table:table-cell>
          <table:table-cell table:formula="of:=[.T$2]*(1-[.$AO44])+[.T$102]*[.$AO44]" office:value-type="float" office:value="50.0062093325012" calcext:value-type="float">
            <text:p>50.0062093325012</text:p>
          </table:table-cell>
          <table:table-cell table:formula="of:=[.U$2]*[.$AP44]+[.U$102]*(1-ABS([.$AP44]))" office:value-type="float" office:value="-28.0383745767023" calcext:value-type="float">
            <text:p>-28.0383745767023</text:p>
          </table:table-cell>
          <table:table-cell table:formula="of:=[.V$2]*(1-[.$AO44])+[.V$102]*[.$AO44]" office:value-type="float" office:value="100.004139555001" calcext:value-type="float">
            <text:p>100.004139555001</text:p>
          </table:table-cell>
          <table:table-cell table:formula="of:=[.W$2]*[.$AP44]+[.W$102]*(1-ABS([.$AP44]))" office:value-type="float" office:value="0" calcext:value-type="float">
            <text:p>0</text:p>
          </table:table-cell>
          <table:table-cell table:formula="of:=[.X$2]*(1-[.$AO44])+[.X$102]*[.$AO44]" office:value-type="float" office:value="100.008279110002" calcext:value-type="float">
            <text:p>100.008279110002</text:p>
          </table:table-cell>
          <table:table-cell table:formula="of:=[.Y$2]*[.$AP44]+[.Y$102]*(1-ABS([.$AP44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43]+0.01" office:value-type="float" office:value="0.42" calcext:value-type="float">
            <text:p>0.42</text:p>
          </table:table-cell>
          <table:table-cell table:formula="of:=0.5+([.AM44]-0.5)^3*4" office:value-type="float" office:value="0.497952" calcext:value-type="float">
            <text:p>0.497952</text:p>
          </table:table-cell>
          <table:table-cell table:formula="of:=(1-COS([.AN44]*2*PI()))/2" office:value-type="float" office:value="0.999958604449992" calcext:value-type="float">
            <text:p>0.999958604449992</text:p>
          </table:table-cell>
          <table:table-cell table:formula="of:=COS([.AN44]*PI())" office:value-type="float" office:value="0.00643393736432896" calcext:value-type="float">
            <text:p>0.006433937364328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45])+[.F$102]*[.$AO45]" office:value-type="float" office:value="0" calcext:value-type="float">
            <text:p>0</text:p>
          </table:table-cell>
          <table:table-cell table:formula="of:=[.G$2]*[.$AP45]+[.G$102]*(1-ABS([.$AP45]))" office:value-type="float" office:value="0" calcext:value-type="float">
            <text:p>0</text:p>
          </table:table-cell>
          <table:table-cell table:formula="of:=[.H$2]*(1-[.$AO45])+[.H$102]*[.$AO45]" office:value-type="float" office:value="0.00185782703591153" calcext:value-type="float">
            <text:p>0.00185782703591153</text:p>
          </table:table-cell>
          <table:table-cell table:formula="of:=[.I$2]*[.$AP45]+[.I$102]*(1-ABS([.$AP45]))" office:value-type="float" office:value="0" calcext:value-type="float">
            <text:p>0</text:p>
          </table:table-cell>
          <table:table-cell table:formula="of:=[.J$2]*(1-[.$AO45])+[.J$102]*[.$AO45]" office:value-type="float" office:value="50.000928913518" calcext:value-type="float">
            <text:p>50.000928913518</text:p>
          </table:table-cell>
          <table:table-cell table:formula="of:=[.K$2]*[.$AP45]+[.K$102]*(1-ABS([.$AP45]))" office:value-type="float" office:value="28.3120486294569" calcext:value-type="float">
            <text:p>28.3120486294569</text:p>
          </table:table-cell>
          <table:table-cell table:formula="of:=[.L$2]*(1-[.$AO45])+[.L$102]*[.$AO45]" office:value-type="float" office:value="50.0027867405539" calcext:value-type="float">
            <text:p>50.0027867405539</text:p>
          </table:table-cell>
          <table:table-cell table:formula="of:=[.M$2]*[.$AP45]+[.M$102]*(1-ABS([.$AP45]))" office:value-type="float" office:value="28.3120486294569" calcext:value-type="float">
            <text:p>28.3120486294569</text:p>
          </table:table-cell>
          <table:table-cell table:formula="of:=[.N$2]*(1-[.$AO45])+[.N$102]*[.$AO45]" office:value-type="float" office:value="50.0027867405539" calcext:value-type="float">
            <text:p>50.0027867405539</text:p>
          </table:table-cell>
          <table:table-cell table:formula="of:=[.O$2]*[.$AP45]+[.O$102]*(1-ABS([.$AP45]))" office:value-type="float" office:value="28.7430738069013" calcext:value-type="float">
            <text:p>28.7430738069013</text:p>
          </table:table-cell>
          <table:table-cell table:formula="of:=[.P$2]*(1-[.$AO45])+[.P$102]*[.$AO45]" office:value-type="float" office:value="50.000928913518" calcext:value-type="float">
            <text:p>50.000928913518</text:p>
          </table:table-cell>
          <table:table-cell table:formula="of:=[.Q$2]*[.$AP45]+[.Q$102]*(1-ABS([.$AP45]))" office:value-type="float" office:value="-28.7430738069013" calcext:value-type="float">
            <text:p>-28.7430738069013</text:p>
          </table:table-cell>
          <table:table-cell table:formula="of:=[.R$2]*(1-[.$AO45])+[.R$102]*[.$AO45]" office:value-type="float" office:value="50.000928913518" calcext:value-type="float">
            <text:p>50.000928913518</text:p>
          </table:table-cell>
          <table:table-cell table:formula="of:=[.S$2]*[.$AP45]+[.S$102]*(1-ABS([.$AP45]))" office:value-type="float" office:value="-28.3120486294569" calcext:value-type="float">
            <text:p>-28.3120486294569</text:p>
          </table:table-cell>
          <table:table-cell table:formula="of:=[.T$2]*(1-[.$AO45])+[.T$102]*[.$AO45]" office:value-type="float" office:value="50.0027867405539" calcext:value-type="float">
            <text:p>50.0027867405539</text:p>
          </table:table-cell>
          <table:table-cell table:formula="of:=[.U$2]*[.$AP45]+[.U$102]*(1-ABS([.$AP45]))" office:value-type="float" office:value="-28.3120486294569" calcext:value-type="float">
            <text:p>-28.3120486294569</text:p>
          </table:table-cell>
          <table:table-cell table:formula="of:=[.V$2]*(1-[.$AO45])+[.V$102]*[.$AO45]" office:value-type="float" office:value="100.001857827036" calcext:value-type="float">
            <text:p>100.001857827036</text:p>
          </table:table-cell>
          <table:table-cell table:formula="of:=[.W$2]*[.$AP45]+[.W$102]*(1-ABS([.$AP45]))" office:value-type="float" office:value="0" calcext:value-type="float">
            <text:p>0</text:p>
          </table:table-cell>
          <table:table-cell table:formula="of:=[.X$2]*(1-[.$AO45])+[.X$102]*[.$AO45]" office:value-type="float" office:value="100.003715654072" calcext:value-type="float">
            <text:p>100.003715654072</text:p>
          </table:table-cell>
          <table:table-cell table:formula="of:=[.Y$2]*[.$AP45]+[.Y$102]*(1-ABS([.$AP45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44]+0.01" office:value-type="float" office:value="0.43" calcext:value-type="float">
            <text:p>0.43</text:p>
          </table:table-cell>
          <table:table-cell table:formula="of:=0.5+([.AM45]-0.5)^3*4" office:value-type="float" office:value="0.498628" calcext:value-type="float">
            <text:p>0.498628</text:p>
          </table:table-cell>
          <table:table-cell table:formula="of:=(1-COS([.AN45]*2*PI()))/2" office:value-type="float" office:value="0.999981421729641" calcext:value-type="float">
            <text:p>0.999981421729641</text:p>
          </table:table-cell>
          <table:table-cell table:formula="of:=COS([.AN45]*PI())" office:value-type="float" office:value="0.00431025177444321" calcext:value-type="float">
            <text:p>0.004310251774443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46])+[.F$102]*[.$AO46]" office:value-type="float" office:value="0" calcext:value-type="float">
            <text:p>0</text:p>
          </table:table-cell>
          <table:table-cell table:formula="of:=[.G$2]*[.$AP46]+[.G$102]*(1-ABS([.$AP46]))" office:value-type="float" office:value="0" calcext:value-type="float">
            <text:p>0</text:p>
          </table:table-cell>
          <table:table-cell table:formula="of:=[.H$2]*(1-[.$AO46])+[.H$102]*[.$AO46]" office:value-type="float" office:value="0.000736760211306198" calcext:value-type="float">
            <text:p>0.000736760211306198</text:p>
          </table:table-cell>
          <table:table-cell table:formula="of:=[.I$2]*[.$AP46]+[.I$102]*(1-ABS([.$AP46]))" office:value-type="float" office:value="0" calcext:value-type="float">
            <text:p>0</text:p>
          </table:table-cell>
          <table:table-cell table:formula="of:=[.J$2]*(1-[.$AO46])+[.J$102]*[.$AO46]" office:value-type="float" office:value="50.0003683801056" calcext:value-type="float">
            <text:p>50.0003683801056</text:p>
          </table:table-cell>
          <table:table-cell table:formula="of:=[.K$2]*[.$AP46]+[.K$102]*(1-ABS([.$AP46]))" office:value-type="float" office:value="28.5177107282479" calcext:value-type="float">
            <text:p>28.5177107282479</text:p>
          </table:table-cell>
          <table:table-cell table:formula="of:=[.L$2]*(1-[.$AO46])+[.L$102]*[.$AO46]" office:value-type="float" office:value="50.001105140317" calcext:value-type="float">
            <text:p>50.001105140317</text:p>
          </table:table-cell>
          <table:table-cell table:formula="of:=[.M$2]*[.$AP46]+[.M$102]*(1-ABS([.$AP46]))" office:value-type="float" office:value="28.5177107282479" calcext:value-type="float">
            <text:p>28.5177107282479</text:p>
          </table:table-cell>
          <table:table-cell table:formula="of:=[.N$2]*(1-[.$AO46])+[.N$102]*[.$AO46]" office:value-type="float" office:value="50.001105140317" calcext:value-type="float">
            <text:p>50.001105140317</text:p>
          </table:table-cell>
          <table:table-cell table:formula="of:=[.O$2]*[.$AP46]+[.O$102]*(1-ABS([.$AP46]))" office:value-type="float" office:value="28.7891440002149" calcext:value-type="float">
            <text:p>28.7891440002149</text:p>
          </table:table-cell>
          <table:table-cell table:formula="of:=[.P$2]*(1-[.$AO46])+[.P$102]*[.$AO46]" office:value-type="float" office:value="50.0003683801056" calcext:value-type="float">
            <text:p>50.0003683801056</text:p>
          </table:table-cell>
          <table:table-cell table:formula="of:=[.Q$2]*[.$AP46]+[.Q$102]*(1-ABS([.$AP46]))" office:value-type="float" office:value="-28.7891440002149" calcext:value-type="float">
            <text:p>-28.7891440002149</text:p>
          </table:table-cell>
          <table:table-cell table:formula="of:=[.R$2]*(1-[.$AO46])+[.R$102]*[.$AO46]" office:value-type="float" office:value="50.0003683801056" calcext:value-type="float">
            <text:p>50.0003683801056</text:p>
          </table:table-cell>
          <table:table-cell table:formula="of:=[.S$2]*[.$AP46]+[.S$102]*(1-ABS([.$AP46]))" office:value-type="float" office:value="-28.5177107282479" calcext:value-type="float">
            <text:p>-28.5177107282479</text:p>
          </table:table-cell>
          <table:table-cell table:formula="of:=[.T$2]*(1-[.$AO46])+[.T$102]*[.$AO46]" office:value-type="float" office:value="50.001105140317" calcext:value-type="float">
            <text:p>50.001105140317</text:p>
          </table:table-cell>
          <table:table-cell table:formula="of:=[.U$2]*[.$AP46]+[.U$102]*(1-ABS([.$AP46]))" office:value-type="float" office:value="-28.5177107282479" calcext:value-type="float">
            <text:p>-28.5177107282479</text:p>
          </table:table-cell>
          <table:table-cell table:formula="of:=[.V$2]*(1-[.$AO46])+[.V$102]*[.$AO46]" office:value-type="float" office:value="100.000736760211" calcext:value-type="float">
            <text:p>100.000736760211</text:p>
          </table:table-cell>
          <table:table-cell table:formula="of:=[.W$2]*[.$AP46]+[.W$102]*(1-ABS([.$AP46]))" office:value-type="float" office:value="0" calcext:value-type="float">
            <text:p>0</text:p>
          </table:table-cell>
          <table:table-cell table:formula="of:=[.X$2]*(1-[.$AO46])+[.X$102]*[.$AO46]" office:value-type="float" office:value="100.001473520423" calcext:value-type="float">
            <text:p>100.001473520423</text:p>
          </table:table-cell>
          <table:table-cell table:formula="of:=[.Y$2]*[.$AP46]+[.Y$102]*(1-ABS([.$AP46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45]+0.01" office:value-type="float" office:value="0.44" calcext:value-type="float">
            <text:p>0.44</text:p>
          </table:table-cell>
          <table:table-cell table:formula="of:=0.5+([.AM46]-0.5)^3*4" office:value-type="float" office:value="0.499136" calcext:value-type="float">
            <text:p>0.499136</text:p>
          </table:table-cell>
          <table:table-cell table:formula="of:=(1-COS([.AN46]*2*PI()))/2" office:value-type="float" office:value="0.999992632397887" calcext:value-type="float">
            <text:p>0.999992632397887</text:p>
          </table:table-cell>
          <table:table-cell table:formula="of:=COS([.AN46]*PI())" office:value-type="float" office:value="0.00271433271966998" calcext:value-type="float">
            <text:p>0.0027143327196699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47])+[.F$102]*[.$AO47]" office:value-type="float" office:value="0" calcext:value-type="float">
            <text:p>0</text:p>
          </table:table-cell>
          <table:table-cell table:formula="of:=[.G$2]*[.$AP47]+[.G$102]*(1-ABS([.$AP47]))" office:value-type="float" office:value="0" calcext:value-type="float">
            <text:p>0</text:p>
          </table:table-cell>
          <table:table-cell table:formula="of:=[.H$2]*(1-[.$AO47])+[.H$102]*[.$AO47]" office:value-type="float" office:value="0.000246739907083793" calcext:value-type="float">
            <text:p>0.000246739907083793</text:p>
          </table:table-cell>
          <table:table-cell table:formula="of:=[.I$2]*[.$AP47]+[.I$102]*(1-ABS([.$AP47]))" office:value-type="float" office:value="0" calcext:value-type="float">
            <text:p>0</text:p>
          </table:table-cell>
          <table:table-cell table:formula="of:=[.J$2]*(1-[.$AO47])+[.J$102]*[.$AO47]" office:value-type="float" office:value="50.0001233699535" calcext:value-type="float">
            <text:p>50.0001233699535</text:p>
          </table:table-cell>
          <table:table-cell table:formula="of:=[.K$2]*[.$AP47]+[.K$102]*(1-ABS([.$AP47]))" office:value-type="float" office:value="28.6650754876005" calcext:value-type="float">
            <text:p>28.6650754876005</text:p>
          </table:table-cell>
          <table:table-cell table:formula="of:=[.L$2]*(1-[.$AO47])+[.L$102]*[.$AO47]" office:value-type="float" office:value="50.0003701098606" calcext:value-type="float">
            <text:p>50.0003701098606</text:p>
          </table:table-cell>
          <table:table-cell table:formula="of:=[.M$2]*[.$AP47]+[.M$102]*(1-ABS([.$AP47]))" office:value-type="float" office:value="28.6650754876005" calcext:value-type="float">
            <text:p>28.6650754876005</text:p>
          </table:table-cell>
          <table:table-cell table:formula="of:=[.N$2]*(1-[.$AO47])+[.N$102]*[.$AO47]" office:value-type="float" office:value="50.0003701098606" calcext:value-type="float">
            <text:p>50.0003701098606</text:p>
          </table:table-cell>
          <table:table-cell table:formula="of:=[.O$2]*[.$AP47]+[.O$102]*(1-ABS([.$AP47]))" office:value-type="float" office:value="28.8221550556836" calcext:value-type="float">
            <text:p>28.8221550556836</text:p>
          </table:table-cell>
          <table:table-cell table:formula="of:=[.P$2]*(1-[.$AO47])+[.P$102]*[.$AO47]" office:value-type="float" office:value="50.0001233699535" calcext:value-type="float">
            <text:p>50.0001233699535</text:p>
          </table:table-cell>
          <table:table-cell table:formula="of:=[.Q$2]*[.$AP47]+[.Q$102]*(1-ABS([.$AP47]))" office:value-type="float" office:value="-28.8221550556836" calcext:value-type="float">
            <text:p>-28.8221550556836</text:p>
          </table:table-cell>
          <table:table-cell table:formula="of:=[.R$2]*(1-[.$AO47])+[.R$102]*[.$AO47]" office:value-type="float" office:value="50.0001233699535" calcext:value-type="float">
            <text:p>50.0001233699535</text:p>
          </table:table-cell>
          <table:table-cell table:formula="of:=[.S$2]*[.$AP47]+[.S$102]*(1-ABS([.$AP47]))" office:value-type="float" office:value="-28.6650754876005" calcext:value-type="float">
            <text:p>-28.6650754876005</text:p>
          </table:table-cell>
          <table:table-cell table:formula="of:=[.T$2]*(1-[.$AO47])+[.T$102]*[.$AO47]" office:value-type="float" office:value="50.0003701098606" calcext:value-type="float">
            <text:p>50.0003701098606</text:p>
          </table:table-cell>
          <table:table-cell table:formula="of:=[.U$2]*[.$AP47]+[.U$102]*(1-ABS([.$AP47]))" office:value-type="float" office:value="-28.6650754876005" calcext:value-type="float">
            <text:p>-28.6650754876005</text:p>
          </table:table-cell>
          <table:table-cell table:formula="of:=[.V$2]*(1-[.$AO47])+[.V$102]*[.$AO47]" office:value-type="float" office:value="100.000246739907" calcext:value-type="float">
            <text:p>100.000246739907</text:p>
          </table:table-cell>
          <table:table-cell table:formula="of:=[.W$2]*[.$AP47]+[.W$102]*(1-ABS([.$AP47]))" office:value-type="float" office:value="0" calcext:value-type="float">
            <text:p>0</text:p>
          </table:table-cell>
          <table:table-cell table:formula="of:=[.X$2]*(1-[.$AO47])+[.X$102]*[.$AO47]" office:value-type="float" office:value="100.000493479814" calcext:value-type="float">
            <text:p>100.000493479814</text:p>
          </table:table-cell>
          <table:table-cell table:formula="of:=[.Y$2]*[.$AP47]+[.Y$102]*(1-ABS([.$AP47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46]+0.01" office:value-type="float" office:value="0.45" calcext:value-type="float">
            <text:p>0.45</text:p>
          </table:table-cell>
          <table:table-cell table:formula="of:=0.5+([.AM47]-0.5)^3*4" office:value-type="float" office:value="0.4995" calcext:value-type="float">
            <text:p>0.4995</text:p>
          </table:table-cell>
          <table:table-cell table:formula="of:=(1-COS([.AN47]*2*PI()))/2" office:value-type="float" office:value="0.999997532600929" calcext:value-type="float">
            <text:p>0.999997532600929</text:p>
          </table:table-cell>
          <table:table-cell table:formula="of:=COS([.AN47]*PI())" office:value-type="float" office:value="0.00157079568083084" calcext:value-type="float">
            <text:p>0.0015707956808308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48])+[.F$102]*[.$AO48]" office:value-type="float" office:value="0" calcext:value-type="float">
            <text:p>0</text:p>
          </table:table-cell>
          <table:table-cell table:formula="of:=[.G$2]*[.$AP48]+[.G$102]*(1-ABS([.$AP48]))" office:value-type="float" office:value="0" calcext:value-type="float">
            <text:p>0</text:p>
          </table:table-cell>
          <table:table-cell table:formula="of:=[.H$2]*(1-[.$AO48])+[.H$102]*[.$AO48]" office:value-type="float" office:value="0.0000646814254601224" calcext:value-type="float">
            <text:p>6.46814254601224E-05</text:p>
          </table:table-cell>
          <table:table-cell table:formula="of:=[.I$2]*[.$AP48]+[.I$102]*(1-ABS([.$AP48]))" office:value-type="float" office:value="0" calcext:value-type="float">
            <text:p>0</text:p>
          </table:table-cell>
          <table:table-cell table:formula="of:=[.J$2]*(1-[.$AO48])+[.J$102]*[.$AO48]" office:value-type="float" office:value="50.0000323407127" calcext:value-type="float">
            <text:p>50.0000323407127</text:p>
          </table:table-cell>
          <table:table-cell table:formula="of:=[.K$2]*[.$AP48]+[.K$102]*(1-ABS([.$AP48]))" office:value-type="float" office:value="28.7638586182035" calcext:value-type="float">
            <text:p>28.7638586182035</text:p>
          </table:table-cell>
          <table:table-cell table:formula="of:=[.L$2]*(1-[.$AO48])+[.L$102]*[.$AO48]" office:value-type="float" office:value="50.0000970221382" calcext:value-type="float">
            <text:p>50.0000970221382</text:p>
          </table:table-cell>
          <table:table-cell table:formula="of:=[.M$2]*[.$AP48]+[.M$102]*(1-ABS([.$AP48]))" office:value-type="float" office:value="28.7638586182035" calcext:value-type="float">
            <text:p>28.7638586182035</text:p>
          </table:table-cell>
          <table:table-cell table:formula="of:=[.N$2]*(1-[.$AO48])+[.N$102]*[.$AO48]" office:value-type="float" office:value="50.0000970221382" calcext:value-type="float">
            <text:p>50.0000970221382</text:p>
          </table:table-cell>
          <table:table-cell table:formula="of:=[.O$2]*[.$AP48]+[.O$102]*(1-ABS([.$AP48]))" office:value-type="float" office:value="28.8442833814654" calcext:value-type="float">
            <text:p>28.8442833814654</text:p>
          </table:table-cell>
          <table:table-cell table:formula="of:=[.P$2]*(1-[.$AO48])+[.P$102]*[.$AO48]" office:value-type="float" office:value="50.0000323407127" calcext:value-type="float">
            <text:p>50.0000323407127</text:p>
          </table:table-cell>
          <table:table-cell table:formula="of:=[.Q$2]*[.$AP48]+[.Q$102]*(1-ABS([.$AP48]))" office:value-type="float" office:value="-28.8442833814654" calcext:value-type="float">
            <text:p>-28.8442833814654</text:p>
          </table:table-cell>
          <table:table-cell table:formula="of:=[.R$2]*(1-[.$AO48])+[.R$102]*[.$AO48]" office:value-type="float" office:value="50.0000323407127" calcext:value-type="float">
            <text:p>50.0000323407127</text:p>
          </table:table-cell>
          <table:table-cell table:formula="of:=[.S$2]*[.$AP48]+[.S$102]*(1-ABS([.$AP48]))" office:value-type="float" office:value="-28.7638586182035" calcext:value-type="float">
            <text:p>-28.7638586182035</text:p>
          </table:table-cell>
          <table:table-cell table:formula="of:=[.T$2]*(1-[.$AO48])+[.T$102]*[.$AO48]" office:value-type="float" office:value="50.0000970221382" calcext:value-type="float">
            <text:p>50.0000970221382</text:p>
          </table:table-cell>
          <table:table-cell table:formula="of:=[.U$2]*[.$AP48]+[.U$102]*(1-ABS([.$AP48]))" office:value-type="float" office:value="-28.7638586182035" calcext:value-type="float">
            <text:p>-28.7638586182035</text:p>
          </table:table-cell>
          <table:table-cell table:formula="of:=[.V$2]*(1-[.$AO48])+[.V$102]*[.$AO48]" office:value-type="float" office:value="100.000064681425" calcext:value-type="float">
            <text:p>100.000064681425</text:p>
          </table:table-cell>
          <table:table-cell table:formula="of:=[.W$2]*[.$AP48]+[.W$102]*(1-ABS([.$AP48]))" office:value-type="float" office:value="0" calcext:value-type="float">
            <text:p>0</text:p>
          </table:table-cell>
          <table:table-cell table:formula="of:=[.X$2]*(1-[.$AO48])+[.X$102]*[.$AO48]" office:value-type="float" office:value="100.000129362851" calcext:value-type="float">
            <text:p>100.000129362851</text:p>
          </table:table-cell>
          <table:table-cell table:formula="of:=[.Y$2]*[.$AP48]+[.Y$102]*(1-ABS([.$AP48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47]+0.01" office:value-type="float" office:value="0.46" calcext:value-type="float">
            <text:p>0.46</text:p>
          </table:table-cell>
          <table:table-cell table:formula="of:=0.5+([.AM48]-0.5)^3*4" office:value-type="float" office:value="0.499744" calcext:value-type="float">
            <text:p>0.499744</text:p>
          </table:table-cell>
          <table:table-cell table:formula="of:=(1-COS([.AN48]*2*PI()))/2" office:value-type="float" office:value="0.999999353185745" calcext:value-type="float">
            <text:p>0.999999353185745</text:p>
          </table:table-cell>
          <table:table-cell table:formula="of:=COS([.AN48]*PI())" office:value-type="float" office:value="0.000804247632619093" calcext:value-type="float">
            <text:p>0.0008042476326190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49])+[.F$102]*[.$AO49]" office:value-type="float" office:value="0" calcext:value-type="float">
            <text:p>0</text:p>
          </table:table-cell>
          <table:table-cell table:formula="of:=[.G$2]*[.$AP49]+[.G$102]*(1-ABS([.$AP49]))" office:value-type="float" office:value="0" calcext:value-type="float">
            <text:p>0</text:p>
          </table:table-cell>
          <table:table-cell table:formula="of:=[.H$2]*(1-[.$AO49])+[.H$102]*[.$AO49]" office:value-type="float" office:value="0.0000115119061394608" calcext:value-type="float">
            <text:p>1.15119061394608E-05</text:p>
          </table:table-cell>
          <table:table-cell table:formula="of:=[.I$2]*[.$AP49]+[.I$102]*(1-ABS([.$AP49]))" office:value-type="float" office:value="0" calcext:value-type="float">
            <text:p>0</text:p>
          </table:table-cell>
          <table:table-cell table:formula="of:=[.J$2]*(1-[.$AO49])+[.J$102]*[.$AO49]" office:value-type="float" office:value="50.0000057559531" calcext:value-type="float">
            <text:p>50.0000057559531</text:p>
          </table:table-cell>
          <table:table-cell table:formula="of:=[.K$2]*[.$AP49]+[.K$102]*(1-ABS([.$AP49]))" office:value-type="float" office:value="28.82377628818" calcext:value-type="float">
            <text:p>28.82377628818</text:p>
          </table:table-cell>
          <table:table-cell table:formula="of:=[.L$2]*(1-[.$AO49])+[.L$102]*[.$AO49]" office:value-type="float" office:value="50.0000172678592" calcext:value-type="float">
            <text:p>50.0000172678592</text:p>
          </table:table-cell>
          <table:table-cell table:formula="of:=[.M$2]*[.$AP49]+[.M$102]*(1-ABS([.$AP49]))" office:value-type="float" office:value="28.82377628818" calcext:value-type="float">
            <text:p>28.82377628818</text:p>
          </table:table-cell>
          <table:table-cell table:formula="of:=[.N$2]*(1-[.$AO49])+[.N$102]*[.$AO49]" office:value-type="float" office:value="50.0000172678592" calcext:value-type="float">
            <text:p>50.0000172678592</text:p>
          </table:table-cell>
          <table:table-cell table:formula="of:=[.O$2]*[.$AP49]+[.O$102]*(1-ABS([.$AP49]))" office:value-type="float" office:value="28.8577054881878" calcext:value-type="float">
            <text:p>28.8577054881878</text:p>
          </table:table-cell>
          <table:table-cell table:formula="of:=[.P$2]*(1-[.$AO49])+[.P$102]*[.$AO49]" office:value-type="float" office:value="50.0000057559531" calcext:value-type="float">
            <text:p>50.0000057559531</text:p>
          </table:table-cell>
          <table:table-cell table:formula="of:=[.Q$2]*[.$AP49]+[.Q$102]*(1-ABS([.$AP49]))" office:value-type="float" office:value="-28.8577054881878" calcext:value-type="float">
            <text:p>-28.8577054881878</text:p>
          </table:table-cell>
          <table:table-cell table:formula="of:=[.R$2]*(1-[.$AO49])+[.R$102]*[.$AO49]" office:value-type="float" office:value="50.0000057559531" calcext:value-type="float">
            <text:p>50.0000057559531</text:p>
          </table:table-cell>
          <table:table-cell table:formula="of:=[.S$2]*[.$AP49]+[.S$102]*(1-ABS([.$AP49]))" office:value-type="float" office:value="-28.82377628818" calcext:value-type="float">
            <text:p>-28.82377628818</text:p>
          </table:table-cell>
          <table:table-cell table:formula="of:=[.T$2]*(1-[.$AO49])+[.T$102]*[.$AO49]" office:value-type="float" office:value="50.0000172678592" calcext:value-type="float">
            <text:p>50.0000172678592</text:p>
          </table:table-cell>
          <table:table-cell table:formula="of:=[.U$2]*[.$AP49]+[.U$102]*(1-ABS([.$AP49]))" office:value-type="float" office:value="-28.82377628818" calcext:value-type="float">
            <text:p>-28.82377628818</text:p>
          </table:table-cell>
          <table:table-cell table:formula="of:=[.V$2]*(1-[.$AO49])+[.V$102]*[.$AO49]" office:value-type="float" office:value="100.000011511906" calcext:value-type="float">
            <text:p>100.000011511906</text:p>
          </table:table-cell>
          <table:table-cell table:formula="of:=[.W$2]*[.$AP49]+[.W$102]*(1-ABS([.$AP49]))" office:value-type="float" office:value="0" calcext:value-type="float">
            <text:p>0</text:p>
          </table:table-cell>
          <table:table-cell table:formula="of:=[.X$2]*(1-[.$AO49])+[.X$102]*[.$AO49]" office:value-type="float" office:value="100.000023023812" calcext:value-type="float">
            <text:p>100.000023023812</text:p>
          </table:table-cell>
          <table:table-cell table:formula="of:=[.Y$2]*[.$AP49]+[.Y$102]*(1-ABS([.$AP49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48]+0.01" office:value-type="float" office:value="0.47" calcext:value-type="float">
            <text:p>0.47</text:p>
          </table:table-cell>
          <table:table-cell table:formula="of:=0.5+([.AM49]-0.5)^3*4" office:value-type="float" office:value="0.499892" calcext:value-type="float">
            <text:p>0.499892</text:p>
          </table:table-cell>
          <table:table-cell table:formula="of:=(1-COS([.AN49]*2*PI()))/2" office:value-type="float" office:value="0.999999884880939" calcext:value-type="float">
            <text:p>0.999999884880939</text:p>
          </table:table-cell>
          <table:table-cell table:formula="of:=COS([.AN49]*PI())" office:value-type="float" office:value="0.000339292000077897" calcext:value-type="float">
            <text:p>0.00033929200007789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50])+[.F$102]*[.$AO50]" office:value-type="float" office:value="0" calcext:value-type="float">
            <text:p>0</text:p>
          </table:table-cell>
          <table:table-cell table:formula="of:=[.G$2]*[.$AP50]+[.G$102]*(1-ABS([.$AP50]))" office:value-type="float" office:value="0" calcext:value-type="float">
            <text:p>0</text:p>
          </table:table-cell>
          <table:table-cell table:formula="of:=[.H$2]*(1-[.$AO50])+[.H$102]*[.$AO50]" office:value-type="float" office:value="0.00000101064748792012" calcext:value-type="float">
            <text:p>1.01064748792012E-06</text:p>
          </table:table-cell>
          <table:table-cell table:formula="of:=[.I$2]*[.$AP50]+[.I$102]*(1-ABS([.$AP50]))" office:value-type="float" office:value="0" calcext:value-type="float">
            <text:p>0</text:p>
          </table:table-cell>
          <table:table-cell table:formula="of:=[.J$2]*(1-[.$AO50])+[.J$102]*[.$AO50]" office:value-type="float" office:value="50.0000005053237" calcext:value-type="float">
            <text:p>50.0000005053237</text:p>
          </table:table-cell>
          <table:table-cell table:formula="of:=[.K$2]*[.$AP50]+[.K$102]*(1-ABS([.$AP50]))" office:value-type="float" office:value="28.8545448259007" calcext:value-type="float">
            <text:p>28.8545448259007</text:p>
          </table:table-cell>
          <table:table-cell table:formula="of:=[.L$2]*(1-[.$AO50])+[.L$102]*[.$AO50]" office:value-type="float" office:value="50.0000015159712" calcext:value-type="float">
            <text:p>50.0000015159712</text:p>
          </table:table-cell>
          <table:table-cell table:formula="of:=[.M$2]*[.$AP50]+[.M$102]*(1-ABS([.$AP50]))" office:value-type="float" office:value="28.8545448259007" calcext:value-type="float">
            <text:p>28.8545448259007</text:p>
          </table:table-cell>
          <table:table-cell table:formula="of:=[.N$2]*(1-[.$AO50])+[.N$102]*[.$AO50]" office:value-type="float" office:value="50.0000015159712" calcext:value-type="float">
            <text:p>50.0000015159712</text:p>
          </table:table-cell>
          <table:table-cell table:formula="of:=[.O$2]*[.$AP50]+[.O$102]*(1-ABS([.$AP50]))" office:value-type="float" office:value="28.8645979223752" calcext:value-type="float">
            <text:p>28.8645979223752</text:p>
          </table:table-cell>
          <table:table-cell table:formula="of:=[.P$2]*(1-[.$AO50])+[.P$102]*[.$AO50]" office:value-type="float" office:value="50.0000005053237" calcext:value-type="float">
            <text:p>50.0000005053237</text:p>
          </table:table-cell>
          <table:table-cell table:formula="of:=[.Q$2]*[.$AP50]+[.Q$102]*(1-ABS([.$AP50]))" office:value-type="float" office:value="-28.8645979223752" calcext:value-type="float">
            <text:p>-28.8645979223752</text:p>
          </table:table-cell>
          <table:table-cell table:formula="of:=[.R$2]*(1-[.$AO50])+[.R$102]*[.$AO50]" office:value-type="float" office:value="50.0000005053237" calcext:value-type="float">
            <text:p>50.0000005053237</text:p>
          </table:table-cell>
          <table:table-cell table:formula="of:=[.S$2]*[.$AP50]+[.S$102]*(1-ABS([.$AP50]))" office:value-type="float" office:value="-28.8545448259007" calcext:value-type="float">
            <text:p>-28.8545448259007</text:p>
          </table:table-cell>
          <table:table-cell table:formula="of:=[.T$2]*(1-[.$AO50])+[.T$102]*[.$AO50]" office:value-type="float" office:value="50.0000015159712" calcext:value-type="float">
            <text:p>50.0000015159712</text:p>
          </table:table-cell>
          <table:table-cell table:formula="of:=[.U$2]*[.$AP50]+[.U$102]*(1-ABS([.$AP50]))" office:value-type="float" office:value="-28.8545448259007" calcext:value-type="float">
            <text:p>-28.8545448259007</text:p>
          </table:table-cell>
          <table:table-cell table:formula="of:=[.V$2]*(1-[.$AO50])+[.V$102]*[.$AO50]" office:value-type="float" office:value="100.000001010647" calcext:value-type="float">
            <text:p>100.000001010647</text:p>
          </table:table-cell>
          <table:table-cell table:formula="of:=[.W$2]*[.$AP50]+[.W$102]*(1-ABS([.$AP50]))" office:value-type="float" office:value="0" calcext:value-type="float">
            <text:p>0</text:p>
          </table:table-cell>
          <table:table-cell table:formula="of:=[.X$2]*(1-[.$AO50])+[.X$102]*[.$AO50]" office:value-type="float" office:value="100.000002021295" calcext:value-type="float">
            <text:p>100.000002021295</text:p>
          </table:table-cell>
          <table:table-cell table:formula="of:=[.Y$2]*[.$AP50]+[.Y$102]*(1-ABS([.$AP50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49]+0.01" office:value-type="float" office:value="0.48" calcext:value-type="float">
            <text:p>0.48</text:p>
          </table:table-cell>
          <table:table-cell table:formula="of:=0.5+([.AM50]-0.5)^3*4" office:value-type="float" office:value="0.499968" calcext:value-type="float">
            <text:p>0.499968</text:p>
          </table:table-cell>
          <table:table-cell table:formula="of:=(1-COS([.AN50]*2*PI()))/2" office:value-type="float" office:value="0.999999989893525" calcext:value-type="float">
            <text:p>0.999999989893525</text:p>
          </table:table-cell>
          <table:table-cell table:formula="of:=COS([.AN50]*PI())" office:value-type="float" office:value="0.000100530964745417" calcext:value-type="float">
            <text:p>0.0001005309647454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51])+[.F$102]*[.$AO51]" office:value-type="float" office:value="0" calcext:value-type="float">
            <text:p>0</text:p>
          </table:table-cell>
          <table:table-cell table:formula="of:=[.G$2]*[.$AP51]+[.G$102]*(1-ABS([.$AP51]))" office:value-type="float" office:value="0" calcext:value-type="float">
            <text:p>0</text:p>
          </table:table-cell>
          <table:table-cell table:formula="of:=[.H$2]*(1-[.$AO51])+[.H$102]*[.$AO51]" office:value-type="float" office:value="0.00000001579136821306" calcext:value-type="float">
            <text:p>1.57913682130584E-08</text:p>
          </table:table-cell>
          <table:table-cell table:formula="of:=[.I$2]*[.$AP51]+[.I$102]*(1-ABS([.$AP51]))" office:value-type="float" office:value="0" calcext:value-type="float">
            <text:p>0</text:p>
          </table:table-cell>
          <table:table-cell table:formula="of:=[.J$2]*(1-[.$AO51])+[.J$102]*[.$AO51]" office:value-type="float" office:value="50.0000000078957" calcext:value-type="float">
            <text:p>50.0000000078957</text:p>
          </table:table-cell>
          <table:table-cell table:formula="of:=[.K$2]*[.$AP51]+[.K$102]*(1-ABS([.$AP51]))" office:value-type="float" office:value="28.8658806032349" calcext:value-type="float">
            <text:p>28.8658806032349</text:p>
          </table:table-cell>
          <table:table-cell table:formula="of:=[.L$2]*(1-[.$AO51])+[.L$102]*[.$AO51]" office:value-type="float" office:value="50.0000000236871" calcext:value-type="float">
            <text:p>50.0000000236871</text:p>
          </table:table-cell>
          <table:table-cell table:formula="of:=[.M$2]*[.$AP51]+[.M$102]*(1-ABS([.$AP51]))" office:value-type="float" office:value="28.8658806032349" calcext:value-type="float">
            <text:p>28.8658806032349</text:p>
          </table:table-cell>
          <table:table-cell table:formula="of:=[.N$2]*(1-[.$AO51])+[.N$102]*[.$AO51]" office:value-type="float" office:value="50.0000000236871" calcext:value-type="float">
            <text:p>50.0000000236871</text:p>
          </table:table-cell>
          <table:table-cell table:formula="of:=[.O$2]*[.$AP51]+[.O$102]*(1-ABS([.$AP51]))" office:value-type="float" office:value="28.8671372402963" calcext:value-type="float">
            <text:p>28.8671372402963</text:p>
          </table:table-cell>
          <table:table-cell table:formula="of:=[.P$2]*(1-[.$AO51])+[.P$102]*[.$AO51]" office:value-type="float" office:value="50.0000000078957" calcext:value-type="float">
            <text:p>50.0000000078957</text:p>
          </table:table-cell>
          <table:table-cell table:formula="of:=[.Q$2]*[.$AP51]+[.Q$102]*(1-ABS([.$AP51]))" office:value-type="float" office:value="-28.8671372402963" calcext:value-type="float">
            <text:p>-28.8671372402963</text:p>
          </table:table-cell>
          <table:table-cell table:formula="of:=[.R$2]*(1-[.$AO51])+[.R$102]*[.$AO51]" office:value-type="float" office:value="50.0000000078957" calcext:value-type="float">
            <text:p>50.0000000078957</text:p>
          </table:table-cell>
          <table:table-cell table:formula="of:=[.S$2]*[.$AP51]+[.S$102]*(1-ABS([.$AP51]))" office:value-type="float" office:value="-28.8658806032349" calcext:value-type="float">
            <text:p>-28.8658806032349</text:p>
          </table:table-cell>
          <table:table-cell table:formula="of:=[.T$2]*(1-[.$AO51])+[.T$102]*[.$AO51]" office:value-type="float" office:value="50.0000000236871" calcext:value-type="float">
            <text:p>50.0000000236871</text:p>
          </table:table-cell>
          <table:table-cell table:formula="of:=[.U$2]*[.$AP51]+[.U$102]*(1-ABS([.$AP51]))" office:value-type="float" office:value="-28.8658806032349" calcext:value-type="float">
            <text:p>-28.8658806032349</text:p>
          </table:table-cell>
          <table:table-cell table:formula="of:=[.V$2]*(1-[.$AO51])+[.V$102]*[.$AO51]" office:value-type="float" office:value="100.000000015791" calcext:value-type="float">
            <text:p>100.000000015791</text:p>
          </table:table-cell>
          <table:table-cell table:formula="of:=[.W$2]*[.$AP51]+[.W$102]*(1-ABS([.$AP51]))" office:value-type="float" office:value="0" calcext:value-type="float">
            <text:p>0</text:p>
          </table:table-cell>
          <table:table-cell table:formula="of:=[.X$2]*(1-[.$AO51])+[.X$102]*[.$AO51]" office:value-type="float" office:value="100.000000031583" calcext:value-type="float">
            <text:p>100.000000031583</text:p>
          </table:table-cell>
          <table:table-cell table:formula="of:=[.Y$2]*[.$AP51]+[.Y$102]*(1-ABS([.$AP51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50]+0.01" office:value-type="float" office:value="0.49" calcext:value-type="float">
            <text:p>0.49</text:p>
          </table:table-cell>
          <table:table-cell table:formula="of:=0.5+([.AM51]-0.5)^3*4" office:value-type="float" office:value="0.499996" calcext:value-type="float">
            <text:p>0.499996</text:p>
          </table:table-cell>
          <table:table-cell table:formula="of:=(1-COS([.AN51]*2*PI()))/2" office:value-type="float" office:value="0.999999999842086" calcext:value-type="float">
            <text:p>0.999999999842086</text:p>
          </table:table-cell>
          <table:table-cell table:formula="of:=COS([.AN51]*PI())" office:value-type="float" office:value="0.0000125663706140392" calcext:value-type="float">
            <text:p>1.25663706140392E-0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52])+[.F$102]*[.$AO52]" office:value-type="float" office:value="0" calcext:value-type="float">
            <text:p>0</text:p>
          </table:table-cell>
          <table:table-cell table:formula="of:=[.G$2]*[.$AP52]+[.G$102]*(1-ABS([.$AP52]))" office:value-type="float" office:value="0" calcext:value-type="float">
            <text:p>0</text:p>
          </table:table-cell>
          <table:table-cell table:formula="of:=[.H$2]*(1-[.$AO52])+[.H$102]*[.$AO52]" office:value-type="float" office:value="0" calcext:value-type="float">
            <text:p>0</text:p>
          </table:table-cell>
          <table:table-cell table:formula="of:=[.I$2]*[.$AP52]+[.I$102]*(1-ABS([.$AP52]))" office:value-type="float" office:value="0" calcext:value-type="float">
            <text:p>0</text:p>
          </table:table-cell>
          <table:table-cell table:formula="of:=[.J$2]*(1-[.$AO52])+[.J$102]*[.$AO52]" office:value-type="float" office:value="50" calcext:value-type="float">
            <text:p>50</text:p>
          </table:table-cell>
          <table:table-cell table:formula="of:=[.K$2]*[.$AP52]+[.K$102]*(1-ABS([.$AP52]))" office:value-type="float" office:value="28.8675" calcext:value-type="float">
            <text:p>28.8675</text:p>
          </table:table-cell>
          <table:table-cell table:formula="of:=[.L$2]*(1-[.$AO52])+[.L$102]*[.$AO52]" office:value-type="float" office:value="50" calcext:value-type="float">
            <text:p>50</text:p>
          </table:table-cell>
          <table:table-cell table:formula="of:=[.M$2]*[.$AP52]+[.M$102]*(1-ABS([.$AP52]))" office:value-type="float" office:value="28.8675" calcext:value-type="float">
            <text:p>28.8675</text:p>
          </table:table-cell>
          <table:table-cell table:formula="of:=[.N$2]*(1-[.$AO52])+[.N$102]*[.$AO52]" office:value-type="float" office:value="50" calcext:value-type="float">
            <text:p>50</text:p>
          </table:table-cell>
          <table:table-cell table:formula="of:=[.O$2]*[.$AP52]+[.O$102]*(1-ABS([.$AP52]))" office:value-type="float" office:value="28.8675" calcext:value-type="float">
            <text:p>28.8675</text:p>
          </table:table-cell>
          <table:table-cell table:formula="of:=[.P$2]*(1-[.$AO52])+[.P$102]*[.$AO52]" office:value-type="float" office:value="50" calcext:value-type="float">
            <text:p>50</text:p>
          </table:table-cell>
          <table:table-cell table:formula="of:=[.Q$2]*[.$AP52]+[.Q$102]*(1-ABS([.$AP52]))" office:value-type="float" office:value="-28.8675" calcext:value-type="float">
            <text:p>-28.8675</text:p>
          </table:table-cell>
          <table:table-cell table:formula="of:=[.R$2]*(1-[.$AO52])+[.R$102]*[.$AO52]" office:value-type="float" office:value="50" calcext:value-type="float">
            <text:p>50</text:p>
          </table:table-cell>
          <table:table-cell table:formula="of:=[.S$2]*[.$AP52]+[.S$102]*(1-ABS([.$AP52]))" office:value-type="float" office:value="-28.8675" calcext:value-type="float">
            <text:p>-28.8675</text:p>
          </table:table-cell>
          <table:table-cell table:formula="of:=[.T$2]*(1-[.$AO52])+[.T$102]*[.$AO52]" office:value-type="float" office:value="50" calcext:value-type="float">
            <text:p>50</text:p>
          </table:table-cell>
          <table:table-cell table:formula="of:=[.U$2]*[.$AP52]+[.U$102]*(1-ABS([.$AP52]))" office:value-type="float" office:value="-28.8675" calcext:value-type="float">
            <text:p>-28.8675</text:p>
          </table:table-cell>
          <table:table-cell table:formula="of:=[.V$2]*(1-[.$AO52])+[.V$102]*[.$AO52]" office:value-type="float" office:value="100" calcext:value-type="float">
            <text:p>100</text:p>
          </table:table-cell>
          <table:table-cell table:formula="of:=[.W$2]*[.$AP52]+[.W$102]*(1-ABS([.$AP52]))" office:value-type="float" office:value="0" calcext:value-type="float">
            <text:p>0</text:p>
          </table:table-cell>
          <table:table-cell table:formula="of:=[.X$2]*(1-[.$AO52])+[.X$102]*[.$AO52]" office:value-type="float" office:value="100" calcext:value-type="float">
            <text:p>100</text:p>
          </table:table-cell>
          <table:table-cell table:formula="of:=[.Y$2]*[.$AP52]+[.Y$102]*(1-ABS([.$AP52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51]+0.01" office:value-type="float" office:value="0.5" calcext:value-type="float">
            <text:p>0.5</text:p>
          </table:table-cell>
          <table:table-cell table:formula="of:=0.5+([.AM52]-0.5)^3*4" office:value-type="float" office:value="0.5" calcext:value-type="float">
            <text:p>0.5</text:p>
          </table:table-cell>
          <table:table-cell table:formula="of:=(1-COS([.AN52]*2*PI()))/2" office:value-type="float" office:value="1" calcext:value-type="float">
            <text:p>1</text:p>
          </table:table-cell>
          <table:table-cell table:formula="of:=COS([.AN52]*PI())" office:value-type="float" office:value="6.12323399573677E-017" calcext:value-type="float">
            <text:p>6.12323399573677E-1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53])+[.F$102]*[.$AO53]" office:value-type="float" office:value="0" calcext:value-type="float">
            <text:p>0</text:p>
          </table:table-cell>
          <table:table-cell table:formula="of:=[.G$2]*[.$AP53]+[.G$102]*(1-ABS([.$AP53]))" office:value-type="float" office:value="0" calcext:value-type="float">
            <text:p>0</text:p>
          </table:table-cell>
          <table:table-cell table:formula="of:=[.H$2]*(1-[.$AO53])+[.H$102]*[.$AO53]" office:value-type="float" office:value="0.00000001579136821306" calcext:value-type="float">
            <text:p>1.57913682130584E-08</text:p>
          </table:table-cell>
          <table:table-cell table:formula="of:=[.I$2]*[.$AP53]+[.I$102]*(1-ABS([.$AP53]))" office:value-type="float" office:value="0" calcext:value-type="float">
            <text:p>0</text:p>
          </table:table-cell>
          <table:table-cell table:formula="of:=[.J$2]*(1-[.$AO53])+[.J$102]*[.$AO53]" office:value-type="float" office:value="50.0000000078957" calcext:value-type="float">
            <text:p>50.0000000078957</text:p>
          </table:table-cell>
          <table:table-cell table:formula="of:=[.K$2]*[.$AP53]+[.K$102]*(1-ABS([.$AP53]))" office:value-type="float" office:value="28.8683938773577" calcext:value-type="float">
            <text:p>28.8683938773577</text:p>
          </table:table-cell>
          <table:table-cell table:formula="of:=[.L$2]*(1-[.$AO53])+[.L$102]*[.$AO53]" office:value-type="float" office:value="50.0000000236871" calcext:value-type="float">
            <text:p>50.0000000236871</text:p>
          </table:table-cell>
          <table:table-cell table:formula="of:=[.M$2]*[.$AP53]+[.M$102]*(1-ABS([.$AP53]))" office:value-type="float" office:value="28.8683938773577" calcext:value-type="float">
            <text:p>28.8683938773577</text:p>
          </table:table-cell>
          <table:table-cell table:formula="of:=[.N$2]*(1-[.$AO53])+[.N$102]*[.$AO53]" office:value-type="float" office:value="50.0000000236871" calcext:value-type="float">
            <text:p>50.0000000236871</text:p>
          </table:table-cell>
          <table:table-cell table:formula="of:=[.O$2]*[.$AP53]+[.O$102]*(1-ABS([.$AP53]))" office:value-type="float" office:value="28.8671372402963" calcext:value-type="float">
            <text:p>28.8671372402963</text:p>
          </table:table-cell>
          <table:table-cell table:formula="of:=[.P$2]*(1-[.$AO53])+[.P$102]*[.$AO53]" office:value-type="float" office:value="50.0000000078957" calcext:value-type="float">
            <text:p>50.0000000078957</text:p>
          </table:table-cell>
          <table:table-cell table:formula="of:=[.Q$2]*[.$AP53]+[.Q$102]*(1-ABS([.$AP53]))" office:value-type="float" office:value="-28.8671372402963" calcext:value-type="float">
            <text:p>-28.8671372402963</text:p>
          </table:table-cell>
          <table:table-cell table:formula="of:=[.R$2]*(1-[.$AO53])+[.R$102]*[.$AO53]" office:value-type="float" office:value="50.0000000078957" calcext:value-type="float">
            <text:p>50.0000000078957</text:p>
          </table:table-cell>
          <table:table-cell table:formula="of:=[.S$2]*[.$AP53]+[.S$102]*(1-ABS([.$AP53]))" office:value-type="float" office:value="-28.8683938773577" calcext:value-type="float">
            <text:p>-28.8683938773577</text:p>
          </table:table-cell>
          <table:table-cell table:formula="of:=[.T$2]*(1-[.$AO53])+[.T$102]*[.$AO53]" office:value-type="float" office:value="50.0000000236871" calcext:value-type="float">
            <text:p>50.0000000236871</text:p>
          </table:table-cell>
          <table:table-cell table:formula="of:=[.U$2]*[.$AP53]+[.U$102]*(1-ABS([.$AP53]))" office:value-type="float" office:value="-28.8683938773577" calcext:value-type="float">
            <text:p>-28.8683938773577</text:p>
          </table:table-cell>
          <table:table-cell table:formula="of:=[.V$2]*(1-[.$AO53])+[.V$102]*[.$AO53]" office:value-type="float" office:value="100.000000015791" calcext:value-type="float">
            <text:p>100.000000015791</text:p>
          </table:table-cell>
          <table:table-cell table:formula="of:=[.W$2]*[.$AP53]+[.W$102]*(1-ABS([.$AP53]))" office:value-type="float" office:value="0" calcext:value-type="float">
            <text:p>0</text:p>
          </table:table-cell>
          <table:table-cell table:formula="of:=[.X$2]*(1-[.$AO53])+[.X$102]*[.$AO53]" office:value-type="float" office:value="100.000000031583" calcext:value-type="float">
            <text:p>100.000000031583</text:p>
          </table:table-cell>
          <table:table-cell table:formula="of:=[.Y$2]*[.$AP53]+[.Y$102]*(1-ABS([.$AP53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52]+0.01" office:value-type="float" office:value="0.51" calcext:value-type="float">
            <text:p>0.51</text:p>
          </table:table-cell>
          <table:table-cell table:formula="of:=0.5+([.AM53]-0.5)^3*4" office:value-type="float" office:value="0.500004" calcext:value-type="float">
            <text:p>0.500004</text:p>
          </table:table-cell>
          <table:table-cell table:formula="of:=(1-COS([.AN53]*2*PI()))/2" office:value-type="float" office:value="0.999999999842086" calcext:value-type="float">
            <text:p>0.999999999842086</text:p>
          </table:table-cell>
          <table:table-cell table:formula="of:=COS([.AN53]*PI())" office:value-type="float" office:value="-0.0000125663706139167" calcext:value-type="float">
            <text:p>-1.25663706139167E-0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54])+[.F$102]*[.$AO54]" office:value-type="float" office:value="0" calcext:value-type="float">
            <text:p>0</text:p>
          </table:table-cell>
          <table:table-cell table:formula="of:=[.G$2]*[.$AP54]+[.G$102]*(1-ABS([.$AP54]))" office:value-type="float" office:value="0" calcext:value-type="float">
            <text:p>0</text:p>
          </table:table-cell>
          <table:table-cell table:formula="of:=[.H$2]*(1-[.$AO54])+[.H$102]*[.$AO54]" office:value-type="float" office:value="0.00000101064748792012" calcext:value-type="float">
            <text:p>1.01064748792012E-06</text:p>
          </table:table-cell>
          <table:table-cell table:formula="of:=[.I$2]*[.$AP54]+[.I$102]*(1-ABS([.$AP54]))" office:value-type="float" office:value="0" calcext:value-type="float">
            <text:p>0</text:p>
          </table:table-cell>
          <table:table-cell table:formula="of:=[.J$2]*(1-[.$AO54])+[.J$102]*[.$AO54]" office:value-type="float" office:value="50.0000005053237" calcext:value-type="float">
            <text:p>50.0000005053237</text:p>
          </table:table-cell>
          <table:table-cell table:formula="of:=[.K$2]*[.$AP54]+[.K$102]*(1-ABS([.$AP54]))" office:value-type="float" office:value="28.8746510188498" calcext:value-type="float">
            <text:p>28.8746510188498</text:p>
          </table:table-cell>
          <table:table-cell table:formula="of:=[.L$2]*(1-[.$AO54])+[.L$102]*[.$AO54]" office:value-type="float" office:value="50.0000015159712" calcext:value-type="float">
            <text:p>50.0000015159712</text:p>
          </table:table-cell>
          <table:table-cell table:formula="of:=[.M$2]*[.$AP54]+[.M$102]*(1-ABS([.$AP54]))" office:value-type="float" office:value="28.8746510188498" calcext:value-type="float">
            <text:p>28.8746510188498</text:p>
          </table:table-cell>
          <table:table-cell table:formula="of:=[.N$2]*(1-[.$AO54])+[.N$102]*[.$AO54]" office:value-type="float" office:value="50.0000015159712" calcext:value-type="float">
            <text:p>50.0000015159712</text:p>
          </table:table-cell>
          <table:table-cell table:formula="of:=[.O$2]*[.$AP54]+[.O$102]*(1-ABS([.$AP54]))" office:value-type="float" office:value="28.8645979223752" calcext:value-type="float">
            <text:p>28.8645979223752</text:p>
          </table:table-cell>
          <table:table-cell table:formula="of:=[.P$2]*(1-[.$AO54])+[.P$102]*[.$AO54]" office:value-type="float" office:value="50.0000005053237" calcext:value-type="float">
            <text:p>50.0000005053237</text:p>
          </table:table-cell>
          <table:table-cell table:formula="of:=[.Q$2]*[.$AP54]+[.Q$102]*(1-ABS([.$AP54]))" office:value-type="float" office:value="-28.8645979223752" calcext:value-type="float">
            <text:p>-28.8645979223752</text:p>
          </table:table-cell>
          <table:table-cell table:formula="of:=[.R$2]*(1-[.$AO54])+[.R$102]*[.$AO54]" office:value-type="float" office:value="50.0000005053237" calcext:value-type="float">
            <text:p>50.0000005053237</text:p>
          </table:table-cell>
          <table:table-cell table:formula="of:=[.S$2]*[.$AP54]+[.S$102]*(1-ABS([.$AP54]))" office:value-type="float" office:value="-28.8746510188498" calcext:value-type="float">
            <text:p>-28.8746510188498</text:p>
          </table:table-cell>
          <table:table-cell table:formula="of:=[.T$2]*(1-[.$AO54])+[.T$102]*[.$AO54]" office:value-type="float" office:value="50.0000015159712" calcext:value-type="float">
            <text:p>50.0000015159712</text:p>
          </table:table-cell>
          <table:table-cell table:formula="of:=[.U$2]*[.$AP54]+[.U$102]*(1-ABS([.$AP54]))" office:value-type="float" office:value="-28.8746510188498" calcext:value-type="float">
            <text:p>-28.8746510188498</text:p>
          </table:table-cell>
          <table:table-cell table:formula="of:=[.V$2]*(1-[.$AO54])+[.V$102]*[.$AO54]" office:value-type="float" office:value="100.000001010647" calcext:value-type="float">
            <text:p>100.000001010647</text:p>
          </table:table-cell>
          <table:table-cell table:formula="of:=[.W$2]*[.$AP54]+[.W$102]*(1-ABS([.$AP54]))" office:value-type="float" office:value="0" calcext:value-type="float">
            <text:p>0</text:p>
          </table:table-cell>
          <table:table-cell table:formula="of:=[.X$2]*(1-[.$AO54])+[.X$102]*[.$AO54]" office:value-type="float" office:value="100.000002021295" calcext:value-type="float">
            <text:p>100.000002021295</text:p>
          </table:table-cell>
          <table:table-cell table:formula="of:=[.Y$2]*[.$AP54]+[.Y$102]*(1-ABS([.$AP54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53]+0.01" office:value-type="float" office:value="0.52" calcext:value-type="float">
            <text:p>0.52</text:p>
          </table:table-cell>
          <table:table-cell table:formula="of:=0.5+([.AM54]-0.5)^3*4" office:value-type="float" office:value="0.500032" calcext:value-type="float">
            <text:p>0.500032</text:p>
          </table:table-cell>
          <table:table-cell table:formula="of:=(1-COS([.AN54]*2*PI()))/2" office:value-type="float" office:value="0.999999989893525" calcext:value-type="float">
            <text:p>0.999999989893525</text:p>
          </table:table-cell>
          <table:table-cell table:formula="of:=COS([.AN54]*PI())" office:value-type="float" office:value="-0.000100530964745516" calcext:value-type="float">
            <text:p>-0.0001005309647455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55])+[.F$102]*[.$AO55]" office:value-type="float" office:value="0" calcext:value-type="float">
            <text:p>0</text:p>
          </table:table-cell>
          <table:table-cell table:formula="of:=[.G$2]*[.$AP55]+[.G$102]*(1-ABS([.$AP55]))" office:value-type="float" office:value="0" calcext:value-type="float">
            <text:p>0</text:p>
          </table:table-cell>
          <table:table-cell table:formula="of:=[.H$2]*(1-[.$AO55])+[.H$102]*[.$AO55]" office:value-type="float" office:value="0.0000115119061394608" calcext:value-type="float">
            <text:p>1.15119061394608E-05</text:p>
          </table:table-cell>
          <table:table-cell table:formula="of:=[.I$2]*[.$AP55]+[.I$102]*(1-ABS([.$AP55]))" office:value-type="float" office:value="0" calcext:value-type="float">
            <text:p>0</text:p>
          </table:table-cell>
          <table:table-cell table:formula="of:=[.J$2]*(1-[.$AO55])+[.J$102]*[.$AO55]" office:value-type="float" office:value="50.0000057559531" calcext:value-type="float">
            <text:p>50.0000057559531</text:p>
          </table:table-cell>
          <table:table-cell table:formula="of:=[.K$2]*[.$AP55]+[.K$102]*(1-ABS([.$AP55]))" office:value-type="float" office:value="28.8916346881955" calcext:value-type="float">
            <text:p>28.8916346881955</text:p>
          </table:table-cell>
          <table:table-cell table:formula="of:=[.L$2]*(1-[.$AO55])+[.L$102]*[.$AO55]" office:value-type="float" office:value="50.0000172678592" calcext:value-type="float">
            <text:p>50.0000172678592</text:p>
          </table:table-cell>
          <table:table-cell table:formula="of:=[.M$2]*[.$AP55]+[.M$102]*(1-ABS([.$AP55]))" office:value-type="float" office:value="28.8916346881955" calcext:value-type="float">
            <text:p>28.8916346881955</text:p>
          </table:table-cell>
          <table:table-cell table:formula="of:=[.N$2]*(1-[.$AO55])+[.N$102]*[.$AO55]" office:value-type="float" office:value="50.0000172678592" calcext:value-type="float">
            <text:p>50.0000172678592</text:p>
          </table:table-cell>
          <table:table-cell table:formula="of:=[.O$2]*[.$AP55]+[.O$102]*(1-ABS([.$AP55]))" office:value-type="float" office:value="28.8577054881878" calcext:value-type="float">
            <text:p>28.8577054881878</text:p>
          </table:table-cell>
          <table:table-cell table:formula="of:=[.P$2]*(1-[.$AO55])+[.P$102]*[.$AO55]" office:value-type="float" office:value="50.0000057559531" calcext:value-type="float">
            <text:p>50.0000057559531</text:p>
          </table:table-cell>
          <table:table-cell table:formula="of:=[.Q$2]*[.$AP55]+[.Q$102]*(1-ABS([.$AP55]))" office:value-type="float" office:value="-28.8577054881878" calcext:value-type="float">
            <text:p>-28.8577054881878</text:p>
          </table:table-cell>
          <table:table-cell table:formula="of:=[.R$2]*(1-[.$AO55])+[.R$102]*[.$AO55]" office:value-type="float" office:value="50.0000057559531" calcext:value-type="float">
            <text:p>50.0000057559531</text:p>
          </table:table-cell>
          <table:table-cell table:formula="of:=[.S$2]*[.$AP55]+[.S$102]*(1-ABS([.$AP55]))" office:value-type="float" office:value="-28.8916346881955" calcext:value-type="float">
            <text:p>-28.8916346881955</text:p>
          </table:table-cell>
          <table:table-cell table:formula="of:=[.T$2]*(1-[.$AO55])+[.T$102]*[.$AO55]" office:value-type="float" office:value="50.0000172678592" calcext:value-type="float">
            <text:p>50.0000172678592</text:p>
          </table:table-cell>
          <table:table-cell table:formula="of:=[.U$2]*[.$AP55]+[.U$102]*(1-ABS([.$AP55]))" office:value-type="float" office:value="-28.8916346881955" calcext:value-type="float">
            <text:p>-28.8916346881955</text:p>
          </table:table-cell>
          <table:table-cell table:formula="of:=[.V$2]*(1-[.$AO55])+[.V$102]*[.$AO55]" office:value-type="float" office:value="100.000011511906" calcext:value-type="float">
            <text:p>100.000011511906</text:p>
          </table:table-cell>
          <table:table-cell table:formula="of:=[.W$2]*[.$AP55]+[.W$102]*(1-ABS([.$AP55]))" office:value-type="float" office:value="0" calcext:value-type="float">
            <text:p>0</text:p>
          </table:table-cell>
          <table:table-cell table:formula="of:=[.X$2]*(1-[.$AO55])+[.X$102]*[.$AO55]" office:value-type="float" office:value="100.000023023812" calcext:value-type="float">
            <text:p>100.000023023812</text:p>
          </table:table-cell>
          <table:table-cell table:formula="of:=[.Y$2]*[.$AP55]+[.Y$102]*(1-ABS([.$AP55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54]+0.01" office:value-type="float" office:value="0.53" calcext:value-type="float">
            <text:p>0.53</text:p>
          </table:table-cell>
          <table:table-cell table:formula="of:=0.5+([.AM55]-0.5)^3*4" office:value-type="float" office:value="0.500108" calcext:value-type="float">
            <text:p>0.500108</text:p>
          </table:table-cell>
          <table:table-cell table:formula="of:=(1-COS([.AN55]*2*PI()))/2" office:value-type="float" office:value="0.999999884880939" calcext:value-type="float">
            <text:p>0.999999884880939</text:p>
          </table:table-cell>
          <table:table-cell table:formula="of:=COS([.AN55]*PI())" office:value-type="float" office:value="-0.000339292000077775" calcext:value-type="float">
            <text:p>-0.00033929200007777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56])+[.F$102]*[.$AO56]" office:value-type="float" office:value="0" calcext:value-type="float">
            <text:p>0</text:p>
          </table:table-cell>
          <table:table-cell table:formula="of:=[.G$2]*[.$AP56]+[.G$102]*(1-ABS([.$AP56]))" office:value-type="float" office:value="0" calcext:value-type="float">
            <text:p>0</text:p>
          </table:table-cell>
          <table:table-cell table:formula="of:=[.H$2]*(1-[.$AO56])+[.H$102]*[.$AO56]" office:value-type="float" office:value="0.0000646814254601224" calcext:value-type="float">
            <text:p>6.46814254601224E-05</text:p>
          </table:table-cell>
          <table:table-cell table:formula="of:=[.I$2]*[.$AP56]+[.I$102]*(1-ABS([.$AP56]))" office:value-type="float" office:value="0" calcext:value-type="float">
            <text:p>0</text:p>
          </table:table-cell>
          <table:table-cell table:formula="of:=[.J$2]*(1-[.$AO56])+[.J$102]*[.$AO56]" office:value-type="float" office:value="50.0000323407127" calcext:value-type="float">
            <text:p>50.0000323407127</text:p>
          </table:table-cell>
          <table:table-cell table:formula="of:=[.K$2]*[.$AP56]+[.K$102]*(1-ABS([.$AP56]))" office:value-type="float" office:value="28.9247081447273" calcext:value-type="float">
            <text:p>28.9247081447273</text:p>
          </table:table-cell>
          <table:table-cell table:formula="of:=[.L$2]*(1-[.$AO56])+[.L$102]*[.$AO56]" office:value-type="float" office:value="50.0000970221382" calcext:value-type="float">
            <text:p>50.0000970221382</text:p>
          </table:table-cell>
          <table:table-cell table:formula="of:=[.M$2]*[.$AP56]+[.M$102]*(1-ABS([.$AP56]))" office:value-type="float" office:value="28.9247081447273" calcext:value-type="float">
            <text:p>28.9247081447273</text:p>
          </table:table-cell>
          <table:table-cell table:formula="of:=[.N$2]*(1-[.$AO56])+[.N$102]*[.$AO56]" office:value-type="float" office:value="50.0000970221382" calcext:value-type="float">
            <text:p>50.0000970221382</text:p>
          </table:table-cell>
          <table:table-cell table:formula="of:=[.O$2]*[.$AP56]+[.O$102]*(1-ABS([.$AP56]))" office:value-type="float" office:value="28.8442833814654" calcext:value-type="float">
            <text:p>28.8442833814654</text:p>
          </table:table-cell>
          <table:table-cell table:formula="of:=[.P$2]*(1-[.$AO56])+[.P$102]*[.$AO56]" office:value-type="float" office:value="50.0000323407127" calcext:value-type="float">
            <text:p>50.0000323407127</text:p>
          </table:table-cell>
          <table:table-cell table:formula="of:=[.Q$2]*[.$AP56]+[.Q$102]*(1-ABS([.$AP56]))" office:value-type="float" office:value="-28.8442833814654" calcext:value-type="float">
            <text:p>-28.8442833814654</text:p>
          </table:table-cell>
          <table:table-cell table:formula="of:=[.R$2]*(1-[.$AO56])+[.R$102]*[.$AO56]" office:value-type="float" office:value="50.0000323407127" calcext:value-type="float">
            <text:p>50.0000323407127</text:p>
          </table:table-cell>
          <table:table-cell table:formula="of:=[.S$2]*[.$AP56]+[.S$102]*(1-ABS([.$AP56]))" office:value-type="float" office:value="-28.9247081447273" calcext:value-type="float">
            <text:p>-28.9247081447273</text:p>
          </table:table-cell>
          <table:table-cell table:formula="of:=[.T$2]*(1-[.$AO56])+[.T$102]*[.$AO56]" office:value-type="float" office:value="50.0000970221382" calcext:value-type="float">
            <text:p>50.0000970221382</text:p>
          </table:table-cell>
          <table:table-cell table:formula="of:=[.U$2]*[.$AP56]+[.U$102]*(1-ABS([.$AP56]))" office:value-type="float" office:value="-28.9247081447273" calcext:value-type="float">
            <text:p>-28.9247081447273</text:p>
          </table:table-cell>
          <table:table-cell table:formula="of:=[.V$2]*(1-[.$AO56])+[.V$102]*[.$AO56]" office:value-type="float" office:value="100.000064681425" calcext:value-type="float">
            <text:p>100.000064681425</text:p>
          </table:table-cell>
          <table:table-cell table:formula="of:=[.W$2]*[.$AP56]+[.W$102]*(1-ABS([.$AP56]))" office:value-type="float" office:value="0" calcext:value-type="float">
            <text:p>0</text:p>
          </table:table-cell>
          <table:table-cell table:formula="of:=[.X$2]*(1-[.$AO56])+[.X$102]*[.$AO56]" office:value-type="float" office:value="100.000129362851" calcext:value-type="float">
            <text:p>100.000129362851</text:p>
          </table:table-cell>
          <table:table-cell table:formula="of:=[.Y$2]*[.$AP56]+[.Y$102]*(1-ABS([.$AP56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55]+0.01" office:value-type="float" office:value="0.54" calcext:value-type="float">
            <text:p>0.54</text:p>
          </table:table-cell>
          <table:table-cell table:formula="of:=0.5+([.AM56]-0.5)^3*4" office:value-type="float" office:value="0.500256" calcext:value-type="float">
            <text:p>0.500256</text:p>
          </table:table-cell>
          <table:table-cell table:formula="of:=(1-COS([.AN56]*2*PI()))/2" office:value-type="float" office:value="0.999999353185745" calcext:value-type="float">
            <text:p>0.999999353185745</text:p>
          </table:table-cell>
          <table:table-cell table:formula="of:=COS([.AN56]*PI())" office:value-type="float" office:value="-0.000804247632619192" calcext:value-type="float">
            <text:p>-0.00080424763261919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57])+[.F$102]*[.$AO57]" office:value-type="float" office:value="0" calcext:value-type="float">
            <text:p>0</text:p>
          </table:table-cell>
          <table:table-cell table:formula="of:=[.G$2]*[.$AP57]+[.G$102]*(1-ABS([.$AP57]))" office:value-type="float" office:value="0" calcext:value-type="float">
            <text:p>0</text:p>
          </table:table-cell>
          <table:table-cell table:formula="of:=[.H$2]*(1-[.$AO57])+[.H$102]*[.$AO57]" office:value-type="float" office:value="0.000246739907083793" calcext:value-type="float">
            <text:p>0.000246739907083793</text:p>
          </table:table-cell>
          <table:table-cell table:formula="of:=[.I$2]*[.$AP57]+[.I$102]*(1-ABS([.$AP57]))" office:value-type="float" office:value="0" calcext:value-type="float">
            <text:p>0</text:p>
          </table:table-cell>
          <table:table-cell table:formula="of:=[.J$2]*(1-[.$AO57])+[.J$102]*[.$AO57]" office:value-type="float" office:value="50.0001233699535" calcext:value-type="float">
            <text:p>50.0001233699535</text:p>
          </table:table-cell>
          <table:table-cell table:formula="of:=[.K$2]*[.$AP57]+[.K$102]*(1-ABS([.$AP57]))" office:value-type="float" office:value="28.9792346237667" calcext:value-type="float">
            <text:p>28.9792346237667</text:p>
          </table:table-cell>
          <table:table-cell table:formula="of:=[.L$2]*(1-[.$AO57])+[.L$102]*[.$AO57]" office:value-type="float" office:value="50.0003701098606" calcext:value-type="float">
            <text:p>50.0003701098606</text:p>
          </table:table-cell>
          <table:table-cell table:formula="of:=[.M$2]*[.$AP57]+[.M$102]*(1-ABS([.$AP57]))" office:value-type="float" office:value="28.9792346237667" calcext:value-type="float">
            <text:p>28.9792346237667</text:p>
          </table:table-cell>
          <table:table-cell table:formula="of:=[.N$2]*(1-[.$AO57])+[.N$102]*[.$AO57]" office:value-type="float" office:value="50.0003701098606" calcext:value-type="float">
            <text:p>50.0003701098606</text:p>
          </table:table-cell>
          <table:table-cell table:formula="of:=[.O$2]*[.$AP57]+[.O$102]*(1-ABS([.$AP57]))" office:value-type="float" office:value="28.8221550556836" calcext:value-type="float">
            <text:p>28.8221550556836</text:p>
          </table:table-cell>
          <table:table-cell table:formula="of:=[.P$2]*(1-[.$AO57])+[.P$102]*[.$AO57]" office:value-type="float" office:value="50.0001233699535" calcext:value-type="float">
            <text:p>50.0001233699535</text:p>
          </table:table-cell>
          <table:table-cell table:formula="of:=[.Q$2]*[.$AP57]+[.Q$102]*(1-ABS([.$AP57]))" office:value-type="float" office:value="-28.8221550556836" calcext:value-type="float">
            <text:p>-28.8221550556836</text:p>
          </table:table-cell>
          <table:table-cell table:formula="of:=[.R$2]*(1-[.$AO57])+[.R$102]*[.$AO57]" office:value-type="float" office:value="50.0001233699535" calcext:value-type="float">
            <text:p>50.0001233699535</text:p>
          </table:table-cell>
          <table:table-cell table:formula="of:=[.S$2]*[.$AP57]+[.S$102]*(1-ABS([.$AP57]))" office:value-type="float" office:value="-28.9792346237667" calcext:value-type="float">
            <text:p>-28.9792346237667</text:p>
          </table:table-cell>
          <table:table-cell table:formula="of:=[.T$2]*(1-[.$AO57])+[.T$102]*[.$AO57]" office:value-type="float" office:value="50.0003701098606" calcext:value-type="float">
            <text:p>50.0003701098606</text:p>
          </table:table-cell>
          <table:table-cell table:formula="of:=[.U$2]*[.$AP57]+[.U$102]*(1-ABS([.$AP57]))" office:value-type="float" office:value="-28.9792346237667" calcext:value-type="float">
            <text:p>-28.9792346237667</text:p>
          </table:table-cell>
          <table:table-cell table:formula="of:=[.V$2]*(1-[.$AO57])+[.V$102]*[.$AO57]" office:value-type="float" office:value="100.000246739907" calcext:value-type="float">
            <text:p>100.000246739907</text:p>
          </table:table-cell>
          <table:table-cell table:formula="of:=[.W$2]*[.$AP57]+[.W$102]*(1-ABS([.$AP57]))" office:value-type="float" office:value="0" calcext:value-type="float">
            <text:p>0</text:p>
          </table:table-cell>
          <table:table-cell table:formula="of:=[.X$2]*(1-[.$AO57])+[.X$102]*[.$AO57]" office:value-type="float" office:value="100.000493479814" calcext:value-type="float">
            <text:p>100.000493479814</text:p>
          </table:table-cell>
          <table:table-cell table:formula="of:=[.Y$2]*[.$AP57]+[.Y$102]*(1-ABS([.$AP57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56]+0.01" office:value-type="float" office:value="0.55" calcext:value-type="float">
            <text:p>0.55</text:p>
          </table:table-cell>
          <table:table-cell table:formula="of:=0.5+([.AM57]-0.5)^3*4" office:value-type="float" office:value="0.5005" calcext:value-type="float">
            <text:p>0.5005</text:p>
          </table:table-cell>
          <table:table-cell table:formula="of:=(1-COS([.AN57]*2*PI()))/2" office:value-type="float" office:value="0.999997532600929" calcext:value-type="float">
            <text:p>0.999997532600929</text:p>
          </table:table-cell>
          <table:table-cell table:formula="of:=COS([.AN57]*PI())" office:value-type="float" office:value="-0.00157079568083094" calcext:value-type="float">
            <text:p>-0.001570795680830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58])+[.F$102]*[.$AO58]" office:value-type="float" office:value="0" calcext:value-type="float">
            <text:p>0</text:p>
          </table:table-cell>
          <table:table-cell table:formula="of:=[.G$2]*[.$AP58]+[.G$102]*(1-ABS([.$AP58]))" office:value-type="float" office:value="0" calcext:value-type="float">
            <text:p>0</text:p>
          </table:table-cell>
          <table:table-cell table:formula="of:=[.H$2]*(1-[.$AO58])+[.H$102]*[.$AO58]" office:value-type="float" office:value="0.000736760211306198" calcext:value-type="float">
            <text:p>0.000736760211306198</text:p>
          </table:table-cell>
          <table:table-cell table:formula="of:=[.I$2]*[.$AP58]+[.I$102]*(1-ABS([.$AP58]))" office:value-type="float" office:value="0" calcext:value-type="float">
            <text:p>0</text:p>
          </table:table-cell>
          <table:table-cell table:formula="of:=[.J$2]*(1-[.$AO58])+[.J$102]*[.$AO58]" office:value-type="float" office:value="50.0003683801056" calcext:value-type="float">
            <text:p>50.0003683801056</text:p>
          </table:table-cell>
          <table:table-cell table:formula="of:=[.K$2]*[.$AP58]+[.K$102]*(1-ABS([.$AP58]))" office:value-type="float" office:value="29.0605772721819" calcext:value-type="float">
            <text:p>29.0605772721819</text:p>
          </table:table-cell>
          <table:table-cell table:formula="of:=[.L$2]*(1-[.$AO58])+[.L$102]*[.$AO58]" office:value-type="float" office:value="50.001105140317" calcext:value-type="float">
            <text:p>50.001105140317</text:p>
          </table:table-cell>
          <table:table-cell table:formula="of:=[.M$2]*[.$AP58]+[.M$102]*(1-ABS([.$AP58]))" office:value-type="float" office:value="29.0605772721819" calcext:value-type="float">
            <text:p>29.0605772721819</text:p>
          </table:table-cell>
          <table:table-cell table:formula="of:=[.N$2]*(1-[.$AO58])+[.N$102]*[.$AO58]" office:value-type="float" office:value="50.001105140317" calcext:value-type="float">
            <text:p>50.001105140317</text:p>
          </table:table-cell>
          <table:table-cell table:formula="of:=[.O$2]*[.$AP58]+[.O$102]*(1-ABS([.$AP58]))" office:value-type="float" office:value="28.7891440002149" calcext:value-type="float">
            <text:p>28.7891440002149</text:p>
          </table:table-cell>
          <table:table-cell table:formula="of:=[.P$2]*(1-[.$AO58])+[.P$102]*[.$AO58]" office:value-type="float" office:value="50.0003683801056" calcext:value-type="float">
            <text:p>50.0003683801056</text:p>
          </table:table-cell>
          <table:table-cell table:formula="of:=[.Q$2]*[.$AP58]+[.Q$102]*(1-ABS([.$AP58]))" office:value-type="float" office:value="-28.7891440002149" calcext:value-type="float">
            <text:p>-28.7891440002149</text:p>
          </table:table-cell>
          <table:table-cell table:formula="of:=[.R$2]*(1-[.$AO58])+[.R$102]*[.$AO58]" office:value-type="float" office:value="50.0003683801056" calcext:value-type="float">
            <text:p>50.0003683801056</text:p>
          </table:table-cell>
          <table:table-cell table:formula="of:=[.S$2]*[.$AP58]+[.S$102]*(1-ABS([.$AP58]))" office:value-type="float" office:value="-29.0605772721819" calcext:value-type="float">
            <text:p>-29.0605772721819</text:p>
          </table:table-cell>
          <table:table-cell table:formula="of:=[.T$2]*(1-[.$AO58])+[.T$102]*[.$AO58]" office:value-type="float" office:value="50.001105140317" calcext:value-type="float">
            <text:p>50.001105140317</text:p>
          </table:table-cell>
          <table:table-cell table:formula="of:=[.U$2]*[.$AP58]+[.U$102]*(1-ABS([.$AP58]))" office:value-type="float" office:value="-29.0605772721819" calcext:value-type="float">
            <text:p>-29.0605772721819</text:p>
          </table:table-cell>
          <table:table-cell table:formula="of:=[.V$2]*(1-[.$AO58])+[.V$102]*[.$AO58]" office:value-type="float" office:value="100.000736760211" calcext:value-type="float">
            <text:p>100.000736760211</text:p>
          </table:table-cell>
          <table:table-cell table:formula="of:=[.W$2]*[.$AP58]+[.W$102]*(1-ABS([.$AP58]))" office:value-type="float" office:value="0" calcext:value-type="float">
            <text:p>0</text:p>
          </table:table-cell>
          <table:table-cell table:formula="of:=[.X$2]*(1-[.$AO58])+[.X$102]*[.$AO58]" office:value-type="float" office:value="100.001473520423" calcext:value-type="float">
            <text:p>100.001473520423</text:p>
          </table:table-cell>
          <table:table-cell table:formula="of:=[.Y$2]*[.$AP58]+[.Y$102]*(1-ABS([.$AP58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57]+0.01" office:value-type="float" office:value="0.56" calcext:value-type="float">
            <text:p>0.56</text:p>
          </table:table-cell>
          <table:table-cell table:formula="of:=0.5+([.AM58]-0.5)^3*4" office:value-type="float" office:value="0.500864" calcext:value-type="float">
            <text:p>0.500864</text:p>
          </table:table-cell>
          <table:table-cell table:formula="of:=(1-COS([.AN58]*2*PI()))/2" office:value-type="float" office:value="0.999992632397887" calcext:value-type="float">
            <text:p>0.999992632397887</text:p>
          </table:table-cell>
          <table:table-cell table:formula="of:=COS([.AN58]*PI())" office:value-type="float" office:value="-0.00271433271966986" calcext:value-type="float">
            <text:p>-0.0027143327196698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59])+[.F$102]*[.$AO59]" office:value-type="float" office:value="0" calcext:value-type="float">
            <text:p>0</text:p>
          </table:table-cell>
          <table:table-cell table:formula="of:=[.G$2]*[.$AP59]+[.G$102]*(1-ABS([.$AP59]))" office:value-type="float" office:value="0" calcext:value-type="float">
            <text:p>0</text:p>
          </table:table-cell>
          <table:table-cell table:formula="of:=[.H$2]*(1-[.$AO59])+[.H$102]*[.$AO59]" office:value-type="float" office:value="0.00185782703591153" calcext:value-type="float">
            <text:p>0.00185782703591153</text:p>
          </table:table-cell>
          <table:table-cell table:formula="of:=[.I$2]*[.$AP59]+[.I$102]*(1-ABS([.$AP59]))" office:value-type="float" office:value="0" calcext:value-type="float">
            <text:p>0</text:p>
          </table:table-cell>
          <table:table-cell table:formula="of:=[.J$2]*(1-[.$AO59])+[.J$102]*[.$AO59]" office:value-type="float" office:value="50.000928913518" calcext:value-type="float">
            <text:p>50.000928913518</text:p>
          </table:table-cell>
          <table:table-cell table:formula="of:=[.K$2]*[.$AP59]+[.K$102]*(1-ABS([.$AP59]))" office:value-type="float" office:value="29.1740989843456" calcext:value-type="float">
            <text:p>29.1740989843456</text:p>
          </table:table-cell>
          <table:table-cell table:formula="of:=[.L$2]*(1-[.$AO59])+[.L$102]*[.$AO59]" office:value-type="float" office:value="50.0027867405539" calcext:value-type="float">
            <text:p>50.0027867405539</text:p>
          </table:table-cell>
          <table:table-cell table:formula="of:=[.M$2]*[.$AP59]+[.M$102]*(1-ABS([.$AP59]))" office:value-type="float" office:value="29.1740989843456" calcext:value-type="float">
            <text:p>29.1740989843456</text:p>
          </table:table-cell>
          <table:table-cell table:formula="of:=[.N$2]*(1-[.$AO59])+[.N$102]*[.$AO59]" office:value-type="float" office:value="50.0027867405539" calcext:value-type="float">
            <text:p>50.0027867405539</text:p>
          </table:table-cell>
          <table:table-cell table:formula="of:=[.O$2]*[.$AP59]+[.O$102]*(1-ABS([.$AP59]))" office:value-type="float" office:value="28.7430738069013" calcext:value-type="float">
            <text:p>28.7430738069013</text:p>
          </table:table-cell>
          <table:table-cell table:formula="of:=[.P$2]*(1-[.$AO59])+[.P$102]*[.$AO59]" office:value-type="float" office:value="50.000928913518" calcext:value-type="float">
            <text:p>50.000928913518</text:p>
          </table:table-cell>
          <table:table-cell table:formula="of:=[.Q$2]*[.$AP59]+[.Q$102]*(1-ABS([.$AP59]))" office:value-type="float" office:value="-28.7430738069013" calcext:value-type="float">
            <text:p>-28.7430738069013</text:p>
          </table:table-cell>
          <table:table-cell table:formula="of:=[.R$2]*(1-[.$AO59])+[.R$102]*[.$AO59]" office:value-type="float" office:value="50.000928913518" calcext:value-type="float">
            <text:p>50.000928913518</text:p>
          </table:table-cell>
          <table:table-cell table:formula="of:=[.S$2]*[.$AP59]+[.S$102]*(1-ABS([.$AP59]))" office:value-type="float" office:value="-29.1740989843456" calcext:value-type="float">
            <text:p>-29.1740989843456</text:p>
          </table:table-cell>
          <table:table-cell table:formula="of:=[.T$2]*(1-[.$AO59])+[.T$102]*[.$AO59]" office:value-type="float" office:value="50.0027867405539" calcext:value-type="float">
            <text:p>50.0027867405539</text:p>
          </table:table-cell>
          <table:table-cell table:formula="of:=[.U$2]*[.$AP59]+[.U$102]*(1-ABS([.$AP59]))" office:value-type="float" office:value="-29.1740989843456" calcext:value-type="float">
            <text:p>-29.1740989843456</text:p>
          </table:table-cell>
          <table:table-cell table:formula="of:=[.V$2]*(1-[.$AO59])+[.V$102]*[.$AO59]" office:value-type="float" office:value="100.001857827036" calcext:value-type="float">
            <text:p>100.001857827036</text:p>
          </table:table-cell>
          <table:table-cell table:formula="of:=[.W$2]*[.$AP59]+[.W$102]*(1-ABS([.$AP59]))" office:value-type="float" office:value="0" calcext:value-type="float">
            <text:p>0</text:p>
          </table:table-cell>
          <table:table-cell table:formula="of:=[.X$2]*(1-[.$AO59])+[.X$102]*[.$AO59]" office:value-type="float" office:value="100.003715654072" calcext:value-type="float">
            <text:p>100.003715654072</text:p>
          </table:table-cell>
          <table:table-cell table:formula="of:=[.Y$2]*[.$AP59]+[.Y$102]*(1-ABS([.$AP59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58]+0.01" office:value-type="float" office:value="0.57" calcext:value-type="float">
            <text:p>0.57</text:p>
          </table:table-cell>
          <table:table-cell table:formula="of:=0.5+([.AM59]-0.5)^3*4" office:value-type="float" office:value="0.501372" calcext:value-type="float">
            <text:p>0.501372</text:p>
          </table:table-cell>
          <table:table-cell table:formula="of:=(1-COS([.AN59]*2*PI()))/2" office:value-type="float" office:value="0.999981421729641" calcext:value-type="float">
            <text:p>0.999981421729641</text:p>
          </table:table-cell>
          <table:table-cell table:formula="of:=COS([.AN59]*PI())" office:value-type="float" office:value="-0.00431025177444331" calcext:value-type="float">
            <text:p>-0.004310251774443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60])+[.F$102]*[.$AO60]" office:value-type="float" office:value="0" calcext:value-type="float">
            <text:p>0</text:p>
          </table:table-cell>
          <table:table-cell table:formula="of:=[.G$2]*[.$AP60]+[.G$102]*(1-ABS([.$AP60]))" office:value-type="float" office:value="0" calcext:value-type="float">
            <text:p>0</text:p>
          </table:table-cell>
          <table:table-cell table:formula="of:=[.H$2]*(1-[.$AO60])+[.H$102]*[.$AO60]" office:value-type="float" office:value="0.00413955500080387" calcext:value-type="float">
            <text:p>0.00413955500080387</text:p>
          </table:table-cell>
          <table:table-cell table:formula="of:=[.I$2]*[.$AP60]+[.I$102]*(1-ABS([.$AP60]))" office:value-type="float" office:value="0" calcext:value-type="float">
            <text:p>0</text:p>
          </table:table-cell>
          <table:table-cell table:formula="of:=[.J$2]*(1-[.$AO60])+[.J$102]*[.$AO60]" office:value-type="float" office:value="50.0020697775004" calcext:value-type="float">
            <text:p>50.0020697775004</text:p>
          </table:table-cell>
          <table:table-cell table:formula="of:=[.K$2]*[.$AP60]+[.K$102]*(1-ABS([.$AP60]))" office:value-type="float" office:value="29.3251620495681" calcext:value-type="float">
            <text:p>29.3251620495681</text:p>
          </table:table-cell>
          <table:table-cell table:formula="of:=[.L$2]*(1-[.$AO60])+[.L$102]*[.$AO60]" office:value-type="float" office:value="50.0062093325012" calcext:value-type="float">
            <text:p>50.0062093325012</text:p>
          </table:table-cell>
          <table:table-cell table:formula="of:=[.M$2]*[.$AP60]+[.M$102]*(1-ABS([.$AP60]))" office:value-type="float" office:value="29.3251620495681" calcext:value-type="float">
            <text:p>29.3251620495681</text:p>
          </table:table-cell>
          <table:table-cell table:formula="of:=[.N$2]*(1-[.$AO60])+[.N$102]*[.$AO60]" office:value-type="float" office:value="50.0062093325012" calcext:value-type="float">
            <text:p>50.0062093325012</text:p>
          </table:table-cell>
          <table:table-cell table:formula="of:=[.O$2]*[.$AP60]+[.O$102]*(1-ABS([.$AP60]))" office:value-type="float" office:value="28.6817683131352" calcext:value-type="float">
            <text:p>28.6817683131352</text:p>
          </table:table-cell>
          <table:table-cell table:formula="of:=[.P$2]*(1-[.$AO60])+[.P$102]*[.$AO60]" office:value-type="float" office:value="50.0020697775004" calcext:value-type="float">
            <text:p>50.0020697775004</text:p>
          </table:table-cell>
          <table:table-cell table:formula="of:=[.Q$2]*[.$AP60]+[.Q$102]*(1-ABS([.$AP60]))" office:value-type="float" office:value="-28.6817683131352" calcext:value-type="float">
            <text:p>-28.6817683131352</text:p>
          </table:table-cell>
          <table:table-cell table:formula="of:=[.R$2]*(1-[.$AO60])+[.R$102]*[.$AO60]" office:value-type="float" office:value="50.0020697775004" calcext:value-type="float">
            <text:p>50.0020697775004</text:p>
          </table:table-cell>
          <table:table-cell table:formula="of:=[.S$2]*[.$AP60]+[.S$102]*(1-ABS([.$AP60]))" office:value-type="float" office:value="-29.3251620495681" calcext:value-type="float">
            <text:p>-29.3251620495681</text:p>
          </table:table-cell>
          <table:table-cell table:formula="of:=[.T$2]*(1-[.$AO60])+[.T$102]*[.$AO60]" office:value-type="float" office:value="50.0062093325012" calcext:value-type="float">
            <text:p>50.0062093325012</text:p>
          </table:table-cell>
          <table:table-cell table:formula="of:=[.U$2]*[.$AP60]+[.U$102]*(1-ABS([.$AP60]))" office:value-type="float" office:value="-29.3251620495681" calcext:value-type="float">
            <text:p>-29.3251620495681</text:p>
          </table:table-cell>
          <table:table-cell table:formula="of:=[.V$2]*(1-[.$AO60])+[.V$102]*[.$AO60]" office:value-type="float" office:value="100.004139555001" calcext:value-type="float">
            <text:p>100.004139555001</text:p>
          </table:table-cell>
          <table:table-cell table:formula="of:=[.W$2]*[.$AP60]+[.W$102]*(1-ABS([.$AP60]))" office:value-type="float" office:value="0" calcext:value-type="float">
            <text:p>0</text:p>
          </table:table-cell>
          <table:table-cell table:formula="of:=[.X$2]*(1-[.$AO60])+[.X$102]*[.$AO60]" office:value-type="float" office:value="100.008279110002" calcext:value-type="float">
            <text:p>100.008279110002</text:p>
          </table:table-cell>
          <table:table-cell table:formula="of:=[.Y$2]*[.$AP60]+[.Y$102]*(1-ABS([.$AP60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59]+0.01" office:value-type="float" office:value="0.58" calcext:value-type="float">
            <text:p>0.58</text:p>
          </table:table-cell>
          <table:table-cell table:formula="of:=0.5+([.AM60]-0.5)^3*4" office:value-type="float" office:value="0.502048" calcext:value-type="float">
            <text:p>0.502048</text:p>
          </table:table-cell>
          <table:table-cell table:formula="of:=(1-COS([.AN60]*2*PI()))/2" office:value-type="float" office:value="0.999958604449992" calcext:value-type="float">
            <text:p>0.999958604449992</text:p>
          </table:table-cell>
          <table:table-cell table:formula="of:=COS([.AN60]*PI())" office:value-type="float" office:value="-0.00643393736432906" calcext:value-type="float">
            <text:p>-0.006433937364329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61])+[.F$102]*[.$AO61]" office:value-type="float" office:value="0" calcext:value-type="float">
            <text:p>0</text:p>
          </table:table-cell>
          <table:table-cell table:formula="of:=[.G$2]*[.$AP61]+[.G$102]*(1-ABS([.$AP61]))" office:value-type="float" office:value="0" calcext:value-type="float">
            <text:p>0</text:p>
          </table:table-cell>
          <table:table-cell table:formula="of:=[.H$2]*(1-[.$AO61])+[.H$102]*[.$AO61]" office:value-type="float" office:value="0.00839194513237995" calcext:value-type="float">
            <text:p>0.00839194513237995</text:p>
          </table:table-cell>
          <table:table-cell table:formula="of:=[.I$2]*[.$AP61]+[.I$102]*(1-ABS([.$AP61]))" office:value-type="float" office:value="0" calcext:value-type="float">
            <text:p>0</text:p>
          </table:table-cell>
          <table:table-cell table:formula="of:=[.J$2]*(1-[.$AO61])+[.J$102]*[.$AO61]" office:value-type="float" office:value="50.0041959725662" calcext:value-type="float">
            <text:p>50.0041959725662</text:p>
          </table:table-cell>
          <table:table-cell table:formula="of:=[.K$2]*[.$AP61]+[.K$102]*(1-ABS([.$AP61]))" office:value-type="float" office:value="29.5191274794012" calcext:value-type="float">
            <text:p>29.5191274794012</text:p>
          </table:table-cell>
          <table:table-cell table:formula="of:=[.L$2]*(1-[.$AO61])+[.L$102]*[.$AO61]" office:value-type="float" office:value="50.0125879176986" calcext:value-type="float">
            <text:p>50.0125879176986</text:p>
          </table:table-cell>
          <table:table-cell table:formula="of:=[.M$2]*[.$AP61]+[.M$102]*(1-ABS([.$AP61]))" office:value-type="float" office:value="29.5191274794012" calcext:value-type="float">
            <text:p>29.5191274794012</text:p>
          </table:table-cell>
          <table:table-cell table:formula="of:=[.N$2]*(1-[.$AO61])+[.N$102]*[.$AO61]" office:value-type="float" office:value="50.0125879176986" calcext:value-type="float">
            <text:p>50.0125879176986</text:p>
          </table:table-cell>
          <table:table-cell table:formula="of:=[.O$2]*[.$AP61]+[.O$102]*(1-ABS([.$AP61]))" office:value-type="float" office:value="28.6030518748587" calcext:value-type="float">
            <text:p>28.6030518748587</text:p>
          </table:table-cell>
          <table:table-cell table:formula="of:=[.P$2]*(1-[.$AO61])+[.P$102]*[.$AO61]" office:value-type="float" office:value="50.0041959725662" calcext:value-type="float">
            <text:p>50.0041959725662</text:p>
          </table:table-cell>
          <table:table-cell table:formula="of:=[.Q$2]*[.$AP61]+[.Q$102]*(1-ABS([.$AP61]))" office:value-type="float" office:value="-28.6030518748587" calcext:value-type="float">
            <text:p>-28.6030518748587</text:p>
          </table:table-cell>
          <table:table-cell table:formula="of:=[.R$2]*(1-[.$AO61])+[.R$102]*[.$AO61]" office:value-type="float" office:value="50.0041959725662" calcext:value-type="float">
            <text:p>50.0041959725662</text:p>
          </table:table-cell>
          <table:table-cell table:formula="of:=[.S$2]*[.$AP61]+[.S$102]*(1-ABS([.$AP61]))" office:value-type="float" office:value="-29.5191274794012" calcext:value-type="float">
            <text:p>-29.5191274794012</text:p>
          </table:table-cell>
          <table:table-cell table:formula="of:=[.T$2]*(1-[.$AO61])+[.T$102]*[.$AO61]" office:value-type="float" office:value="50.0125879176986" calcext:value-type="float">
            <text:p>50.0125879176986</text:p>
          </table:table-cell>
          <table:table-cell table:formula="of:=[.U$2]*[.$AP61]+[.U$102]*(1-ABS([.$AP61]))" office:value-type="float" office:value="-29.5191274794012" calcext:value-type="float">
            <text:p>-29.5191274794012</text:p>
          </table:table-cell>
          <table:table-cell table:formula="of:=[.V$2]*(1-[.$AO61])+[.V$102]*[.$AO61]" office:value-type="float" office:value="100.008391945132" calcext:value-type="float">
            <text:p>100.008391945132</text:p>
          </table:table-cell>
          <table:table-cell table:formula="of:=[.W$2]*[.$AP61]+[.W$102]*(1-ABS([.$AP61]))" office:value-type="float" office:value="0" calcext:value-type="float">
            <text:p>0</text:p>
          </table:table-cell>
          <table:table-cell table:formula="of:=[.X$2]*(1-[.$AO61])+[.X$102]*[.$AO61]" office:value-type="float" office:value="100.016783890265" calcext:value-type="float">
            <text:p>100.016783890265</text:p>
          </table:table-cell>
          <table:table-cell table:formula="of:=[.Y$2]*[.$AP61]+[.Y$102]*(1-ABS([.$AP61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60]+0.01" office:value-type="float" office:value="0.59" calcext:value-type="float">
            <text:p>0.59</text:p>
          </table:table-cell>
          <table:table-cell table:formula="of:=0.5+([.AM61]-0.5)^3*4" office:value-type="float" office:value="0.502916" calcext:value-type="float">
            <text:p>0.502916</text:p>
          </table:table-cell>
          <table:table-cell table:formula="of:=(1-COS([.AN61]*2*PI()))/2" office:value-type="float" office:value="0.999916080548676" calcext:value-type="float">
            <text:p>0.999916080548676</text:p>
          </table:table-cell>
          <table:table-cell table:formula="of:=COS([.AN61]*PI())" office:value-type="float" office:value="-0.00916075604542548" calcext:value-type="float">
            <text:p>-0.0091607560454254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62])+[.F$102]*[.$AO62]" office:value-type="float" office:value="0" calcext:value-type="float">
            <text:p>0</text:p>
          </table:table-cell>
          <table:table-cell table:formula="of:=[.G$2]*[.$AP62]+[.G$102]*(1-ABS([.$AP62]))" office:value-type="float" office:value="0" calcext:value-type="float">
            <text:p>0</text:p>
          </table:table-cell>
          <table:table-cell table:formula="of:=[.H$2]*(1-[.$AO62])+[.H$102]*[.$AO62]" office:value-type="float" office:value="0.015790535835003" calcext:value-type="float">
            <text:p>0.015790535835003</text:p>
          </table:table-cell>
          <table:table-cell table:formula="of:=[.I$2]*[.$AP62]+[.I$102]*(1-ABS([.$AP62]))" office:value-type="float" office:value="0" calcext:value-type="float">
            <text:p>0</text:p>
          </table:table-cell>
          <table:table-cell table:formula="of:=[.J$2]*(1-[.$AO62])+[.J$102]*[.$AO62]" office:value-type="float" office:value="50.0078952679175" calcext:value-type="float">
            <text:p>50.0078952679175</text:p>
          </table:table-cell>
          <table:table-cell table:formula="of:=[.K$2]*[.$AP62]+[.K$102]*(1-ABS([.$AP62]))" office:value-type="float" office:value="29.7613538320026" calcext:value-type="float">
            <text:p>29.7613538320026</text:p>
          </table:table-cell>
          <table:table-cell table:formula="of:=[.L$2]*(1-[.$AO62])+[.L$102]*[.$AO62]" office:value-type="float" office:value="50.0236858037525" calcext:value-type="float">
            <text:p>50.0236858037525</text:p>
          </table:table-cell>
          <table:table-cell table:formula="of:=[.M$2]*[.$AP62]+[.M$102]*(1-ABS([.$AP62]))" office:value-type="float" office:value="29.7613538320026" calcext:value-type="float">
            <text:p>29.7613538320026</text:p>
          </table:table-cell>
          <table:table-cell table:formula="of:=[.N$2]*(1-[.$AO62])+[.N$102]*[.$AO62]" office:value-type="float" office:value="50.0236858037525" calcext:value-type="float">
            <text:p>50.0236858037525</text:p>
          </table:table-cell>
          <table:table-cell table:formula="of:=[.O$2]*[.$AP62]+[.O$102]*(1-ABS([.$AP62]))" office:value-type="float" office:value="28.5047498436673" calcext:value-type="float">
            <text:p>28.5047498436673</text:p>
          </table:table-cell>
          <table:table-cell table:formula="of:=[.P$2]*(1-[.$AO62])+[.P$102]*[.$AO62]" office:value-type="float" office:value="50.0078952679175" calcext:value-type="float">
            <text:p>50.0078952679175</text:p>
          </table:table-cell>
          <table:table-cell table:formula="of:=[.Q$2]*[.$AP62]+[.Q$102]*(1-ABS([.$AP62]))" office:value-type="float" office:value="-28.5047498436673" calcext:value-type="float">
            <text:p>-28.5047498436673</text:p>
          </table:table-cell>
          <table:table-cell table:formula="of:=[.R$2]*(1-[.$AO62])+[.R$102]*[.$AO62]" office:value-type="float" office:value="50.0078952679175" calcext:value-type="float">
            <text:p>50.0078952679175</text:p>
          </table:table-cell>
          <table:table-cell table:formula="of:=[.S$2]*[.$AP62]+[.S$102]*(1-ABS([.$AP62]))" office:value-type="float" office:value="-29.7613538320026" calcext:value-type="float">
            <text:p>-29.7613538320026</text:p>
          </table:table-cell>
          <table:table-cell table:formula="of:=[.T$2]*(1-[.$AO62])+[.T$102]*[.$AO62]" office:value-type="float" office:value="50.0236858037525" calcext:value-type="float">
            <text:p>50.0236858037525</text:p>
          </table:table-cell>
          <table:table-cell table:formula="of:=[.U$2]*[.$AP62]+[.U$102]*(1-ABS([.$AP62]))" office:value-type="float" office:value="-29.7613538320026" calcext:value-type="float">
            <text:p>-29.7613538320026</text:p>
          </table:table-cell>
          <table:table-cell table:formula="of:=[.V$2]*(1-[.$AO62])+[.V$102]*[.$AO62]" office:value-type="float" office:value="100.015790535835" calcext:value-type="float">
            <text:p>100.015790535835</text:p>
          </table:table-cell>
          <table:table-cell table:formula="of:=[.W$2]*[.$AP62]+[.W$102]*(1-ABS([.$AP62]))" office:value-type="float" office:value="0" calcext:value-type="float">
            <text:p>0</text:p>
          </table:table-cell>
          <table:table-cell table:formula="of:=[.X$2]*(1-[.$AO62])+[.X$102]*[.$AO62]" office:value-type="float" office:value="100.03158107167" calcext:value-type="float">
            <text:p>100.03158107167</text:p>
          </table:table-cell>
          <table:table-cell table:formula="of:=[.Y$2]*[.$AP62]+[.Y$102]*(1-ABS([.$AP62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61]+0.01" office:value-type="float" office:value="0.6" calcext:value-type="float">
            <text:p>0.6</text:p>
          </table:table-cell>
          <table:table-cell table:formula="of:=0.5+([.AM62]-0.5)^3*4" office:value-type="float" office:value="0.504" calcext:value-type="float">
            <text:p>0.504</text:p>
          </table:table-cell>
          <table:table-cell table:formula="of:=(1-COS([.AN62]*2*PI()))/2" office:value-type="float" office:value="0.99984209464165" calcext:value-type="float">
            <text:p>0.99984209464165</text:p>
          </table:table-cell>
          <table:table-cell table:formula="of:=COS([.AN62]*PI())" office:value-type="float" office:value="-0.0125660398833527" calcext:value-type="float">
            <text:p>-0.01256603988335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63])+[.F$102]*[.$AO63]" office:value-type="float" office:value="0" calcext:value-type="float">
            <text:p>0</text:p>
          </table:table-cell>
          <table:table-cell table:formula="of:=[.G$2]*[.$AP63]+[.G$102]*(1-ABS([.$AP63]))" office:value-type="float" office:value="0" calcext:value-type="float">
            <text:p>0</text:p>
          </table:table-cell>
          <table:table-cell table:formula="of:=[.H$2]*(1-[.$AO63])+[.H$102]*[.$AO63]" office:value-type="float" office:value="0.0279727613473835" calcext:value-type="float">
            <text:p>0.0279727613473835</text:p>
          </table:table-cell>
          <table:table-cell table:formula="of:=[.I$2]*[.$AP63]+[.I$102]*(1-ABS([.$AP63]))" office:value-type="float" office:value="0" calcext:value-type="float">
            <text:p>0</text:p>
          </table:table-cell>
          <table:table-cell table:formula="of:=[.J$2]*(1-[.$AO63])+[.J$102]*[.$AO63]" office:value-type="float" office:value="50.0139863806737" calcext:value-type="float">
            <text:p>50.0139863806737</text:p>
          </table:table-cell>
          <table:table-cell table:formula="of:=[.K$2]*[.$AP63]+[.K$102]*(1-ABS([.$AP63]))" office:value-type="float" office:value="30.0571952910461" calcext:value-type="float">
            <text:p>30.0571952910461</text:p>
          </table:table-cell>
          <table:table-cell table:formula="of:=[.L$2]*(1-[.$AO63])+[.L$102]*[.$AO63]" office:value-type="float" office:value="50.0419591420211" calcext:value-type="float">
            <text:p>50.0419591420211</text:p>
          </table:table-cell>
          <table:table-cell table:formula="of:=[.M$2]*[.$AP63]+[.M$102]*(1-ABS([.$AP63]))" office:value-type="float" office:value="30.0571952910461" calcext:value-type="float">
            <text:p>30.0571952910461</text:p>
          </table:table-cell>
          <table:table-cell table:formula="of:=[.N$2]*(1-[.$AO63])+[.N$102]*[.$AO63]" office:value-type="float" office:value="50.0419591420211" calcext:value-type="float">
            <text:p>50.0419591420211</text:p>
          </table:table-cell>
          <table:table-cell table:formula="of:=[.O$2]*[.$AP63]+[.O$102]*(1-ABS([.$AP63]))" office:value-type="float" office:value="28.3846893464412" calcext:value-type="float">
            <text:p>28.3846893464412</text:p>
          </table:table-cell>
          <table:table-cell table:formula="of:=[.P$2]*(1-[.$AO63])+[.P$102]*[.$AO63]" office:value-type="float" office:value="50.0139863806737" calcext:value-type="float">
            <text:p>50.0139863806737</text:p>
          </table:table-cell>
          <table:table-cell table:formula="of:=[.Q$2]*[.$AP63]+[.Q$102]*(1-ABS([.$AP63]))" office:value-type="float" office:value="-28.3846893464412" calcext:value-type="float">
            <text:p>-28.3846893464412</text:p>
          </table:table-cell>
          <table:table-cell table:formula="of:=[.R$2]*(1-[.$AO63])+[.R$102]*[.$AO63]" office:value-type="float" office:value="50.0139863806737" calcext:value-type="float">
            <text:p>50.0139863806737</text:p>
          </table:table-cell>
          <table:table-cell table:formula="of:=[.S$2]*[.$AP63]+[.S$102]*(1-ABS([.$AP63]))" office:value-type="float" office:value="-30.0571952910461" calcext:value-type="float">
            <text:p>-30.0571952910461</text:p>
          </table:table-cell>
          <table:table-cell table:formula="of:=[.T$2]*(1-[.$AO63])+[.T$102]*[.$AO63]" office:value-type="float" office:value="50.0419591420211" calcext:value-type="float">
            <text:p>50.0419591420211</text:p>
          </table:table-cell>
          <table:table-cell table:formula="of:=[.U$2]*[.$AP63]+[.U$102]*(1-ABS([.$AP63]))" office:value-type="float" office:value="-30.0571952910461" calcext:value-type="float">
            <text:p>-30.0571952910461</text:p>
          </table:table-cell>
          <table:table-cell table:formula="of:=[.V$2]*(1-[.$AO63])+[.V$102]*[.$AO63]" office:value-type="float" office:value="100.027972761347" calcext:value-type="float">
            <text:p>100.027972761347</text:p>
          </table:table-cell>
          <table:table-cell table:formula="of:=[.W$2]*[.$AP63]+[.W$102]*(1-ABS([.$AP63]))" office:value-type="float" office:value="0" calcext:value-type="float">
            <text:p>0</text:p>
          </table:table-cell>
          <table:table-cell table:formula="of:=[.X$2]*(1-[.$AO63])+[.X$102]*[.$AO63]" office:value-type="float" office:value="100.055945522695" calcext:value-type="float">
            <text:p>100.055945522695</text:p>
          </table:table-cell>
          <table:table-cell table:formula="of:=[.Y$2]*[.$AP63]+[.Y$102]*(1-ABS([.$AP63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62]+0.01" office:value-type="float" office:value="0.61" calcext:value-type="float">
            <text:p>0.61</text:p>
          </table:table-cell>
          <table:table-cell table:formula="of:=0.5+([.AM63]-0.5)^3*4" office:value-type="float" office:value="0.505324" calcext:value-type="float">
            <text:p>0.505324</text:p>
          </table:table-cell>
          <table:table-cell table:formula="of:=(1-COS([.AN63]*2*PI()))/2" office:value-type="float" office:value="0.999720272386526" calcext:value-type="float">
            <text:p>0.999720272386526</text:p>
          </table:table-cell>
          <table:table-cell table:formula="of:=COS([.AN63]*PI())" office:value-type="float" office:value="-0.0167250594460496" calcext:value-type="float">
            <text:p>-0.01672505944604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64])+[.F$102]*[.$AO64]" office:value-type="float" office:value="0" calcext:value-type="float">
            <text:p>0</text:p>
          </table:table-cell>
          <table:table-cell table:formula="of:=[.G$2]*[.$AP64]+[.G$102]*(1-ABS([.$AP64]))" office:value-type="float" office:value="0" calcext:value-type="float">
            <text:p>0</text:p>
          </table:table-cell>
          <table:table-cell table:formula="of:=[.H$2]*(1-[.$AO64])+[.H$102]*[.$AO64]" office:value-type="float" office:value="0.0471453585118575" calcext:value-type="float">
            <text:p>0.0471453585118575</text:p>
          </table:table-cell>
          <table:table-cell table:formula="of:=[.I$2]*[.$AP64]+[.I$102]*(1-ABS([.$AP64]))" office:value-type="float" office:value="0" calcext:value-type="float">
            <text:p>0</text:p>
          </table:table-cell>
          <table:table-cell table:formula="of:=[.J$2]*(1-[.$AO64])+[.J$102]*[.$AO64]" office:value-type="float" office:value="50.0235726792559" calcext:value-type="float">
            <text:p>50.0235726792559</text:p>
          </table:table-cell>
          <table:table-cell table:formula="of:=[.K$2]*[.$AP64]+[.K$102]*(1-ABS([.$AP64]))" office:value-type="float" office:value="30.4119986884888" calcext:value-type="float">
            <text:p>30.4119986884888</text:p>
          </table:table-cell>
          <table:table-cell table:formula="of:=[.L$2]*(1-[.$AO64])+[.L$102]*[.$AO64]" office:value-type="float" office:value="50.0707180377678" calcext:value-type="float">
            <text:p>50.0707180377678</text:p>
          </table:table-cell>
          <table:table-cell table:formula="of:=[.M$2]*[.$AP64]+[.M$102]*(1-ABS([.$AP64]))" office:value-type="float" office:value="30.4119986884888" calcext:value-type="float">
            <text:p>30.4119986884888</text:p>
          </table:table-cell>
          <table:table-cell table:formula="of:=[.N$2]*(1-[.$AO64])+[.N$102]*[.$AO64]" office:value-type="float" office:value="50.0707180377678" calcext:value-type="float">
            <text:p>50.0707180377678</text:p>
          </table:table-cell>
          <table:table-cell table:formula="of:=[.O$2]*[.$AP64]+[.O$102]*(1-ABS([.$AP64]))" office:value-type="float" office:value="28.2407004935866" calcext:value-type="float">
            <text:p>28.2407004935866</text:p>
          </table:table-cell>
          <table:table-cell table:formula="of:=[.P$2]*(1-[.$AO64])+[.P$102]*[.$AO64]" office:value-type="float" office:value="50.0235726792559" calcext:value-type="float">
            <text:p>50.0235726792559</text:p>
          </table:table-cell>
          <table:table-cell table:formula="of:=[.Q$2]*[.$AP64]+[.Q$102]*(1-ABS([.$AP64]))" office:value-type="float" office:value="-28.2407004935866" calcext:value-type="float">
            <text:p>-28.2407004935866</text:p>
          </table:table-cell>
          <table:table-cell table:formula="of:=[.R$2]*(1-[.$AO64])+[.R$102]*[.$AO64]" office:value-type="float" office:value="50.0235726792559" calcext:value-type="float">
            <text:p>50.0235726792559</text:p>
          </table:table-cell>
          <table:table-cell table:formula="of:=[.S$2]*[.$AP64]+[.S$102]*(1-ABS([.$AP64]))" office:value-type="float" office:value="-30.4119986884888" calcext:value-type="float">
            <text:p>-30.4119986884888</text:p>
          </table:table-cell>
          <table:table-cell table:formula="of:=[.T$2]*(1-[.$AO64])+[.T$102]*[.$AO64]" office:value-type="float" office:value="50.0707180377678" calcext:value-type="float">
            <text:p>50.0707180377678</text:p>
          </table:table-cell>
          <table:table-cell table:formula="of:=[.U$2]*[.$AP64]+[.U$102]*(1-ABS([.$AP64]))" office:value-type="float" office:value="-30.4119986884888" calcext:value-type="float">
            <text:p>-30.4119986884888</text:p>
          </table:table-cell>
          <table:table-cell table:formula="of:=[.V$2]*(1-[.$AO64])+[.V$102]*[.$AO64]" office:value-type="float" office:value="100.047145358512" calcext:value-type="float">
            <text:p>100.047145358512</text:p>
          </table:table-cell>
          <table:table-cell table:formula="of:=[.W$2]*[.$AP64]+[.W$102]*(1-ABS([.$AP64]))" office:value-type="float" office:value="0" calcext:value-type="float">
            <text:p>0</text:p>
          </table:table-cell>
          <table:table-cell table:formula="of:=[.X$2]*(1-[.$AO64])+[.X$102]*[.$AO64]" office:value-type="float" office:value="100.094290717024" calcext:value-type="float">
            <text:p>100.094290717024</text:p>
          </table:table-cell>
          <table:table-cell table:formula="of:=[.Y$2]*[.$AP64]+[.Y$102]*(1-ABS([.$AP64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63]+0.01" office:value-type="float" office:value="0.62" calcext:value-type="float">
            <text:p>0.62</text:p>
          </table:table-cell>
          <table:table-cell table:formula="of:=0.5+([.AM64]-0.5)^3*4" office:value-type="float" office:value="0.506912" calcext:value-type="float">
            <text:p>0.506912</text:p>
          </table:table-cell>
          <table:table-cell table:formula="of:=(1-COS([.AN64]*2*PI()))/2" office:value-type="float" office:value="0.999528546414881" calcext:value-type="float">
            <text:p>0.999528546414881</text:p>
          </table:table-cell>
          <table:table-cell table:formula="of:=COS([.AN64]*PI())" office:value-type="float" office:value="-0.0217129819490222" calcext:value-type="float">
            <text:p>-0.02171298194902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65])+[.F$102]*[.$AO65]" office:value-type="float" office:value="0" calcext:value-type="float">
            <text:p>0</text:p>
          </table:table-cell>
          <table:table-cell table:formula="of:=[.G$2]*[.$AP65]+[.G$102]*(1-ABS([.$AP65]))" office:value-type="float" office:value="0" calcext:value-type="float">
            <text:p>0</text:p>
          </table:table-cell>
          <table:table-cell table:formula="of:=[.H$2]*(1-[.$AO65])+[.H$102]*[.$AO65]" office:value-type="float" office:value="0.0762025485942397" calcext:value-type="float">
            <text:p>0.0762025485942397</text:p>
          </table:table-cell>
          <table:table-cell table:formula="of:=[.I$2]*[.$AP65]+[.I$102]*(1-ABS([.$AP65]))" office:value-type="float" office:value="0" calcext:value-type="float">
            <text:p>0</text:p>
          </table:table-cell>
          <table:table-cell table:formula="of:=[.J$2]*(1-[.$AO65])+[.J$102]*[.$AO65]" office:value-type="float" office:value="50.0381012742971" calcext:value-type="float">
            <text:p>50.0381012742971</text:p>
          </table:table-cell>
          <table:table-cell table:formula="of:=[.K$2]*[.$AP65]+[.K$102]*(1-ABS([.$AP65]))" office:value-type="float" office:value="30.8310990839435" calcext:value-type="float">
            <text:p>30.8310990839435</text:p>
          </table:table-cell>
          <table:table-cell table:formula="of:=[.L$2]*(1-[.$AO65])+[.L$102]*[.$AO65]" office:value-type="float" office:value="50.1143038228914" calcext:value-type="float">
            <text:p>50.1143038228914</text:p>
          </table:table-cell>
          <table:table-cell table:formula="of:=[.M$2]*[.$AP65]+[.M$102]*(1-ABS([.$AP65]))" office:value-type="float" office:value="30.8310990839435" calcext:value-type="float">
            <text:p>30.8310990839435</text:p>
          </table:table-cell>
          <table:table-cell table:formula="of:=[.N$2]*(1-[.$AO65])+[.N$102]*[.$AO65]" office:value-type="float" office:value="50.1143038228914" calcext:value-type="float">
            <text:p>50.1143038228914</text:p>
          </table:table-cell>
          <table:table-cell table:formula="of:=[.O$2]*[.$AP65]+[.O$102]*(1-ABS([.$AP65]))" office:value-type="float" office:value="28.0706181730469" calcext:value-type="float">
            <text:p>28.0706181730469</text:p>
          </table:table-cell>
          <table:table-cell table:formula="of:=[.P$2]*(1-[.$AO65])+[.P$102]*[.$AO65]" office:value-type="float" office:value="50.0381012742971" calcext:value-type="float">
            <text:p>50.0381012742971</text:p>
          </table:table-cell>
          <table:table-cell table:formula="of:=[.Q$2]*[.$AP65]+[.Q$102]*(1-ABS([.$AP65]))" office:value-type="float" office:value="-28.0706181730469" calcext:value-type="float">
            <text:p>-28.0706181730469</text:p>
          </table:table-cell>
          <table:table-cell table:formula="of:=[.R$2]*(1-[.$AO65])+[.R$102]*[.$AO65]" office:value-type="float" office:value="50.0381012742971" calcext:value-type="float">
            <text:p>50.0381012742971</text:p>
          </table:table-cell>
          <table:table-cell table:formula="of:=[.S$2]*[.$AP65]+[.S$102]*(1-ABS([.$AP65]))" office:value-type="float" office:value="-30.8310990839435" calcext:value-type="float">
            <text:p>-30.8310990839435</text:p>
          </table:table-cell>
          <table:table-cell table:formula="of:=[.T$2]*(1-[.$AO65])+[.T$102]*[.$AO65]" office:value-type="float" office:value="50.1143038228914" calcext:value-type="float">
            <text:p>50.1143038228914</text:p>
          </table:table-cell>
          <table:table-cell table:formula="of:=[.U$2]*[.$AP65]+[.U$102]*(1-ABS([.$AP65]))" office:value-type="float" office:value="-30.8310990839435" calcext:value-type="float">
            <text:p>-30.8310990839435</text:p>
          </table:table-cell>
          <table:table-cell table:formula="of:=[.V$2]*(1-[.$AO65])+[.V$102]*[.$AO65]" office:value-type="float" office:value="100.076202548594" calcext:value-type="float">
            <text:p>100.076202548594</text:p>
          </table:table-cell>
          <table:table-cell table:formula="of:=[.W$2]*[.$AP65]+[.W$102]*(1-ABS([.$AP65]))" office:value-type="float" office:value="0" calcext:value-type="float">
            <text:p>0</text:p>
          </table:table-cell>
          <table:table-cell table:formula="of:=[.X$2]*(1-[.$AO65])+[.X$102]*[.$AO65]" office:value-type="float" office:value="100.152405097188" calcext:value-type="float">
            <text:p>100.152405097188</text:p>
          </table:table-cell>
          <table:table-cell table:formula="of:=[.Y$2]*[.$AP65]+[.Y$102]*(1-ABS([.$AP65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64]+0.01" office:value-type="float" office:value="0.63" calcext:value-type="float">
            <text:p>0.63</text:p>
          </table:table-cell>
          <table:table-cell table:formula="of:=0.5+([.AM65]-0.5)^3*4" office:value-type="float" office:value="0.508788" calcext:value-type="float">
            <text:p>0.508788</text:p>
          </table:table-cell>
          <table:table-cell table:formula="of:=(1-COS([.AN65]*2*PI()))/2" office:value-type="float" office:value="0.999237974514058" calcext:value-type="float">
            <text:p>0.999237974514058</text:p>
          </table:table-cell>
          <table:table-cell table:formula="of:=COS([.AN65]*PI())" office:value-type="float" office:value="-0.027604809108966" calcext:value-type="float">
            <text:p>-0.0276048091089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66])+[.F$102]*[.$AO66]" office:value-type="float" office:value="0" calcext:value-type="float">
            <text:p>0</text:p>
          </table:table-cell>
          <table:table-cell table:formula="of:=[.G$2]*[.$AP66]+[.G$102]*(1-ABS([.$AP66]))" office:value-type="float" office:value="0" calcext:value-type="float">
            <text:p>0</text:p>
          </table:table-cell>
          <table:table-cell table:formula="of:=[.H$2]*(1-[.$AO66])+[.H$102]*[.$AO66]" office:value-type="float" office:value="0.118854548746006" calcext:value-type="float">
            <text:p>0.118854548746006</text:p>
          </table:table-cell>
          <table:table-cell table:formula="of:=[.I$2]*[.$AP66]+[.I$102]*(1-ABS([.$AP66]))" office:value-type="float" office:value="0" calcext:value-type="float">
            <text:p>0</text:p>
          </table:table-cell>
          <table:table-cell table:formula="of:=[.J$2]*(1-[.$AO66])+[.J$102]*[.$AO66]" office:value-type="float" office:value="50.059427274373" calcext:value-type="float">
            <text:p>50.059427274373</text:p>
          </table:table-cell>
          <table:table-cell table:formula="of:=[.K$2]*[.$AP66]+[.K$102]*(1-ABS([.$AP66]))" office:value-type="float" office:value="31.3198134285883" calcext:value-type="float">
            <text:p>31.3198134285883</text:p>
          </table:table-cell>
          <table:table-cell table:formula="of:=[.L$2]*(1-[.$AO66])+[.L$102]*[.$AO66]" office:value-type="float" office:value="50.178281823119" calcext:value-type="float">
            <text:p>50.178281823119</text:p>
          </table:table-cell>
          <table:table-cell table:formula="of:=[.M$2]*[.$AP66]+[.M$102]*(1-ABS([.$AP66]))" office:value-type="float" office:value="31.3198134285883" calcext:value-type="float">
            <text:p>31.3198134285883</text:p>
          </table:table-cell>
          <table:table-cell table:formula="of:=[.N$2]*(1-[.$AO66])+[.N$102]*[.$AO66]" office:value-type="float" office:value="50.178281823119" calcext:value-type="float">
            <text:p>50.178281823119</text:p>
          </table:table-cell>
          <table:table-cell table:formula="of:=[.O$2]*[.$AP66]+[.O$102]*(1-ABS([.$AP66]))" office:value-type="float" office:value="27.87228462166" calcext:value-type="float">
            <text:p>27.87228462166</text:p>
          </table:table-cell>
          <table:table-cell table:formula="of:=[.P$2]*(1-[.$AO66])+[.P$102]*[.$AO66]" office:value-type="float" office:value="50.059427274373" calcext:value-type="float">
            <text:p>50.059427274373</text:p>
          </table:table-cell>
          <table:table-cell table:formula="of:=[.Q$2]*[.$AP66]+[.Q$102]*(1-ABS([.$AP66]))" office:value-type="float" office:value="-27.87228462166" calcext:value-type="float">
            <text:p>-27.87228462166</text:p>
          </table:table-cell>
          <table:table-cell table:formula="of:=[.R$2]*(1-[.$AO66])+[.R$102]*[.$AO66]" office:value-type="float" office:value="50.059427274373" calcext:value-type="float">
            <text:p>50.059427274373</text:p>
          </table:table-cell>
          <table:table-cell table:formula="of:=[.S$2]*[.$AP66]+[.S$102]*(1-ABS([.$AP66]))" office:value-type="float" office:value="-31.3198134285883" calcext:value-type="float">
            <text:p>-31.3198134285883</text:p>
          </table:table-cell>
          <table:table-cell table:formula="of:=[.T$2]*(1-[.$AO66])+[.T$102]*[.$AO66]" office:value-type="float" office:value="50.178281823119" calcext:value-type="float">
            <text:p>50.178281823119</text:p>
          </table:table-cell>
          <table:table-cell table:formula="of:=[.U$2]*[.$AP66]+[.U$102]*(1-ABS([.$AP66]))" office:value-type="float" office:value="-31.3198134285883" calcext:value-type="float">
            <text:p>-31.3198134285883</text:p>
          </table:table-cell>
          <table:table-cell table:formula="of:=[.V$2]*(1-[.$AO66])+[.V$102]*[.$AO66]" office:value-type="float" office:value="100.118854548746" calcext:value-type="float">
            <text:p>100.118854548746</text:p>
          </table:table-cell>
          <table:table-cell table:formula="of:=[.W$2]*[.$AP66]+[.W$102]*(1-ABS([.$AP66]))" office:value-type="float" office:value="0" calcext:value-type="float">
            <text:p>0</text:p>
          </table:table-cell>
          <table:table-cell table:formula="of:=[.X$2]*(1-[.$AO66])+[.X$102]*[.$AO66]" office:value-type="float" office:value="100.237709097492" calcext:value-type="float">
            <text:p>100.237709097492</text:p>
          </table:table-cell>
          <table:table-cell table:formula="of:=[.Y$2]*[.$AP66]+[.Y$102]*(1-ABS([.$AP66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65]+0.01" office:value-type="float" office:value="0.64" calcext:value-type="float">
            <text:p>0.64</text:p>
          </table:table-cell>
          <table:table-cell table:formula="of:=0.5+([.AM66]-0.5)^3*4" office:value-type="float" office:value="0.510976" calcext:value-type="float">
            <text:p>0.510976</text:p>
          </table:table-cell>
          <table:table-cell table:formula="of:=(1-COS([.AN66]*2*PI()))/2" office:value-type="float" office:value="0.99881145451254" calcext:value-type="float">
            <text:p>0.99881145451254</text:p>
          </table:table-cell>
          <table:table-cell table:formula="of:=COS([.AN66]*PI())" office:value-type="float" office:value="-0.034475288069283" calcext:value-type="float">
            <text:p>-0.03447528806928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67])+[.F$102]*[.$AO67]" office:value-type="float" office:value="0" calcext:value-type="float">
            <text:p>0</text:p>
          </table:table-cell>
          <table:table-cell table:formula="of:=[.G$2]*[.$AP67]+[.G$102]*(1-ABS([.$AP67]))" office:value-type="float" office:value="0" calcext:value-type="float">
            <text:p>0</text:p>
          </table:table-cell>
          <table:table-cell table:formula="of:=[.H$2]*(1-[.$AO67])+[.H$102]*[.$AO67]" office:value-type="float" office:value="0.179765717770386" calcext:value-type="float">
            <text:p>0.179765717770386</text:p>
          </table:table-cell>
          <table:table-cell table:formula="of:=[.I$2]*[.$AP67]+[.I$102]*(1-ABS([.$AP67]))" office:value-type="float" office:value="0" calcext:value-type="float">
            <text:p>0</text:p>
          </table:table-cell>
          <table:table-cell table:formula="of:=[.J$2]*(1-[.$AO67])+[.J$102]*[.$AO67]" office:value-type="float" office:value="50.0898828588852" calcext:value-type="float">
            <text:p>50.0898828588852</text:p>
          </table:table-cell>
          <table:table-cell table:formula="of:=[.K$2]*[.$AP67]+[.K$102]*(1-ABS([.$AP67]))" office:value-type="float" office:value="31.8834317486843" calcext:value-type="float">
            <text:p>31.8834317486843</text:p>
          </table:table-cell>
          <table:table-cell table:formula="of:=[.L$2]*(1-[.$AO67])+[.L$102]*[.$AO67]" office:value-type="float" office:value="50.2696485766556" calcext:value-type="float">
            <text:p>50.2696485766556</text:p>
          </table:table-cell>
          <table:table-cell table:formula="of:=[.M$2]*[.$AP67]+[.M$102]*(1-ABS([.$AP67]))" office:value-type="float" office:value="31.8834317486843" calcext:value-type="float">
            <text:p>31.8834317486843</text:p>
          </table:table-cell>
          <table:table-cell table:formula="of:=[.N$2]*(1-[.$AO67])+[.N$102]*[.$AO67]" office:value-type="float" office:value="50.2696485766556" calcext:value-type="float">
            <text:p>50.2696485766556</text:p>
          </table:table-cell>
          <table:table-cell table:formula="of:=[.O$2]*[.$AP67]+[.O$102]*(1-ABS([.$AP67]))" office:value-type="float" office:value="27.6435530031259" calcext:value-type="float">
            <text:p>27.6435530031259</text:p>
          </table:table-cell>
          <table:table-cell table:formula="of:=[.P$2]*(1-[.$AO67])+[.P$102]*[.$AO67]" office:value-type="float" office:value="50.0898828588852" calcext:value-type="float">
            <text:p>50.0898828588852</text:p>
          </table:table-cell>
          <table:table-cell table:formula="of:=[.Q$2]*[.$AP67]+[.Q$102]*(1-ABS([.$AP67]))" office:value-type="float" office:value="-27.6435530031259" calcext:value-type="float">
            <text:p>-27.6435530031259</text:p>
          </table:table-cell>
          <table:table-cell table:formula="of:=[.R$2]*(1-[.$AO67])+[.R$102]*[.$AO67]" office:value-type="float" office:value="50.0898828588852" calcext:value-type="float">
            <text:p>50.0898828588852</text:p>
          </table:table-cell>
          <table:table-cell table:formula="of:=[.S$2]*[.$AP67]+[.S$102]*(1-ABS([.$AP67]))" office:value-type="float" office:value="-31.8834317486843" calcext:value-type="float">
            <text:p>-31.8834317486843</text:p>
          </table:table-cell>
          <table:table-cell table:formula="of:=[.T$2]*(1-[.$AO67])+[.T$102]*[.$AO67]" office:value-type="float" office:value="50.2696485766556" calcext:value-type="float">
            <text:p>50.2696485766556</text:p>
          </table:table-cell>
          <table:table-cell table:formula="of:=[.U$2]*[.$AP67]+[.U$102]*(1-ABS([.$AP67]))" office:value-type="float" office:value="-31.8834317486843" calcext:value-type="float">
            <text:p>-31.8834317486843</text:p>
          </table:table-cell>
          <table:table-cell table:formula="of:=[.V$2]*(1-[.$AO67])+[.V$102]*[.$AO67]" office:value-type="float" office:value="100.17976571777" calcext:value-type="float">
            <text:p>100.17976571777</text:p>
          </table:table-cell>
          <table:table-cell table:formula="of:=[.W$2]*[.$AP67]+[.W$102]*(1-ABS([.$AP67]))" office:value-type="float" office:value="0" calcext:value-type="float">
            <text:p>0</text:p>
          </table:table-cell>
          <table:table-cell table:formula="of:=[.X$2]*(1-[.$AO67])+[.X$102]*[.$AO67]" office:value-type="float" office:value="100.359531435541" calcext:value-type="float">
            <text:p>100.359531435541</text:p>
          </table:table-cell>
          <table:table-cell table:formula="of:=[.Y$2]*[.$AP67]+[.Y$102]*(1-ABS([.$AP67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66]+0.01" office:value-type="float" office:value="0.65" calcext:value-type="float">
            <text:p>0.65</text:p>
          </table:table-cell>
          <table:table-cell table:formula="of:=0.5+([.AM67]-0.5)^3*4" office:value-type="float" office:value="0.5135" calcext:value-type="float">
            <text:p>0.5135</text:p>
          </table:table-cell>
          <table:table-cell table:formula="of:=(1-COS([.AN67]*2*PI()))/2" office:value-type="float" office:value="0.998202342822296" calcext:value-type="float">
            <text:p>0.998202342822296</text:p>
          </table:table-cell>
          <table:table-cell table:formula="of:=COS([.AN67]*PI())" office:value-type="float" office:value="-0.0423987874555843" calcext:value-type="float">
            <text:p>-0.04239878745558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68])+[.F$102]*[.$AO68]" office:value-type="float" office:value="0" calcext:value-type="float">
            <text:p>0</text:p>
          </table:table-cell>
          <table:table-cell table:formula="of:=[.G$2]*[.$AP68]+[.G$102]*(1-ABS([.$AP68]))" office:value-type="float" office:value="0" calcext:value-type="float">
            <text:p>0</text:p>
          </table:table-cell>
          <table:table-cell table:formula="of:=[.H$2]*(1-[.$AO68])+[.H$102]*[.$AO68]" office:value-type="float" office:value="0.264701289603153" calcext:value-type="float">
            <text:p>0.264701289603153</text:p>
          </table:table-cell>
          <table:table-cell table:formula="of:=[.I$2]*[.$AP68]+[.I$102]*(1-ABS([.$AP68]))" office:value-type="float" office:value="0" calcext:value-type="float">
            <text:p>0</text:p>
          </table:table-cell>
          <table:table-cell table:formula="of:=[.J$2]*(1-[.$AO68])+[.J$102]*[.$AO68]" office:value-type="float" office:value="50.1323506448016" calcext:value-type="float">
            <text:p>50.1323506448016</text:p>
          </table:table-cell>
          <table:table-cell table:formula="of:=[.K$2]*[.$AP68]+[.K$102]*(1-ABS([.$AP68]))" office:value-type="float" office:value="32.5272051832291" calcext:value-type="float">
            <text:p>32.5272051832291</text:p>
          </table:table-cell>
          <table:table-cell table:formula="of:=[.L$2]*(1-[.$AO68])+[.L$102]*[.$AO68]" office:value-type="float" office:value="50.3970519344047" calcext:value-type="float">
            <text:p>50.3970519344047</text:p>
          </table:table-cell>
          <table:table-cell table:formula="of:=[.M$2]*[.$AP68]+[.M$102]*(1-ABS([.$AP68]))" office:value-type="float" office:value="32.5272051832291" calcext:value-type="float">
            <text:p>32.5272051832291</text:p>
          </table:table-cell>
          <table:table-cell table:formula="of:=[.N$2]*(1-[.$AO68])+[.N$102]*[.$AO68]" office:value-type="float" office:value="50.3970519344047" calcext:value-type="float">
            <text:p>50.3970519344047</text:p>
          </table:table-cell>
          <table:table-cell table:formula="of:=[.O$2]*[.$AP68]+[.O$102]*(1-ABS([.$AP68]))" office:value-type="float" office:value="27.3822922626526" calcext:value-type="float">
            <text:p>27.3822922626526</text:p>
          </table:table-cell>
          <table:table-cell table:formula="of:=[.P$2]*(1-[.$AO68])+[.P$102]*[.$AO68]" office:value-type="float" office:value="50.1323506448016" calcext:value-type="float">
            <text:p>50.1323506448016</text:p>
          </table:table-cell>
          <table:table-cell table:formula="of:=[.Q$2]*[.$AP68]+[.Q$102]*(1-ABS([.$AP68]))" office:value-type="float" office:value="-27.3822922626526" calcext:value-type="float">
            <text:p>-27.3822922626526</text:p>
          </table:table-cell>
          <table:table-cell table:formula="of:=[.R$2]*(1-[.$AO68])+[.R$102]*[.$AO68]" office:value-type="float" office:value="50.1323506448016" calcext:value-type="float">
            <text:p>50.1323506448016</text:p>
          </table:table-cell>
          <table:table-cell table:formula="of:=[.S$2]*[.$AP68]+[.S$102]*(1-ABS([.$AP68]))" office:value-type="float" office:value="-32.5272051832291" calcext:value-type="float">
            <text:p>-32.5272051832291</text:p>
          </table:table-cell>
          <table:table-cell table:formula="of:=[.T$2]*(1-[.$AO68])+[.T$102]*[.$AO68]" office:value-type="float" office:value="50.3970519344047" calcext:value-type="float">
            <text:p>50.3970519344047</text:p>
          </table:table-cell>
          <table:table-cell table:formula="of:=[.U$2]*[.$AP68]+[.U$102]*(1-ABS([.$AP68]))" office:value-type="float" office:value="-32.5272051832291" calcext:value-type="float">
            <text:p>-32.5272051832291</text:p>
          </table:table-cell>
          <table:table-cell table:formula="of:=[.V$2]*(1-[.$AO68])+[.V$102]*[.$AO68]" office:value-type="float" office:value="100.264701289603" calcext:value-type="float">
            <text:p>100.264701289603</text:p>
          </table:table-cell>
          <table:table-cell table:formula="of:=[.W$2]*[.$AP68]+[.W$102]*(1-ABS([.$AP68]))" office:value-type="float" office:value="0" calcext:value-type="float">
            <text:p>0</text:p>
          </table:table-cell>
          <table:table-cell table:formula="of:=[.X$2]*(1-[.$AO68])+[.X$102]*[.$AO68]" office:value-type="float" office:value="100.529402579206" calcext:value-type="float">
            <text:p>100.529402579206</text:p>
          </table:table-cell>
          <table:table-cell table:formula="of:=[.Y$2]*[.$AP68]+[.Y$102]*(1-ABS([.$AP68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67]+0.01" office:value-type="float" office:value="0.66" calcext:value-type="float">
            <text:p>0.66</text:p>
          </table:table-cell>
          <table:table-cell table:formula="of:=0.5+([.AM68]-0.5)^3*4" office:value-type="float" office:value="0.516384" calcext:value-type="float">
            <text:p>0.516384</text:p>
          </table:table-cell>
          <table:table-cell table:formula="of:=(1-COS([.AN68]*2*PI()))/2" office:value-type="float" office:value="0.997352987103968" calcext:value-type="float">
            <text:p>0.997352987103968</text:p>
          </table:table-cell>
          <table:table-cell table:formula="of:=COS([.AN68]*PI())" office:value-type="float" office:value="-0.0514491292057651" calcext:value-type="float">
            <text:p>-0.05144912920576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69])+[.F$102]*[.$AO69]" office:value-type="float" office:value="0" calcext:value-type="float">
            <text:p>0</text:p>
          </table:table-cell>
          <table:table-cell table:formula="of:=[.G$2]*[.$AP69]+[.G$102]*(1-ABS([.$AP69]))" office:value-type="float" office:value="0" calcext:value-type="float">
            <text:p>0</text:p>
          </table:table-cell>
          <table:table-cell table:formula="of:=[.H$2]*(1-[.$AO69])+[.H$102]*[.$AO69]" office:value-type="float" office:value="0.380681167904884" calcext:value-type="float">
            <text:p>0.380681167904884</text:p>
          </table:table-cell>
          <table:table-cell table:formula="of:=[.I$2]*[.$AP69]+[.I$102]*(1-ABS([.$AP69]))" office:value-type="float" office:value="0" calcext:value-type="float">
            <text:p>0</text:p>
          </table:table-cell>
          <table:table-cell table:formula="of:=[.J$2]*(1-[.$AO69])+[.J$102]*[.$AO69]" office:value-type="float" office:value="50.1903405839524" calcext:value-type="float">
            <text:p>50.1903405839524</text:p>
          </table:table-cell>
          <table:table-cell table:formula="of:=[.K$2]*[.$AP69]+[.K$102]*(1-ABS([.$AP69]))" office:value-type="float" office:value="33.2563301025631" calcext:value-type="float">
            <text:p>33.2563301025631</text:p>
          </table:table-cell>
          <table:table-cell table:formula="of:=[.L$2]*(1-[.$AO69])+[.L$102]*[.$AO69]" office:value-type="float" office:value="50.5710217518573" calcext:value-type="float">
            <text:p>50.5710217518573</text:p>
          </table:table-cell>
          <table:table-cell table:formula="of:=[.M$2]*[.$AP69]+[.M$102]*(1-ABS([.$AP69]))" office:value-type="float" office:value="33.2563301025631" calcext:value-type="float">
            <text:p>33.2563301025631</text:p>
          </table:table-cell>
          <table:table-cell table:formula="of:=[.N$2]*(1-[.$AO69])+[.N$102]*[.$AO69]" office:value-type="float" office:value="50.5710217518573" calcext:value-type="float">
            <text:p>50.5710217518573</text:p>
          </table:table-cell>
          <table:table-cell table:formula="of:=[.O$2]*[.$AP69]+[.O$102]*(1-ABS([.$AP69]))" office:value-type="float" office:value="27.0863935720558" calcext:value-type="float">
            <text:p>27.0863935720558</text:p>
          </table:table-cell>
          <table:table-cell table:formula="of:=[.P$2]*(1-[.$AO69])+[.P$102]*[.$AO69]" office:value-type="float" office:value="50.1903405839524" calcext:value-type="float">
            <text:p>50.1903405839524</text:p>
          </table:table-cell>
          <table:table-cell table:formula="of:=[.Q$2]*[.$AP69]+[.Q$102]*(1-ABS([.$AP69]))" office:value-type="float" office:value="-27.0863935720558" calcext:value-type="float">
            <text:p>-27.0863935720558</text:p>
          </table:table-cell>
          <table:table-cell table:formula="of:=[.R$2]*(1-[.$AO69])+[.R$102]*[.$AO69]" office:value-type="float" office:value="50.1903405839524" calcext:value-type="float">
            <text:p>50.1903405839524</text:p>
          </table:table-cell>
          <table:table-cell table:formula="of:=[.S$2]*[.$AP69]+[.S$102]*(1-ABS([.$AP69]))" office:value-type="float" office:value="-33.2563301025631" calcext:value-type="float">
            <text:p>-33.2563301025631</text:p>
          </table:table-cell>
          <table:table-cell table:formula="of:=[.T$2]*(1-[.$AO69])+[.T$102]*[.$AO69]" office:value-type="float" office:value="50.5710217518573" calcext:value-type="float">
            <text:p>50.5710217518573</text:p>
          </table:table-cell>
          <table:table-cell table:formula="of:=[.U$2]*[.$AP69]+[.U$102]*(1-ABS([.$AP69]))" office:value-type="float" office:value="-33.2563301025631" calcext:value-type="float">
            <text:p>-33.2563301025631</text:p>
          </table:table-cell>
          <table:table-cell table:formula="of:=[.V$2]*(1-[.$AO69])+[.V$102]*[.$AO69]" office:value-type="float" office:value="100.380681167905" calcext:value-type="float">
            <text:p>100.380681167905</text:p>
          </table:table-cell>
          <table:table-cell table:formula="of:=[.W$2]*[.$AP69]+[.W$102]*(1-ABS([.$AP69]))" office:value-type="float" office:value="0" calcext:value-type="float">
            <text:p>0</text:p>
          </table:table-cell>
          <table:table-cell table:formula="of:=[.X$2]*(1-[.$AO69])+[.X$102]*[.$AO69]" office:value-type="float" office:value="100.76136233581" calcext:value-type="float">
            <text:p>100.76136233581</text:p>
          </table:table-cell>
          <table:table-cell table:formula="of:=[.Y$2]*[.$AP69]+[.Y$102]*(1-ABS([.$AP69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68]+0.01" office:value-type="float" office:value="0.67" calcext:value-type="float">
            <text:p>0.67</text:p>
          </table:table-cell>
          <table:table-cell table:formula="of:=0.5+([.AM69]-0.5)^3*4" office:value-type="float" office:value="0.519652" calcext:value-type="float">
            <text:p>0.519652</text:p>
          </table:table-cell>
          <table:table-cell table:formula="of:=(1-COS([.AN69]*2*PI()))/2" office:value-type="float" office:value="0.996193188320951" calcext:value-type="float">
            <text:p>0.996193188320951</text:p>
          </table:table-cell>
          <table:table-cell table:formula="of:=COS([.AN69]*PI())" office:value-type="float" office:value="-0.0616993653050727" calcext:value-type="float">
            <text:p>-0.061699365305072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70])+[.F$102]*[.$AO70]" office:value-type="float" office:value="0" calcext:value-type="float">
            <text:p>0</text:p>
          </table:table-cell>
          <table:table-cell table:formula="of:=[.G$2]*[.$AP70]+[.G$102]*(1-ABS([.$AP70]))" office:value-type="float" office:value="0" calcext:value-type="float">
            <text:p>0</text:p>
          </table:table-cell>
          <table:table-cell table:formula="of:=[.H$2]*(1-[.$AO70])+[.H$102]*[.$AO70]" office:value-type="float" office:value="0.536138615159365" calcext:value-type="float">
            <text:p>0.536138615159365</text:p>
          </table:table-cell>
          <table:table-cell table:formula="of:=[.I$2]*[.$AP70]+[.I$102]*(1-ABS([.$AP70]))" office:value-type="float" office:value="0" calcext:value-type="float">
            <text:p>0</text:p>
          </table:table-cell>
          <table:table-cell table:formula="of:=[.J$2]*(1-[.$AO70])+[.J$102]*[.$AO70]" office:value-type="float" office:value="50.2680693075797" calcext:value-type="float">
            <text:p>50.2680693075797</text:p>
          </table:table-cell>
          <table:table-cell table:formula="of:=[.K$2]*[.$AP70]+[.K$102]*(1-ABS([.$AP70]))" office:value-type="float" office:value="34.0759274206771" calcext:value-type="float">
            <text:p>34.0759274206771</text:p>
          </table:table-cell>
          <table:table-cell table:formula="of:=[.L$2]*(1-[.$AO70])+[.L$102]*[.$AO70]" office:value-type="float" office:value="50.8042079227391" calcext:value-type="float">
            <text:p>50.8042079227391</text:p>
          </table:table-cell>
          <table:table-cell table:formula="of:=[.M$2]*[.$AP70]+[.M$102]*(1-ABS([.$AP70]))" office:value-type="float" office:value="34.0759274206771" calcext:value-type="float">
            <text:p>34.0759274206771</text:p>
          </table:table-cell>
          <table:table-cell table:formula="of:=[.N$2]*(1-[.$AO70])+[.N$102]*[.$AO70]" office:value-type="float" office:value="50.8042079227391" calcext:value-type="float">
            <text:p>50.8042079227391</text:p>
          </table:table-cell>
          <table:table-cell table:formula="of:=[.O$2]*[.$AP70]+[.O$102]*(1-ABS([.$AP70]))" office:value-type="float" office:value="26.7537787253872" calcext:value-type="float">
            <text:p>26.7537787253872</text:p>
          </table:table-cell>
          <table:table-cell table:formula="of:=[.P$2]*(1-[.$AO70])+[.P$102]*[.$AO70]" office:value-type="float" office:value="50.2680693075797" calcext:value-type="float">
            <text:p>50.2680693075797</text:p>
          </table:table-cell>
          <table:table-cell table:formula="of:=[.Q$2]*[.$AP70]+[.Q$102]*(1-ABS([.$AP70]))" office:value-type="float" office:value="-26.7537787253872" calcext:value-type="float">
            <text:p>-26.7537787253872</text:p>
          </table:table-cell>
          <table:table-cell table:formula="of:=[.R$2]*(1-[.$AO70])+[.R$102]*[.$AO70]" office:value-type="float" office:value="50.2680693075797" calcext:value-type="float">
            <text:p>50.2680693075797</text:p>
          </table:table-cell>
          <table:table-cell table:formula="of:=[.S$2]*[.$AP70]+[.S$102]*(1-ABS([.$AP70]))" office:value-type="float" office:value="-34.0759274206771" calcext:value-type="float">
            <text:p>-34.0759274206771</text:p>
          </table:table-cell>
          <table:table-cell table:formula="of:=[.T$2]*(1-[.$AO70])+[.T$102]*[.$AO70]" office:value-type="float" office:value="50.8042079227391" calcext:value-type="float">
            <text:p>50.8042079227391</text:p>
          </table:table-cell>
          <table:table-cell table:formula="of:=[.U$2]*[.$AP70]+[.U$102]*(1-ABS([.$AP70]))" office:value-type="float" office:value="-34.0759274206771" calcext:value-type="float">
            <text:p>-34.0759274206771</text:p>
          </table:table-cell>
          <table:table-cell table:formula="of:=[.V$2]*(1-[.$AO70])+[.V$102]*[.$AO70]" office:value-type="float" office:value="100.536138615159" calcext:value-type="float">
            <text:p>100.536138615159</text:p>
          </table:table-cell>
          <table:table-cell table:formula="of:=[.W$2]*[.$AP70]+[.W$102]*(1-ABS([.$AP70]))" office:value-type="float" office:value="0" calcext:value-type="float">
            <text:p>0</text:p>
          </table:table-cell>
          <table:table-cell table:formula="of:=[.X$2]*(1-[.$AO70])+[.X$102]*[.$AO70]" office:value-type="float" office:value="101.072277230319" calcext:value-type="float">
            <text:p>101.072277230319</text:p>
          </table:table-cell>
          <table:table-cell table:formula="of:=[.Y$2]*[.$AP70]+[.Y$102]*(1-ABS([.$AP70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69]+0.01" office:value-type="float" office:value="0.68" calcext:value-type="float">
            <text:p>0.68</text:p>
          </table:table-cell>
          <table:table-cell table:formula="of:=0.5+([.AM70]-0.5)^3*4" office:value-type="float" office:value="0.523328" calcext:value-type="float">
            <text:p>0.523328</text:p>
          </table:table-cell>
          <table:table-cell table:formula="of:=(1-COS([.AN70]*2*PI()))/2" office:value-type="float" office:value="0.994638613848406" calcext:value-type="float">
            <text:p>0.994638613848406</text:p>
          </table:table-cell>
          <table:table-cell table:formula="of:=COS([.AN70]*PI())" office:value-type="float" office:value="-0.0732214869528994" calcext:value-type="float">
            <text:p>-0.07322148695289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71])+[.F$102]*[.$AO71]" office:value-type="float" office:value="0" calcext:value-type="float">
            <text:p>0</text:p>
          </table:table-cell>
          <table:table-cell table:formula="of:=[.G$2]*[.$AP71]+[.G$102]*(1-ABS([.$AP71]))" office:value-type="float" office:value="0" calcext:value-type="float">
            <text:p>0</text:p>
          </table:table-cell>
          <table:table-cell table:formula="of:=[.H$2]*(1-[.$AO71])+[.H$102]*[.$AO71]" office:value-type="float" office:value="0.74108083507789" calcext:value-type="float">
            <text:p>0.74108083507789</text:p>
          </table:table-cell>
          <table:table-cell table:formula="of:=[.I$2]*[.$AP71]+[.I$102]*(1-ABS([.$AP71]))" office:value-type="float" office:value="0" calcext:value-type="float">
            <text:p>0</text:p>
          </table:table-cell>
          <table:table-cell table:formula="of:=[.J$2]*(1-[.$AO71])+[.J$102]*[.$AO71]" office:value-type="float" office:value="50.3705404175389" calcext:value-type="float">
            <text:p>50.3705404175389</text:p>
          </table:table-cell>
          <table:table-cell table:formula="of:=[.K$2]*[.$AP71]+[.K$102]*(1-ABS([.$AP71]))" office:value-type="float" office:value="34.991016094647" calcext:value-type="float">
            <text:p>34.991016094647</text:p>
          </table:table-cell>
          <table:table-cell table:formula="of:=[.L$2]*(1-[.$AO71])+[.L$102]*[.$AO71]" office:value-type="float" office:value="51.1116212526168" calcext:value-type="float">
            <text:p>51.1116212526168</text:p>
          </table:table-cell>
          <table:table-cell table:formula="of:=[.M$2]*[.$AP71]+[.M$102]*(1-ABS([.$AP71]))" office:value-type="float" office:value="34.991016094647" calcext:value-type="float">
            <text:p>34.991016094647</text:p>
          </table:table-cell>
          <table:table-cell table:formula="of:=[.N$2]*(1-[.$AO71])+[.N$102]*[.$AO71]" office:value-type="float" office:value="51.1116212526168" calcext:value-type="float">
            <text:p>51.1116212526168</text:p>
          </table:table-cell>
          <table:table-cell table:formula="of:=[.O$2]*[.$AP71]+[.O$102]*(1-ABS([.$AP71]))" office:value-type="float" office:value="26.3824108935828" calcext:value-type="float">
            <text:p>26.3824108935828</text:p>
          </table:table-cell>
          <table:table-cell table:formula="of:=[.P$2]*(1-[.$AO71])+[.P$102]*[.$AO71]" office:value-type="float" office:value="50.3705404175389" calcext:value-type="float">
            <text:p>50.3705404175389</text:p>
          </table:table-cell>
          <table:table-cell table:formula="of:=[.Q$2]*[.$AP71]+[.Q$102]*(1-ABS([.$AP71]))" office:value-type="float" office:value="-26.3824108935828" calcext:value-type="float">
            <text:p>-26.3824108935828</text:p>
          </table:table-cell>
          <table:table-cell table:formula="of:=[.R$2]*(1-[.$AO71])+[.R$102]*[.$AO71]" office:value-type="float" office:value="50.3705404175389" calcext:value-type="float">
            <text:p>50.3705404175389</text:p>
          </table:table-cell>
          <table:table-cell table:formula="of:=[.S$2]*[.$AP71]+[.S$102]*(1-ABS([.$AP71]))" office:value-type="float" office:value="-34.991016094647" calcext:value-type="float">
            <text:p>-34.991016094647</text:p>
          </table:table-cell>
          <table:table-cell table:formula="of:=[.T$2]*(1-[.$AO71])+[.T$102]*[.$AO71]" office:value-type="float" office:value="51.1116212526168" calcext:value-type="float">
            <text:p>51.1116212526168</text:p>
          </table:table-cell>
          <table:table-cell table:formula="of:=[.U$2]*[.$AP71]+[.U$102]*(1-ABS([.$AP71]))" office:value-type="float" office:value="-34.991016094647" calcext:value-type="float">
            <text:p>-34.991016094647</text:p>
          </table:table-cell>
          <table:table-cell table:formula="of:=[.V$2]*(1-[.$AO71])+[.V$102]*[.$AO71]" office:value-type="float" office:value="100.741080835078" calcext:value-type="float">
            <text:p>100.741080835078</text:p>
          </table:table-cell>
          <table:table-cell table:formula="of:=[.W$2]*[.$AP71]+[.W$102]*(1-ABS([.$AP71]))" office:value-type="float" office:value="0" calcext:value-type="float">
            <text:p>0</text:p>
          </table:table-cell>
          <table:table-cell table:formula="of:=[.X$2]*(1-[.$AO71])+[.X$102]*[.$AO71]" office:value-type="float" office:value="101.482161670156" calcext:value-type="float">
            <text:p>101.482161670156</text:p>
          </table:table-cell>
          <table:table-cell table:formula="of:=[.Y$2]*[.$AP71]+[.Y$102]*(1-ABS([.$AP71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70]+0.01" office:value-type="float" office:value="0.69" calcext:value-type="float">
            <text:p>0.69</text:p>
          </table:table-cell>
          <table:table-cell table:formula="of:=0.5+([.AM71]-0.5)^3*4" office:value-type="float" office:value="0.527436" calcext:value-type="float">
            <text:p>0.527436</text:p>
          </table:table-cell>
          <table:table-cell table:formula="of:=(1-COS([.AN71]*2*PI()))/2" office:value-type="float" office:value="0.992589191649221" calcext:value-type="float">
            <text:p>0.992589191649221</text:p>
          </table:table-cell>
          <table:table-cell table:formula="of:=COS([.AN71]*PI())" office:value-type="float" office:value="-0.0860860520106414" calcext:value-type="float">
            <text:p>-0.08608605201064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72])+[.F$102]*[.$AO72]" office:value-type="float" office:value="0" calcext:value-type="float">
            <text:p>0</text:p>
          </table:table-cell>
          <table:table-cell table:formula="of:=[.G$2]*[.$AP72]+[.G$102]*(1-ABS([.$AP72]))" office:value-type="float" office:value="0" calcext:value-type="float">
            <text:p>0</text:p>
          </table:table-cell>
          <table:table-cell table:formula="of:=[.H$2]*(1-[.$AO72])+[.H$102]*[.$AO72]" office:value-type="float" office:value="1.00724738078768" calcext:value-type="float">
            <text:p>1.00724738078768</text:p>
          </table:table-cell>
          <table:table-cell table:formula="of:=[.I$2]*[.$AP72]+[.I$102]*(1-ABS([.$AP72]))" office:value-type="float" office:value="0" calcext:value-type="float">
            <text:p>0</text:p>
          </table:table-cell>
          <table:table-cell table:formula="of:=[.J$2]*(1-[.$AO72])+[.J$102]*[.$AO72]" office:value-type="float" office:value="50.5036236903938" calcext:value-type="float">
            <text:p>50.5036236903938</text:p>
          </table:table-cell>
          <table:table-cell table:formula="of:=[.K$2]*[.$AP72]+[.K$102]*(1-ABS([.$AP72]))" office:value-type="float" office:value="36.0064796816541" calcext:value-type="float">
            <text:p>36.0064796816541</text:p>
          </table:table-cell>
          <table:table-cell table:formula="of:=[.L$2]*(1-[.$AO72])+[.L$102]*[.$AO72]" office:value-type="float" office:value="51.5108710711815" calcext:value-type="float">
            <text:p>51.5108710711815</text:p>
          </table:table-cell>
          <table:table-cell table:formula="of:=[.M$2]*[.$AP72]+[.M$102]*(1-ABS([.$AP72]))" office:value-type="float" office:value="36.0064796816541" calcext:value-type="float">
            <text:p>36.0064796816541</text:p>
          </table:table-cell>
          <table:table-cell table:formula="of:=[.N$2]*(1-[.$AO72])+[.N$102]*[.$AO72]" office:value-type="float" office:value="51.5108710711815" calcext:value-type="float">
            <text:p>51.5108710711815</text:p>
          </table:table-cell>
          <table:table-cell table:formula="of:=[.O$2]*[.$AP72]+[.O$102]*(1-ABS([.$AP72]))" office:value-type="float" office:value="25.9703081965325" calcext:value-type="float">
            <text:p>25.9703081965325</text:p>
          </table:table-cell>
          <table:table-cell table:formula="of:=[.P$2]*(1-[.$AO72])+[.P$102]*[.$AO72]" office:value-type="float" office:value="50.5036236903938" calcext:value-type="float">
            <text:p>50.5036236903938</text:p>
          </table:table-cell>
          <table:table-cell table:formula="of:=[.Q$2]*[.$AP72]+[.Q$102]*(1-ABS([.$AP72]))" office:value-type="float" office:value="-25.9703081965325" calcext:value-type="float">
            <text:p>-25.9703081965325</text:p>
          </table:table-cell>
          <table:table-cell table:formula="of:=[.R$2]*(1-[.$AO72])+[.R$102]*[.$AO72]" office:value-type="float" office:value="50.5036236903938" calcext:value-type="float">
            <text:p>50.5036236903938</text:p>
          </table:table-cell>
          <table:table-cell table:formula="of:=[.S$2]*[.$AP72]+[.S$102]*(1-ABS([.$AP72]))" office:value-type="float" office:value="-36.0064796816541" calcext:value-type="float">
            <text:p>-36.0064796816541</text:p>
          </table:table-cell>
          <table:table-cell table:formula="of:=[.T$2]*(1-[.$AO72])+[.T$102]*[.$AO72]" office:value-type="float" office:value="51.5108710711815" calcext:value-type="float">
            <text:p>51.5108710711815</text:p>
          </table:table-cell>
          <table:table-cell table:formula="of:=[.U$2]*[.$AP72]+[.U$102]*(1-ABS([.$AP72]))" office:value-type="float" office:value="-36.0064796816541" calcext:value-type="float">
            <text:p>-36.0064796816541</text:p>
          </table:table-cell>
          <table:table-cell table:formula="of:=[.V$2]*(1-[.$AO72])+[.V$102]*[.$AO72]" office:value-type="float" office:value="101.007247380788" calcext:value-type="float">
            <text:p>101.007247380788</text:p>
          </table:table-cell>
          <table:table-cell table:formula="of:=[.W$2]*[.$AP72]+[.W$102]*(1-ABS([.$AP72]))" office:value-type="float" office:value="0" calcext:value-type="float">
            <text:p>0</text:p>
          </table:table-cell>
          <table:table-cell table:formula="of:=[.X$2]*(1-[.$AO72])+[.X$102]*[.$AO72]" office:value-type="float" office:value="102.014494761575" calcext:value-type="float">
            <text:p>102.014494761575</text:p>
          </table:table-cell>
          <table:table-cell table:formula="of:=[.Y$2]*[.$AP72]+[.Y$102]*(1-ABS([.$AP72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71]+0.01" office:value-type="float" office:value="0.7" calcext:value-type="float">
            <text:p>0.7</text:p>
          </table:table-cell>
          <table:table-cell table:formula="of:=0.5+([.AM72]-0.5)^3*4" office:value-type="float" office:value="0.532" calcext:value-type="float">
            <text:p>0.532</text:p>
          </table:table-cell>
          <table:table-cell table:formula="of:=(1-COS([.AN72]*2*PI()))/2" office:value-type="float" office:value="0.989927526192123" calcext:value-type="float">
            <text:p>0.989927526192123</text:p>
          </table:table-cell>
          <table:table-cell table:formula="of:=COS([.AN72]*PI())" office:value-type="float" office:value="-0.100361714851216" calcext:value-type="float">
            <text:p>-0.1003617148512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73])+[.F$102]*[.$AO73]" office:value-type="float" office:value="0" calcext:value-type="float">
            <text:p>0</text:p>
          </table:table-cell>
          <table:table-cell table:formula="of:=[.G$2]*[.$AP73]+[.G$102]*(1-ABS([.$AP73]))" office:value-type="float" office:value="0" calcext:value-type="float">
            <text:p>0</text:p>
          </table:table-cell>
          <table:table-cell table:formula="of:=[.H$2]*(1-[.$AO73])+[.H$102]*[.$AO73]" office:value-type="float" office:value="1.34826098501972" calcext:value-type="float">
            <text:p>1.34826098501972</text:p>
          </table:table-cell>
          <table:table-cell table:formula="of:=[.I$2]*[.$AP73]+[.I$102]*(1-ABS([.$AP73]))" office:value-type="float" office:value="0" calcext:value-type="float">
            <text:p>0</text:p>
          </table:table-cell>
          <table:table-cell table:formula="of:=[.J$2]*(1-[.$AO73])+[.J$102]*[.$AO73]" office:value-type="float" office:value="50.6741304925099" calcext:value-type="float">
            <text:p>50.6741304925099</text:p>
          </table:table-cell>
          <table:table-cell table:formula="of:=[.K$2]*[.$AP73]+[.K$102]*(1-ABS([.$AP73]))" office:value-type="float" office:value="37.1270246995965" calcext:value-type="float">
            <text:p>37.1270246995965</text:p>
          </table:table-cell>
          <table:table-cell table:formula="of:=[.L$2]*(1-[.$AO73])+[.L$102]*[.$AO73]" office:value-type="float" office:value="52.0223914775296" calcext:value-type="float">
            <text:p>52.0223914775296</text:p>
          </table:table-cell>
          <table:table-cell table:formula="of:=[.M$2]*[.$AP73]+[.M$102]*(1-ABS([.$AP73]))" office:value-type="float" office:value="37.1270246995965" calcext:value-type="float">
            <text:p>37.1270246995965</text:p>
          </table:table-cell>
          <table:table-cell table:formula="of:=[.N$2]*(1-[.$AO73])+[.N$102]*[.$AO73]" office:value-type="float" office:value="52.0223914775296" calcext:value-type="float">
            <text:p>52.0223914775296</text:p>
          </table:table-cell>
          <table:table-cell table:formula="of:=[.O$2]*[.$AP73]+[.O$102]*(1-ABS([.$AP73]))" office:value-type="float" office:value="25.5155606014747" calcext:value-type="float">
            <text:p>25.5155606014747</text:p>
          </table:table-cell>
          <table:table-cell table:formula="of:=[.P$2]*(1-[.$AO73])+[.P$102]*[.$AO73]" office:value-type="float" office:value="50.6741304925099" calcext:value-type="float">
            <text:p>50.6741304925099</text:p>
          </table:table-cell>
          <table:table-cell table:formula="of:=[.Q$2]*[.$AP73]+[.Q$102]*(1-ABS([.$AP73]))" office:value-type="float" office:value="-25.5155606014747" calcext:value-type="float">
            <text:p>-25.5155606014747</text:p>
          </table:table-cell>
          <table:table-cell table:formula="of:=[.R$2]*(1-[.$AO73])+[.R$102]*[.$AO73]" office:value-type="float" office:value="50.6741304925099" calcext:value-type="float">
            <text:p>50.6741304925099</text:p>
          </table:table-cell>
          <table:table-cell table:formula="of:=[.S$2]*[.$AP73]+[.S$102]*(1-ABS([.$AP73]))" office:value-type="float" office:value="-37.1270246995965" calcext:value-type="float">
            <text:p>-37.1270246995965</text:p>
          </table:table-cell>
          <table:table-cell table:formula="of:=[.T$2]*(1-[.$AO73])+[.T$102]*[.$AO73]" office:value-type="float" office:value="52.0223914775296" calcext:value-type="float">
            <text:p>52.0223914775296</text:p>
          </table:table-cell>
          <table:table-cell table:formula="of:=[.U$2]*[.$AP73]+[.U$102]*(1-ABS([.$AP73]))" office:value-type="float" office:value="-37.1270246995965" calcext:value-type="float">
            <text:p>-37.1270246995965</text:p>
          </table:table-cell>
          <table:table-cell table:formula="of:=[.V$2]*(1-[.$AO73])+[.V$102]*[.$AO73]" office:value-type="float" office:value="101.34826098502" calcext:value-type="float">
            <text:p>101.34826098502</text:p>
          </table:table-cell>
          <table:table-cell table:formula="of:=[.W$2]*[.$AP73]+[.W$102]*(1-ABS([.$AP73]))" office:value-type="float" office:value="0" calcext:value-type="float">
            <text:p>0</text:p>
          </table:table-cell>
          <table:table-cell table:formula="of:=[.X$2]*(1-[.$AO73])+[.X$102]*[.$AO73]" office:value-type="float" office:value="102.696521970039" calcext:value-type="float">
            <text:p>102.696521970039</text:p>
          </table:table-cell>
          <table:table-cell table:formula="of:=[.Y$2]*[.$AP73]+[.Y$102]*(1-ABS([.$AP73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72]+0.01" office:value-type="float" office:value="0.71" calcext:value-type="float">
            <text:p>0.71</text:p>
          </table:table-cell>
          <table:table-cell table:formula="of:=0.5+([.AM73]-0.5)^3*4" office:value-type="float" office:value="0.537044" calcext:value-type="float">
            <text:p>0.537044</text:p>
          </table:table-cell>
          <table:table-cell table:formula="of:=(1-COS([.AN73]*2*PI()))/2" office:value-type="float" office:value="0.986517390149803" calcext:value-type="float">
            <text:p>0.986517390149803</text:p>
          </table:table-cell>
          <table:table-cell table:formula="of:=COS([.AN73]*PI())" office:value-type="float" office:value="-0.116114640981218" calcext:value-type="float">
            <text:p>-0.1161146409812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74])+[.F$102]*[.$AO74]" office:value-type="float" office:value="0" calcext:value-type="float">
            <text:p>0</text:p>
          </table:table-cell>
          <table:table-cell table:formula="of:=[.G$2]*[.$AP74]+[.G$102]*(1-ABS([.$AP74]))" office:value-type="float" office:value="0" calcext:value-type="float">
            <text:p>0</text:p>
          </table:table-cell>
          <table:table-cell table:formula="of:=[.H$2]*(1-[.$AO74])+[.H$102]*[.$AO74]" office:value-type="float" office:value="1.7797637652883" calcext:value-type="float">
            <text:p>1.7797637652883</text:p>
          </table:table-cell>
          <table:table-cell table:formula="of:=[.I$2]*[.$AP74]+[.I$102]*(1-ABS([.$AP74]))" office:value-type="float" office:value="0" calcext:value-type="float">
            <text:p>0</text:p>
          </table:table-cell>
          <table:table-cell table:formula="of:=[.J$2]*(1-[.$AO74])+[.J$102]*[.$AO74]" office:value-type="float" office:value="50.8898818826442" calcext:value-type="float">
            <text:p>50.8898818826442</text:p>
          </table:table-cell>
          <table:table-cell table:formula="of:=[.K$2]*[.$AP74]+[.K$102]*(1-ABS([.$AP74]))" office:value-type="float" office:value="38.3571294142816" calcext:value-type="float">
            <text:p>38.3571294142816</text:p>
          </table:table-cell>
          <table:table-cell table:formula="of:=[.L$2]*(1-[.$AO74])+[.L$102]*[.$AO74]" office:value-type="float" office:value="52.6696456479325" calcext:value-type="float">
            <text:p>52.6696456479325</text:p>
          </table:table-cell>
          <table:table-cell table:formula="of:=[.M$2]*[.$AP74]+[.M$102]*(1-ABS([.$AP74]))" office:value-type="float" office:value="38.3571294142816" calcext:value-type="float">
            <text:p>38.3571294142816</text:p>
          </table:table-cell>
          <table:table-cell table:formula="of:=[.N$2]*(1-[.$AO74])+[.N$102]*[.$AO74]" office:value-type="float" office:value="52.6696456479325" calcext:value-type="float">
            <text:p>52.6696456479325</text:p>
          </table:table-cell>
          <table:table-cell table:formula="of:=[.O$2]*[.$AP74]+[.O$102]*(1-ABS([.$AP74]))" office:value-type="float" office:value="25.0163507065438" calcext:value-type="float">
            <text:p>25.0163507065438</text:p>
          </table:table-cell>
          <table:table-cell table:formula="of:=[.P$2]*(1-[.$AO74])+[.P$102]*[.$AO74]" office:value-type="float" office:value="50.8898818826442" calcext:value-type="float">
            <text:p>50.8898818826442</text:p>
          </table:table-cell>
          <table:table-cell table:formula="of:=[.Q$2]*[.$AP74]+[.Q$102]*(1-ABS([.$AP74]))" office:value-type="float" office:value="-25.0163507065438" calcext:value-type="float">
            <text:p>-25.0163507065438</text:p>
          </table:table-cell>
          <table:table-cell table:formula="of:=[.R$2]*(1-[.$AO74])+[.R$102]*[.$AO74]" office:value-type="float" office:value="50.8898818826442" calcext:value-type="float">
            <text:p>50.8898818826442</text:p>
          </table:table-cell>
          <table:table-cell table:formula="of:=[.S$2]*[.$AP74]+[.S$102]*(1-ABS([.$AP74]))" office:value-type="float" office:value="-38.3571294142816" calcext:value-type="float">
            <text:p>-38.3571294142816</text:p>
          </table:table-cell>
          <table:table-cell table:formula="of:=[.T$2]*(1-[.$AO74])+[.T$102]*[.$AO74]" office:value-type="float" office:value="52.6696456479325" calcext:value-type="float">
            <text:p>52.6696456479325</text:p>
          </table:table-cell>
          <table:table-cell table:formula="of:=[.U$2]*[.$AP74]+[.U$102]*(1-ABS([.$AP74]))" office:value-type="float" office:value="-38.3571294142816" calcext:value-type="float">
            <text:p>-38.3571294142816</text:p>
          </table:table-cell>
          <table:table-cell table:formula="of:=[.V$2]*(1-[.$AO74])+[.V$102]*[.$AO74]" office:value-type="float" office:value="101.779763765288" calcext:value-type="float">
            <text:p>101.779763765288</text:p>
          </table:table-cell>
          <table:table-cell table:formula="of:=[.W$2]*[.$AP74]+[.W$102]*(1-ABS([.$AP74]))" office:value-type="float" office:value="0" calcext:value-type="float">
            <text:p>0</text:p>
          </table:table-cell>
          <table:table-cell table:formula="of:=[.X$2]*(1-[.$AO74])+[.X$102]*[.$AO74]" office:value-type="float" office:value="103.559527530577" calcext:value-type="float">
            <text:p>103.559527530577</text:p>
          </table:table-cell>
          <table:table-cell table:formula="of:=[.Y$2]*[.$AP74]+[.Y$102]*(1-ABS([.$AP74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73]+0.01" office:value-type="float" office:value="0.72" calcext:value-type="float">
            <text:p>0.72</text:p>
          </table:table-cell>
          <table:table-cell table:formula="of:=0.5+([.AM74]-0.5)^3*4" office:value-type="float" office:value="0.542592" calcext:value-type="float">
            <text:p>0.542592</text:p>
          </table:table-cell>
          <table:table-cell table:formula="of:=(1-COS([.AN74]*2*PI()))/2" office:value-type="float" office:value="0.982202362347117" calcext:value-type="float">
            <text:p>0.982202362347117</text:p>
          </table:table-cell>
          <table:table-cell table:formula="of:=COS([.AN74]*PI())" office:value-type="float" office:value="-0.133407787077378" calcext:value-type="float">
            <text:p>-0.13340778707737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75])+[.F$102]*[.$AO75]" office:value-type="float" office:value="0" calcext:value-type="float">
            <text:p>0</text:p>
          </table:table-cell>
          <table:table-cell table:formula="of:=[.G$2]*[.$AP75]+[.G$102]*(1-ABS([.$AP75]))" office:value-type="float" office:value="0" calcext:value-type="float">
            <text:p>0</text:p>
          </table:table-cell>
          <table:table-cell table:formula="of:=[.H$2]*(1-[.$AO75])+[.H$102]*[.$AO75]" office:value-type="float" office:value="2.31952977441652" calcext:value-type="float">
            <text:p>2.31952977441652</text:p>
          </table:table-cell>
          <table:table-cell table:formula="of:=[.I$2]*[.$AP75]+[.I$102]*(1-ABS([.$AP75]))" office:value-type="float" office:value="0" calcext:value-type="float">
            <text:p>0</text:p>
          </table:table-cell>
          <table:table-cell table:formula="of:=[.J$2]*(1-[.$AO75])+[.J$102]*[.$AO75]" office:value-type="float" office:value="51.1597648872083" calcext:value-type="float">
            <text:p>51.1597648872083</text:p>
          </table:table-cell>
          <table:table-cell table:formula="of:=[.K$2]*[.$AP75]+[.K$102]*(1-ABS([.$AP75]))" office:value-type="float" office:value="39.700981558476" calcext:value-type="float">
            <text:p>39.700981558476</text:p>
          </table:table-cell>
          <table:table-cell table:formula="of:=[.L$2]*(1-[.$AO75])+[.L$102]*[.$AO75]" office:value-type="float" office:value="53.4792946616248" calcext:value-type="float">
            <text:p>53.4792946616248</text:p>
          </table:table-cell>
          <table:table-cell table:formula="of:=[.M$2]*[.$AP75]+[.M$102]*(1-ABS([.$AP75]))" office:value-type="float" office:value="39.700981558476" calcext:value-type="float">
            <text:p>39.700981558476</text:p>
          </table:table-cell>
          <table:table-cell table:formula="of:=[.N$2]*(1-[.$AO75])+[.N$102]*[.$AO75]" office:value-type="float" office:value="53.4792946616248" calcext:value-type="float">
            <text:p>53.4792946616248</text:p>
          </table:table-cell>
          <table:table-cell table:formula="of:=[.O$2]*[.$AP75]+[.O$102]*(1-ABS([.$AP75]))" office:value-type="float" office:value="24.4709790160713" calcext:value-type="float">
            <text:p>24.4709790160713</text:p>
          </table:table-cell>
          <table:table-cell table:formula="of:=[.P$2]*(1-[.$AO75])+[.P$102]*[.$AO75]" office:value-type="float" office:value="51.1597648872083" calcext:value-type="float">
            <text:p>51.1597648872083</text:p>
          </table:table-cell>
          <table:table-cell table:formula="of:=[.Q$2]*[.$AP75]+[.Q$102]*(1-ABS([.$AP75]))" office:value-type="float" office:value="-24.4709790160713" calcext:value-type="float">
            <text:p>-24.4709790160713</text:p>
          </table:table-cell>
          <table:table-cell table:formula="of:=[.R$2]*(1-[.$AO75])+[.R$102]*[.$AO75]" office:value-type="float" office:value="51.1597648872083" calcext:value-type="float">
            <text:p>51.1597648872083</text:p>
          </table:table-cell>
          <table:table-cell table:formula="of:=[.S$2]*[.$AP75]+[.S$102]*(1-ABS([.$AP75]))" office:value-type="float" office:value="-39.700981558476" calcext:value-type="float">
            <text:p>-39.700981558476</text:p>
          </table:table-cell>
          <table:table-cell table:formula="of:=[.T$2]*(1-[.$AO75])+[.T$102]*[.$AO75]" office:value-type="float" office:value="53.4792946616248" calcext:value-type="float">
            <text:p>53.4792946616248</text:p>
          </table:table-cell>
          <table:table-cell table:formula="of:=[.U$2]*[.$AP75]+[.U$102]*(1-ABS([.$AP75]))" office:value-type="float" office:value="-39.700981558476" calcext:value-type="float">
            <text:p>-39.700981558476</text:p>
          </table:table-cell>
          <table:table-cell table:formula="of:=[.V$2]*(1-[.$AO75])+[.V$102]*[.$AO75]" office:value-type="float" office:value="102.319529774417" calcext:value-type="float">
            <text:p>102.319529774417</text:p>
          </table:table-cell>
          <table:table-cell table:formula="of:=[.W$2]*[.$AP75]+[.W$102]*(1-ABS([.$AP75]))" office:value-type="float" office:value="0" calcext:value-type="float">
            <text:p>0</text:p>
          </table:table-cell>
          <table:table-cell table:formula="of:=[.X$2]*(1-[.$AO75])+[.X$102]*[.$AO75]" office:value-type="float" office:value="104.639059548833" calcext:value-type="float">
            <text:p>104.639059548833</text:p>
          </table:table-cell>
          <table:table-cell table:formula="of:=[.Y$2]*[.$AP75]+[.Y$102]*(1-ABS([.$AP75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74]+0.01" office:value-type="float" office:value="0.73" calcext:value-type="float">
            <text:p>0.73</text:p>
          </table:table-cell>
          <table:table-cell table:formula="of:=0.5+([.AM75]-0.5)^3*4" office:value-type="float" office:value="0.548668" calcext:value-type="float">
            <text:p>0.548668</text:p>
          </table:table-cell>
          <table:table-cell table:formula="of:=(1-COS([.AN75]*2*PI()))/2" office:value-type="float" office:value="0.976804702255835" calcext:value-type="float">
            <text:p>0.976804702255835</text:p>
          </table:table-cell>
          <table:table-cell table:formula="of:=COS([.AN75]*PI())" office:value-type="float" office:value="-0.152300025424047" calcext:value-type="float">
            <text:p>-0.1523000254240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76])+[.F$102]*[.$AO76]" office:value-type="float" office:value="0" calcext:value-type="float">
            <text:p>0</text:p>
          </table:table-cell>
          <table:table-cell table:formula="of:=[.G$2]*[.$AP76]+[.G$102]*(1-ABS([.$AP76]))" office:value-type="float" office:value="0" calcext:value-type="float">
            <text:p>0</text:p>
          </table:table-cell>
          <table:table-cell table:formula="of:=[.H$2]*(1-[.$AO76])+[.H$102]*[.$AO76]" office:value-type="float" office:value="2.987542521611" calcext:value-type="float">
            <text:p>2.987542521611</text:p>
          </table:table-cell>
          <table:table-cell table:formula="of:=[.I$2]*[.$AP76]+[.I$102]*(1-ABS([.$AP76]))" office:value-type="float" office:value="0" calcext:value-type="float">
            <text:p>0</text:p>
          </table:table-cell>
          <table:table-cell table:formula="of:=[.J$2]*(1-[.$AO76])+[.J$102]*[.$AO76]" office:value-type="float" office:value="51.4937712608055" calcext:value-type="float">
            <text:p>51.4937712608055</text:p>
          </table:table-cell>
          <table:table-cell table:formula="of:=[.K$2]*[.$AP76]+[.K$102]*(1-ABS([.$AP76]))" office:value-type="float" office:value="41.1624033806812" calcext:value-type="float">
            <text:p>41.1624033806812</text:p>
          </table:table-cell>
          <table:table-cell table:formula="of:=[.L$2]*(1-[.$AO76])+[.L$102]*[.$AO76]" office:value-type="float" office:value="54.4813137824165" calcext:value-type="float">
            <text:p>54.4813137824165</text:p>
          </table:table-cell>
          <table:table-cell table:formula="of:=[.M$2]*[.$AP76]+[.M$102]*(1-ABS([.$AP76]))" office:value-type="float" office:value="41.1624033806812" calcext:value-type="float">
            <text:p>41.1624033806812</text:p>
          </table:table-cell>
          <table:table-cell table:formula="of:=[.N$2]*(1-[.$AO76])+[.N$102]*[.$AO76]" office:value-type="float" office:value="54.4813137824165" calcext:value-type="float">
            <text:p>54.4813137824165</text:p>
          </table:table-cell>
          <table:table-cell table:formula="of:=[.O$2]*[.$AP76]+[.O$102]*(1-ABS([.$AP76]))" office:value-type="float" office:value="23.8778943578278" calcext:value-type="float">
            <text:p>23.8778943578278</text:p>
          </table:table-cell>
          <table:table-cell table:formula="of:=[.P$2]*(1-[.$AO76])+[.P$102]*[.$AO76]" office:value-type="float" office:value="51.4937712608055" calcext:value-type="float">
            <text:p>51.4937712608055</text:p>
          </table:table-cell>
          <table:table-cell table:formula="of:=[.Q$2]*[.$AP76]+[.Q$102]*(1-ABS([.$AP76]))" office:value-type="float" office:value="-23.8778943578278" calcext:value-type="float">
            <text:p>-23.8778943578278</text:p>
          </table:table-cell>
          <table:table-cell table:formula="of:=[.R$2]*(1-[.$AO76])+[.R$102]*[.$AO76]" office:value-type="float" office:value="51.4937712608055" calcext:value-type="float">
            <text:p>51.4937712608055</text:p>
          </table:table-cell>
          <table:table-cell table:formula="of:=[.S$2]*[.$AP76]+[.S$102]*(1-ABS([.$AP76]))" office:value-type="float" office:value="-41.1624033806812" calcext:value-type="float">
            <text:p>-41.1624033806812</text:p>
          </table:table-cell>
          <table:table-cell table:formula="of:=[.T$2]*(1-[.$AO76])+[.T$102]*[.$AO76]" office:value-type="float" office:value="54.4813137824165" calcext:value-type="float">
            <text:p>54.4813137824165</text:p>
          </table:table-cell>
          <table:table-cell table:formula="of:=[.U$2]*[.$AP76]+[.U$102]*(1-ABS([.$AP76]))" office:value-type="float" office:value="-41.1624033806812" calcext:value-type="float">
            <text:p>-41.1624033806812</text:p>
          </table:table-cell>
          <table:table-cell table:formula="of:=[.V$2]*(1-[.$AO76])+[.V$102]*[.$AO76]" office:value-type="float" office:value="102.987542521611" calcext:value-type="float">
            <text:p>102.987542521611</text:p>
          </table:table-cell>
          <table:table-cell table:formula="of:=[.W$2]*[.$AP76]+[.W$102]*(1-ABS([.$AP76]))" office:value-type="float" office:value="0" calcext:value-type="float">
            <text:p>0</text:p>
          </table:table-cell>
          <table:table-cell table:formula="of:=[.X$2]*(1-[.$AO76])+[.X$102]*[.$AO76]" office:value-type="float" office:value="105.975085043222" calcext:value-type="float">
            <text:p>105.975085043222</text:p>
          </table:table-cell>
          <table:table-cell table:formula="of:=[.Y$2]*[.$AP76]+[.Y$102]*(1-ABS([.$AP76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75]+0.01" office:value-type="float" office:value="0.74" calcext:value-type="float">
            <text:p>0.74</text:p>
          </table:table-cell>
          <table:table-cell table:formula="of:=0.5+([.AM76]-0.5)^3*4" office:value-type="float" office:value="0.555296" calcext:value-type="float">
            <text:p>0.555296</text:p>
          </table:table-cell>
          <table:table-cell table:formula="of:=(1-COS([.AN76]*2*PI()))/2" office:value-type="float" office:value="0.97012457478389" calcext:value-type="float">
            <text:p>0.97012457478389</text:p>
          </table:table-cell>
          <table:table-cell table:formula="of:=COS([.AN76]*PI())" office:value-type="float" office:value="-0.172845090228534" calcext:value-type="float">
            <text:p>-0.1728450902285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77])+[.F$102]*[.$AO77]" office:value-type="float" office:value="0" calcext:value-type="float">
            <text:p>0</text:p>
          </table:table-cell>
          <table:table-cell table:formula="of:=[.G$2]*[.$AP77]+[.G$102]*(1-ABS([.$AP77]))" office:value-type="float" office:value="0" calcext:value-type="float">
            <text:p>0</text:p>
          </table:table-cell>
          <table:table-cell table:formula="of:=[.H$2]*(1-[.$AO77])+[.H$102]*[.$AO77]" office:value-type="float" office:value="3.8060233744357" calcext:value-type="float">
            <text:p>3.8060233744357</text:p>
          </table:table-cell>
          <table:table-cell table:formula="of:=[.I$2]*[.$AP77]+[.I$102]*(1-ABS([.$AP77]))" office:value-type="float" office:value="0" calcext:value-type="float">
            <text:p>0</text:p>
          </table:table-cell>
          <table:table-cell table:formula="of:=[.J$2]*(1-[.$AO77])+[.J$102]*[.$AO77]" office:value-type="float" office:value="51.9030116872179" calcext:value-type="float">
            <text:p>51.9030116872179</text:p>
          </table:table-cell>
          <table:table-cell table:formula="of:=[.K$2]*[.$AP77]+[.K$102]*(1-ABS([.$AP77]))" office:value-type="float" office:value="42.7447623308123" calcext:value-type="float">
            <text:p>42.7447623308123</text:p>
          </table:table-cell>
          <table:table-cell table:formula="of:=[.L$2]*(1-[.$AO77])+[.L$102]*[.$AO77]" office:value-type="float" office:value="55.7090350616535" calcext:value-type="float">
            <text:p>55.7090350616535</text:p>
          </table:table-cell>
          <table:table-cell table:formula="of:=[.M$2]*[.$AP77]+[.M$102]*(1-ABS([.$AP77]))" office:value-type="float" office:value="42.7447623308123" calcext:value-type="float">
            <text:p>42.7447623308123</text:p>
          </table:table-cell>
          <table:table-cell table:formula="of:=[.N$2]*(1-[.$AO77])+[.N$102]*[.$AO77]" office:value-type="float" office:value="55.7090350616535" calcext:value-type="float">
            <text:p>55.7090350616535</text:p>
          </table:table-cell>
          <table:table-cell table:formula="of:=[.O$2]*[.$AP77]+[.O$102]*(1-ABS([.$AP77]))" office:value-type="float" office:value="23.2357301291994" calcext:value-type="float">
            <text:p>23.2357301291994</text:p>
          </table:table-cell>
          <table:table-cell table:formula="of:=[.P$2]*(1-[.$AO77])+[.P$102]*[.$AO77]" office:value-type="float" office:value="51.9030116872179" calcext:value-type="float">
            <text:p>51.9030116872179</text:p>
          </table:table-cell>
          <table:table-cell table:formula="of:=[.Q$2]*[.$AP77]+[.Q$102]*(1-ABS([.$AP77]))" office:value-type="float" office:value="-23.2357301291994" calcext:value-type="float">
            <text:p>-23.2357301291994</text:p>
          </table:table-cell>
          <table:table-cell table:formula="of:=[.R$2]*(1-[.$AO77])+[.R$102]*[.$AO77]" office:value-type="float" office:value="51.9030116872179" calcext:value-type="float">
            <text:p>51.9030116872179</text:p>
          </table:table-cell>
          <table:table-cell table:formula="of:=[.S$2]*[.$AP77]+[.S$102]*(1-ABS([.$AP77]))" office:value-type="float" office:value="-42.7447623308123" calcext:value-type="float">
            <text:p>-42.7447623308123</text:p>
          </table:table-cell>
          <table:table-cell table:formula="of:=[.T$2]*(1-[.$AO77])+[.T$102]*[.$AO77]" office:value-type="float" office:value="55.7090350616535" calcext:value-type="float">
            <text:p>55.7090350616535</text:p>
          </table:table-cell>
          <table:table-cell table:formula="of:=[.U$2]*[.$AP77]+[.U$102]*(1-ABS([.$AP77]))" office:value-type="float" office:value="-42.7447623308123" calcext:value-type="float">
            <text:p>-42.7447623308123</text:p>
          </table:table-cell>
          <table:table-cell table:formula="of:=[.V$2]*(1-[.$AO77])+[.V$102]*[.$AO77]" office:value-type="float" office:value="103.806023374436" calcext:value-type="float">
            <text:p>103.806023374436</text:p>
          </table:table-cell>
          <table:table-cell table:formula="of:=[.W$2]*[.$AP77]+[.W$102]*(1-ABS([.$AP77]))" office:value-type="float" office:value="0" calcext:value-type="float">
            <text:p>0</text:p>
          </table:table-cell>
          <table:table-cell table:formula="of:=[.X$2]*(1-[.$AO77])+[.X$102]*[.$AO77]" office:value-type="float" office:value="107.612046748871" calcext:value-type="float">
            <text:p>107.612046748871</text:p>
          </table:table-cell>
          <table:table-cell table:formula="of:=[.Y$2]*[.$AP77]+[.Y$102]*(1-ABS([.$AP77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76]+0.01" office:value-type="float" office:value="0.75" calcext:value-type="float">
            <text:p>0.75</text:p>
          </table:table-cell>
          <table:table-cell table:formula="of:=0.5+([.AM77]-0.5)^3*4" office:value-type="float" office:value="0.5625" calcext:value-type="float">
            <text:p>0.5625</text:p>
          </table:table-cell>
          <table:table-cell table:formula="of:=(1-COS([.AN77]*2*PI()))/2" office:value-type="float" office:value="0.961939766255643" calcext:value-type="float">
            <text:p>0.961939766255643</text:p>
          </table:table-cell>
          <table:table-cell table:formula="of:=COS([.AN77]*PI())" office:value-type="float" office:value="-0.195090322016129" calcext:value-type="float">
            <text:p>-0.1950903220161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78])+[.F$102]*[.$AO78]" office:value-type="float" office:value="0" calcext:value-type="float">
            <text:p>0</text:p>
          </table:table-cell>
          <table:table-cell table:formula="of:=[.G$2]*[.$AP78]+[.G$102]*(1-ABS([.$AP78]))" office:value-type="float" office:value="0" calcext:value-type="float">
            <text:p>0</text:p>
          </table:table-cell>
          <table:table-cell table:formula="of:=[.H$2]*(1-[.$AO78])+[.H$102]*[.$AO78]" office:value-type="float" office:value="4.79939368494055" calcext:value-type="float">
            <text:p>4.79939368494055</text:p>
          </table:table-cell>
          <table:table-cell table:formula="of:=[.I$2]*[.$AP78]+[.I$102]*(1-ABS([.$AP78]))" office:value-type="float" office:value="0" calcext:value-type="float">
            <text:p>0</text:p>
          </table:table-cell>
          <table:table-cell table:formula="of:=[.J$2]*(1-[.$AO78])+[.J$102]*[.$AO78]" office:value-type="float" office:value="52.3996968424703" calcext:value-type="float">
            <text:p>52.3996968424703</text:p>
          </table:table-cell>
          <table:table-cell table:formula="of:=[.K$2]*[.$AP78]+[.K$102]*(1-ABS([.$AP78]))" office:value-type="float" office:value="44.450865624063" calcext:value-type="float">
            <text:p>44.450865624063</text:p>
          </table:table-cell>
          <table:table-cell table:formula="of:=[.L$2]*(1-[.$AO78])+[.L$102]*[.$AO78]" office:value-type="float" office:value="57.1990905274108" calcext:value-type="float">
            <text:p>57.1990905274108</text:p>
          </table:table-cell>
          <table:table-cell table:formula="of:=[.M$2]*[.$AP78]+[.M$102]*(1-ABS([.$AP78]))" office:value-type="float" office:value="44.450865624063" calcext:value-type="float">
            <text:p>44.450865624063</text:p>
          </table:table-cell>
          <table:table-cell table:formula="of:=[.N$2]*(1-[.$AO78])+[.N$102]*[.$AO78]" office:value-type="float" office:value="57.1990905274108" calcext:value-type="float">
            <text:p>57.1990905274108</text:p>
          </table:table-cell>
          <table:table-cell table:formula="of:=[.O$2]*[.$AP78]+[.O$102]*(1-ABS([.$AP78]))" office:value-type="float" office:value="22.5433470860347" calcext:value-type="float">
            <text:p>22.5433470860347</text:p>
          </table:table-cell>
          <table:table-cell table:formula="of:=[.P$2]*(1-[.$AO78])+[.P$102]*[.$AO78]" office:value-type="float" office:value="52.3996968424703" calcext:value-type="float">
            <text:p>52.3996968424703</text:p>
          </table:table-cell>
          <table:table-cell table:formula="of:=[.Q$2]*[.$AP78]+[.Q$102]*(1-ABS([.$AP78]))" office:value-type="float" office:value="-22.5433470860347" calcext:value-type="float">
            <text:p>-22.5433470860347</text:p>
          </table:table-cell>
          <table:table-cell table:formula="of:=[.R$2]*(1-[.$AO78])+[.R$102]*[.$AO78]" office:value-type="float" office:value="52.3996968424703" calcext:value-type="float">
            <text:p>52.3996968424703</text:p>
          </table:table-cell>
          <table:table-cell table:formula="of:=[.S$2]*[.$AP78]+[.S$102]*(1-ABS([.$AP78]))" office:value-type="float" office:value="-44.450865624063" calcext:value-type="float">
            <text:p>-44.450865624063</text:p>
          </table:table-cell>
          <table:table-cell table:formula="of:=[.T$2]*(1-[.$AO78])+[.T$102]*[.$AO78]" office:value-type="float" office:value="57.1990905274108" calcext:value-type="float">
            <text:p>57.1990905274108</text:p>
          </table:table-cell>
          <table:table-cell table:formula="of:=[.U$2]*[.$AP78]+[.U$102]*(1-ABS([.$AP78]))" office:value-type="float" office:value="-44.450865624063" calcext:value-type="float">
            <text:p>-44.450865624063</text:p>
          </table:table-cell>
          <table:table-cell table:formula="of:=[.V$2]*(1-[.$AO78])+[.V$102]*[.$AO78]" office:value-type="float" office:value="104.799393684941" calcext:value-type="float">
            <text:p>104.799393684941</text:p>
          </table:table-cell>
          <table:table-cell table:formula="of:=[.W$2]*[.$AP78]+[.W$102]*(1-ABS([.$AP78]))" office:value-type="float" office:value="0" calcext:value-type="float">
            <text:p>0</text:p>
          </table:table-cell>
          <table:table-cell table:formula="of:=[.X$2]*(1-[.$AO78])+[.X$102]*[.$AO78]" office:value-type="float" office:value="109.598787369881" calcext:value-type="float">
            <text:p>109.598787369881</text:p>
          </table:table-cell>
          <table:table-cell table:formula="of:=[.Y$2]*[.$AP78]+[.Y$102]*(1-ABS([.$AP78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77]+0.01" office:value-type="float" office:value="0.76" calcext:value-type="float">
            <text:p>0.76</text:p>
          </table:table-cell>
          <table:table-cell table:formula="of:=0.5+([.AM78]-0.5)^3*4" office:value-type="float" office:value="0.570304" calcext:value-type="float">
            <text:p>0.570304</text:p>
          </table:table-cell>
          <table:table-cell table:formula="of:=(1-COS([.AN78]*2*PI()))/2" office:value-type="float" office:value="0.952006063150595" calcext:value-type="float">
            <text:p>0.952006063150595</text:p>
          </table:table-cell>
          <table:table-cell table:formula="of:=COS([.AN78]*PI())" office:value-type="float" office:value="-0.219075185380283" calcext:value-type="float">
            <text:p>-0.21907518538028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79])+[.F$102]*[.$AO79]" office:value-type="float" office:value="0" calcext:value-type="float">
            <text:p>0</text:p>
          </table:table-cell>
          <table:table-cell table:formula="of:=[.G$2]*[.$AP79]+[.G$102]*(1-ABS([.$AP79]))" office:value-type="float" office:value="0" calcext:value-type="float">
            <text:p>0</text:p>
          </table:table-cell>
          <table:table-cell table:formula="of:=[.H$2]*(1-[.$AO79])+[.H$102]*[.$AO79]" office:value-type="float" office:value="5.99415011724891" calcext:value-type="float">
            <text:p>5.99415011724891</text:p>
          </table:table-cell>
          <table:table-cell table:formula="of:=[.I$2]*[.$AP79]+[.I$102]*(1-ABS([.$AP79]))" office:value-type="float" office:value="0" calcext:value-type="float">
            <text:p>0</text:p>
          </table:table-cell>
          <table:table-cell table:formula="of:=[.J$2]*(1-[.$AO79])+[.J$102]*[.$AO79]" office:value-type="float" office:value="52.9970750586245" calcext:value-type="float">
            <text:p>52.9970750586245</text:p>
          </table:table-cell>
          <table:table-cell table:formula="of:=[.K$2]*[.$AP79]+[.K$102]*(1-ABS([.$AP79]))" office:value-type="float" office:value="46.2828368931829" calcext:value-type="float">
            <text:p>46.2828368931829</text:p>
          </table:table-cell>
          <table:table-cell table:formula="of:=[.L$2]*(1-[.$AO79])+[.L$102]*[.$AO79]" office:value-type="float" office:value="58.9912251758734" calcext:value-type="float">
            <text:p>58.9912251758734</text:p>
          </table:table-cell>
          <table:table-cell table:formula="of:=[.M$2]*[.$AP79]+[.M$102]*(1-ABS([.$AP79]))" office:value-type="float" office:value="46.2828368931829" calcext:value-type="float">
            <text:p>46.2828368931829</text:p>
          </table:table-cell>
          <table:table-cell table:formula="of:=[.N$2]*(1-[.$AO79])+[.N$102]*[.$AO79]" office:value-type="float" office:value="58.9912251758734" calcext:value-type="float">
            <text:p>58.9912251758734</text:p>
          </table:table-cell>
          <table:table-cell table:formula="of:=[.O$2]*[.$AP79]+[.O$102]*(1-ABS([.$AP79]))" office:value-type="float" office:value="21.7998834004997" calcext:value-type="float">
            <text:p>21.7998834004997</text:p>
          </table:table-cell>
          <table:table-cell table:formula="of:=[.P$2]*(1-[.$AO79])+[.P$102]*[.$AO79]" office:value-type="float" office:value="52.9970750586245" calcext:value-type="float">
            <text:p>52.9970750586245</text:p>
          </table:table-cell>
          <table:table-cell table:formula="of:=[.Q$2]*[.$AP79]+[.Q$102]*(1-ABS([.$AP79]))" office:value-type="float" office:value="-21.7998834004997" calcext:value-type="float">
            <text:p>-21.7998834004997</text:p>
          </table:table-cell>
          <table:table-cell table:formula="of:=[.R$2]*(1-[.$AO79])+[.R$102]*[.$AO79]" office:value-type="float" office:value="52.9970750586245" calcext:value-type="float">
            <text:p>52.9970750586245</text:p>
          </table:table-cell>
          <table:table-cell table:formula="of:=[.S$2]*[.$AP79]+[.S$102]*(1-ABS([.$AP79]))" office:value-type="float" office:value="-46.2828368931829" calcext:value-type="float">
            <text:p>-46.2828368931829</text:p>
          </table:table-cell>
          <table:table-cell table:formula="of:=[.T$2]*(1-[.$AO79])+[.T$102]*[.$AO79]" office:value-type="float" office:value="58.9912251758734" calcext:value-type="float">
            <text:p>58.9912251758734</text:p>
          </table:table-cell>
          <table:table-cell table:formula="of:=[.U$2]*[.$AP79]+[.U$102]*(1-ABS([.$AP79]))" office:value-type="float" office:value="-46.2828368931829" calcext:value-type="float">
            <text:p>-46.2828368931829</text:p>
          </table:table-cell>
          <table:table-cell table:formula="of:=[.V$2]*(1-[.$AO79])+[.V$102]*[.$AO79]" office:value-type="float" office:value="105.994150117249" calcext:value-type="float">
            <text:p>105.994150117249</text:p>
          </table:table-cell>
          <table:table-cell table:formula="of:=[.W$2]*[.$AP79]+[.W$102]*(1-ABS([.$AP79]))" office:value-type="float" office:value="0" calcext:value-type="float">
            <text:p>0</text:p>
          </table:table-cell>
          <table:table-cell table:formula="of:=[.X$2]*(1-[.$AO79])+[.X$102]*[.$AO79]" office:value-type="float" office:value="111.988300234498" calcext:value-type="float">
            <text:p>111.988300234498</text:p>
          </table:table-cell>
          <table:table-cell table:formula="of:=[.Y$2]*[.$AP79]+[.Y$102]*(1-ABS([.$AP79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78]+0.01" office:value-type="float" office:value="0.77" calcext:value-type="float">
            <text:p>0.77</text:p>
          </table:table-cell>
          <table:table-cell table:formula="of:=0.5+([.AM79]-0.5)^3*4" office:value-type="float" office:value="0.578732" calcext:value-type="float">
            <text:p>0.578732</text:p>
          </table:table-cell>
          <table:table-cell table:formula="of:=(1-COS([.AN79]*2*PI()))/2" office:value-type="float" office:value="0.940058498827511" calcext:value-type="float">
            <text:p>0.940058498827511</text:p>
          </table:table-cell>
          <table:table-cell table:formula="of:=COS([.AN79]*PI())" office:value-type="float" office:value="-0.244829534926832" calcext:value-type="float">
            <text:p>-0.24482953492683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80])+[.F$102]*[.$AO80]" office:value-type="float" office:value="0" calcext:value-type="float">
            <text:p>0</text:p>
          </table:table-cell>
          <table:table-cell table:formula="of:=[.G$2]*[.$AP80]+[.G$102]*(1-ABS([.$AP80]))" office:value-type="float" office:value="0" calcext:value-type="float">
            <text:p>0</text:p>
          </table:table-cell>
          <table:table-cell table:formula="of:=[.H$2]*(1-[.$AO80])+[.H$102]*[.$AO80]" office:value-type="float" office:value="7.4186290925618" calcext:value-type="float">
            <text:p>7.4186290925618</text:p>
          </table:table-cell>
          <table:table-cell table:formula="of:=[.I$2]*[.$AP80]+[.I$102]*(1-ABS([.$AP80]))" office:value-type="float" office:value="0" calcext:value-type="float">
            <text:p>0</text:p>
          </table:table-cell>
          <table:table-cell table:formula="of:=[.J$2]*(1-[.$AO80])+[.J$102]*[.$AO80]" office:value-type="float" office:value="53.7093145462809" calcext:value-type="float">
            <text:p>53.7093145462809</text:p>
          </table:table-cell>
          <table:table-cell table:formula="of:=[.K$2]*[.$AP80]+[.K$102]*(1-ABS([.$AP80]))" office:value-type="float" office:value="48.2419731554919" calcext:value-type="float">
            <text:p>48.2419731554919</text:p>
          </table:table-cell>
          <table:table-cell table:formula="of:=[.L$2]*(1-[.$AO80])+[.L$102]*[.$AO80]" office:value-type="float" office:value="61.1279436388427" calcext:value-type="float">
            <text:p>61.1279436388427</text:p>
          </table:table-cell>
          <table:table-cell table:formula="of:=[.M$2]*[.$AP80]+[.M$102]*(1-ABS([.$AP80]))" office:value-type="float" office:value="48.2419731554919" calcext:value-type="float">
            <text:p>48.2419731554919</text:p>
          </table:table-cell>
          <table:table-cell table:formula="of:=[.N$2]*(1-[.$AO80])+[.N$102]*[.$AO80]" office:value-type="float" office:value="61.1279436388427" calcext:value-type="float">
            <text:p>61.1279436388427</text:p>
          </table:table-cell>
          <table:table-cell table:formula="of:=[.O$2]*[.$AP80]+[.O$102]*(1-ABS([.$AP80]))" office:value-type="float" office:value="21.0048127077473" calcext:value-type="float">
            <text:p>21.0048127077473</text:p>
          </table:table-cell>
          <table:table-cell table:formula="of:=[.P$2]*(1-[.$AO80])+[.P$102]*[.$AO80]" office:value-type="float" office:value="53.7093145462809" calcext:value-type="float">
            <text:p>53.7093145462809</text:p>
          </table:table-cell>
          <table:table-cell table:formula="of:=[.Q$2]*[.$AP80]+[.Q$102]*(1-ABS([.$AP80]))" office:value-type="float" office:value="-21.0048127077473" calcext:value-type="float">
            <text:p>-21.0048127077473</text:p>
          </table:table-cell>
          <table:table-cell table:formula="of:=[.R$2]*(1-[.$AO80])+[.R$102]*[.$AO80]" office:value-type="float" office:value="53.7093145462809" calcext:value-type="float">
            <text:p>53.7093145462809</text:p>
          </table:table-cell>
          <table:table-cell table:formula="of:=[.S$2]*[.$AP80]+[.S$102]*(1-ABS([.$AP80]))" office:value-type="float" office:value="-48.2419731554919" calcext:value-type="float">
            <text:p>-48.2419731554919</text:p>
          </table:table-cell>
          <table:table-cell table:formula="of:=[.T$2]*(1-[.$AO80])+[.T$102]*[.$AO80]" office:value-type="float" office:value="61.1279436388427" calcext:value-type="float">
            <text:p>61.1279436388427</text:p>
          </table:table-cell>
          <table:table-cell table:formula="of:=[.U$2]*[.$AP80]+[.U$102]*(1-ABS([.$AP80]))" office:value-type="float" office:value="-48.2419731554919" calcext:value-type="float">
            <text:p>-48.2419731554919</text:p>
          </table:table-cell>
          <table:table-cell table:formula="of:=[.V$2]*(1-[.$AO80])+[.V$102]*[.$AO80]" office:value-type="float" office:value="107.418629092562" calcext:value-type="float">
            <text:p>107.418629092562</text:p>
          </table:table-cell>
          <table:table-cell table:formula="of:=[.W$2]*[.$AP80]+[.W$102]*(1-ABS([.$AP80]))" office:value-type="float" office:value="0" calcext:value-type="float">
            <text:p>0</text:p>
          </table:table-cell>
          <table:table-cell table:formula="of:=[.X$2]*(1-[.$AO80])+[.X$102]*[.$AO80]" office:value-type="float" office:value="114.837258185124" calcext:value-type="float">
            <text:p>114.837258185124</text:p>
          </table:table-cell>
          <table:table-cell table:formula="of:=[.Y$2]*[.$AP80]+[.Y$102]*(1-ABS([.$AP80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79]+0.01" office:value-type="float" office:value="0.78" calcext:value-type="float">
            <text:p>0.78</text:p>
          </table:table-cell>
          <table:table-cell table:formula="of:=0.5+([.AM80]-0.5)^3*4" office:value-type="float" office:value="0.587808" calcext:value-type="float">
            <text:p>0.587808</text:p>
          </table:table-cell>
          <table:table-cell table:formula="of:=(1-COS([.AN80]*2*PI()))/2" office:value-type="float" office:value="0.925813709074382" calcext:value-type="float">
            <text:p>0.925813709074382</text:p>
          </table:table-cell>
          <table:table-cell table:formula="of:=COS([.AN80]*PI())" office:value-type="float" office:value="-0.272371604477445" calcext:value-type="float">
            <text:p>-0.27237160447744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81])+[.F$102]*[.$AO81]" office:value-type="float" office:value="0" calcext:value-type="float">
            <text:p>0</text:p>
          </table:table-cell>
          <table:table-cell table:formula="of:=[.G$2]*[.$AP81]+[.G$102]*(1-ABS([.$AP81]))" office:value-type="float" office:value="0" calcext:value-type="float">
            <text:p>0</text:p>
          </table:table-cell>
          <table:table-cell table:formula="of:=[.H$2]*(1-[.$AO81])+[.H$102]*[.$AO81]" office:value-type="float" office:value="9.10263268154519" calcext:value-type="float">
            <text:p>9.10263268154519</text:p>
          </table:table-cell>
          <table:table-cell table:formula="of:=[.I$2]*[.$AP81]+[.I$102]*(1-ABS([.$AP81]))" office:value-type="float" office:value="0" calcext:value-type="float">
            <text:p>0</text:p>
          </table:table-cell>
          <table:table-cell table:formula="of:=[.J$2]*(1-[.$AO81])+[.J$102]*[.$AO81]" office:value-type="float" office:value="54.5513163407726" calcext:value-type="float">
            <text:p>54.5513163407726</text:p>
          </table:table-cell>
          <table:table-cell table:formula="of:=[.K$2]*[.$AP81]+[.K$102]*(1-ABS([.$AP81]))" office:value-type="float" office:value="50.328580399101" calcext:value-type="float">
            <text:p>50.328580399101</text:p>
          </table:table-cell>
          <table:table-cell table:formula="of:=[.L$2]*(1-[.$AO81])+[.L$102]*[.$AO81]" office:value-type="float" office:value="63.6539490223178" calcext:value-type="float">
            <text:p>63.6539490223178</text:p>
          </table:table-cell>
          <table:table-cell table:formula="of:=[.M$2]*[.$AP81]+[.M$102]*(1-ABS([.$AP81]))" office:value-type="float" office:value="50.328580399101" calcext:value-type="float">
            <text:p>50.328580399101</text:p>
          </table:table-cell>
          <table:table-cell table:formula="of:=[.N$2]*(1-[.$AO81])+[.N$102]*[.$AO81]" office:value-type="float" office:value="63.6539490223178" calcext:value-type="float">
            <text:p>63.6539490223178</text:p>
          </table:table-cell>
          <table:table-cell table:formula="of:=[.O$2]*[.$AP81]+[.O$102]*(1-ABS([.$AP81]))" office:value-type="float" office:value="20.1580108294936" calcext:value-type="float">
            <text:p>20.1580108294936</text:p>
          </table:table-cell>
          <table:table-cell table:formula="of:=[.P$2]*(1-[.$AO81])+[.P$102]*[.$AO81]" office:value-type="float" office:value="54.5513163407726" calcext:value-type="float">
            <text:p>54.5513163407726</text:p>
          </table:table-cell>
          <table:table-cell table:formula="of:=[.Q$2]*[.$AP81]+[.Q$102]*(1-ABS([.$AP81]))" office:value-type="float" office:value="-20.1580108294936" calcext:value-type="float">
            <text:p>-20.1580108294936</text:p>
          </table:table-cell>
          <table:table-cell table:formula="of:=[.R$2]*(1-[.$AO81])+[.R$102]*[.$AO81]" office:value-type="float" office:value="54.5513163407726" calcext:value-type="float">
            <text:p>54.5513163407726</text:p>
          </table:table-cell>
          <table:table-cell table:formula="of:=[.S$2]*[.$AP81]+[.S$102]*(1-ABS([.$AP81]))" office:value-type="float" office:value="-50.328580399101" calcext:value-type="float">
            <text:p>-50.328580399101</text:p>
          </table:table-cell>
          <table:table-cell table:formula="of:=[.T$2]*(1-[.$AO81])+[.T$102]*[.$AO81]" office:value-type="float" office:value="63.6539490223178" calcext:value-type="float">
            <text:p>63.6539490223178</text:p>
          </table:table-cell>
          <table:table-cell table:formula="of:=[.U$2]*[.$AP81]+[.U$102]*(1-ABS([.$AP81]))" office:value-type="float" office:value="-50.328580399101" calcext:value-type="float">
            <text:p>-50.328580399101</text:p>
          </table:table-cell>
          <table:table-cell table:formula="of:=[.V$2]*(1-[.$AO81])+[.V$102]*[.$AO81]" office:value-type="float" office:value="109.102632681545" calcext:value-type="float">
            <text:p>109.102632681545</text:p>
          </table:table-cell>
          <table:table-cell table:formula="of:=[.W$2]*[.$AP81]+[.W$102]*(1-ABS([.$AP81]))" office:value-type="float" office:value="0" calcext:value-type="float">
            <text:p>0</text:p>
          </table:table-cell>
          <table:table-cell table:formula="of:=[.X$2]*(1-[.$AO81])+[.X$102]*[.$AO81]" office:value-type="float" office:value="118.20526536309" calcext:value-type="float">
            <text:p>118.20526536309</text:p>
          </table:table-cell>
          <table:table-cell table:formula="of:=[.Y$2]*[.$AP81]+[.Y$102]*(1-ABS([.$AP81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80]+0.01" office:value-type="float" office:value="0.790000000000001" calcext:value-type="float">
            <text:p>0.790000000000001</text:p>
          </table:table-cell>
          <table:table-cell table:formula="of:=0.5+([.AM81]-0.5)^3*4" office:value-type="float" office:value="0.597556000000001" calcext:value-type="float">
            <text:p>0.597556000000001</text:p>
          </table:table-cell>
          <table:table-cell table:formula="of:=(1-COS([.AN81]*2*PI()))/2" office:value-type="float" office:value="0.908973673184548" calcext:value-type="float">
            <text:p>0.908973673184548</text:p>
          </table:table-cell>
          <table:table-cell table:formula="of:=COS([.AN81]*PI())" office:value-type="float" office:value="-0.301705695696074" calcext:value-type="float">
            <text:p>-0.30170569569607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82])+[.F$102]*[.$AO82]" office:value-type="float" office:value="0" calcext:value-type="float">
            <text:p>0</text:p>
          </table:table-cell>
          <table:table-cell table:formula="of:=[.G$2]*[.$AP82]+[.G$102]*(1-ABS([.$AP82]))" office:value-type="float" office:value="0" calcext:value-type="float">
            <text:p>0</text:p>
          </table:table-cell>
          <table:table-cell table:formula="of:=[.H$2]*(1-[.$AO82])+[.H$102]*[.$AO82]" office:value-type="float" office:value="11.0768849216489" calcext:value-type="float">
            <text:p>11.0768849216489</text:p>
          </table:table-cell>
          <table:table-cell table:formula="of:=[.I$2]*[.$AP82]+[.I$102]*(1-ABS([.$AP82]))" office:value-type="float" office:value="0" calcext:value-type="float">
            <text:p>0</text:p>
          </table:table-cell>
          <table:table-cell table:formula="of:=[.J$2]*(1-[.$AO82])+[.J$102]*[.$AO82]" office:value-type="float" office:value="55.5384424608245" calcext:value-type="float">
            <text:p>55.5384424608245</text:p>
          </table:table-cell>
          <table:table-cell table:formula="of:=[.K$2]*[.$AP82]+[.K$102]*(1-ABS([.$AP82]))" office:value-type="float" office:value="52.5417862507815" calcext:value-type="float">
            <text:p>52.5417862507815</text:p>
          </table:table-cell>
          <table:table-cell table:formula="of:=[.L$2]*(1-[.$AO82])+[.L$102]*[.$AO82]" office:value-type="float" office:value="66.6153273824734" calcext:value-type="float">
            <text:p>66.6153273824734</text:p>
          </table:table-cell>
          <table:table-cell table:formula="of:=[.M$2]*[.$AP82]+[.M$102]*(1-ABS([.$AP82]))" office:value-type="float" office:value="52.5417862507815" calcext:value-type="float">
            <text:p>52.5417862507815</text:p>
          </table:table-cell>
          <table:table-cell table:formula="of:=[.N$2]*(1-[.$AO82])+[.N$102]*[.$AO82]" office:value-type="float" office:value="66.6153273824734" calcext:value-type="float">
            <text:p>66.6153273824734</text:p>
          </table:table-cell>
          <table:table-cell table:formula="of:=[.O$2]*[.$AP82]+[.O$102]*(1-ABS([.$AP82]))" office:value-type="float" office:value="19.2598317984826" calcext:value-type="float">
            <text:p>19.2598317984826</text:p>
          </table:table-cell>
          <table:table-cell table:formula="of:=[.P$2]*(1-[.$AO82])+[.P$102]*[.$AO82]" office:value-type="float" office:value="55.5384424608245" calcext:value-type="float">
            <text:p>55.5384424608245</text:p>
          </table:table-cell>
          <table:table-cell table:formula="of:=[.Q$2]*[.$AP82]+[.Q$102]*(1-ABS([.$AP82]))" office:value-type="float" office:value="-19.2598317984826" calcext:value-type="float">
            <text:p>-19.2598317984826</text:p>
          </table:table-cell>
          <table:table-cell table:formula="of:=[.R$2]*(1-[.$AO82])+[.R$102]*[.$AO82]" office:value-type="float" office:value="55.5384424608245" calcext:value-type="float">
            <text:p>55.5384424608245</text:p>
          </table:table-cell>
          <table:table-cell table:formula="of:=[.S$2]*[.$AP82]+[.S$102]*(1-ABS([.$AP82]))" office:value-type="float" office:value="-52.5417862507815" calcext:value-type="float">
            <text:p>-52.5417862507815</text:p>
          </table:table-cell>
          <table:table-cell table:formula="of:=[.T$2]*(1-[.$AO82])+[.T$102]*[.$AO82]" office:value-type="float" office:value="66.6153273824734" calcext:value-type="float">
            <text:p>66.6153273824734</text:p>
          </table:table-cell>
          <table:table-cell table:formula="of:=[.U$2]*[.$AP82]+[.U$102]*(1-ABS([.$AP82]))" office:value-type="float" office:value="-52.5417862507815" calcext:value-type="float">
            <text:p>-52.5417862507815</text:p>
          </table:table-cell>
          <table:table-cell table:formula="of:=[.V$2]*(1-[.$AO82])+[.V$102]*[.$AO82]" office:value-type="float" office:value="111.076884921649" calcext:value-type="float">
            <text:p>111.076884921649</text:p>
          </table:table-cell>
          <table:table-cell table:formula="of:=[.W$2]*[.$AP82]+[.W$102]*(1-ABS([.$AP82]))" office:value-type="float" office:value="0" calcext:value-type="float">
            <text:p>0</text:p>
          </table:table-cell>
          <table:table-cell table:formula="of:=[.X$2]*(1-[.$AO82])+[.X$102]*[.$AO82]" office:value-type="float" office:value="122.153769843298" calcext:value-type="float">
            <text:p>122.153769843298</text:p>
          </table:table-cell>
          <table:table-cell table:formula="of:=[.Y$2]*[.$AP82]+[.Y$102]*(1-ABS([.$AP82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81]+0.01" office:value-type="float" office:value="0.8" calcext:value-type="float">
            <text:p>0.8</text:p>
          </table:table-cell>
          <table:table-cell table:formula="of:=0.5+([.AM82]-0.5)^3*4" office:value-type="float" office:value="0.608000000000001" calcext:value-type="float">
            <text:p>0.608000000000001</text:p>
          </table:table-cell>
          <table:table-cell table:formula="of:=(1-COS([.AN82]*2*PI()))/2" office:value-type="float" office:value="0.889231150783511" calcext:value-type="float">
            <text:p>0.889231150783511</text:p>
          </table:table-cell>
          <table:table-cell table:formula="of:=COS([.AN82]*PI())" office:value-type="float" office:value="-0.332819544522988" calcext:value-type="float">
            <text:p>-0.33281954452298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83])+[.F$102]*[.$AO83]" office:value-type="float" office:value="0" calcext:value-type="float">
            <text:p>0</text:p>
          </table:table-cell>
          <table:table-cell table:formula="of:=[.G$2]*[.$AP83]+[.G$102]*(1-ABS([.$AP83]))" office:value-type="float" office:value="0" calcext:value-type="float">
            <text:p>0</text:p>
          </table:table-cell>
          <table:table-cell table:formula="of:=[.H$2]*(1-[.$AO83])+[.H$102]*[.$AO83]" office:value-type="float" office:value="13.3722847863909" calcext:value-type="float">
            <text:p>13.3722847863909</text:p>
          </table:table-cell>
          <table:table-cell table:formula="of:=[.I$2]*[.$AP83]+[.I$102]*(1-ABS([.$AP83]))" office:value-type="float" office:value="0" calcext:value-type="float">
            <text:p>0</text:p>
          </table:table-cell>
          <table:table-cell table:formula="of:=[.J$2]*(1-[.$AO83])+[.J$102]*[.$AO83]" office:value-type="float" office:value="56.6861423931954" calcext:value-type="float">
            <text:p>56.6861423931954</text:p>
          </table:table-cell>
          <table:table-cell table:formula="of:=[.K$2]*[.$AP83]+[.K$102]*(1-ABS([.$AP83]))" office:value-type="float" office:value="54.8793284466177" calcext:value-type="float">
            <text:p>54.8793284466177</text:p>
          </table:table-cell>
          <table:table-cell table:formula="of:=[.L$2]*(1-[.$AO83])+[.L$102]*[.$AO83]" office:value-type="float" office:value="70.0584271795863" calcext:value-type="float">
            <text:p>70.0584271795863</text:p>
          </table:table-cell>
          <table:table-cell table:formula="of:=[.M$2]*[.$AP83]+[.M$102]*(1-ABS([.$AP83]))" office:value-type="float" office:value="54.8793284466177" calcext:value-type="float">
            <text:p>54.8793284466177</text:p>
          </table:table-cell>
          <table:table-cell table:formula="of:=[.N$2]*(1-[.$AO83])+[.N$102]*[.$AO83]" office:value-type="float" office:value="70.0584271795863" calcext:value-type="float">
            <text:p>70.0584271795863</text:p>
          </table:table-cell>
          <table:table-cell table:formula="of:=[.O$2]*[.$AP83]+[.O$102]*(1-ABS([.$AP83]))" office:value-type="float" office:value="18.31119370284" calcext:value-type="float">
            <text:p>18.31119370284</text:p>
          </table:table-cell>
          <table:table-cell table:formula="of:=[.P$2]*(1-[.$AO83])+[.P$102]*[.$AO83]" office:value-type="float" office:value="56.6861423931954" calcext:value-type="float">
            <text:p>56.6861423931954</text:p>
          </table:table-cell>
          <table:table-cell table:formula="of:=[.Q$2]*[.$AP83]+[.Q$102]*(1-ABS([.$AP83]))" office:value-type="float" office:value="-18.31119370284" calcext:value-type="float">
            <text:p>-18.31119370284</text:p>
          </table:table-cell>
          <table:table-cell table:formula="of:=[.R$2]*(1-[.$AO83])+[.R$102]*[.$AO83]" office:value-type="float" office:value="56.6861423931954" calcext:value-type="float">
            <text:p>56.6861423931954</text:p>
          </table:table-cell>
          <table:table-cell table:formula="of:=[.S$2]*[.$AP83]+[.S$102]*(1-ABS([.$AP83]))" office:value-type="float" office:value="-54.8793284466177" calcext:value-type="float">
            <text:p>-54.8793284466177</text:p>
          </table:table-cell>
          <table:table-cell table:formula="of:=[.T$2]*(1-[.$AO83])+[.T$102]*[.$AO83]" office:value-type="float" office:value="70.0584271795863" calcext:value-type="float">
            <text:p>70.0584271795863</text:p>
          </table:table-cell>
          <table:table-cell table:formula="of:=[.U$2]*[.$AP83]+[.U$102]*(1-ABS([.$AP83]))" office:value-type="float" office:value="-54.8793284466177" calcext:value-type="float">
            <text:p>-54.8793284466177</text:p>
          </table:table-cell>
          <table:table-cell table:formula="of:=[.V$2]*(1-[.$AO83])+[.V$102]*[.$AO83]" office:value-type="float" office:value="113.372284786391" calcext:value-type="float">
            <text:p>113.372284786391</text:p>
          </table:table-cell>
          <table:table-cell table:formula="of:=[.W$2]*[.$AP83]+[.W$102]*(1-ABS([.$AP83]))" office:value-type="float" office:value="0" calcext:value-type="float">
            <text:p>0</text:p>
          </table:table-cell>
          <table:table-cell table:formula="of:=[.X$2]*(1-[.$AO83])+[.X$102]*[.$AO83]" office:value-type="float" office:value="126.744569572782" calcext:value-type="float">
            <text:p>126.744569572782</text:p>
          </table:table-cell>
          <table:table-cell table:formula="of:=[.Y$2]*[.$AP83]+[.Y$102]*(1-ABS([.$AP83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82]+0.01" office:value-type="float" office:value="0.810000000000001" calcext:value-type="float">
            <text:p>0.810000000000001</text:p>
          </table:table-cell>
          <table:table-cell table:formula="of:=0.5+([.AM83]-0.5)^3*4" office:value-type="float" office:value="0.619164000000001" calcext:value-type="float">
            <text:p>0.619164000000001</text:p>
          </table:table-cell>
          <table:table-cell table:formula="of:=(1-COS([.AN83]*2*PI()))/2" office:value-type="float" office:value="0.866277152136091" calcext:value-type="float">
            <text:p>0.866277152136091</text:p>
          </table:table-cell>
          <table:table-cell table:formula="of:=COS([.AN83]*PI())" office:value-type="float" office:value="-0.365681347437778" calcext:value-type="float">
            <text:p>-0.36568134743777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84])+[.F$102]*[.$AO84]" office:value-type="float" office:value="0" calcext:value-type="float">
            <text:p>0</text:p>
          </table:table-cell>
          <table:table-cell table:formula="of:=[.G$2]*[.$AP84]+[.G$102]*(1-ABS([.$AP84]))" office:value-type="float" office:value="0" calcext:value-type="float">
            <text:p>0</text:p>
          </table:table-cell>
          <table:table-cell table:formula="of:=[.H$2]*(1-[.$AO84])+[.H$102]*[.$AO84]" office:value-type="float" office:value="16.0189203874129" calcext:value-type="float">
            <text:p>16.0189203874129</text:p>
          </table:table-cell>
          <table:table-cell table:formula="of:=[.I$2]*[.$AP84]+[.I$102]*(1-ABS([.$AP84]))" office:value-type="float" office:value="0" calcext:value-type="float">
            <text:p>0</text:p>
          </table:table-cell>
          <table:table-cell table:formula="of:=[.J$2]*(1-[.$AO84])+[.J$102]*[.$AO84]" office:value-type="float" office:value="58.0094601937065" calcext:value-type="float">
            <text:p>58.0094601937065</text:p>
          </table:table-cell>
          <table:table-cell table:formula="of:=[.K$2]*[.$AP84]+[.K$102]*(1-ABS([.$AP84]))" office:value-type="float" office:value="57.3373182102044" calcext:value-type="float">
            <text:p>57.3373182102044</text:p>
          </table:table-cell>
          <table:table-cell table:formula="of:=[.L$2]*(1-[.$AO84])+[.L$102]*[.$AO84]" office:value-type="float" office:value="74.0283805811194" calcext:value-type="float">
            <text:p>74.0283805811194</text:p>
          </table:table-cell>
          <table:table-cell table:formula="of:=[.M$2]*[.$AP84]+[.M$102]*(1-ABS([.$AP84]))" office:value-type="float" office:value="57.3373182102044" calcext:value-type="float">
            <text:p>57.3373182102044</text:p>
          </table:table-cell>
          <table:table-cell table:formula="of:=[.N$2]*(1-[.$AO84])+[.N$102]*[.$AO84]" office:value-type="float" office:value="74.0283805811194" calcext:value-type="float">
            <text:p>74.0283805811194</text:p>
          </table:table-cell>
          <table:table-cell table:formula="of:=[.O$2]*[.$AP84]+[.O$102]*(1-ABS([.$AP84]))" office:value-type="float" office:value="17.3136747136249" calcext:value-type="float">
            <text:p>17.3136747136249</text:p>
          </table:table-cell>
          <table:table-cell table:formula="of:=[.P$2]*(1-[.$AO84])+[.P$102]*[.$AO84]" office:value-type="float" office:value="58.0094601937065" calcext:value-type="float">
            <text:p>58.0094601937065</text:p>
          </table:table-cell>
          <table:table-cell table:formula="of:=[.Q$2]*[.$AP84]+[.Q$102]*(1-ABS([.$AP84]))" office:value-type="float" office:value="-17.3136747136249" calcext:value-type="float">
            <text:p>-17.3136747136249</text:p>
          </table:table-cell>
          <table:table-cell table:formula="of:=[.R$2]*(1-[.$AO84])+[.R$102]*[.$AO84]" office:value-type="float" office:value="58.0094601937065" calcext:value-type="float">
            <text:p>58.0094601937065</text:p>
          </table:table-cell>
          <table:table-cell table:formula="of:=[.S$2]*[.$AP84]+[.S$102]*(1-ABS([.$AP84]))" office:value-type="float" office:value="-57.3373182102044" calcext:value-type="float">
            <text:p>-57.3373182102044</text:p>
          </table:table-cell>
          <table:table-cell table:formula="of:=[.T$2]*(1-[.$AO84])+[.T$102]*[.$AO84]" office:value-type="float" office:value="74.0283805811194" calcext:value-type="float">
            <text:p>74.0283805811194</text:p>
          </table:table-cell>
          <table:table-cell table:formula="of:=[.U$2]*[.$AP84]+[.U$102]*(1-ABS([.$AP84]))" office:value-type="float" office:value="-57.3373182102044" calcext:value-type="float">
            <text:p>-57.3373182102044</text:p>
          </table:table-cell>
          <table:table-cell table:formula="of:=[.V$2]*(1-[.$AO84])+[.V$102]*[.$AO84]" office:value-type="float" office:value="116.018920387413" calcext:value-type="float">
            <text:p>116.018920387413</text:p>
          </table:table-cell>
          <table:table-cell table:formula="of:=[.W$2]*[.$AP84]+[.W$102]*(1-ABS([.$AP84]))" office:value-type="float" office:value="0" calcext:value-type="float">
            <text:p>0</text:p>
          </table:table-cell>
          <table:table-cell table:formula="of:=[.X$2]*(1-[.$AO84])+[.X$102]*[.$AO84]" office:value-type="float" office:value="132.037840774826" calcext:value-type="float">
            <text:p>132.037840774826</text:p>
          </table:table-cell>
          <table:table-cell table:formula="of:=[.Y$2]*[.$AP84]+[.Y$102]*(1-ABS([.$AP84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83]+0.01" office:value-type="float" office:value="0.82" calcext:value-type="float">
            <text:p>0.82</text:p>
          </table:table-cell>
          <table:table-cell table:formula="of:=0.5+([.AM84]-0.5)^3*4" office:value-type="float" office:value="0.631072000000001" calcext:value-type="float">
            <text:p>0.631072000000001</text:p>
          </table:table-cell>
          <table:table-cell table:formula="of:=(1-COS([.AN84]*2*PI()))/2" office:value-type="float" office:value="0.839810796125871" calcext:value-type="float">
            <text:p>0.839810796125871</text:p>
          </table:table-cell>
          <table:table-cell table:formula="of:=COS([.AN84]*PI())" office:value-type="float" office:value="-0.400236434965795" calcext:value-type="float">
            <text:p>-0.400236434965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85])+[.F$102]*[.$AO85]" office:value-type="float" office:value="0" calcext:value-type="float">
            <text:p>0</text:p>
          </table:table-cell>
          <table:table-cell table:formula="of:=[.G$2]*[.$AP85]+[.G$102]*(1-ABS([.$AP85]))" office:value-type="float" office:value="0" calcext:value-type="float">
            <text:p>0</text:p>
          </table:table-cell>
          <table:table-cell table:formula="of:=[.H$2]*(1-[.$AO85])+[.H$102]*[.$AO85]" office:value-type="float" office:value="19.0448091077724" calcext:value-type="float">
            <text:p>19.0448091077724</text:p>
          </table:table-cell>
          <table:table-cell table:formula="of:=[.I$2]*[.$AP85]+[.I$102]*(1-ABS([.$AP85]))" office:value-type="float" office:value="0" calcext:value-type="float">
            <text:p>0</text:p>
          </table:table-cell>
          <table:table-cell table:formula="of:=[.J$2]*(1-[.$AO85])+[.J$102]*[.$AO85]" office:value-type="float" office:value="59.5224045538862" calcext:value-type="float">
            <text:p>59.5224045538862</text:p>
          </table:table-cell>
          <table:table-cell table:formula="of:=[.K$2]*[.$AP85]+[.K$102]*(1-ABS([.$AP85]))" office:value-type="float" office:value="59.9099781792745" calcext:value-type="float">
            <text:p>59.9099781792745</text:p>
          </table:table-cell>
          <table:table-cell table:formula="of:=[.L$2]*(1-[.$AO85])+[.L$102]*[.$AO85]" office:value-type="float" office:value="78.5672136616586" calcext:value-type="float">
            <text:p>78.5672136616586</text:p>
          </table:table-cell>
          <table:table-cell table:formula="of:=[.M$2]*[.$AP85]+[.M$102]*(1-ABS([.$AP85]))" office:value-type="float" office:value="59.9099781792745" calcext:value-type="float">
            <text:p>59.9099781792745</text:p>
          </table:table-cell>
          <table:table-cell table:formula="of:=[.N$2]*(1-[.$AO85])+[.N$102]*[.$AO85]" office:value-type="float" office:value="78.5672136616586" calcext:value-type="float">
            <text:p>78.5672136616586</text:p>
          </table:table-cell>
          <table:table-cell table:formula="of:=[.O$2]*[.$AP85]+[.O$102]*(1-ABS([.$AP85]))" office:value-type="float" office:value="16.2696194413214" calcext:value-type="float">
            <text:p>16.2696194413214</text:p>
          </table:table-cell>
          <table:table-cell table:formula="of:=[.P$2]*(1-[.$AO85])+[.P$102]*[.$AO85]" office:value-type="float" office:value="59.5224045538862" calcext:value-type="float">
            <text:p>59.5224045538862</text:p>
          </table:table-cell>
          <table:table-cell table:formula="of:=[.Q$2]*[.$AP85]+[.Q$102]*(1-ABS([.$AP85]))" office:value-type="float" office:value="-16.2696194413214" calcext:value-type="float">
            <text:p>-16.2696194413214</text:p>
          </table:table-cell>
          <table:table-cell table:formula="of:=[.R$2]*(1-[.$AO85])+[.R$102]*[.$AO85]" office:value-type="float" office:value="59.5224045538862" calcext:value-type="float">
            <text:p>59.5224045538862</text:p>
          </table:table-cell>
          <table:table-cell table:formula="of:=[.S$2]*[.$AP85]+[.S$102]*(1-ABS([.$AP85]))" office:value-type="float" office:value="-59.9099781792745" calcext:value-type="float">
            <text:p>-59.9099781792745</text:p>
          </table:table-cell>
          <table:table-cell table:formula="of:=[.T$2]*(1-[.$AO85])+[.T$102]*[.$AO85]" office:value-type="float" office:value="78.5672136616586" calcext:value-type="float">
            <text:p>78.5672136616586</text:p>
          </table:table-cell>
          <table:table-cell table:formula="of:=[.U$2]*[.$AP85]+[.U$102]*(1-ABS([.$AP85]))" office:value-type="float" office:value="-59.9099781792745" calcext:value-type="float">
            <text:p>-59.9099781792745</text:p>
          </table:table-cell>
          <table:table-cell table:formula="of:=[.V$2]*(1-[.$AO85])+[.V$102]*[.$AO85]" office:value-type="float" office:value="119.044809107772" calcext:value-type="float">
            <text:p>119.044809107772</text:p>
          </table:table-cell>
          <table:table-cell table:formula="of:=[.W$2]*[.$AP85]+[.W$102]*(1-ABS([.$AP85]))" office:value-type="float" office:value="0" calcext:value-type="float">
            <text:p>0</text:p>
          </table:table-cell>
          <table:table-cell table:formula="of:=[.X$2]*(1-[.$AO85])+[.X$102]*[.$AO85]" office:value-type="float" office:value="138.089618215545" calcext:value-type="float">
            <text:p>138.089618215545</text:p>
          </table:table-cell>
          <table:table-cell table:formula="of:=[.Y$2]*[.$AP85]+[.Y$102]*(1-ABS([.$AP85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84]+0.01" office:value-type="float" office:value="0.83" calcext:value-type="float">
            <text:p>0.83</text:p>
          </table:table-cell>
          <table:table-cell table:formula="of:=0.5+([.AM85]-0.5)^3*4" office:value-type="float" office:value="0.643748000000001" calcext:value-type="float">
            <text:p>0.643748000000001</text:p>
          </table:table-cell>
          <table:table-cell table:formula="of:=(1-COS([.AN85]*2*PI()))/2" office:value-type="float" office:value="0.809551908922276" calcext:value-type="float">
            <text:p>0.809551908922276</text:p>
          </table:table-cell>
          <table:table-cell table:formula="of:=COS([.AN85]*PI())" office:value-type="float" office:value="-0.436403587379531" calcext:value-type="float">
            <text:p>-0.4364035873795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86])+[.F$102]*[.$AO86]" office:value-type="float" office:value="0" calcext:value-type="float">
            <text:p>0</text:p>
          </table:table-cell>
          <table:table-cell table:formula="of:=[.G$2]*[.$AP86]+[.G$102]*(1-ABS([.$AP86]))" office:value-type="float" office:value="0" calcext:value-type="float">
            <text:p>0</text:p>
          </table:table-cell>
          <table:table-cell table:formula="of:=[.H$2]*(1-[.$AO86])+[.H$102]*[.$AO86]" office:value-type="float" office:value="22.474331082261" calcext:value-type="float">
            <text:p>22.474331082261</text:p>
          </table:table-cell>
          <table:table-cell table:formula="of:=[.I$2]*[.$AP86]+[.I$102]*(1-ABS([.$AP86]))" office:value-type="float" office:value="0" calcext:value-type="float">
            <text:p>0</text:p>
          </table:table-cell>
          <table:table-cell table:formula="of:=[.J$2]*(1-[.$AO86])+[.J$102]*[.$AO86]" office:value-type="float" office:value="61.2371655411305" calcext:value-type="float">
            <text:p>61.2371655411305</text:p>
          </table:table-cell>
          <table:table-cell table:formula="of:=[.K$2]*[.$AP86]+[.K$102]*(1-ABS([.$AP86]))" office:value-type="float" office:value="62.5893552410696" calcext:value-type="float">
            <text:p>62.5893552410696</text:p>
          </table:table-cell>
          <table:table-cell table:formula="of:=[.L$2]*(1-[.$AO86])+[.L$102]*[.$AO86]" office:value-type="float" office:value="83.7114966233915" calcext:value-type="float">
            <text:p>83.7114966233915</text:p>
          </table:table-cell>
          <table:table-cell table:formula="of:=[.M$2]*[.$AP86]+[.M$102]*(1-ABS([.$AP86]))" office:value-type="float" office:value="62.5893552410696" calcext:value-type="float">
            <text:p>62.5893552410696</text:p>
          </table:table-cell>
          <table:table-cell table:formula="of:=[.N$2]*(1-[.$AO86])+[.N$102]*[.$AO86]" office:value-type="float" office:value="83.7114966233915" calcext:value-type="float">
            <text:p>83.7114966233915</text:p>
          </table:table-cell>
          <table:table-cell table:formula="of:=[.O$2]*[.$AP86]+[.O$102]*(1-ABS([.$AP86]))" office:value-type="float" office:value="15.182255475042" calcext:value-type="float">
            <text:p>15.182255475042</text:p>
          </table:table-cell>
          <table:table-cell table:formula="of:=[.P$2]*(1-[.$AO86])+[.P$102]*[.$AO86]" office:value-type="float" office:value="61.2371655411305" calcext:value-type="float">
            <text:p>61.2371655411305</text:p>
          </table:table-cell>
          <table:table-cell table:formula="of:=[.Q$2]*[.$AP86]+[.Q$102]*(1-ABS([.$AP86]))" office:value-type="float" office:value="-15.182255475042" calcext:value-type="float">
            <text:p>-15.182255475042</text:p>
          </table:table-cell>
          <table:table-cell table:formula="of:=[.R$2]*(1-[.$AO86])+[.R$102]*[.$AO86]" office:value-type="float" office:value="61.2371655411305" calcext:value-type="float">
            <text:p>61.2371655411305</text:p>
          </table:table-cell>
          <table:table-cell table:formula="of:=[.S$2]*[.$AP86]+[.S$102]*(1-ABS([.$AP86]))" office:value-type="float" office:value="-62.5893552410696" calcext:value-type="float">
            <text:p>-62.5893552410696</text:p>
          </table:table-cell>
          <table:table-cell table:formula="of:=[.T$2]*(1-[.$AO86])+[.T$102]*[.$AO86]" office:value-type="float" office:value="83.7114966233915" calcext:value-type="float">
            <text:p>83.7114966233915</text:p>
          </table:table-cell>
          <table:table-cell table:formula="of:=[.U$2]*[.$AP86]+[.U$102]*(1-ABS([.$AP86]))" office:value-type="float" office:value="-62.5893552410696" calcext:value-type="float">
            <text:p>-62.5893552410696</text:p>
          </table:table-cell>
          <table:table-cell table:formula="of:=[.V$2]*(1-[.$AO86])+[.V$102]*[.$AO86]" office:value-type="float" office:value="122.474331082261" calcext:value-type="float">
            <text:p>122.474331082261</text:p>
          </table:table-cell>
          <table:table-cell table:formula="of:=[.W$2]*[.$AP86]+[.W$102]*(1-ABS([.$AP86]))" office:value-type="float" office:value="0" calcext:value-type="float">
            <text:p>0</text:p>
          </table:table-cell>
          <table:table-cell table:formula="of:=[.X$2]*(1-[.$AO86])+[.X$102]*[.$AO86]" office:value-type="float" office:value="144.948662164522" calcext:value-type="float">
            <text:p>144.948662164522</text:p>
          </table:table-cell>
          <table:table-cell table:formula="of:=[.Y$2]*[.$AP86]+[.Y$102]*(1-ABS([.$AP86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85]+0.01" office:value-type="float" office:value="0.84" calcext:value-type="float">
            <text:p>0.84</text:p>
          </table:table-cell>
          <table:table-cell table:formula="of:=0.5+([.AM86]-0.5)^3*4" office:value-type="float" office:value="0.657216000000001" calcext:value-type="float">
            <text:p>0.657216000000001</text:p>
          </table:table-cell>
          <table:table-cell table:formula="of:=(1-COS([.AN86]*2*PI()))/2" office:value-type="float" office:value="0.77525668917739" calcext:value-type="float">
            <text:p>0.77525668917739</text:p>
          </table:table-cell>
          <table:table-cell table:formula="of:=COS([.AN86]*PI())" office:value-type="float" office:value="-0.474070997660277" calcext:value-type="float">
            <text:p>-0.47407099766027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87])+[.F$102]*[.$AO87]" office:value-type="float" office:value="0" calcext:value-type="float">
            <text:p>0</text:p>
          </table:table-cell>
          <table:table-cell table:formula="of:=[.G$2]*[.$AP87]+[.G$102]*(1-ABS([.$AP87]))" office:value-type="float" office:value="0" calcext:value-type="float">
            <text:p>0</text:p>
          </table:table-cell>
          <table:table-cell table:formula="of:=[.H$2]*(1-[.$AO87])+[.H$102]*[.$AO87]" office:value-type="float" office:value="26.3263297793846" calcext:value-type="float">
            <text:p>26.3263297793846</text:p>
          </table:table-cell>
          <table:table-cell table:formula="of:=[.I$2]*[.$AP87]+[.I$102]*(1-ABS([.$AP87]))" office:value-type="float" office:value="0" calcext:value-type="float">
            <text:p>0</text:p>
          </table:table-cell>
          <table:table-cell table:formula="of:=[.J$2]*(1-[.$AO87])+[.J$102]*[.$AO87]" office:value-type="float" office:value="63.1631648896923" calcext:value-type="float">
            <text:p>63.1631648896923</text:p>
          </table:table-cell>
          <table:table-cell table:formula="of:=[.K$2]*[.$AP87]+[.K$102]*(1-ABS([.$AP87]))" office:value-type="float" office:value="65.3650095731619" calcext:value-type="float">
            <text:p>65.3650095731619</text:p>
          </table:table-cell>
          <table:table-cell table:formula="of:=[.L$2]*(1-[.$AO87])+[.L$102]*[.$AO87]" office:value-type="float" office:value="89.4894946690769" calcext:value-type="float">
            <text:p>89.4894946690769</text:p>
          </table:table-cell>
          <table:table-cell table:formula="of:=[.M$2]*[.$AP87]+[.M$102]*(1-ABS([.$AP87]))" office:value-type="float" office:value="65.3650095731619" calcext:value-type="float">
            <text:p>65.3650095731619</text:p>
          </table:table-cell>
          <table:table-cell table:formula="of:=[.N$2]*(1-[.$AO87])+[.N$102]*[.$AO87]" office:value-type="float" office:value="89.4894946690769" calcext:value-type="float">
            <text:p>89.4894946690769</text:p>
          </table:table-cell>
          <table:table-cell table:formula="of:=[.O$2]*[.$AP87]+[.O$102]*(1-ABS([.$AP87]))" office:value-type="float" office:value="14.0558195782062" calcext:value-type="float">
            <text:p>14.0558195782062</text:p>
          </table:table-cell>
          <table:table-cell table:formula="of:=[.P$2]*(1-[.$AO87])+[.P$102]*[.$AO87]" office:value-type="float" office:value="63.1631648896923" calcext:value-type="float">
            <text:p>63.1631648896923</text:p>
          </table:table-cell>
          <table:table-cell table:formula="of:=[.Q$2]*[.$AP87]+[.Q$102]*(1-ABS([.$AP87]))" office:value-type="float" office:value="-14.0558195782062" calcext:value-type="float">
            <text:p>-14.0558195782062</text:p>
          </table:table-cell>
          <table:table-cell table:formula="of:=[.R$2]*(1-[.$AO87])+[.R$102]*[.$AO87]" office:value-type="float" office:value="63.1631648896923" calcext:value-type="float">
            <text:p>63.1631648896923</text:p>
          </table:table-cell>
          <table:table-cell table:formula="of:=[.S$2]*[.$AP87]+[.S$102]*(1-ABS([.$AP87]))" office:value-type="float" office:value="-65.3650095731619" calcext:value-type="float">
            <text:p>-65.3650095731619</text:p>
          </table:table-cell>
          <table:table-cell table:formula="of:=[.T$2]*(1-[.$AO87])+[.T$102]*[.$AO87]" office:value-type="float" office:value="89.4894946690769" calcext:value-type="float">
            <text:p>89.4894946690769</text:p>
          </table:table-cell>
          <table:table-cell table:formula="of:=[.U$2]*[.$AP87]+[.U$102]*(1-ABS([.$AP87]))" office:value-type="float" office:value="-65.3650095731619" calcext:value-type="float">
            <text:p>-65.3650095731619</text:p>
          </table:table-cell>
          <table:table-cell table:formula="of:=[.V$2]*(1-[.$AO87])+[.V$102]*[.$AO87]" office:value-type="float" office:value="126.326329779385" calcext:value-type="float">
            <text:p>126.326329779385</text:p>
          </table:table-cell>
          <table:table-cell table:formula="of:=[.W$2]*[.$AP87]+[.W$102]*(1-ABS([.$AP87]))" office:value-type="float" office:value="0" calcext:value-type="float">
            <text:p>0</text:p>
          </table:table-cell>
          <table:table-cell table:formula="of:=[.X$2]*(1-[.$AO87])+[.X$102]*[.$AO87]" office:value-type="float" office:value="152.652659558769" calcext:value-type="float">
            <text:p>152.652659558769</text:p>
          </table:table-cell>
          <table:table-cell table:formula="of:=[.Y$2]*[.$AP87]+[.Y$102]*(1-ABS([.$AP87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86]+0.01" office:value-type="float" office:value="0.850000000000001" calcext:value-type="float">
            <text:p>0.850000000000001</text:p>
          </table:table-cell>
          <table:table-cell table:formula="of:=0.5+([.AM87]-0.5)^3*4" office:value-type="float" office:value="0.671500000000001" calcext:value-type="float">
            <text:p>0.671500000000001</text:p>
          </table:table-cell>
          <table:table-cell table:formula="of:=(1-COS([.AN87]*2*PI()))/2" office:value-type="float" office:value="0.736736702206154" calcext:value-type="float">
            <text:p>0.736736702206154</text:p>
          </table:table-cell>
          <table:table-cell table:formula="of:=COS([.AN87]*PI())" office:value-type="float" office:value="-0.513091899949557" calcext:value-type="float">
            <text:p>-0.5130918999495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88])+[.F$102]*[.$AO88]" office:value-type="float" office:value="0" calcext:value-type="float">
            <text:p>0</text:p>
          </table:table-cell>
          <table:table-cell table:formula="of:=[.G$2]*[.$AP88]+[.G$102]*(1-ABS([.$AP88]))" office:value-type="float" office:value="0" calcext:value-type="float">
            <text:p>0</text:p>
          </table:table-cell>
          <table:table-cell table:formula="of:=[.H$2]*(1-[.$AO88])+[.H$102]*[.$AO88]" office:value-type="float" office:value="30.6118646015084" calcext:value-type="float">
            <text:p>30.6118646015084</text:p>
          </table:table-cell>
          <table:table-cell table:formula="of:=[.I$2]*[.$AP88]+[.I$102]*(1-ABS([.$AP88]))" office:value-type="float" office:value="0" calcext:value-type="float">
            <text:p>0</text:p>
          </table:table-cell>
          <table:table-cell table:formula="of:=[.J$2]*(1-[.$AO88])+[.J$102]*[.$AO88]" office:value-type="float" office:value="65.3059323007542" calcext:value-type="float">
            <text:p>65.3059323007542</text:p>
          </table:table-cell>
          <table:table-cell table:formula="of:=[.K$2]*[.$AP88]+[.K$102]*(1-ABS([.$AP88]))" office:value-type="float" office:value="68.2236823756102" calcext:value-type="float">
            <text:p>68.2236823756102</text:p>
          </table:table-cell>
          <table:table-cell table:formula="of:=[.L$2]*(1-[.$AO88])+[.L$102]*[.$AO88]" office:value-type="float" office:value="95.9177969022626" calcext:value-type="float">
            <text:p>95.9177969022626</text:p>
          </table:table-cell>
          <table:table-cell table:formula="of:=[.M$2]*[.$AP88]+[.M$102]*(1-ABS([.$AP88]))" office:value-type="float" office:value="68.2236823756102" calcext:value-type="float">
            <text:p>68.2236823756102</text:p>
          </table:table-cell>
          <table:table-cell table:formula="of:=[.N$2]*(1-[.$AO88])+[.N$102]*[.$AO88]" office:value-type="float" office:value="95.9177969022626" calcext:value-type="float">
            <text:p>95.9177969022626</text:p>
          </table:table-cell>
          <table:table-cell table:formula="of:=[.O$2]*[.$AP88]+[.O$102]*(1-ABS([.$AP88]))" office:value-type="float" office:value="12.8956925318535" calcext:value-type="float">
            <text:p>12.8956925318535</text:p>
          </table:table-cell>
          <table:table-cell table:formula="of:=[.P$2]*(1-[.$AO88])+[.P$102]*[.$AO88]" office:value-type="float" office:value="65.3059323007542" calcext:value-type="float">
            <text:p>65.3059323007542</text:p>
          </table:table-cell>
          <table:table-cell table:formula="of:=[.Q$2]*[.$AP88]+[.Q$102]*(1-ABS([.$AP88]))" office:value-type="float" office:value="-12.8956925318535" calcext:value-type="float">
            <text:p>-12.8956925318535</text:p>
          </table:table-cell>
          <table:table-cell table:formula="of:=[.R$2]*(1-[.$AO88])+[.R$102]*[.$AO88]" office:value-type="float" office:value="65.3059323007542" calcext:value-type="float">
            <text:p>65.3059323007542</text:p>
          </table:table-cell>
          <table:table-cell table:formula="of:=[.S$2]*[.$AP88]+[.S$102]*(1-ABS([.$AP88]))" office:value-type="float" office:value="-68.2236823756102" calcext:value-type="float">
            <text:p>-68.2236823756102</text:p>
          </table:table-cell>
          <table:table-cell table:formula="of:=[.T$2]*(1-[.$AO88])+[.T$102]*[.$AO88]" office:value-type="float" office:value="95.9177969022626" calcext:value-type="float">
            <text:p>95.9177969022626</text:p>
          </table:table-cell>
          <table:table-cell table:formula="of:=[.U$2]*[.$AP88]+[.U$102]*(1-ABS([.$AP88]))" office:value-type="float" office:value="-68.2236823756102" calcext:value-type="float">
            <text:p>-68.2236823756102</text:p>
          </table:table-cell>
          <table:table-cell table:formula="of:=[.V$2]*(1-[.$AO88])+[.V$102]*[.$AO88]" office:value-type="float" office:value="130.611864601508" calcext:value-type="float">
            <text:p>130.611864601508</text:p>
          </table:table-cell>
          <table:table-cell table:formula="of:=[.W$2]*[.$AP88]+[.W$102]*(1-ABS([.$AP88]))" office:value-type="float" office:value="0" calcext:value-type="float">
            <text:p>0</text:p>
          </table:table-cell>
          <table:table-cell table:formula="of:=[.X$2]*(1-[.$AO88])+[.X$102]*[.$AO88]" office:value-type="float" office:value="161.223729203017" calcext:value-type="float">
            <text:p>161.223729203017</text:p>
          </table:table-cell>
          <table:table-cell table:formula="of:=[.Y$2]*[.$AP88]+[.Y$102]*(1-ABS([.$AP88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87]+0.01" office:value-type="float" office:value="0.860000000000001" calcext:value-type="float">
            <text:p>0.860000000000001</text:p>
          </table:table-cell>
          <table:table-cell table:formula="of:=0.5+([.AM88]-0.5)^3*4" office:value-type="float" office:value="0.686624000000001" calcext:value-type="float">
            <text:p>0.686624000000001</text:p>
          </table:table-cell>
          <table:table-cell table:formula="of:=(1-COS([.AN88]*2*PI()))/2" office:value-type="float" office:value="0.693881353984916" calcext:value-type="float">
            <text:p>0.693881353984916</text:p>
          </table:table-cell>
          <table:table-cell table:formula="of:=COS([.AN88]*PI())" office:value-type="float" office:value="-0.553279898437567" calcext:value-type="float">
            <text:p>-0.5532798984375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89])+[.F$102]*[.$AO89]" office:value-type="float" office:value="0" calcext:value-type="float">
            <text:p>0</text:p>
          </table:table-cell>
          <table:table-cell table:formula="of:=[.G$2]*[.$AP89]+[.G$102]*(1-ABS([.$AP89]))" office:value-type="float" office:value="0" calcext:value-type="float">
            <text:p>0</text:p>
          </table:table-cell>
          <table:table-cell table:formula="of:=[.H$2]*(1-[.$AO89])+[.H$102]*[.$AO89]" office:value-type="float" office:value="35.3316177538682" calcext:value-type="float">
            <text:p>35.3316177538682</text:p>
          </table:table-cell>
          <table:table-cell table:formula="of:=[.I$2]*[.$AP89]+[.I$102]*(1-ABS([.$AP89]))" office:value-type="float" office:value="0" calcext:value-type="float">
            <text:p>0</text:p>
          </table:table-cell>
          <table:table-cell table:formula="of:=[.J$2]*(1-[.$AO89])+[.J$102]*[.$AO89]" office:value-type="float" office:value="67.6658088769341" calcext:value-type="float">
            <text:p>67.6658088769341</text:p>
          </table:table-cell>
          <table:table-cell table:formula="of:=[.K$2]*[.$AP89]+[.K$102]*(1-ABS([.$AP89]))" office:value-type="float" office:value="71.1489462590866" calcext:value-type="float">
            <text:p>71.1489462590866</text:p>
          </table:table-cell>
          <table:table-cell table:formula="of:=[.L$2]*(1-[.$AO89])+[.L$102]*[.$AO89]" office:value-type="float" office:value="102.997426630802" calcext:value-type="float">
            <text:p>102.997426630802</text:p>
          </table:table-cell>
          <table:table-cell table:formula="of:=[.M$2]*[.$AP89]+[.M$102]*(1-ABS([.$AP89]))" office:value-type="float" office:value="71.1489462590866" calcext:value-type="float">
            <text:p>71.1489462590866</text:p>
          </table:table-cell>
          <table:table-cell table:formula="of:=[.N$2]*(1-[.$AO89])+[.N$102]*[.$AO89]" office:value-type="float" office:value="102.997426630802" calcext:value-type="float">
            <text:p>102.997426630802</text:p>
          </table:table-cell>
          <table:table-cell table:formula="of:=[.O$2]*[.$AP89]+[.O$102]*(1-ABS([.$AP89]))" office:value-type="float" office:value="11.7085410166354" calcext:value-type="float">
            <text:p>11.7085410166354</text:p>
          </table:table-cell>
          <table:table-cell table:formula="of:=[.P$2]*(1-[.$AO89])+[.P$102]*[.$AO89]" office:value-type="float" office:value="67.6658088769341" calcext:value-type="float">
            <text:p>67.6658088769341</text:p>
          </table:table-cell>
          <table:table-cell table:formula="of:=[.Q$2]*[.$AP89]+[.Q$102]*(1-ABS([.$AP89]))" office:value-type="float" office:value="-11.7085410166354" calcext:value-type="float">
            <text:p>-11.7085410166354</text:p>
          </table:table-cell>
          <table:table-cell table:formula="of:=[.R$2]*(1-[.$AO89])+[.R$102]*[.$AO89]" office:value-type="float" office:value="67.6658088769341" calcext:value-type="float">
            <text:p>67.6658088769341</text:p>
          </table:table-cell>
          <table:table-cell table:formula="of:=[.S$2]*[.$AP89]+[.S$102]*(1-ABS([.$AP89]))" office:value-type="float" office:value="-71.1489462590866" calcext:value-type="float">
            <text:p>-71.1489462590866</text:p>
          </table:table-cell>
          <table:table-cell table:formula="of:=[.T$2]*(1-[.$AO89])+[.T$102]*[.$AO89]" office:value-type="float" office:value="102.997426630802" calcext:value-type="float">
            <text:p>102.997426630802</text:p>
          </table:table-cell>
          <table:table-cell table:formula="of:=[.U$2]*[.$AP89]+[.U$102]*(1-ABS([.$AP89]))" office:value-type="float" office:value="-71.1489462590866" calcext:value-type="float">
            <text:p>-71.1489462590866</text:p>
          </table:table-cell>
          <table:table-cell table:formula="of:=[.V$2]*(1-[.$AO89])+[.V$102]*[.$AO89]" office:value-type="float" office:value="135.331617753868" calcext:value-type="float">
            <text:p>135.331617753868</text:p>
          </table:table-cell>
          <table:table-cell table:formula="of:=[.W$2]*[.$AP89]+[.W$102]*(1-ABS([.$AP89]))" office:value-type="float" office:value="0" calcext:value-type="float">
            <text:p>0</text:p>
          </table:table-cell>
          <table:table-cell table:formula="of:=[.X$2]*(1-[.$AO89])+[.X$102]*[.$AO89]" office:value-type="float" office:value="170.663235507736" calcext:value-type="float">
            <text:p>170.663235507736</text:p>
          </table:table-cell>
          <table:table-cell table:formula="of:=[.Y$2]*[.$AP89]+[.Y$102]*(1-ABS([.$AP89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88]+0.01" office:value-type="float" office:value="0.87" calcext:value-type="float">
            <text:p>0.87</text:p>
          </table:table-cell>
          <table:table-cell table:formula="of:=0.5+([.AM89]-0.5)^3*4" office:value-type="float" office:value="0.702612000000001" calcext:value-type="float">
            <text:p>0.702612000000001</text:p>
          </table:table-cell>
          <table:table-cell table:formula="of:=(1-COS([.AN89]*2*PI()))/2" office:value-type="float" office:value="0.646683822461318" calcext:value-type="float">
            <text:p>0.646683822461318</text:p>
          </table:table-cell>
          <table:table-cell table:formula="of:=COS([.AN89]*PI())" office:value-type="float" office:value="-0.594404052424512" calcext:value-type="float">
            <text:p>-0.5944040524245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90])+[.F$102]*[.$AO90]" office:value-type="float" office:value="0" calcext:value-type="float">
            <text:p>0</text:p>
          </table:table-cell>
          <table:table-cell table:formula="of:=[.G$2]*[.$AP90]+[.G$102]*(1-ABS([.$AP90]))" office:value-type="float" office:value="0" calcext:value-type="float">
            <text:p>0</text:p>
          </table:table-cell>
          <table:table-cell table:formula="of:=[.H$2]*(1-[.$AO90])+[.H$102]*[.$AO90]" office:value-type="float" office:value="40.472982567347" calcext:value-type="float">
            <text:p>40.472982567347</text:p>
          </table:table-cell>
          <table:table-cell table:formula="of:=[.I$2]*[.$AP90]+[.I$102]*(1-ABS([.$AP90]))" office:value-type="float" office:value="0" calcext:value-type="float">
            <text:p>0</text:p>
          </table:table-cell>
          <table:table-cell table:formula="of:=[.J$2]*(1-[.$AO90])+[.J$102]*[.$AO90]" office:value-type="float" office:value="70.2364912836735" calcext:value-type="float">
            <text:p>70.2364912836735</text:p>
          </table:table-cell>
          <table:table-cell table:formula="of:=[.K$2]*[.$AP90]+[.K$102]*(1-ABS([.$AP90]))" office:value-type="float" office:value="74.120844057959" calcext:value-type="float">
            <text:p>74.120844057959</text:p>
          </table:table-cell>
          <table:table-cell table:formula="of:=[.L$2]*(1-[.$AO90])+[.L$102]*[.$AO90]" office:value-type="float" office:value="110.709473851021" calcext:value-type="float">
            <text:p>110.709473851021</text:p>
          </table:table-cell>
          <table:table-cell table:formula="of:=[.M$2]*[.$AP90]+[.M$102]*(1-ABS([.$AP90]))" office:value-type="float" office:value="74.120844057959" calcext:value-type="float">
            <text:p>74.120844057959</text:p>
          </table:table-cell>
          <table:table-cell table:formula="of:=[.N$2]*(1-[.$AO90])+[.N$102]*[.$AO90]" office:value-type="float" office:value="110.709473851021" calcext:value-type="float">
            <text:p>110.709473851021</text:p>
          </table:table-cell>
          <table:table-cell table:formula="of:=[.O$2]*[.$AP90]+[.O$102]*(1-ABS([.$AP90]))" office:value-type="float" office:value="10.5024641922731" calcext:value-type="float">
            <text:p>10.5024641922731</text:p>
          </table:table-cell>
          <table:table-cell table:formula="of:=[.P$2]*(1-[.$AO90])+[.P$102]*[.$AO90]" office:value-type="float" office:value="70.2364912836735" calcext:value-type="float">
            <text:p>70.2364912836735</text:p>
          </table:table-cell>
          <table:table-cell table:formula="of:=[.Q$2]*[.$AP90]+[.Q$102]*(1-ABS([.$AP90]))" office:value-type="float" office:value="-10.5024641922731" calcext:value-type="float">
            <text:p>-10.5024641922731</text:p>
          </table:table-cell>
          <table:table-cell table:formula="of:=[.R$2]*(1-[.$AO90])+[.R$102]*[.$AO90]" office:value-type="float" office:value="70.2364912836735" calcext:value-type="float">
            <text:p>70.2364912836735</text:p>
          </table:table-cell>
          <table:table-cell table:formula="of:=[.S$2]*[.$AP90]+[.S$102]*(1-ABS([.$AP90]))" office:value-type="float" office:value="-74.120844057959" calcext:value-type="float">
            <text:p>-74.120844057959</text:p>
          </table:table-cell>
          <table:table-cell table:formula="of:=[.T$2]*(1-[.$AO90])+[.T$102]*[.$AO90]" office:value-type="float" office:value="110.709473851021" calcext:value-type="float">
            <text:p>110.709473851021</text:p>
          </table:table-cell>
          <table:table-cell table:formula="of:=[.U$2]*[.$AP90]+[.U$102]*(1-ABS([.$AP90]))" office:value-type="float" office:value="-74.120844057959" calcext:value-type="float">
            <text:p>-74.120844057959</text:p>
          </table:table-cell>
          <table:table-cell table:formula="of:=[.V$2]*(1-[.$AO90])+[.V$102]*[.$AO90]" office:value-type="float" office:value="140.472982567347" calcext:value-type="float">
            <text:p>140.472982567347</text:p>
          </table:table-cell>
          <table:table-cell table:formula="of:=[.W$2]*[.$AP90]+[.W$102]*(1-ABS([.$AP90]))" office:value-type="float" office:value="0" calcext:value-type="float">
            <text:p>0</text:p>
          </table:table-cell>
          <table:table-cell table:formula="of:=[.X$2]*(1-[.$AO90])+[.X$102]*[.$AO90]" office:value-type="float" office:value="180.945965134694" calcext:value-type="float">
            <text:p>180.945965134694</text:p>
          </table:table-cell>
          <table:table-cell table:formula="of:=[.Y$2]*[.$AP90]+[.Y$102]*(1-ABS([.$AP90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89]+0.01" office:value-type="float" office:value="0.88" calcext:value-type="float">
            <text:p>0.88</text:p>
          </table:table-cell>
          <table:table-cell table:formula="of:=0.5+([.AM90]-0.5)^3*4" office:value-type="float" office:value="0.719488000000001" calcext:value-type="float">
            <text:p>0.719488000000001</text:p>
          </table:table-cell>
          <table:table-cell table:formula="of:=(1-COS([.AN90]*2*PI()))/2" office:value-type="float" office:value="0.59527017432653" calcext:value-type="float">
            <text:p>0.59527017432653</text:p>
          </table:table-cell>
          <table:table-cell table:formula="of:=COS([.AN90]*PI())" office:value-type="float" office:value="-0.636183798656858" calcext:value-type="float">
            <text:p>-0.63618379865685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91])+[.F$102]*[.$AO91]" office:value-type="float" office:value="0" calcext:value-type="float">
            <text:p>0</text:p>
          </table:table-cell>
          <table:table-cell table:formula="of:=[.G$2]*[.$AP91]+[.G$102]*(1-ABS([.$AP91]))" office:value-type="float" office:value="0" calcext:value-type="float">
            <text:p>0</text:p>
          </table:table-cell>
          <table:table-cell table:formula="of:=[.H$2]*(1-[.$AO91])+[.H$102]*[.$AO91]" office:value-type="float" office:value="46.0068943791482" calcext:value-type="float">
            <text:p>46.0068943791482</text:p>
          </table:table-cell>
          <table:table-cell table:formula="of:=[.I$2]*[.$AP91]+[.I$102]*(1-ABS([.$AP91]))" office:value-type="float" office:value="0" calcext:value-type="float">
            <text:p>0</text:p>
          </table:table-cell>
          <table:table-cell table:formula="of:=[.J$2]*(1-[.$AO91])+[.J$102]*[.$AO91]" office:value-type="float" office:value="73.0034471895741" calcext:value-type="float">
            <text:p>73.0034471895741</text:p>
          </table:table-cell>
          <table:table-cell table:formula="of:=[.K$2]*[.$AP91]+[.K$102]*(1-ABS([.$AP91]))" office:value-type="float" office:value="77.1155240001152" calcext:value-type="float">
            <text:p>77.1155240001152</text:p>
          </table:table-cell>
          <table:table-cell table:formula="of:=[.L$2]*(1-[.$AO91])+[.L$102]*[.$AO91]" office:value-type="float" office:value="119.010341568722" calcext:value-type="float">
            <text:p>119.010341568722</text:p>
          </table:table-cell>
          <table:table-cell table:formula="of:=[.M$2]*[.$AP91]+[.M$102]*(1-ABS([.$AP91]))" office:value-type="float" office:value="77.1155240001152" calcext:value-type="float">
            <text:p>77.1155240001152</text:p>
          </table:table-cell>
          <table:table-cell table:formula="of:=[.N$2]*(1-[.$AO91])+[.N$102]*[.$AO91]" office:value-type="float" office:value="119.010341568722" calcext:value-type="float">
            <text:p>119.010341568722</text:p>
          </table:table-cell>
          <table:table-cell table:formula="of:=[.O$2]*[.$AP91]+[.O$102]*(1-ABS([.$AP91]))" office:value-type="float" office:value="9.28714175555021" calcext:value-type="float">
            <text:p>9.28714175555021</text:p>
          </table:table-cell>
          <table:table-cell table:formula="of:=[.P$2]*(1-[.$AO91])+[.P$102]*[.$AO91]" office:value-type="float" office:value="73.0034471895741" calcext:value-type="float">
            <text:p>73.0034471895741</text:p>
          </table:table-cell>
          <table:table-cell table:formula="of:=[.Q$2]*[.$AP91]+[.Q$102]*(1-ABS([.$AP91]))" office:value-type="float" office:value="-9.28714175555021" calcext:value-type="float">
            <text:p>-9.28714175555021</text:p>
          </table:table-cell>
          <table:table-cell table:formula="of:=[.R$2]*(1-[.$AO91])+[.R$102]*[.$AO91]" office:value-type="float" office:value="73.0034471895741" calcext:value-type="float">
            <text:p>73.0034471895741</text:p>
          </table:table-cell>
          <table:table-cell table:formula="of:=[.S$2]*[.$AP91]+[.S$102]*(1-ABS([.$AP91]))" office:value-type="float" office:value="-77.1155240001152" calcext:value-type="float">
            <text:p>-77.1155240001152</text:p>
          </table:table-cell>
          <table:table-cell table:formula="of:=[.T$2]*(1-[.$AO91])+[.T$102]*[.$AO91]" office:value-type="float" office:value="119.010341568722" calcext:value-type="float">
            <text:p>119.010341568722</text:p>
          </table:table-cell>
          <table:table-cell table:formula="of:=[.U$2]*[.$AP91]+[.U$102]*(1-ABS([.$AP91]))" office:value-type="float" office:value="-77.1155240001152" calcext:value-type="float">
            <text:p>-77.1155240001152</text:p>
          </table:table-cell>
          <table:table-cell table:formula="of:=[.V$2]*(1-[.$AO91])+[.V$102]*[.$AO91]" office:value-type="float" office:value="146.006894379148" calcext:value-type="float">
            <text:p>146.006894379148</text:p>
          </table:table-cell>
          <table:table-cell table:formula="of:=[.W$2]*[.$AP91]+[.W$102]*(1-ABS([.$AP91]))" office:value-type="float" office:value="0" calcext:value-type="float">
            <text:p>0</text:p>
          </table:table-cell>
          <table:table-cell table:formula="of:=[.X$2]*(1-[.$AO91])+[.X$102]*[.$AO91]" office:value-type="float" office:value="192.013788758296" calcext:value-type="float">
            <text:p>192.013788758296</text:p>
          </table:table-cell>
          <table:table-cell table:formula="of:=[.Y$2]*[.$AP91]+[.Y$102]*(1-ABS([.$AP91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90]+0.01" office:value-type="float" office:value="0.890000000000001" calcext:value-type="float">
            <text:p>0.890000000000001</text:p>
          </table:table-cell>
          <table:table-cell table:formula="of:=0.5+([.AM91]-0.5)^3*4" office:value-type="float" office:value="0.737276000000001" calcext:value-type="float">
            <text:p>0.737276000000001</text:p>
          </table:table-cell>
          <table:table-cell table:formula="of:=(1-COS([.AN91]*2*PI()))/2" office:value-type="float" office:value="0.539931056208518" calcext:value-type="float">
            <text:p>0.539931056208518</text:p>
          </table:table-cell>
          <table:table-cell table:formula="of:=COS([.AN91]*PI())" office:value-type="float" office:value="-0.67828382244565" calcext:value-type="float">
            <text:p>-0.678283822445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92])+[.F$102]*[.$AO92]" office:value-type="float" office:value="0" calcext:value-type="float">
            <text:p>0</text:p>
          </table:table-cell>
          <table:table-cell table:formula="of:=[.G$2]*[.$AP92]+[.G$102]*(1-ABS([.$AP92]))" office:value-type="float" office:value="0" calcext:value-type="float">
            <text:p>0</text:p>
          </table:table-cell>
          <table:table-cell table:formula="of:=[.H$2]*(1-[.$AO92])+[.H$102]*[.$AO92]" office:value-type="float" office:value="51.8845091334971" calcext:value-type="float">
            <text:p>51.8845091334971</text:p>
          </table:table-cell>
          <table:table-cell table:formula="of:=[.I$2]*[.$AP92]+[.I$102]*(1-ABS([.$AP92]))" office:value-type="float" office:value="0" calcext:value-type="float">
            <text:p>0</text:p>
          </table:table-cell>
          <table:table-cell table:formula="of:=[.J$2]*(1-[.$AO92])+[.J$102]*[.$AO92]" office:value-type="float" office:value="75.9422545667485" calcext:value-type="float">
            <text:p>75.9422545667485</text:p>
          </table:table-cell>
          <table:table-cell table:formula="of:=[.K$2]*[.$AP92]+[.K$102]*(1-ABS([.$AP92]))" office:value-type="float" office:value="80.1048817128392" calcext:value-type="float">
            <text:p>80.1048817128392</text:p>
          </table:table-cell>
          <table:table-cell table:formula="of:=[.L$2]*(1-[.$AO92])+[.L$102]*[.$AO92]" office:value-type="float" office:value="127.826763700246" calcext:value-type="float">
            <text:p>127.826763700246</text:p>
          </table:table-cell>
          <table:table-cell table:formula="of:=[.M$2]*[.$AP92]+[.M$102]*(1-ABS([.$AP92]))" office:value-type="float" office:value="80.1048817128392" calcext:value-type="float">
            <text:p>80.1048817128392</text:p>
          </table:table-cell>
          <table:table-cell table:formula="of:=[.N$2]*(1-[.$AO92])+[.N$102]*[.$AO92]" office:value-type="float" office:value="127.826763700246" calcext:value-type="float">
            <text:p>127.826763700246</text:p>
          </table:table-cell>
          <table:table-cell table:formula="of:=[.O$2]*[.$AP92]+[.O$102]*(1-ABS([.$AP92]))" office:value-type="float" office:value="8.07397922404828" calcext:value-type="float">
            <text:p>8.07397922404828</text:p>
          </table:table-cell>
          <table:table-cell table:formula="of:=[.P$2]*(1-[.$AO92])+[.P$102]*[.$AO92]" office:value-type="float" office:value="75.9422545667485" calcext:value-type="float">
            <text:p>75.9422545667485</text:p>
          </table:table-cell>
          <table:table-cell table:formula="of:=[.Q$2]*[.$AP92]+[.Q$102]*(1-ABS([.$AP92]))" office:value-type="float" office:value="-8.07397922404828" calcext:value-type="float">
            <text:p>-8.07397922404828</text:p>
          </table:table-cell>
          <table:table-cell table:formula="of:=[.R$2]*(1-[.$AO92])+[.R$102]*[.$AO92]" office:value-type="float" office:value="75.9422545667485" calcext:value-type="float">
            <text:p>75.9422545667485</text:p>
          </table:table-cell>
          <table:table-cell table:formula="of:=[.S$2]*[.$AP92]+[.S$102]*(1-ABS([.$AP92]))" office:value-type="float" office:value="-80.1048817128392" calcext:value-type="float">
            <text:p>-80.1048817128392</text:p>
          </table:table-cell>
          <table:table-cell table:formula="of:=[.T$2]*(1-[.$AO92])+[.T$102]*[.$AO92]" office:value-type="float" office:value="127.826763700246" calcext:value-type="float">
            <text:p>127.826763700246</text:p>
          </table:table-cell>
          <table:table-cell table:formula="of:=[.U$2]*[.$AP92]+[.U$102]*(1-ABS([.$AP92]))" office:value-type="float" office:value="-80.1048817128392" calcext:value-type="float">
            <text:p>-80.1048817128392</text:p>
          </table:table-cell>
          <table:table-cell table:formula="of:=[.V$2]*(1-[.$AO92])+[.V$102]*[.$AO92]" office:value-type="float" office:value="151.884509133497" calcext:value-type="float">
            <text:p>151.884509133497</text:p>
          </table:table-cell>
          <table:table-cell table:formula="of:=[.W$2]*[.$AP92]+[.W$102]*(1-ABS([.$AP92]))" office:value-type="float" office:value="0" calcext:value-type="float">
            <text:p>0</text:p>
          </table:table-cell>
          <table:table-cell table:formula="of:=[.X$2]*(1-[.$AO92])+[.X$102]*[.$AO92]" office:value-type="float" office:value="203.769018266994" calcext:value-type="float">
            <text:p>203.769018266994</text:p>
          </table:table-cell>
          <table:table-cell table:formula="of:=[.Y$2]*[.$AP92]+[.Y$102]*(1-ABS([.$AP92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91]+0.01" office:value-type="float" office:value="0.900000000000001" calcext:value-type="float">
            <text:p>0.900000000000001</text:p>
          </table:table-cell>
          <table:table-cell table:formula="of:=0.5+([.AM92]-0.5)^3*4" office:value-type="float" office:value="0.756000000000001" calcext:value-type="float">
            <text:p>0.756000000000001</text:p>
          </table:table-cell>
          <table:table-cell table:formula="of:=(1-COS([.AN92]*2*PI()))/2" office:value-type="float" office:value="0.481154908665029" calcext:value-type="float">
            <text:p>0.481154908665029</text:p>
          </table:table-cell>
          <table:table-cell table:formula="of:=COS([.AN92]*PI())" office:value-type="float" office:value="-0.720309024887909" calcext:value-type="float">
            <text:p>-0.72030902488790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93])+[.F$102]*[.$AO93]" office:value-type="float" office:value="0" calcext:value-type="float">
            <text:p>0</text:p>
          </table:table-cell>
          <table:table-cell table:formula="of:=[.G$2]*[.$AP93]+[.G$102]*(1-ABS([.$AP93]))" office:value-type="float" office:value="0" calcext:value-type="float">
            <text:p>0</text:p>
          </table:table-cell>
          <table:table-cell table:formula="of:=[.H$2]*(1-[.$AO93])+[.H$102]*[.$AO93]" office:value-type="float" office:value="58.0338897116631" calcext:value-type="float">
            <text:p>58.0338897116631</text:p>
          </table:table-cell>
          <table:table-cell table:formula="of:=[.I$2]*[.$AP93]+[.I$102]*(1-ABS([.$AP93]))" office:value-type="float" office:value="0" calcext:value-type="float">
            <text:p>0</text:p>
          </table:table-cell>
          <table:table-cell table:formula="of:=[.J$2]*(1-[.$AO93])+[.J$102]*[.$AO93]" office:value-type="float" office:value="79.0169448558315" calcext:value-type="float">
            <text:p>79.0169448558315</text:p>
          </table:table-cell>
          <table:table-cell table:formula="of:=[.K$2]*[.$AP93]+[.K$102]*(1-ABS([.$AP93]))" office:value-type="float" office:value="83.0562224917598" calcext:value-type="float">
            <text:p>83.0562224917598</text:p>
          </table:table-cell>
          <table:table-cell table:formula="of:=[.L$2]*(1-[.$AO93])+[.L$102]*[.$AO93]" office:value-type="float" office:value="137.050834567495" calcext:value-type="float">
            <text:p>137.050834567495</text:p>
          </table:table-cell>
          <table:table-cell table:formula="of:=[.M$2]*[.$AP93]+[.M$102]*(1-ABS([.$AP93]))" office:value-type="float" office:value="83.0562224917598" calcext:value-type="float">
            <text:p>83.0562224917598</text:p>
          </table:table-cell>
          <table:table-cell table:formula="of:=[.N$2]*(1-[.$AO93])+[.N$102]*[.$AO93]" office:value-type="float" office:value="137.050834567495" calcext:value-type="float">
            <text:p>137.050834567495</text:p>
          </table:table-cell>
          <table:table-cell table:formula="of:=[.O$2]*[.$AP93]+[.O$102]*(1-ABS([.$AP93]))" office:value-type="float" office:value="6.87624499657858" calcext:value-type="float">
            <text:p>6.87624499657858</text:p>
          </table:table-cell>
          <table:table-cell table:formula="of:=[.P$2]*(1-[.$AO93])+[.P$102]*[.$AO93]" office:value-type="float" office:value="79.0169448558315" calcext:value-type="float">
            <text:p>79.0169448558315</text:p>
          </table:table-cell>
          <table:table-cell table:formula="of:=[.Q$2]*[.$AP93]+[.Q$102]*(1-ABS([.$AP93]))" office:value-type="float" office:value="-6.87624499657858" calcext:value-type="float">
            <text:p>-6.87624499657858</text:p>
          </table:table-cell>
          <table:table-cell table:formula="of:=[.R$2]*(1-[.$AO93])+[.R$102]*[.$AO93]" office:value-type="float" office:value="79.0169448558315" calcext:value-type="float">
            <text:p>79.0169448558315</text:p>
          </table:table-cell>
          <table:table-cell table:formula="of:=[.S$2]*[.$AP93]+[.S$102]*(1-ABS([.$AP93]))" office:value-type="float" office:value="-83.0562224917598" calcext:value-type="float">
            <text:p>-83.0562224917598</text:p>
          </table:table-cell>
          <table:table-cell table:formula="of:=[.T$2]*(1-[.$AO93])+[.T$102]*[.$AO93]" office:value-type="float" office:value="137.050834567495" calcext:value-type="float">
            <text:p>137.050834567495</text:p>
          </table:table-cell>
          <table:table-cell table:formula="of:=[.U$2]*[.$AP93]+[.U$102]*(1-ABS([.$AP93]))" office:value-type="float" office:value="-83.0562224917598" calcext:value-type="float">
            <text:p>-83.0562224917598</text:p>
          </table:table-cell>
          <table:table-cell table:formula="of:=[.V$2]*(1-[.$AO93])+[.V$102]*[.$AO93]" office:value-type="float" office:value="158.033889711663" calcext:value-type="float">
            <text:p>158.033889711663</text:p>
          </table:table-cell>
          <table:table-cell table:formula="of:=[.W$2]*[.$AP93]+[.W$102]*(1-ABS([.$AP93]))" office:value-type="float" office:value="0" calcext:value-type="float">
            <text:p>0</text:p>
          </table:table-cell>
          <table:table-cell table:formula="of:=[.X$2]*(1-[.$AO93])+[.X$102]*[.$AO93]" office:value-type="float" office:value="216.067779423326" calcext:value-type="float">
            <text:p>216.067779423326</text:p>
          </table:table-cell>
          <table:table-cell table:formula="of:=[.Y$2]*[.$AP93]+[.Y$102]*(1-ABS([.$AP93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92]+0.01" office:value-type="float" office:value="0.910000000000001" calcext:value-type="float">
            <text:p>0.910000000000001</text:p>
          </table:table-cell>
          <table:table-cell table:formula="of:=0.5+([.AM93]-0.5)^3*4" office:value-type="float" office:value="0.775684000000001" calcext:value-type="float">
            <text:p>0.775684000000001</text:p>
          </table:table-cell>
          <table:table-cell table:formula="of:=(1-COS([.AN93]*2*PI()))/2" office:value-type="float" office:value="0.419661102883369" calcext:value-type="float">
            <text:p>0.419661102883369</text:p>
          </table:table-cell>
          <table:table-cell table:formula="of:=COS([.AN93]*PI())" office:value-type="float" office:value="-0.761799774951812" calcext:value-type="float">
            <text:p>-0.76179977495181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94])+[.F$102]*[.$AO94]" office:value-type="float" office:value="0" calcext:value-type="float">
            <text:p>0</text:p>
          </table:table-cell>
          <table:table-cell table:formula="of:=[.G$2]*[.$AP94]+[.G$102]*(1-ABS([.$AP94]))" office:value-type="float" office:value="0" calcext:value-type="float">
            <text:p>0</text:p>
          </table:table-cell>
          <table:table-cell table:formula="of:=[.H$2]*(1-[.$AO94])+[.H$102]*[.$AO94]" office:value-type="float" office:value="64.3569254149403" calcext:value-type="float">
            <text:p>64.3569254149403</text:p>
          </table:table-cell>
          <table:table-cell table:formula="of:=[.I$2]*[.$AP94]+[.I$102]*(1-ABS([.$AP94]))" office:value-type="float" office:value="0" calcext:value-type="float">
            <text:p>0</text:p>
          </table:table-cell>
          <table:table-cell table:formula="of:=[.J$2]*(1-[.$AO94])+[.J$102]*[.$AO94]" office:value-type="float" office:value="82.1784627074701" calcext:value-type="float">
            <text:p>82.1784627074701</text:p>
          </table:table-cell>
          <table:table-cell table:formula="of:=[.K$2]*[.$AP94]+[.K$102]*(1-ABS([.$AP94]))" office:value-type="float" office:value="85.9319606068145" calcext:value-type="float">
            <text:p>85.9319606068145</text:p>
          </table:table-cell>
          <table:table-cell table:formula="of:=[.L$2]*(1-[.$AO94])+[.L$102]*[.$AO94]" office:value-type="float" office:value="146.53538812241" calcext:value-type="float">
            <text:p>146.53538812241</text:p>
          </table:table-cell>
          <table:table-cell table:formula="of:=[.M$2]*[.$AP94]+[.M$102]*(1-ABS([.$AP94]))" office:value-type="float" office:value="85.9319606068145" calcext:value-type="float">
            <text:p>85.9319606068145</text:p>
          </table:table-cell>
          <table:table-cell table:formula="of:=[.N$2]*(1-[.$AO94])+[.N$102]*[.$AO94]" office:value-type="float" office:value="146.53538812241" calcext:value-type="float">
            <text:p>146.53538812241</text:p>
          </table:table-cell>
          <table:table-cell table:formula="of:=[.O$2]*[.$AP94]+[.O$102]*(1-ABS([.$AP94]))" office:value-type="float" office:value="5.70919238298645" calcext:value-type="float">
            <text:p>5.70919238298645</text:p>
          </table:table-cell>
          <table:table-cell table:formula="of:=[.P$2]*(1-[.$AO94])+[.P$102]*[.$AO94]" office:value-type="float" office:value="82.1784627074701" calcext:value-type="float">
            <text:p>82.1784627074701</text:p>
          </table:table-cell>
          <table:table-cell table:formula="of:=[.Q$2]*[.$AP94]+[.Q$102]*(1-ABS([.$AP94]))" office:value-type="float" office:value="-5.70919238298645" calcext:value-type="float">
            <text:p>-5.70919238298645</text:p>
          </table:table-cell>
          <table:table-cell table:formula="of:=[.R$2]*(1-[.$AO94])+[.R$102]*[.$AO94]" office:value-type="float" office:value="82.1784627074701" calcext:value-type="float">
            <text:p>82.1784627074701</text:p>
          </table:table-cell>
          <table:table-cell table:formula="of:=[.S$2]*[.$AP94]+[.S$102]*(1-ABS([.$AP94]))" office:value-type="float" office:value="-85.9319606068145" calcext:value-type="float">
            <text:p>-85.9319606068145</text:p>
          </table:table-cell>
          <table:table-cell table:formula="of:=[.T$2]*(1-[.$AO94])+[.T$102]*[.$AO94]" office:value-type="float" office:value="146.53538812241" calcext:value-type="float">
            <text:p>146.53538812241</text:p>
          </table:table-cell>
          <table:table-cell table:formula="of:=[.U$2]*[.$AP94]+[.U$102]*(1-ABS([.$AP94]))" office:value-type="float" office:value="-85.9319606068145" calcext:value-type="float">
            <text:p>-85.9319606068145</text:p>
          </table:table-cell>
          <table:table-cell table:formula="of:=[.V$2]*(1-[.$AO94])+[.V$102]*[.$AO94]" office:value-type="float" office:value="164.35692541494" calcext:value-type="float">
            <text:p>164.35692541494</text:p>
          </table:table-cell>
          <table:table-cell table:formula="of:=[.W$2]*[.$AP94]+[.W$102]*(1-ABS([.$AP94]))" office:value-type="float" office:value="0" calcext:value-type="float">
            <text:p>0</text:p>
          </table:table-cell>
          <table:table-cell table:formula="of:=[.X$2]*(1-[.$AO94])+[.X$102]*[.$AO94]" office:value-type="float" office:value="228.713850829881" calcext:value-type="float">
            <text:p>228.713850829881</text:p>
          </table:table-cell>
          <table:table-cell table:formula="of:=[.Y$2]*[.$AP94]+[.Y$102]*(1-ABS([.$AP94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93]+0.01" office:value-type="float" office:value="0.92" calcext:value-type="float">
            <text:p>0.92</text:p>
          </table:table-cell>
          <table:table-cell table:formula="of:=0.5+([.AM94]-0.5)^3*4" office:value-type="float" office:value="0.796352000000001" calcext:value-type="float">
            <text:p>0.796352000000001</text:p>
          </table:table-cell>
          <table:table-cell table:formula="of:=(1-COS([.AN94]*2*PI()))/2" office:value-type="float" office:value="0.356430745850597" calcext:value-type="float">
            <text:p>0.356430745850597</text:p>
          </table:table-cell>
          <table:table-cell table:formula="of:=COS([.AN94]*PI())" office:value-type="float" office:value="-0.80222768223828" calcext:value-type="float">
            <text:p>-0.8022276822382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95])+[.F$102]*[.$AO95]" office:value-type="float" office:value="0" calcext:value-type="float">
            <text:p>0</text:p>
          </table:table-cell>
          <table:table-cell table:formula="of:=[.G$2]*[.$AP95]+[.G$102]*(1-ABS([.$AP95]))" office:value-type="float" office:value="0" calcext:value-type="float">
            <text:p>0</text:p>
          </table:table-cell>
          <table:table-cell table:formula="of:=[.H$2]*(1-[.$AO95])+[.H$102]*[.$AO95]" office:value-type="float" office:value="70.7267844392372" calcext:value-type="float">
            <text:p>70.7267844392372</text:p>
          </table:table-cell>
          <table:table-cell table:formula="of:=[.I$2]*[.$AP95]+[.I$102]*(1-ABS([.$AP95]))" office:value-type="float" office:value="0" calcext:value-type="float">
            <text:p>0</text:p>
          </table:table-cell>
          <table:table-cell table:formula="of:=[.J$2]*(1-[.$AO95])+[.J$102]*[.$AO95]" office:value-type="float" office:value="85.3633922196186" calcext:value-type="float">
            <text:p>85.3633922196186</text:p>
          </table:table-cell>
          <table:table-cell table:formula="of:=[.K$2]*[.$AP95]+[.K$102]*(1-ABS([.$AP95]))" office:value-type="float" office:value="88.6893761411349" calcext:value-type="float">
            <text:p>88.6893761411349</text:p>
          </table:table-cell>
          <table:table-cell table:formula="of:=[.L$2]*(1-[.$AO95])+[.L$102]*[.$AO95]" office:value-type="float" office:value="156.090176658856" calcext:value-type="float">
            <text:p>156.090176658856</text:p>
          </table:table-cell>
          <table:table-cell table:formula="of:=[.M$2]*[.$AP95]+[.M$102]*(1-ABS([.$AP95]))" office:value-type="float" office:value="88.6893761411349" calcext:value-type="float">
            <text:p>88.6893761411349</text:p>
          </table:table-cell>
          <table:table-cell table:formula="of:=[.N$2]*(1-[.$AO95])+[.N$102]*[.$AO95]" office:value-type="float" office:value="156.090176658856" calcext:value-type="float">
            <text:p>156.090176658856</text:p>
          </table:table-cell>
          <table:table-cell table:formula="of:=[.O$2]*[.$AP95]+[.O$102]*(1-ABS([.$AP95]))" office:value-type="float" office:value="4.59015828553459" calcext:value-type="float">
            <text:p>4.59015828553459</text:p>
          </table:table-cell>
          <table:table-cell table:formula="of:=[.P$2]*(1-[.$AO95])+[.P$102]*[.$AO95]" office:value-type="float" office:value="85.3633922196186" calcext:value-type="float">
            <text:p>85.3633922196186</text:p>
          </table:table-cell>
          <table:table-cell table:formula="of:=[.Q$2]*[.$AP95]+[.Q$102]*(1-ABS([.$AP95]))" office:value-type="float" office:value="-4.59015828553459" calcext:value-type="float">
            <text:p>-4.59015828553459</text:p>
          </table:table-cell>
          <table:table-cell table:formula="of:=[.R$2]*(1-[.$AO95])+[.R$102]*[.$AO95]" office:value-type="float" office:value="85.3633922196186" calcext:value-type="float">
            <text:p>85.3633922196186</text:p>
          </table:table-cell>
          <table:table-cell table:formula="of:=[.S$2]*[.$AP95]+[.S$102]*(1-ABS([.$AP95]))" office:value-type="float" office:value="-88.6893761411349" calcext:value-type="float">
            <text:p>-88.6893761411349</text:p>
          </table:table-cell>
          <table:table-cell table:formula="of:=[.T$2]*(1-[.$AO95])+[.T$102]*[.$AO95]" office:value-type="float" office:value="156.090176658856" calcext:value-type="float">
            <text:p>156.090176658856</text:p>
          </table:table-cell>
          <table:table-cell table:formula="of:=[.U$2]*[.$AP95]+[.U$102]*(1-ABS([.$AP95]))" office:value-type="float" office:value="-88.6893761411349" calcext:value-type="float">
            <text:p>-88.6893761411349</text:p>
          </table:table-cell>
          <table:table-cell table:formula="of:=[.V$2]*(1-[.$AO95])+[.V$102]*[.$AO95]" office:value-type="float" office:value="170.726784439237" calcext:value-type="float">
            <text:p>170.726784439237</text:p>
          </table:table-cell>
          <table:table-cell table:formula="of:=[.W$2]*[.$AP95]+[.W$102]*(1-ABS([.$AP95]))" office:value-type="float" office:value="0" calcext:value-type="float">
            <text:p>0</text:p>
          </table:table-cell>
          <table:table-cell table:formula="of:=[.X$2]*(1-[.$AO95])+[.X$102]*[.$AO95]" office:value-type="float" office:value="241.453568878474" calcext:value-type="float">
            <text:p>241.453568878474</text:p>
          </table:table-cell>
          <table:table-cell table:formula="of:=[.Y$2]*[.$AP95]+[.Y$102]*(1-ABS([.$AP95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94]+0.01" office:value-type="float" office:value="0.930000000000001" calcext:value-type="float">
            <text:p>0.930000000000001</text:p>
          </table:table-cell>
          <table:table-cell table:formula="of:=0.5+([.AM95]-0.5)^3*4" office:value-type="float" office:value="0.818028000000001" calcext:value-type="float">
            <text:p>0.818028000000001</text:p>
          </table:table-cell>
          <table:table-cell table:formula="of:=(1-COS([.AN95]*2*PI()))/2" office:value-type="float" office:value="0.292732155607628" calcext:value-type="float">
            <text:p>0.292732155607628</text:p>
          </table:table-cell>
          <table:table-cell table:formula="of:=COS([.AN95]*PI())" office:value-type="float" office:value="-0.840992178556003" calcext:value-type="float">
            <text:p>-0.84099217855600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96])+[.F$102]*[.$AO96]" office:value-type="float" office:value="0" calcext:value-type="float">
            <text:p>0</text:p>
          </table:table-cell>
          <table:table-cell table:formula="of:=[.G$2]*[.$AP96]+[.G$102]*(1-ABS([.$AP96]))" office:value-type="float" office:value="0" calcext:value-type="float">
            <text:p>0</text:p>
          </table:table-cell>
          <table:table-cell table:formula="of:=[.H$2]*(1-[.$AO96])+[.H$102]*[.$AO96]" office:value-type="float" office:value="76.9862791156279" calcext:value-type="float">
            <text:p>76.9862791156279</text:p>
          </table:table-cell>
          <table:table-cell table:formula="of:=[.I$2]*[.$AP96]+[.I$102]*(1-ABS([.$AP96]))" office:value-type="float" office:value="0" calcext:value-type="float">
            <text:p>0</text:p>
          </table:table-cell>
          <table:table-cell table:formula="of:=[.J$2]*(1-[.$AO96])+[.J$102]*[.$AO96]" office:value-type="float" office:value="88.4931395578139" calcext:value-type="float">
            <text:p>88.4931395578139</text:p>
          </table:table-cell>
          <table:table-cell table:formula="of:=[.K$2]*[.$AP96]+[.K$102]*(1-ABS([.$AP96]))" office:value-type="float" office:value="91.2804539001163" calcext:value-type="float">
            <text:p>91.2804539001163</text:p>
          </table:table-cell>
          <table:table-cell table:formula="of:=[.L$2]*(1-[.$AO96])+[.L$102]*[.$AO96]" office:value-type="float" office:value="165.479418673442" calcext:value-type="float">
            <text:p>165.479418673442</text:p>
          </table:table-cell>
          <table:table-cell table:formula="of:=[.M$2]*[.$AP96]+[.M$102]*(1-ABS([.$AP96]))" office:value-type="float" office:value="91.2804539001163" calcext:value-type="float">
            <text:p>91.2804539001163</text:p>
          </table:table-cell>
          <table:table-cell table:formula="of:=[.N$2]*(1-[.$AO96])+[.N$102]*[.$AO96]" office:value-type="float" office:value="165.479418673442" calcext:value-type="float">
            <text:p>165.479418673442</text:p>
          </table:table-cell>
          <table:table-cell table:formula="of:=[.O$2]*[.$AP96]+[.O$102]*(1-ABS([.$AP96]))" office:value-type="float" office:value="3.53862857397665" calcext:value-type="float">
            <text:p>3.53862857397665</text:p>
          </table:table-cell>
          <table:table-cell table:formula="of:=[.P$2]*(1-[.$AO96])+[.P$102]*[.$AO96]" office:value-type="float" office:value="88.4931395578139" calcext:value-type="float">
            <text:p>88.4931395578139</text:p>
          </table:table-cell>
          <table:table-cell table:formula="of:=[.Q$2]*[.$AP96]+[.Q$102]*(1-ABS([.$AP96]))" office:value-type="float" office:value="-3.53862857397665" calcext:value-type="float">
            <text:p>-3.53862857397665</text:p>
          </table:table-cell>
          <table:table-cell table:formula="of:=[.R$2]*(1-[.$AO96])+[.R$102]*[.$AO96]" office:value-type="float" office:value="88.4931395578139" calcext:value-type="float">
            <text:p>88.4931395578139</text:p>
          </table:table-cell>
          <table:table-cell table:formula="of:=[.S$2]*[.$AP96]+[.S$102]*(1-ABS([.$AP96]))" office:value-type="float" office:value="-91.2804539001163" calcext:value-type="float">
            <text:p>-91.2804539001163</text:p>
          </table:table-cell>
          <table:table-cell table:formula="of:=[.T$2]*(1-[.$AO96])+[.T$102]*[.$AO96]" office:value-type="float" office:value="165.479418673442" calcext:value-type="float">
            <text:p>165.479418673442</text:p>
          </table:table-cell>
          <table:table-cell table:formula="of:=[.U$2]*[.$AP96]+[.U$102]*(1-ABS([.$AP96]))" office:value-type="float" office:value="-91.2804539001163" calcext:value-type="float">
            <text:p>-91.2804539001163</text:p>
          </table:table-cell>
          <table:table-cell table:formula="of:=[.V$2]*(1-[.$AO96])+[.V$102]*[.$AO96]" office:value-type="float" office:value="176.986279115628" calcext:value-type="float">
            <text:p>176.986279115628</text:p>
          </table:table-cell>
          <table:table-cell table:formula="of:=[.W$2]*[.$AP96]+[.W$102]*(1-ABS([.$AP96]))" office:value-type="float" office:value="0" calcext:value-type="float">
            <text:p>0</text:p>
          </table:table-cell>
          <table:table-cell table:formula="of:=[.X$2]*(1-[.$AO96])+[.X$102]*[.$AO96]" office:value-type="float" office:value="253.972558231256" calcext:value-type="float">
            <text:p>253.972558231256</text:p>
          </table:table-cell>
          <table:table-cell table:formula="of:=[.Y$2]*[.$AP96]+[.Y$102]*(1-ABS([.$AP96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95]+0.01" office:value-type="float" office:value="0.940000000000001" calcext:value-type="float">
            <text:p>0.940000000000001</text:p>
          </table:table-cell>
          <table:table-cell table:formula="of:=0.5+([.AM96]-0.5)^3*4" office:value-type="float" office:value="0.840736000000002" calcext:value-type="float">
            <text:p>0.840736000000002</text:p>
          </table:table-cell>
          <table:table-cell table:formula="of:=(1-COS([.AN96]*2*PI()))/2" office:value-type="float" office:value="0.230137208843721" calcext:value-type="float">
            <text:p>0.230137208843721</text:p>
          </table:table-cell>
          <table:table-cell table:formula="of:=COS([.AN96]*PI())" office:value-type="float" office:value="-0.877418253261396" calcext:value-type="float">
            <text:p>-0.8774182532613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97])+[.F$102]*[.$AO97]" office:value-type="float" office:value="0" calcext:value-type="float">
            <text:p>0</text:p>
          </table:table-cell>
          <table:table-cell table:formula="of:=[.G$2]*[.$AP97]+[.G$102]*(1-ABS([.$AP97]))" office:value-type="float" office:value="0" calcext:value-type="float">
            <text:p>0</text:p>
          </table:table-cell>
          <table:table-cell table:formula="of:=[.H$2]*(1-[.$AO97])+[.H$102]*[.$AO97]" office:value-type="float" office:value="82.9476031166862" calcext:value-type="float">
            <text:p>82.9476031166862</text:p>
          </table:table-cell>
          <table:table-cell table:formula="of:=[.I$2]*[.$AP97]+[.I$102]*(1-ABS([.$AP97]))" office:value-type="float" office:value="0" calcext:value-type="float">
            <text:p>0</text:p>
          </table:table-cell>
          <table:table-cell table:formula="of:=[.J$2]*(1-[.$AO97])+[.J$102]*[.$AO97]" office:value-type="float" office:value="91.4738015583431" calcext:value-type="float">
            <text:p>91.4738015583431</text:p>
          </table:table-cell>
          <table:table-cell table:formula="of:=[.K$2]*[.$AP97]+[.K$102]*(1-ABS([.$AP97]))" office:value-type="float" office:value="93.6518331919618" calcext:value-type="float">
            <text:p>93.6518331919618</text:p>
          </table:table-cell>
          <table:table-cell table:formula="of:=[.L$2]*(1-[.$AO97])+[.L$102]*[.$AO97]" office:value-type="float" office:value="174.421404675029" calcext:value-type="float">
            <text:p>174.421404675029</text:p>
          </table:table-cell>
          <table:table-cell table:formula="of:=[.M$2]*[.$AP97]+[.M$102]*(1-ABS([.$AP97]))" office:value-type="float" office:value="93.6518331919618" calcext:value-type="float">
            <text:p>93.6518331919618</text:p>
          </table:table-cell>
          <table:table-cell table:formula="of:=[.N$2]*(1-[.$AO97])+[.N$102]*[.$AO97]" office:value-type="float" office:value="174.421404675029" calcext:value-type="float">
            <text:p>174.421404675029</text:p>
          </table:table-cell>
          <table:table-cell table:formula="of:=[.O$2]*[.$AP97]+[.O$102]*(1-ABS([.$AP97]))" office:value-type="float" office:value="2.57625846597606" calcext:value-type="float">
            <text:p>2.57625846597606</text:p>
          </table:table-cell>
          <table:table-cell table:formula="of:=[.P$2]*(1-[.$AO97])+[.P$102]*[.$AO97]" office:value-type="float" office:value="91.4738015583431" calcext:value-type="float">
            <text:p>91.4738015583431</text:p>
          </table:table-cell>
          <table:table-cell table:formula="of:=[.Q$2]*[.$AP97]+[.Q$102]*(1-ABS([.$AP97]))" office:value-type="float" office:value="-2.57625846597606" calcext:value-type="float">
            <text:p>-2.57625846597606</text:p>
          </table:table-cell>
          <table:table-cell table:formula="of:=[.R$2]*(1-[.$AO97])+[.R$102]*[.$AO97]" office:value-type="float" office:value="91.4738015583431" calcext:value-type="float">
            <text:p>91.4738015583431</text:p>
          </table:table-cell>
          <table:table-cell table:formula="of:=[.S$2]*[.$AP97]+[.S$102]*(1-ABS([.$AP97]))" office:value-type="float" office:value="-93.6518331919618" calcext:value-type="float">
            <text:p>-93.6518331919618</text:p>
          </table:table-cell>
          <table:table-cell table:formula="of:=[.T$2]*(1-[.$AO97])+[.T$102]*[.$AO97]" office:value-type="float" office:value="174.421404675029" calcext:value-type="float">
            <text:p>174.421404675029</text:p>
          </table:table-cell>
          <table:table-cell table:formula="of:=[.U$2]*[.$AP97]+[.U$102]*(1-ABS([.$AP97]))" office:value-type="float" office:value="-93.6518331919618" calcext:value-type="float">
            <text:p>-93.6518331919618</text:p>
          </table:table-cell>
          <table:table-cell table:formula="of:=[.V$2]*(1-[.$AO97])+[.V$102]*[.$AO97]" office:value-type="float" office:value="182.947603116686" calcext:value-type="float">
            <text:p>182.947603116686</text:p>
          </table:table-cell>
          <table:table-cell table:formula="of:=[.W$2]*[.$AP97]+[.W$102]*(1-ABS([.$AP97]))" office:value-type="float" office:value="0" calcext:value-type="float">
            <text:p>0</text:p>
          </table:table-cell>
          <table:table-cell table:formula="of:=[.X$2]*(1-[.$AO97])+[.X$102]*[.$AO97]" office:value-type="float" office:value="265.895206233372" calcext:value-type="float">
            <text:p>265.895206233372</text:p>
          </table:table-cell>
          <table:table-cell table:formula="of:=[.Y$2]*[.$AP97]+[.Y$102]*(1-ABS([.$AP97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96]+0.01" office:value-type="float" office:value="0.950000000000001" calcext:value-type="float">
            <text:p>0.950000000000001</text:p>
          </table:table-cell>
          <table:table-cell table:formula="of:=0.5+([.AM97]-0.5)^3*4" office:value-type="float" office:value="0.864500000000001" calcext:value-type="float">
            <text:p>0.864500000000001</text:p>
          </table:table-cell>
          <table:table-cell table:formula="of:=(1-COS([.AN97]*2*PI()))/2" office:value-type="float" office:value="0.170523968833138" calcext:value-type="float">
            <text:p>0.170523968833138</text:p>
          </table:table-cell>
          <table:table-cell table:formula="of:=COS([.AN97]*PI())" office:value-type="float" office:value="-0.910755747259858" calcext:value-type="float">
            <text:p>-0.91075574725985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98])+[.F$102]*[.$AO98]" office:value-type="float" office:value="0" calcext:value-type="float">
            <text:p>0</text:p>
          </table:table-cell>
          <table:table-cell table:formula="of:=[.G$2]*[.$AP98]+[.G$102]*(1-ABS([.$AP98]))" office:value-type="float" office:value="0" calcext:value-type="float">
            <text:p>0</text:p>
          </table:table-cell>
          <table:table-cell table:formula="of:=[.H$2]*(1-[.$AO98])+[.H$102]*[.$AO98]" office:value-type="float" office:value="88.3939695153434" calcext:value-type="float">
            <text:p>88.3939695153434</text:p>
          </table:table-cell>
          <table:table-cell table:formula="of:=[.I$2]*[.$AP98]+[.I$102]*(1-ABS([.$AP98]))" office:value-type="float" office:value="0" calcext:value-type="float">
            <text:p>0</text:p>
          </table:table-cell>
          <table:table-cell table:formula="of:=[.J$2]*(1-[.$AO98])+[.J$102]*[.$AO98]" office:value-type="float" office:value="94.1969847576717" calcext:value-type="float">
            <text:p>94.1969847576717</text:p>
          </table:table-cell>
          <table:table-cell table:formula="of:=[.K$2]*[.$AP98]+[.K$102]*(1-ABS([.$AP98]))" office:value-type="float" office:value="95.7449016189254" calcext:value-type="float">
            <text:p>95.7449016189254</text:p>
          </table:table-cell>
          <table:table-cell table:formula="of:=[.L$2]*(1-[.$AO98])+[.L$102]*[.$AO98]" office:value-type="float" office:value="182.590954273015" calcext:value-type="float">
            <text:p>182.590954273015</text:p>
          </table:table-cell>
          <table:table-cell table:formula="of:=[.M$2]*[.$AP98]+[.M$102]*(1-ABS([.$AP98]))" office:value-type="float" office:value="95.7449016189254" calcext:value-type="float">
            <text:p>95.7449016189254</text:p>
          </table:table-cell>
          <table:table-cell table:formula="of:=[.N$2]*(1-[.$AO98])+[.N$102]*[.$AO98]" office:value-type="float" office:value="182.590954273015" calcext:value-type="float">
            <text:p>182.590954273015</text:p>
          </table:table-cell>
          <table:table-cell table:formula="of:=[.O$2]*[.$AP98]+[.O$102]*(1-ABS([.$AP98]))" office:value-type="float" office:value="1.72683446407297" calcext:value-type="float">
            <text:p>1.72683446407297</text:p>
          </table:table-cell>
          <table:table-cell table:formula="of:=[.P$2]*(1-[.$AO98])+[.P$102]*[.$AO98]" office:value-type="float" office:value="94.1969847576717" calcext:value-type="float">
            <text:p>94.1969847576717</text:p>
          </table:table-cell>
          <table:table-cell table:formula="of:=[.Q$2]*[.$AP98]+[.Q$102]*(1-ABS([.$AP98]))" office:value-type="float" office:value="-1.72683446407297" calcext:value-type="float">
            <text:p>-1.72683446407297</text:p>
          </table:table-cell>
          <table:table-cell table:formula="of:=[.R$2]*(1-[.$AO98])+[.R$102]*[.$AO98]" office:value-type="float" office:value="94.1969847576717" calcext:value-type="float">
            <text:p>94.1969847576717</text:p>
          </table:table-cell>
          <table:table-cell table:formula="of:=[.S$2]*[.$AP98]+[.S$102]*(1-ABS([.$AP98]))" office:value-type="float" office:value="-95.7449016189254" calcext:value-type="float">
            <text:p>-95.7449016189254</text:p>
          </table:table-cell>
          <table:table-cell table:formula="of:=[.T$2]*(1-[.$AO98])+[.T$102]*[.$AO98]" office:value-type="float" office:value="182.590954273015" calcext:value-type="float">
            <text:p>182.590954273015</text:p>
          </table:table-cell>
          <table:table-cell table:formula="of:=[.U$2]*[.$AP98]+[.U$102]*(1-ABS([.$AP98]))" office:value-type="float" office:value="-95.7449016189254" calcext:value-type="float">
            <text:p>-95.7449016189254</text:p>
          </table:table-cell>
          <table:table-cell table:formula="of:=[.V$2]*(1-[.$AO98])+[.V$102]*[.$AO98]" office:value-type="float" office:value="188.393969515343" calcext:value-type="float">
            <text:p>188.393969515343</text:p>
          </table:table-cell>
          <table:table-cell table:formula="of:=[.W$2]*[.$AP98]+[.W$102]*(1-ABS([.$AP98]))" office:value-type="float" office:value="0" calcext:value-type="float">
            <text:p>0</text:p>
          </table:table-cell>
          <table:table-cell table:formula="of:=[.X$2]*(1-[.$AO98])+[.X$102]*[.$AO98]" office:value-type="float" office:value="276.787939030687" calcext:value-type="float">
            <text:p>276.787939030687</text:p>
          </table:table-cell>
          <table:table-cell table:formula="of:=[.Y$2]*[.$AP98]+[.Y$102]*(1-ABS([.$AP98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97]+0.01" office:value-type="float" office:value="0.960000000000001" calcext:value-type="float">
            <text:p>0.960000000000001</text:p>
          </table:table-cell>
          <table:table-cell table:formula="of:=0.5+([.AM98]-0.5)^3*4" office:value-type="float" office:value="0.889344000000002" calcext:value-type="float">
            <text:p>0.889344000000002</text:p>
          </table:table-cell>
          <table:table-cell table:formula="of:=(1-COS([.AN98]*2*PI()))/2" office:value-type="float" office:value="0.116060304846566" calcext:value-type="float">
            <text:p>0.116060304846566</text:p>
          </table:table-cell>
          <table:table-cell table:formula="of:=COS([.AN98]*PI())" office:value-type="float" office:value="-0.940180671548525" calcext:value-type="float">
            <text:p>-0.9401806715485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99])+[.F$102]*[.$AO99]" office:value-type="float" office:value="0" calcext:value-type="float">
            <text:p>0</text:p>
          </table:table-cell>
          <table:table-cell table:formula="of:=[.G$2]*[.$AP99]+[.G$102]*(1-ABS([.$AP99]))" office:value-type="float" office:value="0" calcext:value-type="float">
            <text:p>0</text:p>
          </table:table-cell>
          <table:table-cell table:formula="of:=[.H$2]*(1-[.$AO99])+[.H$102]*[.$AO99]" office:value-type="float" office:value="93.0837255532346" calcext:value-type="float">
            <text:p>93.0837255532346</text:p>
          </table:table-cell>
          <table:table-cell table:formula="of:=[.I$2]*[.$AP99]+[.I$102]*(1-ABS([.$AP99]))" office:value-type="float" office:value="0" calcext:value-type="float">
            <text:p>0</text:p>
          </table:table-cell>
          <table:table-cell table:formula="of:=[.J$2]*(1-[.$AO99])+[.J$102]*[.$AO99]" office:value-type="float" office:value="96.5418627766173" calcext:value-type="float">
            <text:p>96.5418627766173</text:p>
          </table:table-cell>
          <table:table-cell table:formula="of:=[.K$2]*[.$AP99]+[.K$102]*(1-ABS([.$AP99]))" office:value-type="float" office:value="97.4960702176066" calcext:value-type="float">
            <text:p>97.4960702176066</text:p>
          </table:table-cell>
          <table:table-cell table:formula="of:=[.L$2]*(1-[.$AO99])+[.L$102]*[.$AO99]" office:value-type="float" office:value="189.625588329852" calcext:value-type="float">
            <text:p>189.625588329852</text:p>
          </table:table-cell>
          <table:table-cell table:formula="of:=[.M$2]*[.$AP99]+[.M$102]*(1-ABS([.$AP99]))" office:value-type="float" office:value="97.4960702176066" calcext:value-type="float">
            <text:p>97.4960702176066</text:p>
          </table:table-cell>
          <table:table-cell table:formula="of:=[.N$2]*(1-[.$AO99])+[.N$102]*[.$AO99]" office:value-type="float" office:value="189.625588329852" calcext:value-type="float">
            <text:p>189.625588329852</text:p>
          </table:table-cell>
          <table:table-cell table:formula="of:=[.O$2]*[.$AP99]+[.O$102]*(1-ABS([.$AP99]))" office:value-type="float" office:value="1.01616269628146" calcext:value-type="float">
            <text:p>1.01616269628146</text:p>
          </table:table-cell>
          <table:table-cell table:formula="of:=[.P$2]*(1-[.$AO99])+[.P$102]*[.$AO99]" office:value-type="float" office:value="96.5418627766173" calcext:value-type="float">
            <text:p>96.5418627766173</text:p>
          </table:table-cell>
          <table:table-cell table:formula="of:=[.Q$2]*[.$AP99]+[.Q$102]*(1-ABS([.$AP99]))" office:value-type="float" office:value="-1.01616269628146" calcext:value-type="float">
            <text:p>-1.01616269628146</text:p>
          </table:table-cell>
          <table:table-cell table:formula="of:=[.R$2]*(1-[.$AO99])+[.R$102]*[.$AO99]" office:value-type="float" office:value="96.5418627766173" calcext:value-type="float">
            <text:p>96.5418627766173</text:p>
          </table:table-cell>
          <table:table-cell table:formula="of:=[.S$2]*[.$AP99]+[.S$102]*(1-ABS([.$AP99]))" office:value-type="float" office:value="-97.4960702176066" calcext:value-type="float">
            <text:p>-97.4960702176066</text:p>
          </table:table-cell>
          <table:table-cell table:formula="of:=[.T$2]*(1-[.$AO99])+[.T$102]*[.$AO99]" office:value-type="float" office:value="189.625588329852" calcext:value-type="float">
            <text:p>189.625588329852</text:p>
          </table:table-cell>
          <table:table-cell table:formula="of:=[.U$2]*[.$AP99]+[.U$102]*(1-ABS([.$AP99]))" office:value-type="float" office:value="-97.4960702176066" calcext:value-type="float">
            <text:p>-97.4960702176066</text:p>
          </table:table-cell>
          <table:table-cell table:formula="of:=[.V$2]*(1-[.$AO99])+[.V$102]*[.$AO99]" office:value-type="float" office:value="193.083725553235" calcext:value-type="float">
            <text:p>193.083725553235</text:p>
          </table:table-cell>
          <table:table-cell table:formula="of:=[.W$2]*[.$AP99]+[.W$102]*(1-ABS([.$AP99]))" office:value-type="float" office:value="0" calcext:value-type="float">
            <text:p>0</text:p>
          </table:table-cell>
          <table:table-cell table:formula="of:=[.X$2]*(1-[.$AO99])+[.X$102]*[.$AO99]" office:value-type="float" office:value="286.167451106469" calcext:value-type="float">
            <text:p>286.167451106469</text:p>
          </table:table-cell>
          <table:table-cell table:formula="of:=[.Y$2]*[.$AP99]+[.Y$102]*(1-ABS([.$AP99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98]+0.01" office:value-type="float" office:value="0.970000000000001" calcext:value-type="float">
            <text:p>0.970000000000001</text:p>
          </table:table-cell>
          <table:table-cell table:formula="of:=0.5+([.AM99]-0.5)^3*4" office:value-type="float" office:value="0.915292000000002" calcext:value-type="float">
            <text:p>0.915292000000002</text:p>
          </table:table-cell>
          <table:table-cell table:formula="of:=(1-COS([.AN99]*2*PI()))/2" office:value-type="float" office:value="0.0691627444676546" calcext:value-type="float">
            <text:p>0.0691627444676546</text:p>
          </table:table-cell>
          <table:table-cell table:formula="of:=COS([.AN99]*PI())" office:value-type="float" office:value="-0.964799075213251" calcext:value-type="float">
            <text:p>-0.9647990752132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100])+[.F$102]*[.$AO100]" office:value-type="float" office:value="0" calcext:value-type="float">
            <text:p>0</text:p>
          </table:table-cell>
          <table:table-cell table:formula="of:=[.G$2]*[.$AP100]+[.G$102]*(1-ABS([.$AP100]))" office:value-type="float" office:value="0" calcext:value-type="float">
            <text:p>0</text:p>
          </table:table-cell>
          <table:table-cell table:formula="of:=[.H$2]*(1-[.$AO100])+[.H$102]*[.$AO100]" office:value-type="float" office:value="96.757527200096" calcext:value-type="float">
            <text:p>96.757527200096</text:p>
          </table:table-cell>
          <table:table-cell table:formula="of:=[.I$2]*[.$AP100]+[.I$102]*(1-ABS([.$AP100]))" office:value-type="float" office:value="0" calcext:value-type="float">
            <text:p>0</text:p>
          </table:table-cell>
          <table:table-cell table:formula="of:=[.J$2]*(1-[.$AO100])+[.J$102]*[.$AO100]" office:value-type="float" office:value="98.378763600048" calcext:value-type="float">
            <text:p>98.378763600048</text:p>
          </table:table-cell>
          <table:table-cell table:formula="of:=[.K$2]*[.$AP100]+[.K$102]*(1-ABS([.$AP100]))" office:value-type="float" office:value="98.8372710578855" calcext:value-type="float">
            <text:p>98.8372710578855</text:p>
          </table:table-cell>
          <table:table-cell table:formula="of:=[.L$2]*(1-[.$AO100])+[.L$102]*[.$AO100]" office:value-type="float" office:value="195.136290800144" calcext:value-type="float">
            <text:p>195.136290800144</text:p>
          </table:table-cell>
          <table:table-cell table:formula="of:=[.M$2]*[.$AP100]+[.M$102]*(1-ABS([.$AP100]))" office:value-type="float" office:value="98.8372710578855" calcext:value-type="float">
            <text:p>98.8372710578855</text:p>
          </table:table-cell>
          <table:table-cell table:formula="of:=[.N$2]*(1-[.$AO100])+[.N$102]*[.$AO100]" office:value-type="float" office:value="195.136290800144" calcext:value-type="float">
            <text:p>195.136290800144</text:p>
          </table:table-cell>
          <table:table-cell table:formula="of:=[.O$2]*[.$AP100]+[.O$102]*(1-ABS([.$AP100]))" office:value-type="float" office:value="0.471866976930255" calcext:value-type="float">
            <text:p>0.471866976930255</text:p>
          </table:table-cell>
          <table:table-cell table:formula="of:=[.P$2]*(1-[.$AO100])+[.P$102]*[.$AO100]" office:value-type="float" office:value="98.378763600048" calcext:value-type="float">
            <text:p>98.378763600048</text:p>
          </table:table-cell>
          <table:table-cell table:formula="of:=[.Q$2]*[.$AP100]+[.Q$102]*(1-ABS([.$AP100]))" office:value-type="float" office:value="-0.471866976930255" calcext:value-type="float">
            <text:p>-0.471866976930255</text:p>
          </table:table-cell>
          <table:table-cell table:formula="of:=[.R$2]*(1-[.$AO100])+[.R$102]*[.$AO100]" office:value-type="float" office:value="98.378763600048" calcext:value-type="float">
            <text:p>98.378763600048</text:p>
          </table:table-cell>
          <table:table-cell table:formula="of:=[.S$2]*[.$AP100]+[.S$102]*(1-ABS([.$AP100]))" office:value-type="float" office:value="-98.8372710578855" calcext:value-type="float">
            <text:p>-98.8372710578855</text:p>
          </table:table-cell>
          <table:table-cell table:formula="of:=[.T$2]*(1-[.$AO100])+[.T$102]*[.$AO100]" office:value-type="float" office:value="195.136290800144" calcext:value-type="float">
            <text:p>195.136290800144</text:p>
          </table:table-cell>
          <table:table-cell table:formula="of:=[.U$2]*[.$AP100]+[.U$102]*(1-ABS([.$AP100]))" office:value-type="float" office:value="-98.8372710578855" calcext:value-type="float">
            <text:p>-98.8372710578855</text:p>
          </table:table-cell>
          <table:table-cell table:formula="of:=[.V$2]*(1-[.$AO100])+[.V$102]*[.$AO100]" office:value-type="float" office:value="196.757527200096" calcext:value-type="float">
            <text:p>196.757527200096</text:p>
          </table:table-cell>
          <table:table-cell table:formula="of:=[.W$2]*[.$AP100]+[.W$102]*(1-ABS([.$AP100]))" office:value-type="float" office:value="0" calcext:value-type="float">
            <text:p>0</text:p>
          </table:table-cell>
          <table:table-cell table:formula="of:=[.X$2]*(1-[.$AO100])+[.X$102]*[.$AO100]" office:value-type="float" office:value="293.515054400192" calcext:value-type="float">
            <text:p>293.515054400192</text:p>
          </table:table-cell>
          <table:table-cell table:formula="of:=[.Y$2]*[.$AP100]+[.Y$102]*(1-ABS([.$AP100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99]+0.01" office:value-type="float" office:value="0.980000000000001" calcext:value-type="float">
            <text:p>0.980000000000001</text:p>
          </table:table-cell>
          <table:table-cell table:formula="of:=0.5+([.AM100]-0.5)^3*4" office:value-type="float" office:value="0.942368000000002" calcext:value-type="float">
            <text:p>0.942368000000002</text:p>
          </table:table-cell>
          <table:table-cell table:formula="of:=(1-COS([.AN100]*2*PI()))/2" office:value-type="float" office:value="0.0324247279990399" calcext:value-type="float">
            <text:p>0.0324247279990399</text:p>
          </table:table-cell>
          <table:table-cell table:formula="of:=COS([.AN100]*PI())" office:value-type="float" office:value="-0.983654040809552" calcext:value-type="float">
            <text:p>-0.98365404080955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formula="of:=[.F$2]*(1-[.$AO101])+[.F$102]*[.$AO101]" office:value-type="float" office:value="0" calcext:value-type="float">
            <text:p>0</text:p>
          </table:table-cell>
          <table:table-cell table:formula="of:=[.G$2]*[.$AP101]+[.G$102]*(1-ABS([.$AP101]))" office:value-type="float" office:value="0" calcext:value-type="float">
            <text:p>0</text:p>
          </table:table-cell>
          <table:table-cell table:formula="of:=[.H$2]*(1-[.$AO101])+[.H$102]*[.$AO101]" office:value-type="float" office:value="99.1491031558793" calcext:value-type="float">
            <text:p>99.1491031558793</text:p>
          </table:table-cell>
          <table:table-cell table:formula="of:=[.I$2]*[.$AP101]+[.I$102]*(1-ABS([.$AP101]))" office:value-type="float" office:value="0" calcext:value-type="float">
            <text:p>0</text:p>
          </table:table-cell>
          <table:table-cell table:formula="of:=[.J$2]*(1-[.$AO101])+[.J$102]*[.$AO101]" office:value-type="float" office:value="99.5745515779397" calcext:value-type="float">
            <text:p>99.5745515779397</text:p>
          </table:table-cell>
          <table:table-cell table:formula="of:=[.K$2]*[.$AP101]+[.K$102]*(1-ABS([.$AP101]))" office:value-type="float" office:value="99.6967213758635" calcext:value-type="float">
            <text:p>99.6967213758635</text:p>
          </table:table-cell>
          <table:table-cell table:formula="of:=[.L$2]*(1-[.$AO101])+[.L$102]*[.$AO101]" office:value-type="float" office:value="198.723654733819" calcext:value-type="float">
            <text:p>198.723654733819</text:p>
          </table:table-cell>
          <table:table-cell table:formula="of:=[.M$2]*[.$AP101]+[.M$102]*(1-ABS([.$AP101]))" office:value-type="float" office:value="99.6967213758635" calcext:value-type="float">
            <text:p>99.6967213758635</text:p>
          </table:table-cell>
          <table:table-cell table:formula="of:=[.N$2]*(1-[.$AO101])+[.N$102]*[.$AO101]" office:value-type="float" office:value="198.723654733819" calcext:value-type="float">
            <text:p>198.723654733819</text:p>
          </table:table-cell>
          <table:table-cell table:formula="of:=[.O$2]*[.$AP101]+[.O$102]*(1-ABS([.$AP101]))" office:value-type="float" office:value="0.123078700766323" calcext:value-type="float">
            <text:p>0.123078700766323</text:p>
          </table:table-cell>
          <table:table-cell table:formula="of:=[.P$2]*(1-[.$AO101])+[.P$102]*[.$AO101]" office:value-type="float" office:value="99.5745515779397" calcext:value-type="float">
            <text:p>99.5745515779397</text:p>
          </table:table-cell>
          <table:table-cell table:formula="of:=[.Q$2]*[.$AP101]+[.Q$102]*(1-ABS([.$AP101]))" office:value-type="float" office:value="-0.123078700766323" calcext:value-type="float">
            <text:p>-0.123078700766323</text:p>
          </table:table-cell>
          <table:table-cell table:formula="of:=[.R$2]*(1-[.$AO101])+[.R$102]*[.$AO101]" office:value-type="float" office:value="99.5745515779397" calcext:value-type="float">
            <text:p>99.5745515779397</text:p>
          </table:table-cell>
          <table:table-cell table:formula="of:=[.S$2]*[.$AP101]+[.S$102]*(1-ABS([.$AP101]))" office:value-type="float" office:value="-99.6967213758635" calcext:value-type="float">
            <text:p>-99.6967213758635</text:p>
          </table:table-cell>
          <table:table-cell table:formula="of:=[.T$2]*(1-[.$AO101])+[.T$102]*[.$AO101]" office:value-type="float" office:value="198.723654733819" calcext:value-type="float">
            <text:p>198.723654733819</text:p>
          </table:table-cell>
          <table:table-cell table:formula="of:=[.U$2]*[.$AP101]+[.U$102]*(1-ABS([.$AP101]))" office:value-type="float" office:value="-99.6967213758635" calcext:value-type="float">
            <text:p>-99.6967213758635</text:p>
          </table:table-cell>
          <table:table-cell table:formula="of:=[.V$2]*(1-[.$AO101])+[.V$102]*[.$AO101]" office:value-type="float" office:value="199.149103155879" calcext:value-type="float">
            <text:p>199.149103155879</text:p>
          </table:table-cell>
          <table:table-cell table:formula="of:=[.W$2]*[.$AP101]+[.W$102]*(1-ABS([.$AP101]))" office:value-type="float" office:value="0" calcext:value-type="float">
            <text:p>0</text:p>
          </table:table-cell>
          <table:table-cell table:formula="of:=[.X$2]*(1-[.$AO101])+[.X$102]*[.$AO101]" office:value-type="float" office:value="298.298206311759" calcext:value-type="float">
            <text:p>298.298206311759</text:p>
          </table:table-cell>
          <table:table-cell table:formula="of:=[.Y$2]*[.$AP101]+[.Y$102]*(1-ABS([.$AP101]))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100]+0.01" office:value-type="float" office:value="0.990000000000001" calcext:value-type="float">
            <text:p>0.990000000000001</text:p>
          </table:table-cell>
          <table:table-cell table:formula="of:=0.5+([.AM101]-0.5)^3*4" office:value-type="float" office:value="0.970596000000002" calcext:value-type="float">
            <text:p>0.970596000000002</text:p>
          </table:table-cell>
          <table:table-cell table:formula="of:=(1-COS([.AN101]*2*PI()))/2" office:value-type="float" office:value="0.00850896844120674" calcext:value-type="float">
            <text:p>0.00850896844120674</text:p>
          </table:table-cell>
          <table:table-cell table:formula="of:=COS([.AN101]*PI())" office:value-type="float" office:value="-0.995736426750972" calcext:value-type="float">
            <text:p>-0.995736426750972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8.8675" calcext:value-type="float">
            <text:p>28.8675</text:p>
          </table:table-cell>
          <table:table-cell office:value-type="float" office:value="50" calcext:value-type="float">
            <text:p>50</text:p>
          </table:table-cell>
          <table:table-cell office:value-type="float" office:value="28.8675" calcext:value-type="float">
            <text:p>28.8675</text:p>
          </table:table-cell>
          <table:table-cell office:value-type="float" office:value="50" calcext:value-type="float">
            <text:p>50</text:p>
          </table:table-cell>
          <table:table-cell office:value-type="float" office:value="28.8675" calcext:value-type="float">
            <text:p>28.8675</text:p>
          </table:table-cell>
          <table:table-cell office:value-type="float" office:value="50" calcext:value-type="float">
            <text:p>50</text:p>
          </table:table-cell>
          <table:table-cell office:value-type="float" office:value="-28.8675" calcext:value-type="float">
            <text:p>-28.8675</text:p>
          </table:table-cell>
          <table:table-cell office:value-type="float" office:value="50" calcext:value-type="float">
            <text:p>50</text:p>
          </table:table-cell>
          <table:table-cell office:value-type="float" office:value="-28.8675" calcext:value-type="float">
            <text:p>-28.8675</text:p>
          </table:table-cell>
          <table:table-cell office:value-type="float" office:value="50" calcext:value-type="float">
            <text:p>50</text:p>
          </table:table-cell>
          <table:table-cell office:value-type="float" office:value="-28.8675" calcext:value-type="float">
            <text:p>-28.86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/>
          <table:table-cell table:formula="of:=[.AM101]+0.01" office:value-type="float" office:value="1" calcext:value-type="float">
            <text:p>1</text:p>
          </table:table-cell>
          <table:table-cell table:formula="of:=0.5+([.AM102]-0.5)^3*4" office:value-type="float" office:value="1" calcext:value-type="float">
            <text:p>1</text:p>
          </table:table-cell>
          <table:table-cell table:formula="of:=(1-COS([.AN102]*2*PI()))/2" office:value-type="float" office:value="0" calcext:value-type="float">
            <text:p>0</text:p>
          </table:table-cell>
          <table:table-cell table:formula="of:=COS([.AN102]*PI())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9T20:47:01.331030525</dc:date>
    <meta:editing-duration>PT1H32M47S</meta:editing-duration>
    <meta:editing-cycles>25</meta:editing-cycles>
    <meta:generator>LibreOffice/7.3.7.2$Linux_X86_64 LibreOffice_project/30$Build-2</meta:generator>
    <meta:document-statistic meta:table-count="1" meta:cell-count="415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703cm" style:legend-expansion="high" chart:style-name="ch2"/>
        <chart:plot-area chart:style-name="ch3" table:cell-range-address="filler_tranition.AM2:filler_tranition.AP102" svg:x="0.32cm" svg:y="0.18cm" svg:width="12.832cm" svg:height="8.64cm">
          <chart:coordinate-region svg:x="1.153cm" svg:y="0.379cm" svg:width="11.75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ller_tranition.AN2:filler_tranition.AN102" chart:class="chart:scatter">
            <chart:domain table:cell-range-address="filler_tranition.AM2:filler_tranition.AM102"/>
            <chart:data-point chart:repeated="101"/>
          </chart:series>
          <chart:series chart:style-name="ch7" chart:values-cell-range-address="filler_tranition.AO2:filler_tranition.AO102" chart:class="chart:scatter">
            <chart:data-point chart:repeated="101"/>
          </chart:series>
          <chart:series chart:style-name="ch8" chart:values-cell-range-address="filler_tranition.AP2:filler_tranition.AP102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ller_tranition.AM2:filler_tranition.AM102</svg:desc>
                </draw:g>
              </table:table-cell>
              <table:table-cell office:value-type="float" office:value="0">
                <text:p>0</text:p>
                <draw:g>
                  <svg:desc>filler_tranition.AN2:filler_tranition.AN102</svg:desc>
                </draw:g>
              </table:table-cell>
              <table:table-cell office:value-type="float" office:value="0">
                <text:p>0</text:p>
                <draw:g>
                  <svg:desc>filler_tranition.AO2:filler_tranition.AO102</svg:desc>
                </draw:g>
              </table:table-cell>
              <table:table-cell office:value-type="float" office:value="1">
                <text:p>1</text:p>
                <draw:g>
                  <svg:desc>filler_tranition.AP2:filler_tranition.AP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29404">
                <text:p>0.029404</text:p>
              </table:table-cell>
              <table:table-cell office:value-type="float" office:value="0.00850896844120785">
                <text:p>0.00850896844120785</text:p>
              </table:table-cell>
              <table:table-cell office:value-type="float" office:value="0.995736426750971">
                <text:p>0.995736426750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576320000000001">
                <text:p>0.0576320000000001</text:p>
              </table:table-cell>
              <table:table-cell office:value-type="float" office:value="0.0324247279990421">
                <text:p>0.0324247279990421</text:p>
              </table:table-cell>
              <table:table-cell office:value-type="float" office:value="0.983654040809551">
                <text:p>0.983654040809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847080000000001">
                <text:p>0.0847080000000001</text:p>
              </table:table-cell>
              <table:table-cell office:value-type="float" office:value="0.0691627444676573">
                <text:p>0.0691627444676573</text:p>
              </table:table-cell>
              <table:table-cell office:value-type="float" office:value="0.96479907521325">
                <text:p>0.96479907521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110656">
                <text:p>0.110656</text:p>
              </table:table-cell>
              <table:table-cell office:value-type="float" office:value="0.116060304846569">
                <text:p>0.116060304846569</text:p>
              </table:table-cell>
              <table:table-cell office:value-type="float" office:value="0.940180671548523">
                <text:p>0.940180671548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1355">
                <text:p>0.1355</text:p>
              </table:table-cell>
              <table:table-cell office:value-type="float" office:value="0.170523968833141">
                <text:p>0.170523968833141</text:p>
              </table:table-cell>
              <table:table-cell office:value-type="float" office:value="0.910755747259856">
                <text:p>0.9107557472598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159264">
                <text:p>0.159264</text:p>
              </table:table-cell>
              <table:table-cell office:value-type="float" office:value="0.230137208843725">
                <text:p>0.230137208843725</text:p>
              </table:table-cell>
              <table:table-cell office:value-type="float" office:value="0.877418253261394">
                <text:p>0.877418253261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181972">
                <text:p>0.181972</text:p>
              </table:table-cell>
              <table:table-cell office:value-type="float" office:value="0.292732155607632">
                <text:p>0.292732155607632</text:p>
              </table:table-cell>
              <table:table-cell office:value-type="float" office:value="0.840992178556001">
                <text:p>0.840992178556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203648">
                <text:p>0.203648</text:p>
              </table:table-cell>
              <table:table-cell office:value-type="float" office:value="0.356430745850601">
                <text:p>0.356430745850601</text:p>
              </table:table-cell>
              <table:table-cell office:value-type="float" office:value="0.802227682238278">
                <text:p>0.802227682238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224316">
                <text:p>0.224316</text:p>
              </table:table-cell>
              <table:table-cell office:value-type="float" office:value="0.419661102883373">
                <text:p>0.419661102883373</text:p>
              </table:table-cell>
              <table:table-cell office:value-type="float" office:value="0.761799774951809">
                <text:p>0.761799774951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244">
                <text:p>0.244</text:p>
              </table:table-cell>
              <table:table-cell office:value-type="float" office:value="0.481154908665032">
                <text:p>0.481154908665032</text:p>
              </table:table-cell>
              <table:table-cell office:value-type="float" office:value="0.720309024887907">
                <text:p>0.7203090248879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262724">
                <text:p>0.262724</text:p>
              </table:table-cell>
              <table:table-cell office:value-type="float" office:value="0.539931056208521">
                <text:p>0.539931056208521</text:p>
              </table:table-cell>
              <table:table-cell office:value-type="float" office:value="0.678283822445648">
                <text:p>0.678283822445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280512">
                <text:p>0.280512</text:p>
              </table:table-cell>
              <table:table-cell office:value-type="float" office:value="0.595270174326533">
                <text:p>0.595270174326533</text:p>
              </table:table-cell>
              <table:table-cell office:value-type="float" office:value="0.636183798656856">
                <text:p>0.636183798656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297388">
                <text:p>0.297388</text:p>
              </table:table-cell>
              <table:table-cell office:value-type="float" office:value="0.646683822461321">
                <text:p>0.646683822461321</text:p>
              </table:table-cell>
              <table:table-cell office:value-type="float" office:value="0.59440405242451">
                <text:p>0.59440405242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313376">
                <text:p>0.313376</text:p>
              </table:table-cell>
              <table:table-cell office:value-type="float" office:value="0.693881353984918">
                <text:p>0.693881353984918</text:p>
              </table:table-cell>
              <table:table-cell office:value-type="float" office:value="0.553279898437565">
                <text:p>0.5532798984375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3285">
                <text:p>0.3285</text:p>
              </table:table-cell>
              <table:table-cell office:value-type="float" office:value="0.736736702206156">
                <text:p>0.736736702206156</text:p>
              </table:table-cell>
              <table:table-cell office:value-type="float" office:value="0.513091899949555">
                <text:p>0.513091899949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342784">
                <text:p>0.342784</text:p>
              </table:table-cell>
              <table:table-cell office:value-type="float" office:value="0.775256689177392">
                <text:p>0.775256689177392</text:p>
              </table:table-cell>
              <table:table-cell office:value-type="float" office:value="0.474070997660275">
                <text:p>0.474070997660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356252">
                <text:p>0.356252</text:p>
              </table:table-cell>
              <table:table-cell office:value-type="float" office:value="0.809551908922277">
                <text:p>0.809551908922277</text:p>
              </table:table-cell>
              <table:table-cell office:value-type="float" office:value="0.436403587379529">
                <text:p>0.436403587379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368928">
                <text:p>0.368928</text:p>
              </table:table-cell>
              <table:table-cell office:value-type="float" office:value="0.839810796125872">
                <text:p>0.839810796125872</text:p>
              </table:table-cell>
              <table:table-cell office:value-type="float" office:value="0.400236434965793">
                <text:p>0.4002364349657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380836">
                <text:p>0.380836</text:p>
              </table:table-cell>
              <table:table-cell office:value-type="float" office:value="0.866277152136093">
                <text:p>0.866277152136093</text:p>
              </table:table-cell>
              <table:table-cell office:value-type="float" office:value="0.365681347437776">
                <text:p>0.3656813474377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392">
                <text:p>0.392</text:p>
              </table:table-cell>
              <table:table-cell office:value-type="float" office:value="0.889231150783512">
                <text:p>0.889231150783512</text:p>
              </table:table-cell>
              <table:table-cell office:value-type="float" office:value="0.332819544522986">
                <text:p>0.3328195445229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402444">
                <text:p>0.402444</text:p>
              </table:table-cell>
              <table:table-cell office:value-type="float" office:value="0.908973673184549">
                <text:p>0.908973673184549</text:p>
              </table:table-cell>
              <table:table-cell office:value-type="float" office:value="0.301705695696072">
                <text:p>0.3017056956960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412192">
                <text:p>0.412192</text:p>
              </table:table-cell>
              <table:table-cell office:value-type="float" office:value="0.925813709074383">
                <text:p>0.925813709074383</text:p>
              </table:table-cell>
              <table:table-cell office:value-type="float" office:value="0.272371604477444">
                <text:p>0.272371604477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421268">
                <text:p>0.421268</text:p>
              </table:table-cell>
              <table:table-cell office:value-type="float" office:value="0.940058498827512">
                <text:p>0.940058498827512</text:p>
              </table:table-cell>
              <table:table-cell office:value-type="float" office:value="0.244829534926831">
                <text:p>0.2448295349268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429696">
                <text:p>0.429696</text:p>
              </table:table-cell>
              <table:table-cell office:value-type="float" office:value="0.952006063150595">
                <text:p>0.952006063150595</text:p>
              </table:table-cell>
              <table:table-cell office:value-type="float" office:value="0.219075185380282">
                <text:p>0.2190751853802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4375">
                <text:p>0.4375</text:p>
              </table:table-cell>
              <table:table-cell office:value-type="float" office:value="0.961939766255643">
                <text:p>0.961939766255643</text:p>
              </table:table-cell>
              <table:table-cell office:value-type="float" office:value="0.195090322016128">
                <text:p>0.195090322016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444704">
                <text:p>0.444704</text:p>
              </table:table-cell>
              <table:table-cell office:value-type="float" office:value="0.97012457478389">
                <text:p>0.97012457478389</text:p>
              </table:table-cell>
              <table:table-cell office:value-type="float" office:value="0.172845090228533">
                <text:p>0.1728450902285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451332">
                <text:p>0.451332</text:p>
              </table:table-cell>
              <table:table-cell office:value-type="float" office:value="0.976804702255835">
                <text:p>0.976804702255835</text:p>
              </table:table-cell>
              <table:table-cell office:value-type="float" office:value="0.152300025424046">
                <text:p>0.1523000254240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457408">
                <text:p>0.457408</text:p>
              </table:table-cell>
              <table:table-cell office:value-type="float" office:value="0.982202362347117">
                <text:p>0.982202362347117</text:p>
              </table:table-cell>
              <table:table-cell office:value-type="float" office:value="0.133407787077378">
                <text:p>0.1334077870773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462956">
                <text:p>0.462956</text:p>
              </table:table-cell>
              <table:table-cell office:value-type="float" office:value="0.986517390149803">
                <text:p>0.986517390149803</text:p>
              </table:table-cell>
              <table:table-cell office:value-type="float" office:value="0.116114640981218">
                <text:p>0.1161146409812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468">
                <text:p>0.468</text:p>
              </table:table-cell>
              <table:table-cell office:value-type="float" office:value="0.989927526192123">
                <text:p>0.989927526192123</text:p>
              </table:table-cell>
              <table:table-cell office:value-type="float" office:value="0.100361714851215">
                <text:p>0.100361714851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472564">
                <text:p>0.472564</text:p>
              </table:table-cell>
              <table:table-cell office:value-type="float" office:value="0.992589191649221">
                <text:p>0.992589191649221</text:p>
              </table:table-cell>
              <table:table-cell office:value-type="float" office:value="0.0860860520106411">
                <text:p>0.08608605201064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476672">
                <text:p>0.476672</text:p>
              </table:table-cell>
              <table:table-cell office:value-type="float" office:value="0.994638613848406">
                <text:p>0.994638613848406</text:p>
              </table:table-cell>
              <table:table-cell office:value-type="float" office:value="0.0732214869528989">
                <text:p>0.0732214869528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480348">
                <text:p>0.480348</text:p>
              </table:table-cell>
              <table:table-cell office:value-type="float" office:value="0.996193188320951">
                <text:p>0.996193188320951</text:p>
              </table:table-cell>
              <table:table-cell office:value-type="float" office:value="0.0616993653050724">
                <text:p>0.06169936530507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483616">
                <text:p>0.483616</text:p>
              </table:table-cell>
              <table:table-cell office:value-type="float" office:value="0.997352987103969">
                <text:p>0.997352987103969</text:p>
              </table:table-cell>
              <table:table-cell office:value-type="float" office:value="0.0514491292057647">
                <text:p>0.05144912920576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4865">
                <text:p>0.4865</text:p>
              </table:table-cell>
              <table:table-cell office:value-type="float" office:value="0.998202342822296">
                <text:p>0.998202342822296</text:p>
              </table:table-cell>
              <table:table-cell office:value-type="float" office:value="0.042398787455584">
                <text:p>0.0423987874555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489024">
                <text:p>0.489024</text:p>
              </table:table-cell>
              <table:table-cell office:value-type="float" office:value="0.99881145451254">
                <text:p>0.99881145451254</text:p>
              </table:table-cell>
              <table:table-cell office:value-type="float" office:value="0.0344752880692826">
                <text:p>0.03447528806928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491212">
                <text:p>0.491212</text:p>
              </table:table-cell>
              <table:table-cell office:value-type="float" office:value="0.999237974514058">
                <text:p>0.999237974514058</text:p>
              </table:table-cell>
              <table:table-cell office:value-type="float" office:value="0.0276048091089658">
                <text:p>0.02760480910896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493088">
                <text:p>0.493088</text:p>
              </table:table-cell>
              <table:table-cell office:value-type="float" office:value="0.999528546414881">
                <text:p>0.999528546414881</text:p>
              </table:table-cell>
              <table:table-cell office:value-type="float" office:value="0.0217129819490221">
                <text:p>0.02171298194902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494676">
                <text:p>0.494676</text:p>
              </table:table-cell>
              <table:table-cell office:value-type="float" office:value="0.999720272386526">
                <text:p>0.999720272386526</text:p>
              </table:table-cell>
              <table:table-cell office:value-type="float" office:value="0.0167250594460497">
                <text:p>0.01672505944604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496">
                <text:p>0.496</text:p>
              </table:table-cell>
              <table:table-cell office:value-type="float" office:value="0.99984209464165">
                <text:p>0.99984209464165</text:p>
              </table:table-cell>
              <table:table-cell office:value-type="float" office:value="0.0125660398833528">
                <text:p>0.01256603988335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497084">
                <text:p>0.497084</text:p>
              </table:table-cell>
              <table:table-cell office:value-type="float" office:value="0.999916080548676">
                <text:p>0.999916080548676</text:p>
              </table:table-cell>
              <table:table-cell office:value-type="float" office:value="0.00916075604542538">
                <text:p>0.009160756045425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97952">
                <text:p>0.497952</text:p>
              </table:table-cell>
              <table:table-cell office:value-type="float" office:value="0.999958604449992">
                <text:p>0.999958604449992</text:p>
              </table:table-cell>
              <table:table-cell office:value-type="float" office:value="0.00643393736432896">
                <text:p>0.006433937364328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98628">
                <text:p>0.498628</text:p>
              </table:table-cell>
              <table:table-cell office:value-type="float" office:value="0.999981421729641">
                <text:p>0.999981421729641</text:p>
              </table:table-cell>
              <table:table-cell office:value-type="float" office:value="0.00431025177444321">
                <text:p>0.004310251774443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499136">
                <text:p>0.499136</text:p>
              </table:table-cell>
              <table:table-cell office:value-type="float" office:value="0.999992632397887">
                <text:p>0.999992632397887</text:p>
              </table:table-cell>
              <table:table-cell office:value-type="float" office:value="0.00271433271966998">
                <text:p>0.00271433271966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4995">
                <text:p>0.4995</text:p>
              </table:table-cell>
              <table:table-cell office:value-type="float" office:value="0.999997532600929">
                <text:p>0.999997532600929</text:p>
              </table:table-cell>
              <table:table-cell office:value-type="float" office:value="0.00157079568083084">
                <text:p>0.001570795680830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499744">
                <text:p>0.499744</text:p>
              </table:table-cell>
              <table:table-cell office:value-type="float" office:value="0.999999353185745">
                <text:p>0.999999353185745</text:p>
              </table:table-cell>
              <table:table-cell office:value-type="float" office:value="0.000804247632619093">
                <text:p>0.0008042476326190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499892">
                <text:p>0.499892</text:p>
              </table:table-cell>
              <table:table-cell office:value-type="float" office:value="0.999999884880939">
                <text:p>0.999999884880939</text:p>
              </table:table-cell>
              <table:table-cell office:value-type="float" office:value="0.000339292000077897">
                <text:p>0.0003392920000778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499968">
                <text:p>0.499968</text:p>
              </table:table-cell>
              <table:table-cell office:value-type="float" office:value="0.999999989893525">
                <text:p>0.999999989893525</text:p>
              </table:table-cell>
              <table:table-cell office:value-type="float" office:value="0.000100530964745417">
                <text:p>0.0001005309647454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499996">
                <text:p>0.499996</text:p>
              </table:table-cell>
              <table:table-cell office:value-type="float" office:value="0.999999999842086">
                <text:p>0.999999999842086</text:p>
              </table:table-cell>
              <table:table-cell office:value-type="float" office:value="0.0000125663706140392">
                <text:p>0.00001256637061403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500004">
                <text:p>0.500004</text:p>
              </table:table-cell>
              <table:table-cell office:value-type="float" office:value="0.999999999842086">
                <text:p>0.999999999842086</text:p>
              </table:table-cell>
              <table:table-cell office:value-type="float" office:value="-0.0000125663706139167">
                <text:p>-0.00001256637061391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500032">
                <text:p>0.500032</text:p>
              </table:table-cell>
              <table:table-cell office:value-type="float" office:value="0.999999989893525">
                <text:p>0.999999989893525</text:p>
              </table:table-cell>
              <table:table-cell office:value-type="float" office:value="-0.000100530964745516">
                <text:p>-0.0001005309647455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500108">
                <text:p>0.500108</text:p>
              </table:table-cell>
              <table:table-cell office:value-type="float" office:value="0.999999884880939">
                <text:p>0.999999884880939</text:p>
              </table:table-cell>
              <table:table-cell office:value-type="float" office:value="-0.000339292000077775">
                <text:p>-0.0003392920000777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500256">
                <text:p>0.500256</text:p>
              </table:table-cell>
              <table:table-cell office:value-type="float" office:value="0.999999353185745">
                <text:p>0.999999353185745</text:p>
              </table:table-cell>
              <table:table-cell office:value-type="float" office:value="-0.000804247632619192">
                <text:p>-0.0008042476326191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5005">
                <text:p>0.5005</text:p>
              </table:table-cell>
              <table:table-cell office:value-type="float" office:value="0.999997532600929">
                <text:p>0.999997532600929</text:p>
              </table:table-cell>
              <table:table-cell office:value-type="float" office:value="-0.00157079568083094">
                <text:p>-0.001570795680830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500864">
                <text:p>0.500864</text:p>
              </table:table-cell>
              <table:table-cell office:value-type="float" office:value="0.999992632397887">
                <text:p>0.999992632397887</text:p>
              </table:table-cell>
              <table:table-cell office:value-type="float" office:value="-0.00271433271966986">
                <text:p>-0.002714332719669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501372">
                <text:p>0.501372</text:p>
              </table:table-cell>
              <table:table-cell office:value-type="float" office:value="0.999981421729641">
                <text:p>0.999981421729641</text:p>
              </table:table-cell>
              <table:table-cell office:value-type="float" office:value="-0.00431025177444331">
                <text:p>-0.004310251774443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502048">
                <text:p>0.502048</text:p>
              </table:table-cell>
              <table:table-cell office:value-type="float" office:value="0.999958604449992">
                <text:p>0.999958604449992</text:p>
              </table:table-cell>
              <table:table-cell office:value-type="float" office:value="-0.00643393736432906">
                <text:p>-0.006433937364329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502916">
                <text:p>0.502916</text:p>
              </table:table-cell>
              <table:table-cell office:value-type="float" office:value="0.999916080548676">
                <text:p>0.999916080548676</text:p>
              </table:table-cell>
              <table:table-cell office:value-type="float" office:value="-0.00916075604542548">
                <text:p>-0.009160756045425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504">
                <text:p>0.504</text:p>
              </table:table-cell>
              <table:table-cell office:value-type="float" office:value="0.99984209464165">
                <text:p>0.99984209464165</text:p>
              </table:table-cell>
              <table:table-cell office:value-type="float" office:value="-0.0125660398833527">
                <text:p>-0.01256603988335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505324">
                <text:p>0.505324</text:p>
              </table:table-cell>
              <table:table-cell office:value-type="float" office:value="0.999720272386526">
                <text:p>0.999720272386526</text:p>
              </table:table-cell>
              <table:table-cell office:value-type="float" office:value="-0.0167250594460496">
                <text:p>-0.01672505944604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506912">
                <text:p>0.506912</text:p>
              </table:table-cell>
              <table:table-cell office:value-type="float" office:value="0.999528546414881">
                <text:p>0.999528546414881</text:p>
              </table:table-cell>
              <table:table-cell office:value-type="float" office:value="-0.0217129819490222">
                <text:p>-0.02171298194902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508788">
                <text:p>0.508788</text:p>
              </table:table-cell>
              <table:table-cell office:value-type="float" office:value="0.999237974514058">
                <text:p>0.999237974514058</text:p>
              </table:table-cell>
              <table:table-cell office:value-type="float" office:value="-0.027604809108966">
                <text:p>-0.0276048091089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510976">
                <text:p>0.510976</text:p>
              </table:table-cell>
              <table:table-cell office:value-type="float" office:value="0.99881145451254">
                <text:p>0.99881145451254</text:p>
              </table:table-cell>
              <table:table-cell office:value-type="float" office:value="-0.034475288069283">
                <text:p>-0.0344752880692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5135">
                <text:p>0.5135</text:p>
              </table:table-cell>
              <table:table-cell office:value-type="float" office:value="0.998202342822296">
                <text:p>0.998202342822296</text:p>
              </table:table-cell>
              <table:table-cell office:value-type="float" office:value="-0.0423987874555843">
                <text:p>-0.04239878745558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516384">
                <text:p>0.516384</text:p>
              </table:table-cell>
              <table:table-cell office:value-type="float" office:value="0.997352987103968">
                <text:p>0.997352987103968</text:p>
              </table:table-cell>
              <table:table-cell office:value-type="float" office:value="-0.0514491292057651">
                <text:p>-0.05144912920576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519652">
                <text:p>0.519652</text:p>
              </table:table-cell>
              <table:table-cell office:value-type="float" office:value="0.996193188320951">
                <text:p>0.996193188320951</text:p>
              </table:table-cell>
              <table:table-cell office:value-type="float" office:value="-0.0616993653050727">
                <text:p>-0.06169936530507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523328">
                <text:p>0.523328</text:p>
              </table:table-cell>
              <table:table-cell office:value-type="float" office:value="0.994638613848406">
                <text:p>0.994638613848406</text:p>
              </table:table-cell>
              <table:table-cell office:value-type="float" office:value="-0.0732214869528994">
                <text:p>-0.07322148695289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527436">
                <text:p>0.527436</text:p>
              </table:table-cell>
              <table:table-cell office:value-type="float" office:value="0.992589191649221">
                <text:p>0.992589191649221</text:p>
              </table:table-cell>
              <table:table-cell office:value-type="float" office:value="-0.0860860520106414">
                <text:p>-0.08608605201064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532">
                <text:p>0.532</text:p>
              </table:table-cell>
              <table:table-cell office:value-type="float" office:value="0.989927526192123">
                <text:p>0.989927526192123</text:p>
              </table:table-cell>
              <table:table-cell office:value-type="float" office:value="-0.100361714851216">
                <text:p>-0.1003617148512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537044">
                <text:p>0.537044</text:p>
              </table:table-cell>
              <table:table-cell office:value-type="float" office:value="0.986517390149803">
                <text:p>0.986517390149803</text:p>
              </table:table-cell>
              <table:table-cell office:value-type="float" office:value="-0.116114640981218">
                <text:p>-0.1161146409812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542592">
                <text:p>0.542592</text:p>
              </table:table-cell>
              <table:table-cell office:value-type="float" office:value="0.982202362347117">
                <text:p>0.982202362347117</text:p>
              </table:table-cell>
              <table:table-cell office:value-type="float" office:value="-0.133407787077378">
                <text:p>-0.1334077870773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548668">
                <text:p>0.548668</text:p>
              </table:table-cell>
              <table:table-cell office:value-type="float" office:value="0.976804702255835">
                <text:p>0.976804702255835</text:p>
              </table:table-cell>
              <table:table-cell office:value-type="float" office:value="-0.152300025424047">
                <text:p>-0.1523000254240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555296">
                <text:p>0.555296</text:p>
              </table:table-cell>
              <table:table-cell office:value-type="float" office:value="0.97012457478389">
                <text:p>0.97012457478389</text:p>
              </table:table-cell>
              <table:table-cell office:value-type="float" office:value="-0.172845090228534">
                <text:p>-0.1728450902285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5625">
                <text:p>0.5625</text:p>
              </table:table-cell>
              <table:table-cell office:value-type="float" office:value="0.961939766255643">
                <text:p>0.961939766255643</text:p>
              </table:table-cell>
              <table:table-cell office:value-type="float" office:value="-0.195090322016129">
                <text:p>-0.1950903220161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570304">
                <text:p>0.570304</text:p>
              </table:table-cell>
              <table:table-cell office:value-type="float" office:value="0.952006063150595">
                <text:p>0.952006063150595</text:p>
              </table:table-cell>
              <table:table-cell office:value-type="float" office:value="-0.219075185380283">
                <text:p>-0.2190751853802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578732">
                <text:p>0.578732</text:p>
              </table:table-cell>
              <table:table-cell office:value-type="float" office:value="0.940058498827511">
                <text:p>0.940058498827511</text:p>
              </table:table-cell>
              <table:table-cell office:value-type="float" office:value="-0.244829534926832">
                <text:p>-0.2448295349268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587808">
                <text:p>0.587808</text:p>
              </table:table-cell>
              <table:table-cell office:value-type="float" office:value="0.925813709074382">
                <text:p>0.925813709074382</text:p>
              </table:table-cell>
              <table:table-cell office:value-type="float" office:value="-0.272371604477445">
                <text:p>-0.2723716044774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597556000000001">
                <text:p>0.597556000000001</text:p>
              </table:table-cell>
              <table:table-cell office:value-type="float" office:value="0.908973673184548">
                <text:p>0.908973673184548</text:p>
              </table:table-cell>
              <table:table-cell office:value-type="float" office:value="-0.301705695696074">
                <text:p>-0.3017056956960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608000000000001">
                <text:p>0.608000000000001</text:p>
              </table:table-cell>
              <table:table-cell office:value-type="float" office:value="0.889231150783511">
                <text:p>0.889231150783511</text:p>
              </table:table-cell>
              <table:table-cell office:value-type="float" office:value="-0.332819544522988">
                <text:p>-0.3328195445229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619164000000001">
                <text:p>0.619164000000001</text:p>
              </table:table-cell>
              <table:table-cell office:value-type="float" office:value="0.866277152136091">
                <text:p>0.866277152136091</text:p>
              </table:table-cell>
              <table:table-cell office:value-type="float" office:value="-0.365681347437778">
                <text:p>-0.3656813474377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631072000000001">
                <text:p>0.631072000000001</text:p>
              </table:table-cell>
              <table:table-cell office:value-type="float" office:value="0.839810796125871">
                <text:p>0.839810796125871</text:p>
              </table:table-cell>
              <table:table-cell office:value-type="float" office:value="-0.400236434965795">
                <text:p>-0.4002364349657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643748000000001">
                <text:p>0.643748000000001</text:p>
              </table:table-cell>
              <table:table-cell office:value-type="float" office:value="0.809551908922276">
                <text:p>0.809551908922276</text:p>
              </table:table-cell>
              <table:table-cell office:value-type="float" office:value="-0.436403587379531">
                <text:p>-0.4364035873795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657216000000001">
                <text:p>0.657216000000001</text:p>
              </table:table-cell>
              <table:table-cell office:value-type="float" office:value="0.77525668917739">
                <text:p>0.77525668917739</text:p>
              </table:table-cell>
              <table:table-cell office:value-type="float" office:value="-0.474070997660277">
                <text:p>-0.4740709976602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671500000000001">
                <text:p>0.671500000000001</text:p>
              </table:table-cell>
              <table:table-cell office:value-type="float" office:value="0.736736702206154">
                <text:p>0.736736702206154</text:p>
              </table:table-cell>
              <table:table-cell office:value-type="float" office:value="-0.513091899949557">
                <text:p>-0.5130918999495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686624000000001">
                <text:p>0.686624000000001</text:p>
              </table:table-cell>
              <table:table-cell office:value-type="float" office:value="0.693881353984916">
                <text:p>0.693881353984916</text:p>
              </table:table-cell>
              <table:table-cell office:value-type="float" office:value="-0.553279898437567">
                <text:p>-0.5532798984375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702612000000001">
                <text:p>0.702612000000001</text:p>
              </table:table-cell>
              <table:table-cell office:value-type="float" office:value="0.646683822461318">
                <text:p>0.646683822461318</text:p>
              </table:table-cell>
              <table:table-cell office:value-type="float" office:value="-0.594404052424512">
                <text:p>-0.5944040524245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719488000000001">
                <text:p>0.719488000000001</text:p>
              </table:table-cell>
              <table:table-cell office:value-type="float" office:value="0.59527017432653">
                <text:p>0.59527017432653</text:p>
              </table:table-cell>
              <table:table-cell office:value-type="float" office:value="-0.636183798656858">
                <text:p>-0.6361837986568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737276000000001">
                <text:p>0.737276000000001</text:p>
              </table:table-cell>
              <table:table-cell office:value-type="float" office:value="0.539931056208518">
                <text:p>0.539931056208518</text:p>
              </table:table-cell>
              <table:table-cell office:value-type="float" office:value="-0.67828382244565">
                <text:p>-0.678283822445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756000000000001">
                <text:p>0.756000000000001</text:p>
              </table:table-cell>
              <table:table-cell office:value-type="float" office:value="0.481154908665029">
                <text:p>0.481154908665029</text:p>
              </table:table-cell>
              <table:table-cell office:value-type="float" office:value="-0.720309024887909">
                <text:p>-0.7203090248879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775684000000001">
                <text:p>0.775684000000001</text:p>
              </table:table-cell>
              <table:table-cell office:value-type="float" office:value="0.419661102883369">
                <text:p>0.419661102883369</text:p>
              </table:table-cell>
              <table:table-cell office:value-type="float" office:value="-0.761799774951812">
                <text:p>-0.7617997749518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796352000000001">
                <text:p>0.796352000000001</text:p>
              </table:table-cell>
              <table:table-cell office:value-type="float" office:value="0.356430745850597">
                <text:p>0.356430745850597</text:p>
              </table:table-cell>
              <table:table-cell office:value-type="float" office:value="-0.80222768223828">
                <text:p>-0.802227682238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818028000000001">
                <text:p>0.818028000000001</text:p>
              </table:table-cell>
              <table:table-cell office:value-type="float" office:value="0.292732155607628">
                <text:p>0.292732155607628</text:p>
              </table:table-cell>
              <table:table-cell office:value-type="float" office:value="-0.840992178556003">
                <text:p>-0.840992178556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840736000000002">
                <text:p>0.840736000000002</text:p>
              </table:table-cell>
              <table:table-cell office:value-type="float" office:value="0.230137208843721">
                <text:p>0.230137208843721</text:p>
              </table:table-cell>
              <table:table-cell office:value-type="float" office:value="-0.877418253261396">
                <text:p>-0.8774182532613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864500000000001">
                <text:p>0.864500000000001</text:p>
              </table:table-cell>
              <table:table-cell office:value-type="float" office:value="0.170523968833138">
                <text:p>0.170523968833138</text:p>
              </table:table-cell>
              <table:table-cell office:value-type="float" office:value="-0.910755747259858">
                <text:p>-0.9107557472598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889344000000002">
                <text:p>0.889344000000002</text:p>
              </table:table-cell>
              <table:table-cell office:value-type="float" office:value="0.116060304846566">
                <text:p>0.116060304846566</text:p>
              </table:table-cell>
              <table:table-cell office:value-type="float" office:value="-0.940180671548525">
                <text:p>-0.9401806715485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915292000000002">
                <text:p>0.915292000000002</text:p>
              </table:table-cell>
              <table:table-cell office:value-type="float" office:value="0.0691627444676546">
                <text:p>0.0691627444676546</text:p>
              </table:table-cell>
              <table:table-cell office:value-type="float" office:value="-0.964799075213251">
                <text:p>-0.9647990752132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942368000000002">
                <text:p>0.942368000000002</text:p>
              </table:table-cell>
              <table:table-cell office:value-type="float" office:value="0.0324247279990399">
                <text:p>0.0324247279990399</text:p>
              </table:table-cell>
              <table:table-cell office:value-type="float" office:value="-0.983654040809552">
                <text:p>-0.9836540408095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970596000000002">
                <text:p>0.970596000000002</text:p>
              </table:table-cell>
              <table:table-cell office:value-type="float" office:value="0.00850896844120674">
                <text:p>0.00850896844120674</text:p>
              </table:table-cell>
              <table:table-cell office:value-type="float" office:value="-0.995736426750972">
                <text:p>-0.9957364267509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